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F000000DFF40E0F3A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Sheet6.xml" manifest:media-type="text/xml"/>
  <manifest:file-entry manifest:full-path="Basic/Standard/ThisWorkbook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9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7" style:family="table-cell" style:parent-style-name="Default">
      <style:table-cell-properties fo:background-color="#e6e6e6" style:vertical-align="top"/>
    </style:style>
    <style:style style:name="ce3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ackground-color="#e6e6e6" style:vertical-align="top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3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4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1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62" style:family="table-cell" style:parent-style-name="Default" style:data-style-name="N200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4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77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9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82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ackground-color="#e6e6e6"/>
    </style:style>
    <style:style style:name="ce8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 Generalized/lib">
            <text:p>/Users/fries/Documents/Development/finmath experiments/spreadsheets/LIBOR Market Model Generalized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5">
            <text:p>4.0.5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4">
            <text:p>40004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 Generalized">
            <text:p>/Users/fries/Documents/Development/finmath experiments/spreadsheets/LIBOR Market Model Generaliz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6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4.0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4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81]">
            <text:p>tenor.start </text:p>
            <text:p>[7981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87]">
            <text:p>vol param a </text:p>
            <text:p>[7987]</text:p>
          </table:table-cell>
          <table:table-cell table:style-name="ce25" office:value-type="float" office:value="0.6">
            <text:p>0,6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0.8486827520081">
            <text:p>0,85</text:p>
          </table:table-cell>
          <table:table-cell table:style-name="ce14"/>
          <table:table-cell table:style-name="ce14" table:formula="of:=['Rate Curve Data'.E10]" office:value-type="string" office:string-value="forwardCurve &#10;[16144]">
            <text:p>forwardCurve </text:p>
            <text:p>[16144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8003]">
            <text:p>numberOfPaths </text:p>
            <text:p>[8003]</text:p>
          </table:table-cell>
          <table:table-cell table:style-name="ce22" office:value-type="float" office:value="25000">
            <text:p>25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82]">
            <text:p>tenor.num </text:p>
            <text:p>[7982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88]">
            <text:p>vol param b </text:p>
            <text:p>[7988]</text:p>
          </table:table-cell>
          <table:table-cell table:style-name="ce25" office:value-type="float" office:value="-0.0000000576194920722231">
            <text:p>0,00</text:p>
          </table:table-cell>
          <table:table-cell table:style-name="ce29" office:value-type="float" office:value="-0.0000000926293576945372">
            <text:p>0,00</text:p>
          </table:table-cell>
          <table:table-cell table:style-name="ce14"/>
          <table:table-cell table:style-name="ce14" table:formula="of:=['Load Libs'.E27]&amp;['Rate Curve Data'.H10]" office:value-type="string" office:string-value="discountCurveFunding &#10;[16141]">
            <text:p>discountCurveFunding </text:p>
            <text:p>[16141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8004]">
            <text:p>seed </text:p>
            <text:p>[8004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83]">
            <text:p>tenor.step </text:p>
            <text:p>[7983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89]">
            <text:p>vol param c </text:p>
            <text:p>[7989]</text:p>
          </table:table-cell>
          <table:table-cell table:style-name="ce25" office:value-type="float" office:value="0.703604151726906">
            <text:p>0,70</text:p>
          </table:table-cell>
          <table:table-cell table:style-name="ce29" office:value-type="float" office:value="0.634994284923512">
            <text:p>0,63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90]">
            <text:p>vol param d </text:p>
            <text:p>[7990]</text:p>
          </table:table-cell>
          <table:table-cell table:style-name="ce25" office:value-type="float" office:value="0.293088632642329">
            <text:p>0,29</text:p>
          </table:table-cell>
          <table:table-cell table:style-name="ce29" office:value-type="float" office:value="0.193078156423424">
            <text:p>0,19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91]">
            <text:p>calibrate vol </text:p>
            <text:p>[7991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16150]">
            <text:p>brownianMotion </text:p>
            <text:p>[16150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16135]">
            <text:p>tenorDiscretization </text:p>
            <text:p>[16135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16138]">
            <text:p>volatilityModel </text:p>
            <text:p>[16138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26189]">
            <text:p>volatilityModelCalibrated </text:p>
            <text:p>[26189]</text:p>
          </table:table-cell>
          <table:table-cell table:style-name="ce14"/>
          <table:table-cell table:style-name="ce14" table:formula="of:=['Calibration Swaption'.B10]" office:value-type="string" office:string-value="swaptionMarketData &#10;[16134]">
            <text:p>swaptionMarketData </text:p>
            <text:p>[16134]</text:p>
          </table:table-cell>
          <table:table-cell table:style-name="ce14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1" table:formula="of:=INFO.OBBA.OBBA.OBCALL(&quot;scheme&quot;;obLibs&amp;&quot;net.finmath.montecarlo.process.ProcessEulerScheme$Scheme&quot;;&quot;valueOf&quot;;INFO.OBBA.OBBA.OBMAKE(&quot;&quot;;&quot;String&quot;;[.N19]))" office:value-type="string" office:string-value="scheme &#10;[16152]">
            <text:p>scheme </text:p>
            <text:p>[16152]</text:p>
          </table:table-cell>
          <table:table-cell table:style-name="ce22" office:value-type="string">
            <text:p>EULER</text:p>
          </table:table-cell>
          <table:table-cell table:style-name="ce30" office:value-type="string">
            <text:p><text:s/>{ EULER, PREDICTOR_CORRECTOR }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84]">
            <text:p>td.start </text:p>
            <text:p>[7984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92]">
            <text:p>numberOfFactors </text:p>
            <text:p>[7992]</text:p>
          </table:table-cell>
          <table:table-cell table:style-name="ce27" office:value-type="float" office:value="5">
            <text:p>5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CALL(&quot;e2&quot;;INFO.OBBA.OBBA.OBMAKE(&quot;eulerScheme&quot;;obLibs&amp;&quot;net.finmath.montecarlo.process.ProcessEulerScheme&quot;;INFO.OBBA.OBBA.OBSYNC([.M13];[.I45]));&quot;setScheme&quot;;[.M19])" office:value-type="string" office:string-value="eulerScheme &#10;[26192]">
            <text:p>eulerScheme </text:p>
            <text:p>[26192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85]">
            <text:p>td.num </text:p>
            <text:p>[7985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93]">
            <text:p>correlationDecay </text:p>
            <text:p>[7993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-1.42137862675014">
            <text:p>-1,42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86]">
            <text:p>td.step </text:p>
            <text:p>[7986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94]">
            <text:p>correlationLevel </text:p>
            <text:p>[7994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2.89005956949678">
            <text:p>-2,89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95]">
            <text:p>correlationMaturityDecay </text:p>
            <text:p>[7995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1.28138224889674">
            <text:p>-1,28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96]">
            <text:p>calibrate cor </text:p>
            <text:p>[7996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16136]">
            <text:p>timeDiscretization </text:p>
            <text:p>[16136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Properties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45];[.M22])" office:value-type="string" office:string-value="monteCarloLIBORMarketModel &#10;[26195]">
            <text:p>monteCarloLIBORMarketModel </text:p>
            <text:p>[26195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16137]">
            <text:p>correlationModel </text:p>
            <text:p>[16137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26193]">
            <text:p>correlationModelCalibrated </text:p>
            <text:p>[26193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office:value-type="string">
            <text:p>measure</text:p>
          </table:table-cell>
          <table:table-cell table:style-name="ce22" office:value-type="string">
            <text:p>SPOT</text:p>
          </table:table-cell>
          <table:table-cell table:style-name="ce30" office:value-type="string">
            <text:p><text:s/>{ SPOT, TERMINAL }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 from Volatility and Correlation</text:p>
          </table:table-cell>
          <table:table-cell table:style-name="ce19"/>
          <table:table-cell table:style-name="ce23"/>
          <table:table-cell table:style-name="ce14"/>
          <table:table-cell table:style-name="ce14" office:value-type="string">
            <text:p>stateSpace</text:p>
          </table:table-cell>
          <table:table-cell table:style-name="ce22" office:value-type="string">
            <text:p>LOGNORMAL</text:p>
          </table:table-cell>
          <table:table-cell table:style-name="ce30" office:value-type="string">
            <text:p><text:s/>{ LOGNORMAL, NORMAL }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office:value-type="string">
            <text:p>useLocalVolModel</text:p>
          </table:table-cell>
          <table:table-cell table:style-name="ce26" office:value-type="boolean" office:boolean-value="false">
            <text:p>FALSCH</text:p>
          </table:table-cell>
          <table:table-cell table:style-name="ce23" office:value-type="string">
            <text:p><text:s/>(be careful with these settings, some may result in <text:s/>long calculation times [mc calibration])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16139]">
            <text:p>covarianceModel </text:p>
            <text:p>[16139]</text:p>
          </table:table-cell>
          <table:table-cell table:style-name="ce14"/>
          <table:table-cell table:style-name="ce31" table:formula="of:=INFO.OBBA.OBBA.OBCAST(INFO.OBBA.OBBA.OBCALL(&quot;covarianceModelCalibrated&quot;;[.I45];&quot;getCovarianceModel&quot;);&quot;net.finmath.montecarlo.interestrate.modelplugins.LIBORCovarianceModelFromVolatilityAndCorrelation&quot;)" office:value-type="string" office:string-value="covarianceModelCalibrated &#10;[26188]">
            <text:p>covarianceModelCalibrated </text:p>
            <text:p>[26188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21" table:formula="of:=INFO.OBBA.OBBA.OBCALL(&quot;properties&quot;;&quot;info.obba.javatools.Collections&quot;;&quot;fillMap&quot;;INFO.OBBA.OBBA.OBMAKE(&quot;&quot;;&quot;java.util.HashMap&quot;);INFO.OBBA.OBBA.OBMAKE(&quot;&quot;;&quot;String[]&quot;;[.I31:.I32]);INFO.OBBA.OBBA.OBMAKE(&quot;&quot;;&quot;String[]&quot;;[.J31:.J32]))" office:value-type="string" office:string-value="properties &#10;[8002]">
            <text:p>properties </text:p>
            <text:p>[8002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3"/>
          <table:table-cell table:style-name="ce14" table:number-columns-repeated="2"/>
          <table:table-cell table:style-name="ce23"/>
          <table:table-cell table:style-name="ce14"/>
          <table:table-cell table:style-name="ce33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Local Volatlitly Model (Blended / Displaced Diffusion)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office:value-type="string">
            <text:p>Create Model</text:p>
          </table:table-cell>
          <table:table-cell table:style-name="ce35" office:value-type="boolean" office:boolean-value="true">
            <text:p>WAHR</text:p>
          </table:table-cell>
          <table:table-cell table:style-name="ce23" office:value-type="string">
            <text:p><text:s/>(If FALSE, stops calculation. Useful when changing multiple settings.)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displacement&quot;;&quot;double&quot;;[.F41])" office:value-type="string" office:string-value="displacement &#10;[7997]">
            <text:p>displacement </text:p>
            <text:p>[7997]</text:p>
          </table:table-cell>
          <table:table-cell table:style-name="ce25" office:value-type="float" office:value="0">
            <text:p>0,0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alibrate displ&quot;;&quot;boolean&quot;;[.F42])" office:value-type="string" office:string-value="calibrate displ &#10;[7998]">
            <text:p>calibrate displ </text:p>
            <text:p>[7998]</text:p>
          </table:table-cell>
          <table:table-cell table:style-name="ce26" office:value-type="boolean" office:boolean-value="false">
            <text:p>FALSCH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31" table:formula="of:=INFO.OBBA.OBBA.OBCALL(&quot;covarianceModelLocalVolCalibrated&quot;;[.I45];&quot;getCovarianceModel&quot;)" office:value-type="string" office:string-value="covarianceModelLocalVolCalibrated &#10;[26199]">
            <text:p>covarianceModelLocalVolCalibrated </text:p>
            <text:p>[26199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varianceModelLocalVol&quot;;obLibs&amp;&quot;net.finmath.montecarlo.interestrate.modelplugins.BlendedLocalVolatilityModel&quot;;[.E35];[.I9];[.E41];[.E42])" office:value-type="string" office:string-value="covarianceModelLocalVol &#10;[26197]">
            <text:p>covarianceModelLocalVol </text:p>
            <text:p>[26197]</text:p>
          </table:table-cell>
          <table:table-cell table:style-name="ce14"/>
          <table:table-cell table:style-name="ce32" table:number-matrix-columns-spanned="1" table:number-matrix-rows-spanned="20" table:formula="of:=TRANSPOSE(INFO.OBBA.OBBA.OBGET(INFO.OBBA.OBBA.OBCALL(&quot;&quot;;[.G44];&quot;getParameter&quot;)))" office:value-type="float" office:value="0.8486827520081">
            <text:p>0,8487</text:p>
          </table:table-cell>
          <table:table-cell table:style-name="ce14"/>
          <table:table-cell table:style-name="ce21" table:formula="of:=IF([.J39];INFO.OBBA.OBBA.OBMAKE(&quot;liborMarketModel&quot;;obLibs&amp;&quot;net.finmath.montecarlo.interestrate.LIBORMarketModel&quot;;[.B14];['Rate Curve Data'.E10];['Rate Curve Data'.H10];IF([.J33];[.E45];[.E35]);[.I16];[.I36]);NA())" office:value-type="string" office:string-value="liborMarketModel &#10;[26186]">
            <text:p>liborMarketModel </text:p>
            <text:p>[26186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-0.0000000926293576945372">
            <text:p>0,0000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.634994284923512">
            <text:p>0,6350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.193078156423424">
            <text:p>0,1931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-1.42137862675014">
            <text:p>-1,4214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-2.89005956949678">
            <text:p>-2,8901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-1.28138224889674">
            <text:p>-1,2814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2" office:value-type="float" office:value="0">
            <text:p>#N/A</text:p>
          </table:table-cell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17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">
          <table:table-cell table:number-columns-repeated="8"/>
          <table:table-cell table:style-name="ce14" table:number-columns-repeated="2"/>
          <table:table-cell table:number-columns-repeated="1014"/>
        </table:table-row>
        <table:table-row table:style-name="ro2" table:number-rows-repeated="9830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office:forms form:automatic-focus="false" form:apply-design-mode="false"/>
        <table:table-column table:style-name="co5" table:default-cell-style-name="ce37"/>
        <table:table-column table:style-name="co7" table:number-columns-repeated="1023" table:default-cell-style-name="ce37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16162]">
            <text:p>discountCurveCollateral </text:p>
            <text:p>[16162]</text:p>
          </table:table-cell>
          <table:table-cell table:style-name="ce33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16144]">
            <text:p>forwardCurve </text:p>
            <text:p>[16144]</text:p>
          </table:table-cell>
          <table:table-cell table:style-name="ce33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16141]">
            <text:p>discountCurveFunding </text:p>
            <text:p>[16141]</text:p>
          </table:table-cell>
          <table:table-cell table:style-name="ce33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3"/>
          <table:table-cell/>
          <table:table-cell table:style-name="ce14"/>
          <table:table-cell table:style-name="ce33"/>
          <table:table-cell/>
          <table:table-cell table:style-name="ce14"/>
          <table:table-cell table:style-name="ce33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8" table:formula="of:=INFO.OBBA.OBBA.OBMAKE(&quot;maturitiesCol&quot;;&quot;double[]&quot;;[.B16:.B116])" office:value-type="string" office:string-value="maturitiesCol &#10;[8005]">
            <text:p>maturitiesCol </text:p>
            <text:p>[8005]</text:p>
          </table:table-cell>
          <table:table-cell table:style-name="ce38" table:formula="of:=INFO.OBBA.OBBA.OBMAKE(&quot;disocuntFactorsCol&quot;;&quot;double[]&quot;;[.C16:.C116])" office:value-type="string" office:string-value="disocuntFactorsCol &#10;[8006]">
            <text:p>disocuntFactorsCol </text:p>
            <text:p>[8006]</text:p>
          </table:table-cell>
          <table:table-cell/>
          <table:table-cell table:style-name="ce33" table:formula="of:=INFO.OBBA.OBBA.OBMAKE(&quot;fixings&quot;;&quot;double[]&quot;;[.E16:.E116])" office:value-type="string" office:string-value="fixings &#10;[8007]">
            <text:p>fixings </text:p>
            <text:p>[8007]</text:p>
          </table:table-cell>
          <table:table-cell table:style-name="ce33" table:formula="of:=INFO.OBBA.OBBA.OBMAKE(&quot;forward rates&quot;;&quot;double[]&quot;;[.F16:.F116])" office:value-type="string" office:string-value="forward rates &#10;[8008]">
            <text:p>forward rates </text:p>
            <text:p>[8008]</text:p>
          </table:table-cell>
          <table:table-cell/>
          <table:table-cell table:style-name="ce33" table:formula="of:=INFO.OBBA.OBBA.OBMAKE(&quot;maturitiesFund&quot;;&quot;double[]&quot;;[.H16:.H116])" office:value-type="string" office:string-value="maturitiesFund &#10;[8009]">
            <text:p>maturitiesFund </text:p>
            <text:p>[8009]</text:p>
          </table:table-cell>
          <table:table-cell table:style-name="ce33" table:formula="of:=INFO.OBBA.OBBA.OBMAKE(&quot;disocuntFactorsFund&quot;;&quot;double[]&quot;;[.I16:.I116])" office:value-type="string" office:string-value="disocuntFactorsFund &#10;[8010]">
            <text:p>disocuntFactorsFund </text:p>
            <text:p>[8010]</text:p>
          </table:table-cell>
          <table:table-cell table:number-columns-repeated="1015"/>
        </table:table-row>
        <table:table-row table:style-name="ro4">
          <table:table-cell/>
          <table:table-cell table:style-name="ce33" table:number-columns-repeated="2"/>
          <table:table-cell/>
          <table:table-cell table:style-name="ce33" table:number-columns-repeated="2"/>
          <table:table-cell/>
          <table:table-cell table:style-name="ce33" table:number-columns-repeated="2"/>
          <table:table-cell table:number-columns-repeated="1015"/>
        </table:table-row>
        <table:table-row table:style-name="ro4">
          <table:table-cell/>
          <table:table-cell table:style-name="ce39" office:value-type="float" office:value="0">
            <text:p>0,0</text:p>
          </table:table-cell>
          <table:table-cell table:style-name="ce40" table:formula="of:=POWER(1+0.02*0.5;-[.B16]/0.5)" office:value-type="percentage" office:value="1">
            <text:p>100,00%</text:p>
          </table:table-cell>
          <table:table-cell/>
          <table:table-cell table:style-name="ce39" office:value-type="float" office:value="0">
            <text:p>0,0</text:p>
          </table:table-cell>
          <table:table-cell table:style-name="ce40" office:value-type="percentage" office:value="0.00613972049956789">
            <text:p>0,61%</text:p>
          </table:table-cell>
          <table:table-cell/>
          <table:table-cell table:style-name="ce39" office:value-type="float" office:value="0">
            <text:p>0,0</text:p>
          </table:table-cell>
          <table:table-cell table:style-name="ce40" office:value-type="percentage" office:value="1">
            <text:p>100,0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6]+0.5" office:value-type="float" office:value="0.5">
            <text:p>0,5</text:p>
          </table:table-cell>
          <table:table-cell table:style-name="ce40" table:formula="of:=POWER(1+0.02*0.5;-[.B17]/0.5)" office:value-type="percentage" office:value="0.99009900990099">
            <text:p>99,01%</text:p>
          </table:table-cell>
          <table:table-cell/>
          <table:table-cell table:style-name="ce39" office:value-type="float" office:value="0.5">
            <text:p>0,5</text:p>
          </table:table-cell>
          <table:table-cell table:style-name="ce40" office:value-type="percentage" office:value="0.00613972049956789">
            <text:p>0,61%</text:p>
          </table:table-cell>
          <table:table-cell/>
          <table:table-cell table:style-name="ce39" table:formula="of:=[.H16]+0.5" office:value-type="float" office:value="0.5">
            <text:p>0,5</text:p>
          </table:table-cell>
          <table:table-cell table:style-name="ce40" table:formula="of:=[.I16]/(1+[.F16]*0.5)" office:value-type="percentage" office:value="0.996939534950218">
            <text:p>99,6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7]+0.5" office:value-type="float" office:value="1">
            <text:p>1,0</text:p>
          </table:table-cell>
          <table:table-cell table:style-name="ce40" table:formula="of:=POWER(1+0.02*0.5;-[.B18]/0.5)" office:value-type="percentage" office:value="0.980296049406921">
            <text:p>98,03%</text:p>
          </table:table-cell>
          <table:table-cell/>
          <table:table-cell table:style-name="ce39" office:value-type="float" office:value="1">
            <text:p>1,0</text:p>
          </table:table-cell>
          <table:table-cell table:style-name="ce40" office:value-type="percentage" office:value="0.00672311544840843">
            <text:p>0,67%</text:p>
          </table:table-cell>
          <table:table-cell/>
          <table:table-cell table:style-name="ce39" table:formula="of:=[.H17]+0.5" office:value-type="float" office:value="1">
            <text:p>1,0</text:p>
          </table:table-cell>
          <table:table-cell table:style-name="ce40" table:formula="of:=[.I17]/(1+[.F17]*0.5)" office:value-type="percentage" office:value="0.993888436346758">
            <text:p>99,3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8]+0.5" office:value-type="float" office:value="1.5">
            <text:p>1,5</text:p>
          </table:table-cell>
          <table:table-cell table:style-name="ce40" table:formula="of:=POWER(1+0.02*0.5;-[.B19]/0.5)" office:value-type="percentage" office:value="0.970590147927644">
            <text:p>97,06%</text:p>
          </table:table-cell>
          <table:table-cell/>
          <table:table-cell table:style-name="ce39" office:value-type="float" office:value="1.5">
            <text:p>1,5</text:p>
          </table:table-cell>
          <table:table-cell table:style-name="ce40" office:value-type="percentage" office:value="0.00731601450439939">
            <text:p>0,73%</text:p>
          </table:table-cell>
          <table:table-cell/>
          <table:table-cell table:style-name="ce39" table:formula="of:=[.H18]+0.5" office:value-type="float" office:value="1.5">
            <text:p>1,5</text:p>
          </table:table-cell>
          <table:table-cell table:style-name="ce40" table:formula="of:=[.I18]/(1+[.F18]*0.5)" office:value-type="percentage" office:value="0.990558616378593">
            <text:p>99,0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19]+0.5" office:value-type="float" office:value="2">
            <text:p>2,0</text:p>
          </table:table-cell>
          <table:table-cell table:style-name="ce40" table:formula="of:=POWER(1+0.02*0.5;-[.B20]/0.5)" office:value-type="percentage" office:value="0.960980344482816">
            <text:p>96,10%</text:p>
          </table:table-cell>
          <table:table-cell/>
          <table:table-cell table:style-name="ce39" office:value-type="float" office:value="2">
            <text:p>2,0</text:p>
          </table:table-cell>
          <table:table-cell table:style-name="ce40" office:value-type="percentage" office:value="0.00800426825293637">
            <text:p>0,80%</text:p>
          </table:table-cell>
          <table:table-cell/>
          <table:table-cell table:style-name="ce39" table:formula="of:=[.H19]+0.5" office:value-type="float" office:value="2">
            <text:p>2,0</text:p>
          </table:table-cell>
          <table:table-cell table:style-name="ce40" table:formula="of:=[.I19]/(1+[.F19]*0.5)" office:value-type="percentage" office:value="0.986948352148886">
            <text:p>98,6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0]+0.5" office:value-type="float" office:value="2.5">
            <text:p>2,5</text:p>
          </table:table-cell>
          <table:table-cell table:style-name="ce40" table:formula="of:=POWER(1+0.02*0.5;-[.B21]/0.5)" office:value-type="percentage" office:value="0.951465687606749">
            <text:p>95,15%</text:p>
          </table:table-cell>
          <table:table-cell/>
          <table:table-cell table:style-name="ce39" office:value-type="float" office:value="2.5">
            <text:p>2,5</text:p>
          </table:table-cell>
          <table:table-cell table:style-name="ce40" office:value-type="percentage" office:value="0.0091791131923958">
            <text:p>0,92%</text:p>
          </table:table-cell>
          <table:table-cell/>
          <table:table-cell table:style-name="ce39" table:formula="of:=[.H20]+0.5" office:value-type="float" office:value="2.5">
            <text:p>2,5</text:p>
          </table:table-cell>
          <table:table-cell table:style-name="ce40" table:formula="of:=[.I20]/(1+[.F20]*0.5)" office:value-type="percentage" office:value="0.983014197482339">
            <text:p>98,3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1]+0.5" office:value-type="float" office:value="3">
            <text:p>3,0</text:p>
          </table:table-cell>
          <table:table-cell table:style-name="ce40" table:formula="of:=POWER(1+0.02*0.5;-[.B22]/0.5)" office:value-type="percentage" office:value="0.942045235254207">
            <text:p>94,20%</text:p>
          </table:table-cell>
          <table:table-cell/>
          <table:table-cell table:style-name="ce39" office:value-type="float" office:value="3">
            <text:p>3,0</text:p>
          </table:table-cell>
          <table:table-cell table:style-name="ce40" office:value-type="percentage" office:value="0.0111465236746451">
            <text:p>1,11%</text:p>
          </table:table-cell>
          <table:table-cell/>
          <table:table-cell table:style-name="ce39" table:formula="of:=[.H21]+0.5" office:value-type="float" office:value="3">
            <text:p>3,0</text:p>
          </table:table-cell>
          <table:table-cell table:style-name="ce40" table:formula="of:=[.I21]/(1+[.F21]*0.5)" office:value-type="percentage" office:value="0.97852320983013">
            <text:p>97,8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2]+0.5" office:value-type="float" office:value="3.5">
            <text:p>3,5</text:p>
          </table:table-cell>
          <table:table-cell table:style-name="ce40" table:formula="of:=POWER(1+0.02*0.5;-[.B23]/0.5)" office:value-type="percentage" office:value="0.932718054707135">
            <text:p>93,27%</text:p>
          </table:table-cell>
          <table:table-cell/>
          <table:table-cell table:style-name="ce39" office:value-type="float" office:value="3.5">
            <text:p>3,5</text:p>
          </table:table-cell>
          <table:table-cell table:style-name="ce40" office:value-type="percentage" office:value="0.0135660395525357">
            <text:p>1,36%</text:p>
          </table:table-cell>
          <table:table-cell/>
          <table:table-cell table:style-name="ce39" table:formula="of:=[.H22]+0.5" office:value-type="float" office:value="3.5">
            <text:p>3,5</text:p>
          </table:table-cell>
          <table:table-cell table:style-name="ce40" table:formula="of:=[.I22]/(1+[.F22]*0.5)" office:value-type="percentage" office:value="0.973099869463745">
            <text:p>97,3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3]+0.5" office:value-type="float" office:value="4">
            <text:p>4,0</text:p>
          </table:table-cell>
          <table:table-cell table:style-name="ce40" table:formula="of:=POWER(1+0.02*0.5;-[.B24]/0.5)" office:value-type="percentage" office:value="0.923483222482312">
            <text:p>92,35%</text:p>
          </table:table-cell>
          <table:table-cell/>
          <table:table-cell table:style-name="ce39" office:value-type="float" office:value="4">
            <text:p>4,0</text:p>
          </table:table-cell>
          <table:table-cell table:style-name="ce40" office:value-type="percentage" office:value="0.0159976489939796">
            <text:p>1,60%</text:p>
          </table:table-cell>
          <table:table-cell/>
          <table:table-cell table:style-name="ce39" table:formula="of:=[.H23]+0.5" office:value-type="float" office:value="4">
            <text:p>4,0</text:p>
          </table:table-cell>
          <table:table-cell table:style-name="ce40" table:formula="of:=[.I23]/(1+[.F23]*0.5)" office:value-type="percentage" office:value="0.966543783863172">
            <text:p>96,6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4]+0.5" office:value-type="float" office:value="4.5">
            <text:p>4,5</text:p>
          </table:table-cell>
          <table:table-cell table:style-name="ce40" table:formula="of:=POWER(1+0.02*0.5;-[.B25]/0.5)" office:value-type="percentage" office:value="0.914339824239913">
            <text:p>91,43%</text:p>
          </table:table-cell>
          <table:table-cell/>
          <table:table-cell table:style-name="ce39" office:value-type="float" office:value="4.5">
            <text:p>4,5</text:p>
          </table:table-cell>
          <table:table-cell table:style-name="ce40" office:value-type="percentage" office:value="0.0182495679261492">
            <text:p>1,82%</text:p>
          </table:table-cell>
          <table:table-cell/>
          <table:table-cell table:style-name="ce39" table:formula="of:=[.H24]+0.5" office:value-type="float" office:value="4.5">
            <text:p>4,5</text:p>
          </table:table-cell>
          <table:table-cell table:style-name="ce40" table:formula="of:=[.I24]/(1+[.F24]*0.5)" office:value-type="percentage" office:value="0.958873919665031">
            <text:p>95,8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5]+0.5" office:value-type="float" office:value="5">
            <text:p>5,0</text:p>
          </table:table-cell>
          <table:table-cell table:style-name="ce40" table:formula="of:=POWER(1+0.02*0.5;-[.B26]/0.5)" office:value-type="percentage" office:value="0.905286954692983">
            <text:p>90,53%</text:p>
          </table:table-cell>
          <table:table-cell/>
          <table:table-cell table:style-name="ce39" office:value-type="float" office:value="5">
            <text:p>5,0</text:p>
          </table:table-cell>
          <table:table-cell table:style-name="ce40" office:value-type="percentage" office:value="0.0201930122297488">
            <text:p>2,02%</text:p>
          </table:table-cell>
          <table:table-cell/>
          <table:table-cell table:style-name="ce39" table:formula="of:=[.H25]+0.5" office:value-type="float" office:value="5">
            <text:p>5,0</text:p>
          </table:table-cell>
          <table:table-cell table:style-name="ce40" table:formula="of:=[.I25]/(1+[.F25]*0.5)" office:value-type="percentage" office:value="0.950203517843753">
            <text:p>95,0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6]+0.5" office:value-type="float" office:value="5.5">
            <text:p>5,5</text:p>
          </table:table-cell>
          <table:table-cell table:style-name="ce40" table:formula="of:=POWER(1+0.02*0.5;-[.B27]/0.5)" office:value-type="percentage" office:value="0.896323717517805">
            <text:p>89,63%</text:p>
          </table:table-cell>
          <table:table-cell/>
          <table:table-cell table:style-name="ce39" office:value-type="float" office:value="5.5">
            <text:p>5,5</text:p>
          </table:table-cell>
          <table:table-cell table:style-name="ce40" office:value-type="percentage" office:value="0.0217029698403504">
            <text:p>2,17%</text:p>
          </table:table-cell>
          <table:table-cell/>
          <table:table-cell table:style-name="ce39" table:formula="of:=[.H26]+0.5" office:value-type="float" office:value="5.5">
            <text:p>5,5</text:p>
          </table:table-cell>
          <table:table-cell table:style-name="ce40" table:formula="of:=[.I26]/(1+[.F26]*0.5)" office:value-type="percentage" office:value="0.94070567722139">
            <text:p>94,0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7]+0.5" office:value-type="float" office:value="6">
            <text:p>6,0</text:p>
          </table:table-cell>
          <table:table-cell table:style-name="ce40" table:formula="of:=POWER(1+0.02*0.5;-[.B28]/0.5)" office:value-type="percentage" office:value="0.887449225265153">
            <text:p>88,74%</text:p>
          </table:table-cell>
          <table:table-cell/>
          <table:table-cell table:style-name="ce39" office:value-type="float" office:value="6">
            <text:p>6,0</text:p>
          </table:table-cell>
          <table:table-cell table:style-name="ce40" office:value-type="percentage" office:value="0.0227410448344331">
            <text:p>2,27%</text:p>
          </table:table-cell>
          <table:table-cell/>
          <table:table-cell table:style-name="ce39" table:formula="of:=[.H27]+0.5" office:value-type="float" office:value="6">
            <text:p>6,0</text:p>
          </table:table-cell>
          <table:table-cell table:style-name="ce40" table:formula="of:=[.I27]/(1+[.F27]*0.5)" office:value-type="percentage" office:value="0.930607207146434">
            <text:p>93,0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8]+0.5" office:value-type="float" office:value="6.5">
            <text:p>6,5</text:p>
          </table:table-cell>
          <table:table-cell table:style-name="ce40" table:formula="of:=POWER(1+0.02*0.5;-[.B29]/0.5)" office:value-type="percentage" office:value="0.878662599272429">
            <text:p>87,87%</text:p>
          </table:table-cell>
          <table:table-cell/>
          <table:table-cell table:style-name="ce39" office:value-type="float" office:value="6.5">
            <text:p>6,5</text:p>
          </table:table-cell>
          <table:table-cell table:style-name="ce40" office:value-type="percentage" office:value="0.0236115337972377">
            <text:p>2,36%</text:p>
          </table:table-cell>
          <table:table-cell/>
          <table:table-cell table:style-name="ce39" table:formula="of:=[.H28]+0.5" office:value-type="float" office:value="6.5">
            <text:p>6,5</text:p>
          </table:table-cell>
          <table:table-cell table:style-name="ce40" table:formula="of:=[.I28]/(1+[.F28]*0.5)" office:value-type="percentage" office:value="0.920144681419274">
            <text:p>92,0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29]+0.5" office:value-type="float" office:value="7">
            <text:p>7,0</text:p>
          </table:table-cell>
          <table:table-cell table:style-name="ce40" table:formula="of:=POWER(1+0.02*0.5;-[.B30]/0.5)" office:value-type="percentage" office:value="0.869962969576662">
            <text:p>87,00%</text:p>
          </table:table-cell>
          <table:table-cell/>
          <table:table-cell table:style-name="ce39" office:value-type="float" office:value="7">
            <text:p>7,0</text:p>
          </table:table-cell>
          <table:table-cell table:style-name="ce40" office:value-type="percentage" office:value="0.0245580965470444">
            <text:p>2,46%</text:p>
          </table:table-cell>
          <table:table-cell/>
          <table:table-cell table:style-name="ce39" table:formula="of:=[.H29]+0.5" office:value-type="float" office:value="7">
            <text:p>7,0</text:p>
          </table:table-cell>
          <table:table-cell table:style-name="ce40" table:formula="of:=[.I29]/(1+[.F29]*0.5)" office:value-type="percentage" office:value="0.909408417625149">
            <text:p>90,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0]+0.5" office:value-type="float" office:value="7.5">
            <text:p>7,5</text:p>
          </table:table-cell>
          <table:table-cell table:style-name="ce40" table:formula="of:=POWER(1+0.02*0.5;-[.B31]/0.5)" office:value-type="percentage" office:value="0.861349474828379">
            <text:p>86,13%</text:p>
          </table:table-cell>
          <table:table-cell/>
          <table:table-cell table:style-name="ce39" office:value-type="float" office:value="7.5">
            <text:p>7,5</text:p>
          </table:table-cell>
          <table:table-cell table:style-name="ce40" office:value-type="percentage" office:value="0.025239153325529">
            <text:p>2,52%</text:p>
          </table:table-cell>
          <table:table-cell/>
          <table:table-cell table:style-name="ce39" table:formula="of:=[.H30]+0.5" office:value-type="float" office:value="7.5">
            <text:p>7,5</text:p>
          </table:table-cell>
          <table:table-cell table:style-name="ce40" table:formula="of:=[.I30]/(1+[.F30]*0.5)" office:value-type="percentage" office:value="0.898377200611015">
            <text:p>89,8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1]+0.5" office:value-type="float" office:value="8">
            <text:p>8,0</text:p>
          </table:table-cell>
          <table:table-cell table:style-name="ce40" table:formula="of:=POWER(1+0.02*0.5;-[.B32]/0.5)" office:value-type="percentage" office:value="0.852821262206315">
            <text:p>85,28%</text:p>
          </table:table-cell>
          <table:table-cell/>
          <table:table-cell table:style-name="ce39" office:value-type="float" office:value="8">
            <text:p>8,0</text:p>
          </table:table-cell>
          <table:table-cell table:style-name="ce40" office:value-type="percentage" office:value="0.0253997726980964">
            <text:p>2,54%</text:p>
          </table:table-cell>
          <table:table-cell/>
          <table:table-cell table:style-name="ce39" table:formula="of:=[.H31]+0.5" office:value-type="float" office:value="8">
            <text:p>8,0</text:p>
          </table:table-cell>
          <table:table-cell table:style-name="ce40" table:formula="of:=[.I31]/(1+[.F31]*0.5)" office:value-type="percentage" office:value="0.887181347581436">
            <text:p>88,7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2]+0.5" office:value-type="float" office:value="8.5">
            <text:p>8,5</text:p>
          </table:table-cell>
          <table:table-cell table:style-name="ce40" table:formula="of:=POWER(1+0.02*0.5;-[.B33]/0.5)" office:value-type="percentage" office:value="0.844377487332986">
            <text:p>84,44%</text:p>
          </table:table-cell>
          <table:table-cell/>
          <table:table-cell table:style-name="ce39" office:value-type="float" office:value="8.5">
            <text:p>8,5</text:p>
          </table:table-cell>
          <table:table-cell table:style-name="ce40" office:value-type="percentage" office:value="0.0257168561016715">
            <text:p>2,57%</text:p>
          </table:table-cell>
          <table:table-cell/>
          <table:table-cell table:style-name="ce39" table:formula="of:=[.H32]+0.5" office:value-type="float" office:value="8.5">
            <text:p>8,5</text:p>
          </table:table-cell>
          <table:table-cell table:style-name="ce40" table:formula="of:=[.I32]/(1+[.F32]*0.5)" office:value-type="percentage" office:value="0.87605554176556">
            <text:p>87,6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3]+0.5" office:value-type="float" office:value="9">
            <text:p>9,0</text:p>
          </table:table-cell>
          <table:table-cell table:style-name="ce40" table:formula="of:=POWER(1+0.02*0.5;-[.B34]/0.5)" office:value-type="percentage" office:value="0.836017314191075">
            <text:p>83,60%</text:p>
          </table:table-cell>
          <table:table-cell/>
          <table:table-cell table:style-name="ce39" office:value-type="float" office:value="9">
            <text:p>9,0</text:p>
          </table:table-cell>
          <table:table-cell table:style-name="ce40" office:value-type="percentage" office:value="0.0268177588100136">
            <text:p>2,68%</text:p>
          </table:table-cell>
          <table:table-cell/>
          <table:table-cell table:style-name="ce39" table:formula="of:=[.H33]+0.5" office:value-type="float" office:value="9">
            <text:p>9,0</text:p>
          </table:table-cell>
          <table:table-cell table:style-name="ce40" table:formula="of:=[.I33]/(1+[.F33]*0.5)" office:value-type="percentage" office:value="0.864933852060113">
            <text:p>86,4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4]+0.5" office:value-type="float" office:value="9.5">
            <text:p>9,5</text:p>
          </table:table-cell>
          <table:table-cell table:style-name="ce40" table:formula="of:=POWER(1+0.02*0.5;-[.B35]/0.5)" office:value-type="percentage" office:value="0.827739915040668">
            <text:p>82,77%</text:p>
          </table:table-cell>
          <table:table-cell/>
          <table:table-cell table:style-name="ce39" office:value-type="float" office:value="9.5">
            <text:p>9,5</text:p>
          </table:table-cell>
          <table:table-cell table:style-name="ce40" office:value-type="percentage" office:value="0.028199818572699">
            <text:p>2,82%</text:p>
          </table:table-cell>
          <table:table-cell/>
          <table:table-cell table:style-name="ce39" table:formula="of:=[.H34]+0.5" office:value-type="float" office:value="9.5">
            <text:p>9,5</text:p>
          </table:table-cell>
          <table:table-cell table:style-name="ce40" table:formula="of:=[.I34]/(1+[.F34]*0.5)" office:value-type="percentage" office:value="0.853489514092212">
            <text:p>85,3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5]+0.5" office:value-type="float" office:value="10">
            <text:p>10,0</text:p>
          </table:table-cell>
          <table:table-cell table:style-name="ce40" table:formula="of:=POWER(1+0.02*0.5;-[.B36]/0.5)" office:value-type="percentage" office:value="0.819544470337295">
            <text:p>81,95%</text:p>
          </table:table-cell>
          <table:table-cell/>
          <table:table-cell table:style-name="ce39" office:value-type="float" office:value="10">
            <text:p>10,0</text:p>
          </table:table-cell>
          <table:table-cell table:style-name="ce40" office:value-type="percentage" office:value="0.0292189862665843">
            <text:p>2,92%</text:p>
          </table:table-cell>
          <table:table-cell/>
          <table:table-cell table:style-name="ce39" table:formula="of:=[.H35]+0.5" office:value-type="float" office:value="10">
            <text:p>10,0</text:p>
          </table:table-cell>
          <table:table-cell table:style-name="ce40" table:formula="of:=[.I35]/(1+[.F35]*0.5)" office:value-type="percentage" office:value="0.841622710224712">
            <text:p>84,1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6]+0.5" office:value-type="float" office:value="10.5">
            <text:p>10,5</text:p>
          </table:table-cell>
          <table:table-cell table:style-name="ce40" table:formula="of:=POWER(1+0.02*0.5;-[.B37]/0.5)" office:value-type="percentage" office:value="0.811430168650787">
            <text:p>81,14%</text:p>
          </table:table-cell>
          <table:table-cell/>
          <table:table-cell table:style-name="ce39" office:value-type="float" office:value="10.5">
            <text:p>10,5</text:p>
          </table:table-cell>
          <table:table-cell table:style-name="ce40" office:value-type="percentage" office:value="0.0297956828018306">
            <text:p>2,98%</text:p>
          </table:table-cell>
          <table:table-cell/>
          <table:table-cell table:style-name="ce39" table:formula="of:=[.H36]+0.5" office:value-type="float" office:value="10.5">
            <text:p>10,5</text:p>
          </table:table-cell>
          <table:table-cell table:style-name="ce40" table:formula="of:=[.I36]/(1+[.F36]*0.5)" office:value-type="percentage" office:value="0.829504076120591">
            <text:p>82,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9" table:formula="of:=[.B37]+0.5" office:value-type="float" office:value="11">
            <text:p>11,0</text:p>
          </table:table-cell>
          <table:table-cell table:style-name="ce40" table:formula="of:=POWER(1+0.02*0.5;-[.B38]/0.5)" office:value-type="percentage" office:value="0.803396206584938">
            <text:p>80,34%</text:p>
          </table:table-cell>
          <table:table-cell/>
          <table:table-cell table:style-name="ce39" office:value-type="float" office:value="11">
            <text:p>11,0</text:p>
          </table:table-cell>
          <table:table-cell table:style-name="ce40" office:value-type="percentage" office:value="0.0299914465969253">
            <text:p>3,00%</text:p>
          </table:table-cell>
          <table:table-cell/>
          <table:table-cell table:style-name="ce39" table:formula="of:=[.H37]+0.5" office:value-type="float" office:value="11">
            <text:p>11,0</text:p>
          </table:table-cell>
          <table:table-cell table:style-name="ce40" table:formula="of:=[.I37]/(1+[.F37]*0.5)" office:value-type="percentage" office:value="0.817327658294734">
            <text:p>81,7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38]+0.5" office:value-type="float" office:value="11.5">
            <text:p>11,5</text:p>
          </table:table-cell>
          <table:table-cell table:style-name="ce40" table:formula="of:=POWER(1+0.02*0.5;-[.B39]/0.5)" office:value-type="percentage" office:value="0.795441788697958">
            <text:p>79,54%</text:p>
          </table:table-cell>
          <table:table-cell/>
          <table:table-cell table:style-name="ce39" office:value-type="float" office:value="11.5">
            <text:p>11,5</text:p>
          </table:table-cell>
          <table:table-cell table:style-name="ce40" office:value-type="percentage" office:value="0.0298678160703554">
            <text:p>2,99%</text:p>
          </table:table-cell>
          <table:table-cell/>
          <table:table-cell table:style-name="ce39" table:formula="of:=[.H38]+0.5" office:value-type="float" office:value="11.5">
            <text:p>11,5</text:p>
          </table:table-cell>
          <table:table-cell table:style-name="ce40" table:formula="of:=[.I38]/(1+[.F38]*0.5)" office:value-type="percentage" office:value="0.805252317358185">
            <text:p>80,5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39]+0.5" office:value-type="float" office:value="12">
            <text:p>12,0</text:p>
          </table:table-cell>
          <table:table-cell table:style-name="ce40" table:formula="of:=POWER(1+0.02*0.5;-[.B40]/0.5)" office:value-type="percentage" office:value="0.787566127423721">
            <text:p>78,76%</text:p>
          </table:table-cell>
          <table:table-cell/>
          <table:table-cell table:style-name="ce39" office:value-type="float" office:value="12">
            <text:p>12,0</text:p>
          </table:table-cell>
          <table:table-cell table:style-name="ce40" office:value-type="percentage" office:value="0.0294863296406083">
            <text:p>2,95%</text:p>
          </table:table-cell>
          <table:table-cell/>
          <table:table-cell table:style-name="ce39" table:formula="of:=[.H39]+0.5" office:value-type="float" office:value="12">
            <text:p>12,0</text:p>
          </table:table-cell>
          <table:table-cell table:style-name="ce40" table:formula="of:=[.I39]/(1+[.F39]*0.5)" office:value-type="percentage" office:value="0.793403699475449">
            <text:p>79,34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0]+0.5" office:value-type="float" office:value="12.5">
            <text:p>12,5</text:p>
          </table:table-cell>
          <table:table-cell table:style-name="ce40" table:formula="of:=POWER(1+0.02*0.5;-[.B41]/0.5)" office:value-type="percentage" office:value="0.779768442993783">
            <text:p>77,98%</text:p>
          </table:table-cell>
          <table:table-cell/>
          <table:table-cell table:style-name="ce39" office:value-type="float" office:value="12.5">
            <text:p>12,5</text:p>
          </table:table-cell>
          <table:table-cell table:style-name="ce40" office:value-type="percentage" office:value="0.0289085257261711">
            <text:p>2,89%</text:p>
          </table:table-cell>
          <table:table-cell/>
          <table:table-cell table:style-name="ce39" table:formula="of:=[.H40]+0.5" office:value-type="float" office:value="12.5">
            <text:p>12,5</text:p>
          </table:table-cell>
          <table:table-cell table:style-name="ce40" table:formula="of:=[.I40]/(1+[.F40]*0.5)" office:value-type="percentage" office:value="0.781876367322907">
            <text:p>78,1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1]+0.5" office:value-type="float" office:value="13">
            <text:p>13,0</text:p>
          </table:table-cell>
          <table:table-cell table:style-name="ce40" table:formula="of:=POWER(1+0.02*0.5;-[.B42]/0.5)" office:value-type="percentage" office:value="0.772047963360181">
            <text:p>77,20%</text:p>
          </table:table-cell>
          <table:table-cell/>
          <table:table-cell table:style-name="ce39" office:value-type="float" office:value="13">
            <text:p>13,0</text:p>
          </table:table-cell>
          <table:table-cell table:style-name="ce40" office:value-type="percentage" office:value="0.028195942745531">
            <text:p>2,82%</text:p>
          </table:table-cell>
          <table:table-cell/>
          <table:table-cell table:style-name="ce39" table:formula="of:=[.H41]+0.5" office:value-type="float" office:value="13">
            <text:p>13,0</text:p>
          </table:table-cell>
          <table:table-cell table:style-name="ce40" table:formula="of:=[.I41]/(1+[.F41]*0.5)" office:value-type="percentage" office:value="0.770735947341996">
            <text:p>77,0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2]+0.5" office:value-type="float" office:value="13.5">
            <text:p>13,5</text:p>
          </table:table-cell>
          <table:table-cell table:style-name="ce40" table:formula="of:=POWER(1+0.02*0.5;-[.B43]/0.5)" office:value-type="percentage" office:value="0.764403924118991">
            <text:p>76,44%</text:p>
          </table:table-cell>
          <table:table-cell/>
          <table:table-cell table:style-name="ce39" office:value-type="float" office:value="13.5">
            <text:p>13,5</text:p>
          </table:table-cell>
          <table:table-cell table:style-name="ce40" office:value-type="percentage" office:value="0.0274101191171754">
            <text:p>2,74%</text:p>
          </table:table-cell>
          <table:table-cell/>
          <table:table-cell table:style-name="ce39" table:formula="of:=[.H42]+0.5" office:value-type="float" office:value="13.5">
            <text:p>13,5</text:p>
          </table:table-cell>
          <table:table-cell table:style-name="ce40" table:formula="of:=[.I42]/(1+[.F42]*0.5)" office:value-type="percentage" office:value="0.760021190357639">
            <text:p>76,0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3]+0.5" office:value-type="float" office:value="14">
            <text:p>14,0</text:p>
          </table:table-cell>
          <table:table-cell table:style-name="ce40" table:formula="of:=POWER(1+0.02*0.5;-[.B44]/0.5)" office:value-type="percentage" office:value="0.756835568434645">
            <text:p>75,68%</text:p>
          </table:table-cell>
          <table:table-cell/>
          <table:table-cell table:style-name="ce39" office:value-type="float" office:value="14">
            <text:p>14,0</text:p>
          </table:table-cell>
          <table:table-cell table:style-name="ce40" office:value-type="percentage" office:value="0.0266125932595914">
            <text:p>2,66%</text:p>
          </table:table-cell>
          <table:table-cell/>
          <table:table-cell table:style-name="ce39" table:formula="of:=[.H43]+0.5" office:value-type="float" office:value="14">
            <text:p>14,0</text:p>
          </table:table-cell>
          <table:table-cell table:style-name="ce40" table:formula="of:=[.I43]/(1+[.F43]*0.5)" office:value-type="percentage" office:value="0.749745878439816">
            <text:p>74,9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4]+0.5" office:value-type="float" office:value="14.5">
            <text:p>14,5</text:p>
          </table:table-cell>
          <table:table-cell table:style-name="ce40" table:formula="of:=POWER(1+0.02*0.5;-[.B45]/0.5)" office:value-type="percentage" office:value="0.749342146964995">
            <text:p>74,93%</text:p>
          </table:table-cell>
          <table:table-cell/>
          <table:table-cell table:style-name="ce39" office:value-type="float" office:value="14.5">
            <text:p>14,5</text:p>
          </table:table-cell>
          <table:table-cell table:style-name="ce40" office:value-type="percentage" office:value="0.0258649035912663">
            <text:p>2,59%</text:p>
          </table:table-cell>
          <table:table-cell/>
          <table:table-cell table:style-name="ce39" table:formula="of:=[.H44]+0.5" office:value-type="float" office:value="14.5">
            <text:p>14,5</text:p>
          </table:table-cell>
          <table:table-cell table:style-name="ce40" table:formula="of:=[.I44]/(1+[.F44]*0.5)" office:value-type="percentage" office:value="0.739900542346803">
            <text:p>73,9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5]+0.5" office:value-type="float" office:value="15">
            <text:p>15,0</text:p>
          </table:table-cell>
          <table:table-cell table:style-name="ce40" table:formula="of:=POWER(1+0.02*0.5;-[.B46]/0.5)" office:value-type="percentage" office:value="0.741922917787124">
            <text:p>74,19%</text:p>
          </table:table-cell>
          <table:table-cell/>
          <table:table-cell table:style-name="ce39" office:value-type="float" office:value="15">
            <text:p>15,0</text:p>
          </table:table-cell>
          <table:table-cell table:style-name="ce40" office:value-type="percentage" office:value="0.0252167069830492">
            <text:p>2,52%</text:p>
          </table:table-cell>
          <table:table-cell/>
          <table:table-cell table:style-name="ce39" table:formula="of:=[.H45]+0.5" office:value-type="float" office:value="15">
            <text:p>15,0</text:p>
          </table:table-cell>
          <table:table-cell table:style-name="ce40" table:formula="of:=[.I45]/(1+[.F45]*0.5)" office:value-type="percentage" office:value="0.730453981442865">
            <text:p>73,0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6]+0.5" office:value-type="float" office:value="15.5">
            <text:p>15,5</text:p>
          </table:table-cell>
          <table:table-cell table:style-name="ce40" table:formula="of:=POWER(1+0.02*0.5;-[.B47]/0.5)" office:value-type="percentage" office:value="0.734577146323885">
            <text:p>73,46%</text:p>
          </table:table-cell>
          <table:table-cell/>
          <table:table-cell table:style-name="ce39" office:value-type="float" office:value="15.5">
            <text:p>15,5</text:p>
          </table:table-cell>
          <table:table-cell table:style-name="ce40" office:value-type="percentage" office:value="0.0246701341152372">
            <text:p>2,47%</text:p>
          </table:table-cell>
          <table:table-cell/>
          <table:table-cell table:style-name="ce39" table:formula="of:=[.H46]+0.5" office:value-type="float" office:value="15.5">
            <text:p>15,5</text:p>
          </table:table-cell>
          <table:table-cell table:style-name="ce40" table:formula="of:=[.I46]/(1+[.F46]*0.5)" office:value-type="percentage" office:value="0.721358834266202">
            <text:p>72,14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7]+0.5" office:value-type="float" office:value="16">
            <text:p>16,0</text:p>
          </table:table-cell>
          <table:table-cell table:style-name="ce40" table:formula="of:=POWER(1+0.02*0.5;-[.B48]/0.5)" office:value-type="percentage" office:value="0.727304105271173">
            <text:p>72,73%</text:p>
          </table:table-cell>
          <table:table-cell/>
          <table:table-cell table:style-name="ce39" office:value-type="float" office:value="16">
            <text:p>16,0</text:p>
          </table:table-cell>
          <table:table-cell table:style-name="ce40" office:value-type="percentage" office:value="0.0242154341204895">
            <text:p>2,42%</text:p>
          </table:table-cell>
          <table:table-cell/>
          <table:table-cell table:style-name="ce39" table:formula="of:=[.H47]+0.5" office:value-type="float" office:value="16">
            <text:p>16,0</text:p>
          </table:table-cell>
          <table:table-cell table:style-name="ce40" table:formula="of:=[.I47]/(1+[.F47]*0.5)" office:value-type="percentage" office:value="0.712569244847808">
            <text:p>71,26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8]+0.5" office:value-type="float" office:value="16.5">
            <text:p>16,5</text:p>
          </table:table-cell>
          <table:table-cell table:style-name="ce40" table:formula="of:=POWER(1+0.02*0.5;-[.B49]/0.5)" office:value-type="percentage" office:value="0.720103074525914">
            <text:p>72,01%</text:p>
          </table:table-cell>
          <table:table-cell/>
          <table:table-cell table:style-name="ce39" office:value-type="float" office:value="16.5">
            <text:p>16,5</text:p>
          </table:table-cell>
          <table:table-cell table:style-name="ce40" office:value-type="percentage" office:value="0.023842856131465">
            <text:p>2,38%</text:p>
          </table:table-cell>
          <table:table-cell/>
          <table:table-cell table:style-name="ce39" table:formula="of:=[.H48]+0.5" office:value-type="float" office:value="16.5">
            <text:p>16,5</text:p>
          </table:table-cell>
          <table:table-cell table:style-name="ce40" table:formula="of:=[.I48]/(1+[.F48]*0.5)" office:value-type="percentage" office:value="0.704044868778915">
            <text:p>70,4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49]+0.5" office:value-type="float" office:value="17">
            <text:p>17,0</text:p>
          </table:table-cell>
          <table:table-cell table:style-name="ce40" table:formula="of:=POWER(1+0.02*0.5;-[.B50]/0.5)" office:value-type="percentage" office:value="0.712973341114766">
            <text:p>71,30%</text:p>
          </table:table-cell>
          <table:table-cell/>
          <table:table-cell table:style-name="ce39" office:value-type="float" office:value="17">
            <text:p>17,0</text:p>
          </table:table-cell>
          <table:table-cell table:style-name="ce40" office:value-type="percentage" office:value="0.0235426492808228">
            <text:p>2,35%</text:p>
          </table:table-cell>
          <table:table-cell/>
          <table:table-cell table:style-name="ce39" table:formula="of:=[.H49]+0.5" office:value-type="float" office:value="17">
            <text:p>17,0</text:p>
          </table:table-cell>
          <table:table-cell table:style-name="ce40" table:formula="of:=[.I49]/(1+[.F49]*0.5)" office:value-type="percentage" office:value="0.695750528896975">
            <text:p>69,5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0]+0.5" office:value-type="float" office:value="17.5">
            <text:p>17,5</text:p>
          </table:table-cell>
          <table:table-cell table:style-name="ce40" table:formula="of:=POWER(1+0.02*0.5;-[.B51]/0.5)" office:value-type="percentage" office:value="0.705914199123531">
            <text:p>70,59%</text:p>
          </table:table-cell>
          <table:table-cell/>
          <table:table-cell table:style-name="ce39" office:value-type="float" office:value="17.5">
            <text:p>17,5</text:p>
          </table:table-cell>
          <table:table-cell table:style-name="ce40" office:value-type="percentage" office:value="0.023305062701222">
            <text:p>2,33%</text:p>
          </table:table-cell>
          <table:table-cell/>
          <table:table-cell table:style-name="ce39" table:formula="of:=[.H50]+0.5" office:value-type="float" office:value="17.5">
            <text:p>17,5</text:p>
          </table:table-cell>
          <table:table-cell table:style-name="ce40" table:formula="of:=[.I50]/(1+[.F50]*0.5)" office:value-type="percentage" office:value="0.68765590796344">
            <text:p>68,7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1]+0.5" office:value-type="float" office:value="18">
            <text:p>18,0</text:p>
          </table:table-cell>
          <table:table-cell table:style-name="ce40" table:formula="of:=POWER(1+0.02*0.5;-[.B52]/0.5)" office:value-type="percentage" office:value="0.698924949627258">
            <text:p>69,89%</text:p>
          </table:table-cell>
          <table:table-cell/>
          <table:table-cell table:style-name="ce39" office:value-type="float" office:value="18">
            <text:p>18,0</text:p>
          </table:table-cell>
          <table:table-cell table:style-name="ce40" office:value-type="percentage" office:value="0.0231203455253216">
            <text:p>2,31%</text:p>
          </table:table-cell>
          <table:table-cell/>
          <table:table-cell table:style-name="ce39" table:formula="of:=[.H51]+0.5" office:value-type="float" office:value="18">
            <text:p>18,0</text:p>
          </table:table-cell>
          <table:table-cell table:style-name="ce40" table:formula="of:=[.I51]/(1+[.F51]*0.5)" office:value-type="percentage" office:value="0.679735271403297">
            <text:p>67,9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2]+0.5" office:value-type="float" office:value="18.5">
            <text:p>18,5</text:p>
          </table:table-cell>
          <table:table-cell table:style-name="ce40" table:formula="of:=POWER(1+0.02*0.5;-[.B53]/0.5)" office:value-type="percentage" office:value="0.692004900621048">
            <text:p>69,20%</text:p>
          </table:table-cell>
          <table:table-cell/>
          <table:table-cell table:style-name="ce39" office:value-type="float" office:value="18.5">
            <text:p>18,5</text:p>
          </table:table-cell>
          <table:table-cell table:style-name="ce40" office:value-type="percentage" office:value="0.0229787468857808">
            <text:p>2,30%</text:p>
          </table:table-cell>
          <table:table-cell/>
          <table:table-cell table:style-name="ce39" table:formula="of:=[.H52]+0.5" office:value-type="float" office:value="18.5">
            <text:p>18,5</text:p>
          </table:table-cell>
          <table:table-cell table:style-name="ce40" table:formula="of:=[.I52]/(1+[.F52]*0.5)" office:value-type="percentage" office:value="0.671967214314972">
            <text:p>67,2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3]+0.5" office:value-type="float" office:value="19">
            <text:p>19,0</text:p>
          </table:table-cell>
          <table:table-cell table:style-name="ce40" table:formula="of:=POWER(1+0.02*0.5;-[.B54]/0.5)" office:value-type="percentage" office:value="0.685153366951533">
            <text:p>68,52%</text:p>
          </table:table-cell>
          <table:table-cell/>
          <table:table-cell table:style-name="ce39" office:value-type="float" office:value="19">
            <text:p>19,0</text:p>
          </table:table-cell>
          <table:table-cell table:style-name="ce40" office:value-type="percentage" office:value="0.0228705159152585">
            <text:p>2,29%</text:p>
          </table:table-cell>
          <table:table-cell/>
          <table:table-cell table:style-name="ce39" table:formula="of:=[.H53]+0.5" office:value-type="float" office:value="19">
            <text:p>19,0</text:p>
          </table:table-cell>
          <table:table-cell table:style-name="ce40" table:formula="of:=[.I53]/(1+[.F53]*0.5)" office:value-type="percentage" office:value="0.66433442798093">
            <text:p>66,4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4]+0.5" office:value-type="float" office:value="19.5">
            <text:p>19,5</text:p>
          </table:table-cell>
          <table:table-cell table:style-name="ce40" table:formula="of:=POWER(1+0.02*0.5;-[.B55]/0.5)" office:value-type="percentage" office:value="0.678369670249042">
            <text:p>67,84%</text:p>
          </table:table-cell>
          <table:table-cell/>
          <table:table-cell table:style-name="ce39" office:value-type="float" office:value="19.5">
            <text:p>19,5</text:p>
          </table:table-cell>
          <table:table-cell table:style-name="ce40" office:value-type="percentage" office:value="0.0227859017464138">
            <text:p>2,28%</text:p>
          </table:table-cell>
          <table:table-cell/>
          <table:table-cell table:style-name="ce39" table:formula="of:=[.H54]+0.5" office:value-type="float" office:value="19.5">
            <text:p>19,5</text:p>
          </table:table-cell>
          <table:table-cell table:style-name="ce40" table:formula="of:=[.I54]/(1+[.F54]*0.5)" office:value-type="percentage" office:value="0.656823482031274">
            <text:p>65,6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5]+0.5" office:value-type="float" office:value="20">
            <text:p>20,0</text:p>
          </table:table-cell>
          <table:table-cell table:style-name="ce40" table:formula="of:=POWER(1+0.02*0.5;-[.B56]/0.5)" office:value-type="percentage" office:value="0.671653138860438">
            <text:p>67,17%</text:p>
          </table:table-cell>
          <table:table-cell/>
          <table:table-cell table:style-name="ce39" office:value-type="float" office:value="20">
            <text:p>20,0</text:p>
          </table:table-cell>
          <table:table-cell table:style-name="ce40" office:value-type="percentage" office:value="0.0227168244519455">
            <text:p>2,27%</text:p>
          </table:table-cell>
          <table:table-cell/>
          <table:table-cell table:style-name="ce39" table:formula="of:=[.H55]+0.5" office:value-type="float" office:value="20">
            <text:p>20,0</text:p>
          </table:table-cell>
          <table:table-cell table:style-name="ce40" table:formula="of:=[.I55]/(1+[.F55]*0.5)" office:value-type="percentage" office:value="0.649424619248327">
            <text:p>64,94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6]+0.5" office:value-type="float" office:value="20.5">
            <text:p>20,5</text:p>
          </table:table-cell>
          <table:table-cell table:style-name="ce40" table:formula="of:=POWER(1+0.02*0.5;-[.B57]/0.5)" office:value-type="percentage" office:value="0.665003107782612">
            <text:p>66,50%</text:p>
          </table:table-cell>
          <table:table-cell/>
          <table:table-cell table:style-name="ce39" office:value-type="float" office:value="20.5">
            <text:p>20,5</text:p>
          </table:table-cell>
          <table:table-cell table:style-name="ce40" office:value-type="percentage" office:value="0.0226618878647111">
            <text:p>2,27%</text:p>
          </table:table-cell>
          <table:table-cell/>
          <table:table-cell table:style-name="ce39" table:formula="of:=[.H56]+0.5" office:value-type="float" office:value="20.5">
            <text:p>20,5</text:p>
          </table:table-cell>
          <table:table-cell table:style-name="ce40" table:formula="of:=[.I56]/(1+[.F56]*0.5)" office:value-type="percentage" office:value="0.642131030303056">
            <text:p>64,21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7]+0.5" office:value-type="float" office:value="21">
            <text:p>21,0</text:p>
          </table:table-cell>
          <table:table-cell table:style-name="ce40" table:formula="of:=POWER(1+0.02*0.5;-[.B58]/0.5)" office:value-type="percentage" office:value="0.658418918596645">
            <text:p>65,84%</text:p>
          </table:table-cell>
          <table:table-cell/>
          <table:table-cell table:style-name="ce39" office:value-type="float" office:value="21">
            <text:p>21,0</text:p>
          </table:table-cell>
          <table:table-cell table:style-name="ce40" office:value-type="percentage" office:value="0.0226213667576079">
            <text:p>2,26%</text:p>
          </table:table-cell>
          <table:table-cell/>
          <table:table-cell table:style-name="ce39" table:formula="of:=[.H57]+0.5" office:value-type="float" office:value="21">
            <text:p>21,0</text:p>
          </table:table-cell>
          <table:table-cell table:style-name="ce40" table:formula="of:=[.I57]/(1+[.F57]*0.5)" office:value-type="percentage" office:value="0.634936599295835">
            <text:p>63,4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8]+0.5" office:value-type="float" office:value="21.5">
            <text:p>21,5</text:p>
          </table:table-cell>
          <table:table-cell table:style-name="ce40" table:formula="of:=POWER(1+0.02*0.5;-[.B59]/0.5)" office:value-type="percentage" office:value="0.651899919402619">
            <text:p>65,19%</text:p>
          </table:table-cell>
          <table:table-cell table:style-name="ce14"/>
          <table:table-cell table:style-name="ce39" office:value-type="float" office:value="21.5">
            <text:p>21,5</text:p>
          </table:table-cell>
          <table:table-cell table:style-name="ce40" office:value-type="percentage" office:value="0.0225955359035332">
            <text:p>2,26%</text:p>
          </table:table-cell>
          <table:table-cell/>
          <table:table-cell table:style-name="ce39" table:formula="of:=[.H58]+0.5" office:value-type="float" office:value="21.5">
            <text:p>21,5</text:p>
          </table:table-cell>
          <table:table-cell table:style-name="ce40" table:formula="of:=[.I58]/(1+[.F58]*0.5)" office:value-type="percentage" office:value="0.627835352410698">
            <text:p>62,7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59]+0.5" office:value-type="float" office:value="22">
            <text:p>22,0</text:p>
          </table:table-cell>
          <table:table-cell table:style-name="ce40" table:formula="of:=POWER(1+0.02*0.5;-[.B60]/0.5)" office:value-type="percentage" office:value="0.645445464755068">
            <text:p>64,54%</text:p>
          </table:table-cell>
          <table:table-cell table:style-name="ce14"/>
          <table:table-cell table:style-name="ce39" office:value-type="float" office:value="22">
            <text:p>22,0</text:p>
          </table:table-cell>
          <table:table-cell table:style-name="ce40" office:value-type="percentage" office:value="0.0225846700753842">
            <text:p>2,26%</text:p>
          </table:table-cell>
          <table:table-cell/>
          <table:table-cell table:style-name="ce39" table:formula="of:=[.H59]+0.5" office:value-type="float" office:value="22">
            <text:p>22,0</text:p>
          </table:table-cell>
          <table:table-cell table:style-name="ce40" table:formula="of:=[.I59]/(1+[.F59]*0.5)" office:value-type="percentage" office:value="0.620821455665115">
            <text:p>62,0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0]+0.5" office:value-type="float" office:value="22.5">
            <text:p>22,5</text:p>
          </table:table-cell>
          <table:table-cell table:style-name="ce40" table:formula="of:=POWER(1+0.02*0.5;-[.B61]/0.5)" office:value-type="percentage" office:value="0.639054915599077">
            <text:p>63,91%</text:p>
          </table:table-cell>
          <table:table-cell/>
          <table:table-cell table:style-name="ce39" office:value-type="float" office:value="22.5">
            <text:p>22,5</text:p>
          </table:table-cell>
          <table:table-cell table:style-name="ce40" office:value-type="percentage" office:value="0.0225890440460582">
            <text:p>2,26%</text:p>
          </table:table-cell>
          <table:table-cell/>
          <table:table-cell table:style-name="ce39" table:formula="of:=[.H60]+0.5" office:value-type="float" office:value="22.5">
            <text:p>22,5</text:p>
          </table:table-cell>
          <table:table-cell table:style-name="ce40" table:formula="of:=[.I60]/(1+[.F60]*0.5)" office:value-type="percentage" office:value="0.61388921299594">
            <text:p>61,3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1]+0.5" office:value-type="float" office:value="23">
            <text:p>23,0</text:p>
          </table:table-cell>
          <table:table-cell table:style-name="ce40" table:formula="of:=POWER(1+0.02*0.5;-[.B62]/0.5)" office:value-type="percentage" office:value="0.632727639207007">
            <text:p>63,27%</text:p>
          </table:table-cell>
          <table:table-cell/>
          <table:table-cell table:style-name="ce39" office:value-type="float" office:value="23">
            <text:p>23,0</text:p>
          </table:table-cell>
          <table:table-cell table:style-name="ce40" office:value-type="percentage" office:value="0.0226089325884524">
            <text:p>2,26%</text:p>
          </table:table-cell>
          <table:table-cell/>
          <table:table-cell table:style-name="ce39" table:formula="of:=[.H61]+0.5" office:value-type="float" office:value="23">
            <text:p>23,0</text:p>
          </table:table-cell>
          <table:table-cell table:style-name="ce40" table:formula="of:=[.I61]/(1+[.F61]*0.5)" office:value-type="percentage" office:value="0.607033064678225">
            <text:p>60,7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2]+0.5" office:value-type="float" office:value="23.5">
            <text:p>23,5</text:p>
          </table:table-cell>
          <table:table-cell table:style-name="ce40" table:formula="of:=POWER(1+0.02*0.5;-[.B63]/0.5)" office:value-type="percentage" office:value="0.626463009115849">
            <text:p>62,65%</text:p>
          </table:table-cell>
          <table:table-cell/>
          <table:table-cell table:style-name="ce39" office:value-type="float" office:value="23.5">
            <text:p>23,5</text:p>
          </table:table-cell>
          <table:table-cell table:style-name="ce40" office:value-type="percentage" office:value="0.0226446104754641">
            <text:p>2,26%</text:p>
          </table:table-cell>
          <table:table-cell/>
          <table:table-cell table:style-name="ce39" table:formula="of:=[.H62]+0.5" office:value-type="float" office:value="23.5">
            <text:p>23,5</text:p>
          </table:table-cell>
          <table:table-cell table:style-name="ce40" table:formula="of:=[.I62]/(1+[.F62]*0.5)" office:value-type="percentage" office:value="0.600247586073269">
            <text:p>60,02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3]+0.5" office:value-type="float" office:value="24">
            <text:p>24,0</text:p>
          </table:table-cell>
          <table:table-cell table:style-name="ce40" table:formula="of:=POWER(1+0.02*0.5;-[.B64]/0.5)" office:value-type="percentage" office:value="0.620260405065197">
            <text:p>62,03%</text:p>
          </table:table-cell>
          <table:table-cell/>
          <table:table-cell table:style-name="ce39" office:value-type="float" office:value="24">
            <text:p>24,0</text:p>
          </table:table-cell>
          <table:table-cell table:style-name="ce40" office:value-type="percentage" office:value="0.0226963524799905">
            <text:p>2,27%</text:p>
          </table:table-cell>
          <table:table-cell/>
          <table:table-cell table:style-name="ce39" table:formula="of:=[.H63]+0.5" office:value-type="float" office:value="24">
            <text:p>24,0</text:p>
          </table:table-cell>
          <table:table-cell table:style-name="ce40" table:formula="of:=[.I63]/(1+[.F63]*0.5)" office:value-type="percentage" office:value="0.593527486701847">
            <text:p>59,3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4]+0.5" office:value-type="float" office:value="24.5">
            <text:p>24,5</text:p>
          </table:table-cell>
          <table:table-cell table:style-name="ce40" table:formula="of:=POWER(1+0.02*0.5;-[.B65]/0.5)" office:value-type="percentage" office:value="0.614119212935838">
            <text:p>61,41%</text:p>
          </table:table-cell>
          <table:table-cell/>
          <table:table-cell table:style-name="ce39" office:value-type="float" office:value="24.5">
            <text:p>24,5</text:p>
          </table:table-cell>
          <table:table-cell table:style-name="ce40" office:value-type="percentage" office:value="0.022764433374929">
            <text:p>2,28%</text:p>
          </table:table-cell>
          <table:table-cell/>
          <table:table-cell table:style-name="ce39" table:formula="of:=[.H64]+0.5" office:value-type="float" office:value="24.5">
            <text:p>24,5</text:p>
          </table:table-cell>
          <table:table-cell table:style-name="ce40" table:formula="of:=[.I64]/(1+[.F64]*0.5)" office:value-type="percentage" office:value="0.586867609638129">
            <text:p>58,6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5]+0.5" office:value-type="float" office:value="25">
            <text:p>25,0</text:p>
          </table:table-cell>
          <table:table-cell table:style-name="ce40" table:formula="of:=POWER(1+0.02*0.5;-[.B66]/0.5)" office:value-type="percentage" office:value="0.608038824688949">
            <text:p>60,80%</text:p>
          </table:table-cell>
          <table:table-cell/>
          <table:table-cell table:style-name="ce39" office:value-type="float" office:value="25">
            <text:p>25,0</text:p>
          </table:table-cell>
          <table:table-cell table:style-name="ce40" office:value-type="percentage" office:value="0.0228491279331767">
            <text:p>2,28%</text:p>
          </table:table-cell>
          <table:table-cell/>
          <table:table-cell table:style-name="ce39" table:formula="of:=[.H65]+0.5" office:value-type="float" office:value="25">
            <text:p>25,0</text:p>
          </table:table-cell>
          <table:table-cell table:style-name="ce40" table:formula="of:=[.I65]/(1+[.F65]*0.5)" office:value-type="percentage" office:value="0.580262931219287">
            <text:p>58,0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6]+0.5" office:value-type="float" office:value="25.5">
            <text:p>25,5</text:p>
          </table:table-cell>
          <table:table-cell table:style-name="ce40" table:formula="of:=POWER(1+0.02*0.5;-[.B67]/0.5)" office:value-type="percentage" office:value="0.60201863830589">
            <text:p>60,20%</text:p>
          </table:table-cell>
          <table:table-cell/>
          <table:table-cell table:style-name="ce39" office:value-type="float" office:value="25.5">
            <text:p>25,5</text:p>
          </table:table-cell>
          <table:table-cell table:style-name="ce40" office:value-type="percentage" office:value="0.0229507109276309">
            <text:p>2,30%</text:p>
          </table:table-cell>
          <table:table-cell/>
          <table:table-cell table:style-name="ce39" table:formula="of:=[.H66]+0.5" office:value-type="float" office:value="25.5">
            <text:p>25,5</text:p>
          </table:table-cell>
          <table:table-cell table:style-name="ce40" table:formula="of:=[.I66]/(1+[.F66]*0.5)" office:value-type="percentage" office:value="0.573708561065218">
            <text:p>57,3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7]+0.5" office:value-type="float" office:value="26">
            <text:p>26,0</text:p>
          </table:table-cell>
          <table:table-cell table:style-name="ce40" table:formula="of:=POWER(1+0.02*0.5;-[.B68]/0.5)" office:value-type="percentage" office:value="0.596058057728604">
            <text:p>59,61%</text:p>
          </table:table-cell>
          <table:table-cell/>
          <table:table-cell table:style-name="ce39" office:value-type="float" office:value="26">
            <text:p>26,0</text:p>
          </table:table-cell>
          <table:table-cell table:style-name="ce40" office:value-type="percentage" office:value="0.0230694571311889">
            <text:p>2,31%</text:p>
          </table:table-cell>
          <table:table-cell/>
          <table:table-cell table:style-name="ce39" table:formula="of:=[.H67]+0.5" office:value-type="float" office:value="26">
            <text:p>26,0</text:p>
          </table:table-cell>
          <table:table-cell table:style-name="ce40" table:formula="of:=[.I67]/(1+[.F67]*0.5)" office:value-type="percentage" office:value="0.567199742402169">
            <text:p>56,72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8]+0.5" office:value-type="float" office:value="26.5">
            <text:p>26,5</text:p>
          </table:table-cell>
          <table:table-cell table:style-name="ce40" table:formula="of:=POWER(1+0.02*0.5;-[.B69]/0.5)" office:value-type="percentage" office:value="0.590156492800598">
            <text:p>59,02%</text:p>
          </table:table-cell>
          <table:table-cell/>
          <table:table-cell table:style-name="ce39" office:value-type="float" office:value="26.5">
            <text:p>26,5</text:p>
          </table:table-cell>
          <table:table-cell table:style-name="ce40" office:value-type="percentage" office:value="0.0232056413167479">
            <text:p>2,32%</text:p>
          </table:table-cell>
          <table:table-cell/>
          <table:table-cell table:style-name="ce39" table:formula="of:=[.H68]+0.5" office:value-type="float" office:value="26.5">
            <text:p>26,5</text:p>
          </table:table-cell>
          <table:table-cell table:style-name="ce40" table:formula="of:=[.I68]/(1+[.F68]*0.5)" office:value-type="percentage" office:value="0.560731852683383">
            <text:p>56,0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69]+0.5" office:value-type="float" office:value="27">
            <text:p>27,0</text:p>
          </table:table-cell>
          <table:table-cell table:style-name="ce40" table:formula="of:=POWER(1+0.02*0.5;-[.B70]/0.5)" office:value-type="percentage" office:value="0.584313359208513">
            <text:p>58,43%</text:p>
          </table:table-cell>
          <table:table-cell/>
          <table:table-cell table:style-name="ce39" office:value-type="float" office:value="27">
            <text:p>27,0</text:p>
          </table:table-cell>
          <table:table-cell table:style-name="ce40" office:value-type="percentage" office:value="0.0233595382572052">
            <text:p>2,34%</text:p>
          </table:table-cell>
          <table:table-cell/>
          <table:table-cell table:style-name="ce39" table:formula="of:=[.H69]+0.5" office:value-type="float" office:value="27">
            <text:p>27,0</text:p>
          </table:table-cell>
          <table:table-cell table:style-name="ce40" table:formula="of:=[.I69]/(1+[.F69]*0.5)" office:value-type="percentage" office:value="0.554300404499116">
            <text:p>55,4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0]+0.5" office:value-type="float" office:value="27.5">
            <text:p>27,5</text:p>
          </table:table-cell>
          <table:table-cell table:style-name="ce40" table:formula="of:=POWER(1+0.02*0.5;-[.B71]/0.5)" office:value-type="percentage" office:value="0.57852807842427">
            <text:p>57,85%</text:p>
          </table:table-cell>
          <table:table-cell/>
          <table:table-cell table:style-name="ce39" office:value-type="float" office:value="27.5">
            <text:p>27,5</text:p>
          </table:table-cell>
          <table:table-cell table:style-name="ce40" office:value-type="percentage" office:value="0.023531422725458">
            <text:p>2,35%</text:p>
          </table:table-cell>
          <table:table-cell/>
          <table:table-cell table:style-name="ce39" table:formula="of:=[.H70]+0.5" office:value-type="float" office:value="27.5">
            <text:p>27,5</text:p>
          </table:table-cell>
          <table:table-cell table:style-name="ce40" table:formula="of:=[.I70]/(1+[.F70]*0.5)" office:value-type="percentage" office:value="0.547901046767551">
            <text:p>54,7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1]+0.5" office:value-type="float" office:value="28">
            <text:p>28,0</text:p>
          </table:table-cell>
          <table:table-cell table:style-name="ce40" table:formula="of:=POWER(1+0.02*0.5;-[.B72]/0.5)" office:value-type="percentage" office:value="0.572800077647792">
            <text:p>57,28%</text:p>
          </table:table-cell>
          <table:table-cell/>
          <table:table-cell table:style-name="ce39" office:value-type="float" office:value="28">
            <text:p>28,0</text:p>
          </table:table-cell>
          <table:table-cell table:style-name="ce40" office:value-type="percentage" office:value="0.0237215694944037">
            <text:p>2,37%</text:p>
          </table:table-cell>
          <table:table-cell/>
          <table:table-cell table:style-name="ce39" table:formula="of:=[.H71]+0.5" office:value-type="float" office:value="28">
            <text:p>28,0</text:p>
          </table:table-cell>
          <table:table-cell table:style-name="ce40" table:formula="of:=[.I71]/(1+[.F71]*0.5)" office:value-type="percentage" office:value="0.54152956619729">
            <text:p>54,1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2]+0.5" office:value-type="float" office:value="28.5">
            <text:p>28,5</text:p>
          </table:table-cell>
          <table:table-cell table:style-name="ce40" table:formula="of:=POWER(1+0.02*0.5;-[.B73]/0.5)" office:value-type="percentage" office:value="0.567128789750289">
            <text:p>56,71%</text:p>
          </table:table-cell>
          <table:table-cell/>
          <table:table-cell table:style-name="ce39" office:value-type="float" office:value="28.5">
            <text:p>28,5</text:p>
          </table:table-cell>
          <table:table-cell table:style-name="ce40" office:value-type="percentage" office:value="0.0239302533369394">
            <text:p>2,39%</text:p>
          </table:table-cell>
          <table:table-cell/>
          <table:table-cell table:style-name="ce39" table:formula="of:=[.H72]+0.5" office:value-type="float" office:value="28.5">
            <text:p>28,5</text:p>
          </table:table-cell>
          <table:table-cell table:style-name="ce40" table:formula="of:=[.I72]/(1+[.F72]*0.5)" office:value-type="percentage" office:value="0.535181889011128">
            <text:p>53,52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3]+0.5" office:value-type="float" office:value="29">
            <text:p>29,0</text:p>
          </table:table-cell>
          <table:table-cell table:style-name="ce40" table:formula="of:=POWER(1+0.02*0.5;-[.B74]/0.5)" office:value-type="percentage" office:value="0.561513653218108">
            <text:p>56,15%</text:p>
          </table:table-cell>
          <table:table-cell/>
          <table:table-cell table:style-name="ce39" office:value-type="float" office:value="29">
            <text:p>29,0</text:p>
          </table:table-cell>
          <table:table-cell table:style-name="ce40" office:value-type="percentage" office:value="0.0241577490259624">
            <text:p>2,42%</text:p>
          </table:table-cell>
          <table:table-cell/>
          <table:table-cell table:style-name="ce39" table:formula="of:=[.H73]+0.5" office:value-type="float" office:value="29">
            <text:p>29,0</text:p>
          </table:table-cell>
          <table:table-cell table:style-name="ce40" table:formula="of:=[.I73]/(1+[.F73]*0.5)" office:value-type="percentage" office:value="0.528854082919855">
            <text:p>52,8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4]+0.5" office:value-type="float" office:value="29.5">
            <text:p>29,5</text:p>
          </table:table-cell>
          <table:table-cell table:style-name="ce40" table:formula="of:=POWER(1+0.02*0.5;-[.B75]/0.5)" office:value-type="percentage" office:value="0.555954112097137">
            <text:p>55,60%</text:p>
          </table:table-cell>
          <table:table-cell/>
          <table:table-cell table:style-name="ce39" office:value-type="float" office:value="29.5">
            <text:p>29,5</text:p>
          </table:table-cell>
          <table:table-cell table:style-name="ce40" office:value-type="percentage" office:value="0.0244043313343701">
            <text:p>2,44%</text:p>
          </table:table-cell>
          <table:table-cell/>
          <table:table-cell table:style-name="ce39" table:formula="of:=[.H74]+0.5" office:value-type="float" office:value="29.5">
            <text:p>29,5</text:p>
          </table:table-cell>
          <table:table-cell table:style-name="ce40" table:formula="of:=[.I74]/(1+[.F74]*0.5)" office:value-type="percentage" office:value="0.522542359333745">
            <text:p>52,2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5]+0.5" office:value-type="float" office:value="30">
            <text:p>30,0</text:p>
          </table:table-cell>
          <table:table-cell table:style-name="ce40" table:formula="of:=POWER(1+0.02*0.5;-[.B76]/0.5)" office:value-type="percentage" office:value="0.550449615937759">
            <text:p>55,04%</text:p>
          </table:table-cell>
          <table:table-cell/>
          <table:table-cell table:style-name="ce39" office:value-type="float" office:value="30">
            <text:p>30,0</text:p>
          </table:table-cell>
          <table:table-cell table:style-name="ce40" office:value-type="percentage" office:value="0.0246697607766244">
            <text:p>2,47%</text:p>
          </table:table-cell>
          <table:table-cell/>
          <table:table-cell table:style-name="ce39" table:formula="of:=[.H75]+0.5" office:value-type="float" office:value="30">
            <text:p>30,0</text:p>
          </table:table-cell>
          <table:table-cell table:style-name="ce40" table:formula="of:=[.I75]/(1+[.F75]*0.5)" office:value-type="percentage" office:value="0.516243075798317">
            <text:p>51,62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6]+0.5" office:value-type="float" office:value="30.5">
            <text:p>30,5</text:p>
          </table:table-cell>
          <table:table-cell table:style-name="ce40" table:formula="of:=POWER(1+0.02*0.5;-[.B77]/0.5)" office:value-type="percentage" office:value="0.544999619740356">
            <text:p>54,50%</text:p>
          </table:table-cell>
          <table:table-cell/>
          <table:table-cell table:style-name="ce39" office:value-type="float" office:value="30.5">
            <text:p>30,5</text:p>
          </table:table-cell>
          <table:table-cell table:style-name="ce40" office:value-type="percentage" office:value="0.0249517408334471">
            <text:p>2,50%</text:p>
          </table:table-cell>
          <table:table-cell/>
          <table:table-cell table:style-name="ce39" table:formula="of:=[.H76]+0.5" office:value-type="float" office:value="30.5">
            <text:p>30,5</text:p>
          </table:table-cell>
          <table:table-cell table:style-name="ce40" table:formula="of:=[.I76]/(1+[.F76]*0.5)" office:value-type="percentage" office:value="0.509952868165815">
            <text:p>51,0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7]+0.5" office:value-type="float" office:value="31">
            <text:p>31,0</text:p>
          </table:table-cell>
          <table:table-cell table:style-name="ce40" table:formula="of:=POWER(1+0.02*0.5;-[.B78]/0.5)" office:value-type="percentage" office:value="0.539603583901342">
            <text:p>53,96%</text:p>
          </table:table-cell>
          <table:table-cell/>
          <table:table-cell table:style-name="ce39" office:value-type="float" office:value="31">
            <text:p>31,0</text:p>
          </table:table-cell>
          <table:table-cell table:style-name="ce40" office:value-type="percentage" office:value="0.0252474607271247">
            <text:p>2,52%</text:p>
          </table:table-cell>
          <table:table-cell/>
          <table:table-cell table:style-name="ce39" table:formula="of:=[.H77]+0.5" office:value-type="float" office:value="31">
            <text:p>31,0</text:p>
          </table:table-cell>
          <table:table-cell table:style-name="ce40" table:formula="of:=[.I77]/(1+[.F77]*0.5)" office:value-type="percentage" office:value="0.503669157029811">
            <text:p>50,3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8]+0.5" office:value-type="float" office:value="31.5">
            <text:p>31,5</text:p>
          </table:table-cell>
          <table:table-cell table:style-name="ce40" table:formula="of:=POWER(1+0.02*0.5;-[.B79]/0.5)" office:value-type="percentage" office:value="0.534260974159745">
            <text:p>53,43%</text:p>
          </table:table-cell>
          <table:table-cell/>
          <table:table-cell table:style-name="ce39" office:value-type="float" office:value="31.5">
            <text:p>31,5</text:p>
          </table:table-cell>
          <table:table-cell table:style-name="ce40" office:value-type="percentage" office:value="0.0255541096799438">
            <text:p>2,56%</text:p>
          </table:table-cell>
          <table:table-cell/>
          <table:table-cell table:style-name="ce39" table:formula="of:=[.H78]+0.5" office:value-type="float" office:value="31.5">
            <text:p>31,5</text:p>
          </table:table-cell>
          <table:table-cell table:style-name="ce40" table:formula="of:=[.I78]/(1+[.F78]*0.5)" office:value-type="percentage" office:value="0.497390236795042">
            <text:p>49,74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79]+0.5" office:value-type="float" office:value="32">
            <text:p>32,0</text:p>
          </table:table-cell>
          <table:table-cell table:style-name="ce40" table:formula="of:=POWER(1+0.02*0.5;-[.B80]/0.5)" office:value-type="percentage" office:value="0.528971261544302">
            <text:p>52,90%</text:p>
          </table:table-cell>
          <table:table-cell/>
          <table:table-cell table:style-name="ce39" office:value-type="float" office:value="32">
            <text:p>32,0</text:p>
          </table:table-cell>
          <table:table-cell table:style-name="ce40" office:value-type="percentage" office:value="0.0258688769141909">
            <text:p>2,59%</text:p>
          </table:table-cell>
          <table:table-cell/>
          <table:table-cell table:style-name="ce39" table:formula="of:=[.H79]+0.5" office:value-type="float" office:value="32">
            <text:p>32,0</text:p>
          </table:table-cell>
          <table:table-cell table:style-name="ce40" table:formula="of:=[.I79]/(1+[.F79]*0.5)" office:value-type="percentage" office:value="0.491115230561413">
            <text:p>49,11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0]+0.5" office:value-type="float" office:value="32.5">
            <text:p>32,5</text:p>
          </table:table-cell>
          <table:table-cell table:style-name="ce40" table:formula="of:=POWER(1+0.02*0.5;-[.B81]/0.5)" office:value-type="percentage" office:value="0.523733922321091">
            <text:p>52,37%</text:p>
          </table:table-cell>
          <table:table-cell/>
          <table:table-cell table:style-name="ce39" office:value-type="float" office:value="32.5">
            <text:p>32,5</text:p>
          </table:table-cell>
          <table:table-cell table:style-name="ce40" office:value-type="percentage" office:value="0.0261889516521525">
            <text:p>2,62%</text:p>
          </table:table-cell>
          <table:table-cell/>
          <table:table-cell table:style-name="ce39" table:formula="of:=[.H80]+0.5" office:value-type="float" office:value="32.5">
            <text:p>32,5</text:p>
          </table:table-cell>
          <table:table-cell table:style-name="ce40" table:formula="of:=[.I80]/(1+[.F80]*0.5)" office:value-type="percentage" office:value="0.484844045098793">
            <text:p>48,4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1]+0.5" office:value-type="float" office:value="33">
            <text:p>33,0</text:p>
          </table:table-cell>
          <table:table-cell table:style-name="ce40" table:formula="of:=POWER(1+0.02*0.5;-[.B82]/0.5)" office:value-type="percentage" office:value="0.518548437941674">
            <text:p>51,85%</text:p>
          </table:table-cell>
          <table:table-cell/>
          <table:table-cell table:style-name="ce39" office:value-type="float" office:value="33">
            <text:p>33,0</text:p>
          </table:table-cell>
          <table:table-cell table:style-name="ce40" office:value-type="percentage" office:value="0.0265115231161153">
            <text:p>2,65%</text:p>
          </table:table-cell>
          <table:table-cell/>
          <table:table-cell table:style-name="ce39" table:formula="of:=[.H81]+0.5" office:value-type="float" office:value="33">
            <text:p>33,0</text:p>
          </table:table-cell>
          <table:table-cell table:style-name="ce40" table:formula="of:=[.I81]/(1+[.F81]*0.5)" office:value-type="percentage" office:value="0.478577325874225">
            <text:p>47,86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2]+0.5" office:value-type="float" office:value="33.5">
            <text:p>33,5</text:p>
          </table:table-cell>
          <table:table-cell table:style-name="ce40" table:formula="of:=POWER(1+0.02*0.5;-[.B83]/0.5)" office:value-type="percentage" office:value="0.513414294991756">
            <text:p>51,34%</text:p>
          </table:table-cell>
          <table:table-cell/>
          <table:table-cell table:style-name="ce39" office:value-type="float" office:value="33.5">
            <text:p>33,5</text:p>
          </table:table-cell>
          <table:table-cell table:style-name="ce40" office:value-type="percentage" office:value="0.0268337805283656">
            <text:p>2,68%</text:p>
          </table:table-cell>
          <table:table-cell/>
          <table:table-cell table:style-name="ce39" table:formula="of:=[.H82]+0.5" office:value-type="float" office:value="33.5">
            <text:p>33,5</text:p>
          </table:table-cell>
          <table:table-cell table:style-name="ce40" table:formula="of:=[.I82]/(1+[.F82]*0.5)" office:value-type="percentage" office:value="0.472316412135006">
            <text:p>47,2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3]+0.5" office:value-type="float" office:value="34">
            <text:p>34,0</text:p>
          </table:table-cell>
          <table:table-cell table:style-name="ce40" table:formula="of:=POWER(1+0.02*0.5;-[.B84]/0.5)" office:value-type="percentage" office:value="0.508330985140353">
            <text:p>50,83%</text:p>
          </table:table-cell>
          <table:table-cell/>
          <table:table-cell table:style-name="ce39" office:value-type="float" office:value="34">
            <text:p>34,0</text:p>
          </table:table-cell>
          <table:table-cell table:style-name="ce40" office:value-type="percentage" office:value="0.0271529131111902">
            <text:p>2,72%</text:p>
          </table:table-cell>
          <table:table-cell/>
          <table:table-cell table:style-name="ce39" table:formula="of:=[.H83]+0.5" office:value-type="float" office:value="34">
            <text:p>34,0</text:p>
          </table:table-cell>
          <table:table-cell table:style-name="ce40" table:formula="of:=[.I83]/(1+[.F83]*0.5)" office:value-type="percentage" office:value="0.466063292088886">
            <text:p>46,61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4]+0.5" office:value-type="float" office:value="34.5">
            <text:p>34,5</text:p>
          </table:table-cell>
          <table:table-cell table:style-name="ce40" table:formula="of:=POWER(1+0.02*0.5;-[.B85]/0.5)" office:value-type="percentage" office:value="0.503298005089458">
            <text:p>50,33%</text:p>
          </table:table-cell>
          <table:table-cell/>
          <table:table-cell table:style-name="ce39" office:value-type="float" office:value="34.5">
            <text:p>34,5</text:p>
          </table:table-cell>
          <table:table-cell table:style-name="ce40" office:value-type="percentage" office:value="0.0274661100868754">
            <text:p>2,75%</text:p>
          </table:table-cell>
          <table:table-cell/>
          <table:table-cell table:style-name="ce39" table:formula="of:=[.H84]+0.5" office:value-type="float" office:value="34.5">
            <text:p>34,5</text:p>
          </table:table-cell>
          <table:table-cell table:style-name="ce40" table:formula="of:=[.I84]/(1+[.F84]*0.5)" office:value-type="percentage" office:value="0.459820558256349">
            <text:p>45,9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5]+0.5" office:value-type="float" office:value="35">
            <text:p>35,0</text:p>
          </table:table-cell>
          <table:table-cell table:style-name="ce40" table:formula="of:=POWER(1+0.02*0.5;-[.B86]/0.5)" office:value-type="percentage" office:value="0.498314856524216">
            <text:p>49,83%</text:p>
          </table:table-cell>
          <table:table-cell/>
          <table:table-cell table:style-name="ce39" office:value-type="float" office:value="35">
            <text:p>35,0</text:p>
          </table:table-cell>
          <table:table-cell table:style-name="ce40" office:value-type="percentage" office:value="0.0277705606777079">
            <text:p>2,78%</text:p>
          </table:table-cell>
          <table:table-cell/>
          <table:table-cell table:style-name="ce39" table:formula="of:=[.H85]+0.5" office:value-type="float" office:value="35">
            <text:p>35,0</text:p>
          </table:table-cell>
          <table:table-cell table:style-name="ce40" table:formula="of:=[.I85]/(1+[.F85]*0.5)" office:value-type="percentage" office:value="0.453591363099673">
            <text:p>45,36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6]+0.5" office:value-type="float" office:value="35.5">
            <text:p>35,5</text:p>
          </table:table-cell>
          <table:table-cell table:style-name="ce40" table:formula="of:=POWER(1+0.02*0.5;-[.B87]/0.5)" office:value-type="percentage" office:value="0.49338104606358">
            <text:p>49,34%</text:p>
          </table:table-cell>
          <table:table-cell/>
          <table:table-cell table:style-name="ce39" office:value-type="float" office:value="35.5">
            <text:p>35,5</text:p>
          </table:table-cell>
          <table:table-cell table:style-name="ce40" office:value-type="percentage" office:value="0.0280634541059743">
            <text:p>2,81%</text:p>
          </table:table-cell>
          <table:table-cell/>
          <table:table-cell table:style-name="ce39" table:formula="of:=[.H86]+0.5" office:value-type="float" office:value="35.5">
            <text:p>35,5</text:p>
          </table:table-cell>
          <table:table-cell table:style-name="ce40" table:formula="of:=[.I86]/(1+[.F86]*0.5)" office:value-type="percentage" office:value="0.447379375059155">
            <text:p>44,74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7]+0.5" office:value-type="float" office:value="36">
            <text:p>36,0</text:p>
          </table:table-cell>
          <table:table-cell table:style-name="ce40" table:formula="of:=POWER(1+0.02*0.5;-[.B88]/0.5)" office:value-type="percentage" office:value="0.488496085211466">
            <text:p>48,85%</text:p>
          </table:table-cell>
          <table:table-cell/>
          <table:table-cell table:style-name="ce39" office:value-type="float" office:value="36">
            <text:p>36,0</text:p>
          </table:table-cell>
          <table:table-cell table:style-name="ce40" office:value-type="percentage" office:value="0.0283419795939609">
            <text:p>2,83%</text:p>
          </table:table-cell>
          <table:table-cell/>
          <table:table-cell table:style-name="ce39" table:formula="of:=[.H87]+0.5" office:value-type="float" office:value="36">
            <text:p>36,0</text:p>
          </table:table-cell>
          <table:table-cell table:style-name="ce40" table:formula="of:=[.I87]/(1+[.F87]*0.5)" office:value-type="percentage" office:value="0.441188735148696">
            <text:p>44,12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8]+0.5" office:value-type="float" office:value="36.5">
            <text:p>36,5</text:p>
          </table:table-cell>
          <table:table-cell table:style-name="ce40" table:formula="of:=POWER(1+0.02*0.5;-[.B89]/0.5)" office:value-type="percentage" office:value="0.483659490308382">
            <text:p>48,37%</text:p>
          </table:table-cell>
          <table:table-cell/>
          <table:table-cell table:style-name="ce39" office:value-type="float" office:value="36.5">
            <text:p>36,5</text:p>
          </table:table-cell>
          <table:table-cell table:style-name="ce40" office:value-type="percentage" office:value="0.0286033263639545">
            <text:p>2,86%</text:p>
          </table:table-cell>
          <table:table-cell/>
          <table:table-cell table:style-name="ce39" table:formula="of:=[.H88]+0.5" office:value-type="float" office:value="36.5">
            <text:p>36,5</text:p>
          </table:table-cell>
          <table:table-cell table:style-name="ce40" table:formula="of:=[.I88]/(1+[.F88]*0.5)" office:value-type="percentage" office:value="0.43502401428088">
            <text:p>43,5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89]+0.5" office:value-type="float" office:value="37">
            <text:p>37,0</text:p>
          </table:table-cell>
          <table:table-cell table:style-name="ce40" table:formula="of:=POWER(1+0.02*0.5;-[.B90]/0.5)" office:value-type="percentage" office:value="0.478870782483546">
            <text:p>47,89%</text:p>
          </table:table-cell>
          <table:table-cell/>
          <table:table-cell table:style-name="ce39" office:value-type="float" office:value="37">
            <text:p>37,0</text:p>
          </table:table-cell>
          <table:table-cell table:style-name="ce40" office:value-type="percentage" office:value="0.0288446836382414">
            <text:p>2,88%</text:p>
          </table:table-cell>
          <table:table-cell/>
          <table:table-cell table:style-name="ce39" table:formula="of:=[.H89]+0.5" office:value-type="float" office:value="37">
            <text:p>37,0</text:p>
          </table:table-cell>
          <table:table-cell table:style-name="ce40" table:formula="of:=[.I89]/(1+[.F89]*0.5)" office:value-type="percentage" office:value="0.428890171505942">
            <text:p>42,8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0]+0.5" office:value-type="float" office:value="37.5">
            <text:p>37,5</text:p>
          </table:table-cell>
          <table:table-cell table:style-name="ce40" table:formula="of:=POWER(1+0.02*0.5;-[.B91]/0.5)" office:value-type="percentage" office:value="0.474129487607472">
            <text:p>47,41%</text:p>
          </table:table-cell>
          <table:table-cell/>
          <table:table-cell table:style-name="ce39" office:value-type="float" office:value="37.5">
            <text:p>37,5</text:p>
          </table:table-cell>
          <table:table-cell table:style-name="ce40" office:value-type="percentage" office:value="0.0290632406391084">
            <text:p>2,91%</text:p>
          </table:table-cell>
          <table:table-cell/>
          <table:table-cell table:style-name="ce39" table:formula="of:=[.H90]+0.5" office:value-type="float" office:value="37.5">
            <text:p>37,5</text:p>
          </table:table-cell>
          <table:table-cell table:style-name="ce40" table:formula="of:=[.I90]/(1+[.F90]*0.5)" office:value-type="percentage" office:value="0.422792513359703">
            <text:p>42,2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1]+0.5" office:value-type="float" office:value="38">
            <text:p>38,0</text:p>
          </table:table-cell>
          <table:table-cell table:style-name="ce40" table:formula="of:=POWER(1+0.02*0.5;-[.B92]/0.5)" office:value-type="percentage" office:value="0.469435136245021">
            <text:p>46,94%</text:p>
          </table:table-cell>
          <table:table-cell/>
          <table:table-cell table:style-name="ce39" office:value-type="float" office:value="38">
            <text:p>38,0</text:p>
          </table:table-cell>
          <table:table-cell table:style-name="ce40" office:value-type="percentage" office:value="0.0292561865888419">
            <text:p>2,93%</text:p>
          </table:table-cell>
          <table:table-cell/>
          <table:table-cell table:style-name="ce39" table:formula="of:=[.H91]+0.5" office:value-type="float" office:value="38">
            <text:p>38,0</text:p>
          </table:table-cell>
          <table:table-cell table:style-name="ce40" table:formula="of:=[.I91]/(1+[.F91]*0.5)" office:value-type="percentage" office:value="0.416736654522935">
            <text:p>41,6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2]+0.5" office:value-type="float" office:value="38.5">
            <text:p>38,5</text:p>
          </table:table-cell>
          <table:table-cell table:style-name="ce40" table:formula="of:=POWER(1+0.02*0.5;-[.B93]/0.5)" office:value-type="percentage" office:value="0.464787263608932">
            <text:p>46,48%</text:p>
          </table:table-cell>
          <table:table-cell/>
          <table:table-cell table:style-name="ce39" office:value-type="float" office:value="38.5">
            <text:p>38,5</text:p>
          </table:table-cell>
          <table:table-cell table:style-name="ce40" office:value-type="percentage" office:value="0.0294207107097284">
            <text:p>2,94%</text:p>
          </table:table-cell>
          <table:table-cell/>
          <table:table-cell table:style-name="ce39" table:formula="of:=[.H92]+0.5" office:value-type="float" office:value="38.5">
            <text:p>38,5</text:p>
          </table:table-cell>
          <table:table-cell table:style-name="ce40" table:formula="of:=[.I92]/(1+[.F92]*0.5)" office:value-type="percentage" office:value="0.410728479998836">
            <text:p>41,0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3]+0.5" office:value-type="float" office:value="39">
            <text:p>39,0</text:p>
          </table:table-cell>
          <table:table-cell table:style-name="ce40" table:formula="of:=POWER(1+0.02*0.5;-[.B94]/0.5)" office:value-type="percentage" office:value="0.460185409513794">
            <text:p>46,02%</text:p>
          </table:table-cell>
          <table:table-cell/>
          <table:table-cell table:style-name="ce39" office:value-type="float" office:value="39">
            <text:p>39,0</text:p>
          </table:table-cell>
          <table:table-cell table:style-name="ce40" office:value-type="percentage" office:value="0.0295540022240545">
            <text:p>2,96%</text:p>
          </table:table-cell>
          <table:table-cell/>
          <table:table-cell table:style-name="ce39" table:formula="of:=[.H93]+0.5" office:value-type="float" office:value="39">
            <text:p>39,0</text:p>
          </table:table-cell>
          <table:table-cell table:style-name="ce40" table:formula="of:=[.I93]/(1+[.F93]*0.5)" office:value-type="percentage" office:value="0.404774109016751">
            <text:p>40,4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4]+0.5" office:value-type="float" office:value="39.5">
            <text:p>39,5</text:p>
          </table:table-cell>
          <table:table-cell table:style-name="ce40" table:formula="of:=POWER(1+0.02*0.5;-[.B95]/0.5)" office:value-type="percentage" office:value="0.455629118330489">
            <text:p>45,56%</text:p>
          </table:table-cell>
          <table:table-cell/>
          <table:table-cell table:style-name="ce39" office:value-type="float" office:value="39.5">
            <text:p>39,5</text:p>
          </table:table-cell>
          <table:table-cell table:style-name="ce40" office:value-type="percentage" office:value="0.0296532503541067">
            <text:p>2,97%</text:p>
          </table:table-cell>
          <table:table-cell/>
          <table:table-cell table:style-name="ce39" table:formula="of:=[.H94]+0.5" office:value-type="float" office:value="39.5">
            <text:p>39,5</text:p>
          </table:table-cell>
          <table:table-cell table:style-name="ce40" table:formula="of:=[.I94]/(1+[.F94]*0.5)" office:value-type="percentage" office:value="0.398879860869123">
            <text:p>39,8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5]+0.5" office:value-type="float" office:value="40">
            <text:p>40,0</text:p>
          </table:table-cell>
          <table:table-cell table:style-name="ce40" table:formula="of:=POWER(1+0.02*0.5;-[.B96]/0.5)" office:value-type="percentage" office:value="0.451117938941078">
            <text:p>45,11%</text:p>
          </table:table-cell>
          <table:table-cell/>
          <table:table-cell table:style-name="ce39" office:value-type="float" office:value="40">
            <text:p>40,0</text:p>
          </table:table-cell>
          <table:table-cell table:style-name="ce40" office:value-type="percentage" office:value="0.0297164199031405">
            <text:p>2,97%</text:p>
          </table:table-cell>
          <table:table-cell/>
          <table:table-cell table:style-name="ce39" table:formula="of:=[.H95]+0.5" office:value-type="float" office:value="40">
            <text:p>40,0</text:p>
          </table:table-cell>
          <table:table-cell table:style-name="ce40" table:formula="of:=[.I95]/(1+[.F95]*0.5)" office:value-type="percentage" office:value="0.393052222885393">
            <text:p>39,31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6]+0.5" office:value-type="float" office:value="40.5">
            <text:p>40,5</text:p>
          </table:table-cell>
          <table:table-cell table:style-name="ce40" table:formula="of:=POWER(1+0.02*0.5;-[.B97]/0.5)" office:value-type="percentage" office:value="0.446651424694137">
            <text:p>44,67%</text:p>
          </table:table-cell>
          <table:table-cell/>
          <table:table-cell table:style-name="ce39" office:value-type="float" office:value="40.5">
            <text:p>40,5</text:p>
          </table:table-cell>
          <table:table-cell table:style-name="ce40" office:value-type="percentage" office:value="0.0297445779982863">
            <text:p>2,97%</text:p>
          </table:table-cell>
          <table:table-cell/>
          <table:table-cell table:style-name="ce39" table:formula="of:=[.H96]+0.5" office:value-type="float" office:value="40.5">
            <text:p>40,5</text:p>
          </table:table-cell>
          <table:table-cell table:style-name="ce40" table:formula="of:=[.I96]/(1+[.F96]*0.5)" office:value-type="percentage" office:value="0.387297672749921">
            <text:p>38,73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7]+0.5" office:value-type="float" office:value="41">
            <text:p>41,0</text:p>
          </table:table-cell>
          <table:table-cell table:style-name="ce40" table:formula="of:=POWER(1+0.02*0.5;-[.B98]/0.5)" office:value-type="percentage" office:value="0.442229133360532">
            <text:p>44,22%</text:p>
          </table:table-cell>
          <table:table-cell/>
          <table:table-cell table:style-name="ce39" office:value-type="float" office:value="41">
            <text:p>41,0</text:p>
          </table:table-cell>
          <table:table-cell table:style-name="ce40" office:value-type="percentage" office:value="0.0297395673476435">
            <text:p>2,97%</text:p>
          </table:table-cell>
          <table:table-cell/>
          <table:table-cell table:style-name="ce39" table:formula="of:=[.H97]+0.5" office:value-type="float" office:value="41">
            <text:p>41,0</text:p>
          </table:table-cell>
          <table:table-cell table:style-name="ce40" table:formula="of:=[.I97]/(1+[.F97]*0.5)" office:value-type="percentage" office:value="0.381622078904006">
            <text:p>38,16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8]+0.5" office:value-type="float" office:value="41.5">
            <text:p>41,5</text:p>
          </table:table-cell>
          <table:table-cell table:style-name="ce40" table:formula="of:=POWER(1+0.02*0.5;-[.B99]/0.5)" office:value-type="percentage" office:value="0.437850627089635">
            <text:p>43,79%</text:p>
          </table:table-cell>
          <table:table-cell/>
          <table:table-cell table:style-name="ce39" office:value-type="float" office:value="41.5">
            <text:p>41,5</text:p>
          </table:table-cell>
          <table:table-cell table:style-name="ce40" office:value-type="percentage" office:value="0.0297032306593115">
            <text:p>2,97%</text:p>
          </table:table-cell>
          <table:table-cell/>
          <table:table-cell table:style-name="ce39" table:formula="of:=[.H98]+0.5" office:value-type="float" office:value="41.5">
            <text:p>41,5</text:p>
          </table:table-cell>
          <table:table-cell table:style-name="ce40" table:formula="of:=[.I98]/(1+[.F98]*0.5)" office:value-type="percentage" office:value="0.376030585443718">
            <text:p>37,6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99]+0.5" office:value-type="float" office:value="42">
            <text:p>42,0</text:p>
          </table:table-cell>
          <table:table-cell table:style-name="ce40" table:formula="of:=POWER(1+0.02*0.5;-[.B100]/0.5)" office:value-type="percentage" office:value="0.433515472365975">
            <text:p>43,35%</text:p>
          </table:table-cell>
          <table:table-cell/>
          <table:table-cell table:style-name="ce39" office:value-type="float" office:value="42">
            <text:p>42,0</text:p>
          </table:table-cell>
          <table:table-cell table:style-name="ce40" office:value-type="percentage" office:value="0.0296374106413896">
            <text:p>2,96%</text:p>
          </table:table-cell>
          <table:table-cell/>
          <table:table-cell table:style-name="ce39" table:formula="of:=[.H99]+0.5" office:value-type="float" office:value="42">
            <text:p>42,0</text:p>
          </table:table-cell>
          <table:table-cell table:style-name="ce40" table:formula="of:=[.I99]/(1+[.F99]*0.5)" office:value-type="percentage" office:value="0.370527651297644">
            <text:p>37,0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0]+0.5" office:value-type="float" office:value="42.5">
            <text:p>42,5</text:p>
          </table:table-cell>
          <table:table-cell table:style-name="ce40" table:formula="of:=POWER(1+0.02*0.5;-[.B101]/0.5)" office:value-type="percentage" office:value="0.429223239966312">
            <text:p>42,92%</text:p>
          </table:table-cell>
          <table:table-cell/>
          <table:table-cell table:style-name="ce39" office:value-type="float" office:value="42.5">
            <text:p>42,5</text:p>
          </table:table-cell>
          <table:table-cell table:style-name="ce40" office:value-type="percentage" office:value="0.0295439500019773">
            <text:p>2,95%</text:p>
          </table:table-cell>
          <table:table-cell/>
          <table:table-cell table:style-name="ce39" table:formula="of:=[.H100]+0.5" office:value-type="float" office:value="42.5">
            <text:p>42,5</text:p>
          </table:table-cell>
          <table:table-cell table:style-name="ce40" table:formula="of:=[.I100]/(1+[.F100]*0.5)" office:value-type="percentage" office:value="0.36511708875188">
            <text:p>36,51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1]+0.5" office:value-type="float" office:value="43">
            <text:p>43,0</text:p>
          </table:table-cell>
          <table:table-cell table:style-name="ce40" table:formula="of:=POWER(1+0.02*0.5;-[.B102]/0.5)" office:value-type="percentage" office:value="0.424973504917141">
            <text:p>42,50%</text:p>
          </table:table-cell>
          <table:table-cell/>
          <table:table-cell table:style-name="ce39" office:value-type="float" office:value="43">
            <text:p>43,0</text:p>
          </table:table-cell>
          <table:table-cell table:style-name="ce40" office:value-type="percentage" office:value="0.0294246914491738">
            <text:p>2,94%</text:p>
          </table:table-cell>
          <table:table-cell/>
          <table:table-cell table:style-name="ce39" table:formula="of:=[.H101]+0.5" office:value-type="float" office:value="43">
            <text:p>43,0</text:p>
          </table:table-cell>
          <table:table-cell table:style-name="ce40" table:formula="of:=[.I101]/(1+[.F101]*0.5)" office:value-type="percentage" office:value="0.359802101108995">
            <text:p>35,98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2]+0.5" office:value-type="float" office:value="43.5">
            <text:p>43,5</text:p>
          </table:table-cell>
          <table:table-cell table:style-name="ce40" table:formula="of:=POWER(1+0.02*0.5;-[.B103]/0.5)" office:value-type="percentage" office:value="0.420765846452615">
            <text:p>42,08%</text:p>
          </table:table-cell>
          <table:table-cell/>
          <table:table-cell table:style-name="ce39" office:value-type="float" office:value="43.5">
            <text:p>43,5</text:p>
          </table:table-cell>
          <table:table-cell table:style-name="ce40" office:value-type="percentage" office:value="0.0292814776910786">
            <text:p>2,93%</text:p>
          </table:table-cell>
          <table:table-cell/>
          <table:table-cell table:style-name="ce39" table:formula="of:=[.H102]+0.5" office:value-type="float" office:value="43.5">
            <text:p>43,5</text:p>
          </table:table-cell>
          <table:table-cell table:style-name="ce40" table:formula="of:=[.I102]/(1+[.F102]*0.5)" office:value-type="percentage" office:value="0.354585319302553">
            <text:p>35,46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3]+0.5" office:value-type="float" office:value="44">
            <text:p>44,0</text:p>
          </table:table-cell>
          <table:table-cell table:style-name="ce40" table:formula="of:=POWER(1+0.02*0.5;-[.B104]/0.5)" office:value-type="percentage" office:value="0.416599847972886">
            <text:p>41,66%</text:p>
          </table:table-cell>
          <table:table-cell/>
          <table:table-cell table:style-name="ce39" office:value-type="float" office:value="44">
            <text:p>44,0</text:p>
          </table:table-cell>
          <table:table-cell table:style-name="ce40" office:value-type="percentage" office:value="0.029116151435791">
            <text:p>2,91%</text:p>
          </table:table-cell>
          <table:table-cell/>
          <table:table-cell table:style-name="ce39" table:formula="of:=[.H103]+0.5" office:value-type="float" office:value="44">
            <text:p>44,0</text:p>
          </table:table-cell>
          <table:table-cell table:style-name="ce40" table:formula="of:=[.I103]/(1+[.F103]*0.5)" office:value-type="percentage" office:value="0.349468837320686">
            <text:p>34,9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4]+0.5" office:value-type="float" office:value="44.5">
            <text:p>44,5</text:p>
          </table:table-cell>
          <table:table-cell table:style-name="ce40" table:formula="of:=POWER(1+0.02*0.5;-[.B105]/0.5)" office:value-type="percentage" office:value="0.412475097002857">
            <text:p>41,25%</text:p>
          </table:table-cell>
          <table:table-cell/>
          <table:table-cell table:style-name="ce39" office:value-type="float" office:value="44.5">
            <text:p>44,5</text:p>
          </table:table-cell>
          <table:table-cell table:style-name="ce40" office:value-type="percentage" office:value="0.0289305553914103">
            <text:p>2,89%</text:p>
          </table:table-cell>
          <table:table-cell/>
          <table:table-cell table:style-name="ce39" table:formula="of:=[.H104]+0.5" office:value-type="float" office:value="44.5">
            <text:p>44,5</text:p>
          </table:table-cell>
          <table:table-cell table:style-name="ce40" table:formula="of:=[.I104]/(1+[.F104]*0.5)" office:value-type="percentage" office:value="0.344454246321389">
            <text:p>34,4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5]+0.5" office:value-type="float" office:value="45">
            <text:p>45,0</text:p>
          </table:table-cell>
          <table:table-cell table:style-name="ce40" table:formula="of:=POWER(1+0.02*0.5;-[.B106]/0.5)" office:value-type="percentage" office:value="0.408391185151344">
            <text:p>40,84%</text:p>
          </table:table-cell>
          <table:table-cell/>
          <table:table-cell table:style-name="ce39" office:value-type="float" office:value="45">
            <text:p>45,0</text:p>
          </table:table-cell>
          <table:table-cell table:style-name="ce40" office:value-type="percentage" office:value="0.028726532266036">
            <text:p>2,87%</text:p>
          </table:table-cell>
          <table:table-cell/>
          <table:table-cell table:style-name="ce39" table:formula="of:=[.H105]+0.5" office:value-type="float" office:value="45">
            <text:p>45,0</text:p>
          </table:table-cell>
          <table:table-cell table:style-name="ce40" table:formula="of:=[.I105]/(1+[.F105]*0.5)" office:value-type="percentage" office:value="0.33954266734865">
            <text:p>33,9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6]+0.5" office:value-type="float" office:value="45.5">
            <text:p>45,5</text:p>
          </table:table-cell>
          <table:table-cell table:style-name="ce40" table:formula="of:=POWER(1+0.02*0.5;-[.B107]/0.5)" office:value-type="percentage" office:value="0.404347708070638">
            <text:p>40,43%</text:p>
          </table:table-cell>
          <table:table-cell/>
          <table:table-cell table:style-name="ce39" office:value-type="float" office:value="45.5">
            <text:p>45,5</text:p>
          </table:table-cell>
          <table:table-cell table:style-name="ce40" office:value-type="percentage" office:value="0.0285059247677674">
            <text:p>2,85%</text:p>
          </table:table-cell>
          <table:table-cell/>
          <table:table-cell table:style-name="ce39" table:formula="of:=[.H106]+0.5" office:value-type="float" office:value="45.5">
            <text:p>45,5</text:p>
          </table:table-cell>
          <table:table-cell table:style-name="ce40" table:formula="of:=[.I106]/(1+[.F106]*0.5)" office:value-type="percentage" office:value="0.334734782582441">
            <text:p>33,47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7]+0.5" office:value-type="float" office:value="46">
            <text:p>46,0</text:p>
          </table:table-cell>
          <table:table-cell table:style-name="ce40" table:formula="of:=POWER(1+0.02*0.5;-[.B108]/0.5)" office:value-type="percentage" office:value="0.400344265416473">
            <text:p>40,03%</text:p>
          </table:table-cell>
          <table:table-cell/>
          <table:table-cell table:style-name="ce39" office:value-type="float" office:value="46">
            <text:p>46,0</text:p>
          </table:table-cell>
          <table:table-cell table:style-name="ce40" office:value-type="percentage" office:value="0.0282705756047039">
            <text:p>2,83%</text:p>
          </table:table-cell>
          <table:table-cell/>
          <table:table-cell table:style-name="ce39" table:formula="of:=[.H107]+0.5" office:value-type="float" office:value="46">
            <text:p>46,0</text:p>
          </table:table-cell>
          <table:table-cell table:style-name="ce40" table:formula="of:=[.I107]/(1+[.F107]*0.5)" office:value-type="percentage" office:value="0.330030865076978">
            <text:p>33,0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8]+0.5" office:value-type="float" office:value="46.5">
            <text:p>46,5</text:p>
          </table:table-cell>
          <table:table-cell table:style-name="ce40" table:formula="of:=POWER(1+0.02*0.5;-[.B109]/0.5)" office:value-type="percentage" office:value="0.396380460808389">
            <text:p>39,64%</text:p>
          </table:table-cell>
          <table:table-cell/>
          <table:table-cell table:style-name="ce39" office:value-type="float" office:value="46.5">
            <text:p>46,5</text:p>
          </table:table-cell>
          <table:table-cell table:style-name="ce40" office:value-type="percentage" office:value="0.0280223274849449">
            <text:p>2,80%</text:p>
          </table:table-cell>
          <table:table-cell/>
          <table:table-cell table:style-name="ce39" table:formula="of:=[.H108]+0.5" office:value-type="float" office:value="46.5">
            <text:p>46,5</text:p>
          </table:table-cell>
          <table:table-cell table:style-name="ce40" table:formula="of:=[.I108]/(1+[.F108]*0.5)" office:value-type="percentage" office:value="0.325430806960835">
            <text:p>32,54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09]+0.5" office:value-type="float" office:value="47">
            <text:p>47,0</text:p>
          </table:table-cell>
          <table:table-cell table:style-name="ce40" table:formula="of:=POWER(1+0.02*0.5;-[.B110]/0.5)" office:value-type="percentage" office:value="0.392455901790484">
            <text:p>39,25%</text:p>
          </table:table-cell>
          <table:table-cell/>
          <table:table-cell table:style-name="ce39" office:value-type="float" office:value="47">
            <text:p>47,0</text:p>
          </table:table-cell>
          <table:table-cell table:style-name="ce40" office:value-type="percentage" office:value="0.0277630231165896">
            <text:p>2,78%</text:p>
          </table:table-cell>
          <table:table-cell/>
          <table:table-cell table:style-name="ce39" table:formula="of:=[.H109]+0.5" office:value-type="float" office:value="47">
            <text:p>47,0</text:p>
          </table:table-cell>
          <table:table-cell table:style-name="ce40" table:formula="of:=[.I109]/(1+[.F109]*0.5)" office:value-type="percentage" office:value="0.320934146089425">
            <text:p>32,09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10]+0.5" office:value-type="float" office:value="47.5">
            <text:p>47,5</text:p>
          </table:table-cell>
          <table:table-cell table:style-name="ce40" table:formula="of:=POWER(1+0.02*0.5;-[.B111]/0.5)" office:value-type="percentage" office:value="0.388570199792558">
            <text:p>38,86%</text:p>
          </table:table-cell>
          <table:table-cell/>
          <table:table-cell table:style-name="ce39" office:value-type="float" office:value="47.5">
            <text:p>47,5</text:p>
          </table:table-cell>
          <table:table-cell table:style-name="ce40" office:value-type="percentage" office:value="0.0274945052077375">
            <text:p>2,75%</text:p>
          </table:table-cell>
          <table:table-cell/>
          <table:table-cell table:style-name="ce39" table:formula="of:=[.H110]+0.5" office:value-type="float" office:value="47.5">
            <text:p>47,5</text:p>
          </table:table-cell>
          <table:table-cell table:style-name="ce40" table:formula="of:=[.I110]/(1+[.F110]*0.5)" office:value-type="percentage" office:value="0.316540091155388">
            <text:p>31,65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11]+0.5" office:value-type="float" office:value="48">
            <text:p>48,0</text:p>
          </table:table-cell>
          <table:table-cell table:style-name="ce40" table:formula="of:=POWER(1+0.02*0.5;-[.B112]/0.5)" office:value-type="percentage" office:value="0.384722970091642">
            <text:p>38,47%</text:p>
          </table:table-cell>
          <table:table-cell/>
          <table:table-cell table:style-name="ce39" office:value-type="float" office:value="48">
            <text:p>48,0</text:p>
          </table:table-cell>
          <table:table-cell table:style-name="ce40" office:value-type="percentage" office:value="0.0272186164664879">
            <text:p>2,72%</text:p>
          </table:table-cell>
          <table:table-cell/>
          <table:table-cell table:style-name="ce39" table:formula="of:=[.H111]+0.5" office:value-type="float" office:value="48">
            <text:p>48,0</text:p>
          </table:table-cell>
          <table:table-cell table:style-name="ce40" table:formula="of:=[.I111]/(1+[.F111]*0.5)" office:value-type="percentage" office:value="0.312247545275547">
            <text:p>31,22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12]+0.5" office:value-type="float" office:value="48.5">
            <text:p>48,5</text:p>
          </table:table-cell>
          <table:table-cell table:style-name="ce40" table:formula="of:=POWER(1+0.02*0.5;-[.B113]/0.5)" office:value-type="percentage" office:value="0.380913831773903">
            <text:p>38,09%</text:p>
          </table:table-cell>
          <table:table-cell/>
          <table:table-cell table:style-name="ce39" office:value-type="float" office:value="48.5">
            <text:p>48,5</text:p>
          </table:table-cell>
          <table:table-cell table:style-name="ce40" office:value-type="percentage" office:value="0.0269371996009403">
            <text:p>2,69%</text:p>
          </table:table-cell>
          <table:table-cell/>
          <table:table-cell table:style-name="ce39" table:formula="of:=[.H112]+0.5" office:value-type="float" office:value="48.5">
            <text:p>48,5</text:p>
          </table:table-cell>
          <table:table-cell table:style-name="ce40" table:formula="of:=[.I112]/(1+[.F112]*0.5)" office:value-type="percentage" office:value="0.308055128084612">
            <text:p>30,81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13]+0.5" office:value-type="float" office:value="49">
            <text:p>49,0</text:p>
          </table:table-cell>
          <table:table-cell table:style-name="ce40" table:formula="of:=POWER(1+0.02*0.5;-[.B114]/0.5)" office:value-type="percentage" office:value="0.377142407696934">
            <text:p>37,71%</text:p>
          </table:table-cell>
          <table:table-cell/>
          <table:table-cell table:style-name="ce39" office:value-type="float" office:value="49">
            <text:p>49,0</text:p>
          </table:table-cell>
          <table:table-cell table:style-name="ce40" office:value-type="percentage" office:value="0.0266520973191939">
            <text:p>2,67%</text:p>
          </table:table-cell>
          <table:table-cell/>
          <table:table-cell table:style-name="ce39" table:formula="of:=[.H113]+0.5" office:value-type="float" office:value="49">
            <text:p>49,0</text:p>
          </table:table-cell>
          <table:table-cell table:style-name="ce40" table:formula="of:=[.I113]/(1+[.F113]*0.5)" office:value-type="percentage" office:value="0.303961196375755">
            <text:p>30,4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14]+0.5" office:value-type="float" office:value="49.5">
            <text:p>49,5</text:p>
          </table:table-cell>
          <table:table-cell table:style-name="ce40" table:formula="of:=POWER(1+0.02*0.5;-[.B115]/0.5)" office:value-type="percentage" office:value="0.373408324452409">
            <text:p>37,34%</text:p>
          </table:table-cell>
          <table:table-cell/>
          <table:table-cell table:style-name="ce39" office:value-type="float" office:value="49.5">
            <text:p>49,5</text:p>
          </table:table-cell>
          <table:table-cell table:style-name="ce40" office:value-type="percentage" office:value="0.0263651523293481">
            <text:p>2,64%</text:p>
          </table:table-cell>
          <table:table-cell/>
          <table:table-cell table:style-name="ce39" table:formula="of:=[.H114]+0.5" office:value-type="float" office:value="49.5">
            <text:p>49,5</text:p>
          </table:table-cell>
          <table:table-cell table:style-name="ce40" table:formula="of:=[.I114]/(1+[.F114]*0.5)" office:value-type="percentage" office:value="0.299963863336808">
            <text:p>30,00%</text:p>
          </table:table-cell>
          <table:table-cell table:number-columns-repeated="1015"/>
        </table:table-row>
        <table:table-row table:style-name="ro4">
          <table:table-cell/>
          <table:table-cell table:style-name="ce39" table:formula="of:=[.B115]+0.5" office:value-type="float" office:value="50">
            <text:p>50,0</text:p>
          </table:table-cell>
          <table:table-cell table:style-name="ce40" table:formula="of:=POWER(1+0.02*0.5;-[.B116]/0.5)" office:value-type="percentage" office:value="0.369711212329118">
            <text:p>36,97%</text:p>
          </table:table-cell>
          <table:table-cell/>
          <table:table-cell table:style-name="ce39" office:value-type="float" office:value="50">
            <text:p>50,0</text:p>
          </table:table-cell>
          <table:table-cell table:style-name="ce40" office:value-type="percentage" office:value="0.0263651523293481">
            <text:p>2,64%</text:p>
          </table:table-cell>
          <table:table-cell/>
          <table:table-cell table:style-name="ce39" table:formula="of:=[.H115]+0.5" office:value-type="float" office:value="50">
            <text:p>50,0</text:p>
          </table:table-cell>
          <table:table-cell table:style-name="ce40" table:formula="of:=[.I115]/(1+[.F115]*0.5)" office:value-type="percentage" office:value="0.296061016438221">
            <text:p>29,61%</text:p>
          </table:table-cell>
          <table:table-cell table:number-columns-repeated="1015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37"/>
        <table:table-column table:style-name="co7" table:number-columns-repeated="1023" table:default-cell-style-name="ce37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8011]">
            <text:p>swapTenor </text:p>
            <text:p>[8011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16134]">
            <text:p>swaptionMarketData </text:p>
            <text:p>[16134]</text:p>
          </table:table-cell>
          <table:table-cell table:style-name="ce14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9" office:value-type="string">
            <text:p>Swaption ATM Volatiltiy</text:p>
          </table:table-cell>
          <table:table-cell table:style-name="ce1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2" office:value-type="string">
            <text:p>Swap Maturity: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4">
            <text:p>4</text:p>
          </table:table-cell>
          <table:table-cell table:style-name="ce43" office:value-type="float" office:value="5">
            <text:p>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7">
            <text:p>7</text:p>
          </table:table-cell>
          <table:table-cell table:style-name="ce43" office:value-type="float" office:value="8">
            <text:p>8</text:p>
          </table:table-cell>
          <table:table-cell table:style-name="ce43" office:value-type="float" office:value="9">
            <text:p>9</text:p>
          </table:table-cell>
          <table:table-cell table:style-name="ce43" office:value-type="float" office:value="10">
            <text:p>10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3" office:value-type="float" office:value="25">
            <text:p>25</text:p>
          </table:table-cell>
          <table:table-cell table:style-name="ce43" office:value-type="float" office:value="30">
            <text:p>30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3" table:number-columns-repeated="14"/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2">
            <text:p>2,00</text:p>
          </table:table-cell>
          <table:table-cell/>
          <table:table-cell table:style-name="ce44" office:value-type="percentage" office:value="0.756">
            <text:p>75,6%</text:p>
          </table:table-cell>
          <table:table-cell table:style-name="ce44" office:value-type="percentage" office:value="0.481">
            <text:p>48,1%</text:p>
          </table:table-cell>
          <table:table-cell table:style-name="ce44" office:value-type="percentage" office:value="0.424">
            <text:p>42,4%</text:p>
          </table:table-cell>
          <table:table-cell table:style-name="ce44" office:value-type="percentage" office:value="0.396">
            <text:p>39,6%</text:p>
          </table:table-cell>
          <table:table-cell table:style-name="ce44" office:value-type="percentage" office:value="0.381">
            <text:p>38,1%</text:p>
          </table:table-cell>
          <table:table-cell table:style-name="ce44" office:value-type="percentage" office:value="0.36">
            <text:p>36,0%</text:p>
          </table:table-cell>
          <table:table-cell table:style-name="ce44" office:value-type="percentage" office:value="0.346">
            <text:p>34,6%</text:p>
          </table:table-cell>
          <table:table-cell table:style-name="ce44" office:value-type="percentage" office:value="0.333">
            <text:p>33,3%</text:p>
          </table:table-cell>
          <table:table-cell table:style-name="ce44" office:value-type="percentage" office:value="0.323">
            <text:p>32,3%</text:p>
          </table:table-cell>
          <table:table-cell table:style-name="ce44" office:value-type="percentage" office:value="0.318">
            <text:p>31,8%</text:p>
          </table:table-cell>
          <table:table-cell table:style-name="ce44" office:value-type="percentage" office:value="0.289">
            <text:p>28,9%</text:p>
          </table:table-cell>
          <table:table-cell table:style-name="ce44" office:value-type="percentage" office:value="0.292">
            <text:p>29,2%</text:p>
          </table:table-cell>
          <table:table-cell table:number-columns-repeated="2" table:style-name="ce44" office:value-type="percentage" office:value="0.293">
            <text:p>29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3">
            <text:p>3,00</text:p>
          </table:table-cell>
          <table:table-cell/>
          <table:table-cell table:style-name="ce44" office:value-type="percentage" office:value="0.565">
            <text:p>56,5%</text:p>
          </table:table-cell>
          <table:table-cell table:style-name="ce44" office:value-type="percentage" office:value="0.407">
            <text:p>40,7%</text:p>
          </table:table-cell>
          <table:table-cell table:style-name="ce44" office:value-type="percentage" office:value="0.364">
            <text:p>36,4%</text:p>
          </table:table-cell>
          <table:table-cell table:style-name="ce44" office:value-type="percentage" office:value="0.34">
            <text:p>34,0%</text:p>
          </table:table-cell>
          <table:table-cell table:style-name="ce44" office:value-type="percentage" office:value="0.332">
            <text:p>33,2%</text:p>
          </table:table-cell>
          <table:table-cell table:style-name="ce44" office:value-type="percentage" office:value="0.319">
            <text:p>31,9%</text:p>
          </table:table-cell>
          <table:table-cell table:style-name="ce44" office:value-type="percentage" office:value="0.308">
            <text:p>30,8%</text:p>
          </table:table-cell>
          <table:table-cell table:style-name="ce44" office:value-type="percentage" office:value="0.297">
            <text:p>29,7%</text:p>
          </table:table-cell>
          <table:table-cell table:style-name="ce44" office:value-type="percentage" office:value="0.289">
            <text:p>28,9%</text:p>
          </table:table-cell>
          <table:table-cell table:style-name="ce44" office:value-type="percentage" office:value="0.284">
            <text:p>28,4%</text:p>
          </table:table-cell>
          <table:table-cell table:style-name="ce44" office:value-type="percentage" office:value="0.269">
            <text:p>26,9%</text:p>
          </table:table-cell>
          <table:table-cell table:number-columns-repeated="3" table:style-name="ce44" office:value-type="percentage" office:value="0.273">
            <text:p>27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4">
            <text:p>4,00</text:p>
          </table:table-cell>
          <table:table-cell/>
          <table:table-cell table:style-name="ce44" office:value-type="percentage" office:value="0.416">
            <text:p>41,6%</text:p>
          </table:table-cell>
          <table:table-cell table:style-name="ce44" office:value-type="percentage" office:value="0.331">
            <text:p>33,1%</text:p>
          </table:table-cell>
          <table:table-cell table:style-name="ce44" office:value-type="percentage" office:value="0.312">
            <text:p>31,2%</text:p>
          </table:table-cell>
          <table:table-cell table:style-name="ce44" office:value-type="percentage" office:value="0.302">
            <text:p>30,2%</text:p>
          </table:table-cell>
          <table:table-cell table:style-name="ce44" office:value-type="percentage" office:value="0.292">
            <text:p>29,2%</text:p>
          </table:table-cell>
          <table:table-cell table:style-name="ce44" office:value-type="percentage" office:value="0.282">
            <text:p>28,2%</text:p>
          </table:table-cell>
          <table:table-cell table:style-name="ce44" office:value-type="percentage" office:value="0.274">
            <text:p>27,4%</text:p>
          </table:table-cell>
          <table:table-cell table:style-name="ce44" office:value-type="percentage" office:value="0.266">
            <text:p>26,6%</text:p>
          </table:table-cell>
          <table:table-cell table:style-name="ce44" office:value-type="percentage" office:value="0.261">
            <text:p>26,1%</text:p>
          </table:table-cell>
          <table:table-cell table:style-name="ce44" office:value-type="percentage" office:value="0.258">
            <text:p>25,8%</text:p>
          </table:table-cell>
          <table:table-cell table:style-name="ce44" office:value-type="percentage" office:value="0.252">
            <text:p>25,2%</text:p>
          </table:table-cell>
          <table:table-cell table:number-columns-repeated="2" table:style-name="ce44" office:value-type="percentage" office:value="0.254">
            <text:p>25,4%</text:p>
          </table:table-cell>
          <table:table-cell table:style-name="ce44" office:value-type="percentage" office:value="0.252">
            <text:p>25,2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5">
            <text:p>5,00</text:p>
          </table:table-cell>
          <table:table-cell/>
          <table:table-cell table:style-name="ce44" office:value-type="percentage" office:value="0.336">
            <text:p>33,6%</text:p>
          </table:table-cell>
          <table:table-cell table:style-name="ce44" office:value-type="percentage" office:value="0.287">
            <text:p>28,7%</text:p>
          </table:table-cell>
          <table:table-cell table:style-name="ce44" office:value-type="percentage" office:value="0.275">
            <text:p>27,5%</text:p>
          </table:table-cell>
          <table:table-cell table:style-name="ce44" office:value-type="percentage" office:value="0.268">
            <text:p>26,8%</text:p>
          </table:table-cell>
          <table:table-cell table:style-name="ce44" office:value-type="percentage" office:value="0.262">
            <text:p>26,2%</text:p>
          </table:table-cell>
          <table:table-cell table:style-name="ce44" office:value-type="percentage" office:value="0.255">
            <text:p>25,5%</text:p>
          </table:table-cell>
          <table:table-cell table:style-name="ce44" office:value-type="percentage" office:value="0.249">
            <text:p>24,9%</text:p>
          </table:table-cell>
          <table:table-cell table:style-name="ce44" office:value-type="percentage" office:value="0.245">
            <text:p>24,5%</text:p>
          </table:table-cell>
          <table:table-cell table:style-name="ce44" office:value-type="percentage" office:value="0.242">
            <text:p>24,2%</text:p>
          </table:table-cell>
          <table:table-cell table:style-name="ce44" office:value-type="percentage" office:value="0.241">
            <text:p>24,1%</text:p>
          </table:table-cell>
          <table:table-cell table:number-columns-repeated="3" table:style-name="ce44" office:value-type="percentage" office:value="0.239">
            <text:p>23,9%</text:p>
          </table:table-cell>
          <table:table-cell table:style-name="ce44" office:value-type="percentage" office:value="0.235">
            <text:p>23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7">
            <text:p>7,00</text:p>
          </table:table-cell>
          <table:table-cell/>
          <table:table-cell table:style-name="ce44" office:value-type="percentage" office:value="0.247">
            <text:p>24,7%</text:p>
          </table:table-cell>
          <table:table-cell table:style-name="ce44" office:value-type="percentage" office:value="0.229">
            <text:p>22,9%</text:p>
          </table:table-cell>
          <table:table-cell table:style-name="ce44" office:value-type="percentage" office:value="0.225">
            <text:p>22,5%</text:p>
          </table:table-cell>
          <table:table-cell table:style-name="ce44" office:value-type="percentage" office:value="0.22">
            <text:p>22,0%</text:p>
          </table:table-cell>
          <table:table-cell table:style-name="ce44" office:value-type="percentage" office:value="0.215">
            <text:p>21,5%</text:p>
          </table:table-cell>
          <table:table-cell table:number-columns-repeated="2" table:style-name="ce44" office:value-type="percentage" office:value="0.214">
            <text:p>21,4%</text:p>
          </table:table-cell>
          <table:table-cell table:style-name="ce44" office:value-type="percentage" office:value="0.215">
            <text:p>21,5%</text:p>
          </table:table-cell>
          <table:table-cell table:style-name="ce44" office:value-type="percentage" office:value="0.217">
            <text:p>21,7%</text:p>
          </table:table-cell>
          <table:table-cell table:style-name="ce44" office:value-type="percentage" office:value="0.221">
            <text:p>22,1%</text:p>
          </table:table-cell>
          <table:table-cell table:style-name="ce44" office:value-type="percentage" office:value="0.219">
            <text:p>21,9%</text:p>
          </table:table-cell>
          <table:table-cell table:style-name="ce44" office:value-type="percentage" office:value="0.217">
            <text:p>21,7%</text:p>
          </table:table-cell>
          <table:table-cell table:style-name="ce44" office:value-type="percentage" office:value="0.214">
            <text:p>21,4%</text:p>
          </table:table-cell>
          <table:table-cell table:style-name="ce44" office:value-type="percentage" office:value="0.208">
            <text:p>20,8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10">
            <text:p>10,00</text:p>
          </table:table-cell>
          <table:table-cell/>
          <table:table-cell table:style-name="ce44" office:value-type="percentage" office:value="0.184">
            <text:p>18,4%</text:p>
          </table:table-cell>
          <table:table-cell table:style-name="ce44" office:value-type="percentage" office:value="0.179">
            <text:p>17,9%</text:p>
          </table:table-cell>
          <table:table-cell table:style-name="ce44" office:value-type="percentage" office:value="0.177">
            <text:p>17,7%</text:p>
          </table:table-cell>
          <table:table-cell table:style-name="ce44" office:value-type="percentage" office:value="0.179">
            <text:p>17,9%</text:p>
          </table:table-cell>
          <table:table-cell table:style-name="ce44" office:value-type="percentage" office:value="0.183">
            <text:p>18,3%</text:p>
          </table:table-cell>
          <table:table-cell table:style-name="ce44" office:value-type="percentage" office:value="0.189">
            <text:p>18,9%</text:p>
          </table:table-cell>
          <table:table-cell table:style-name="ce44" office:value-type="percentage" office:value="0.195">
            <text:p>19,5%</text:p>
          </table:table-cell>
          <table:table-cell table:style-name="ce44" office:value-type="percentage" office:value="0.202">
            <text:p>20,2%</text:p>
          </table:table-cell>
          <table:table-cell table:style-name="ce44" office:value-type="percentage" office:value="0.208">
            <text:p>20,8%</text:p>
          </table:table-cell>
          <table:table-cell table:style-name="ce44" office:value-type="percentage" office:value="0.212">
            <text:p>21,2%</text:p>
          </table:table-cell>
          <table:table-cell table:style-name="ce44" office:value-type="percentage" office:value="0.204">
            <text:p>20,4%</text:p>
          </table:table-cell>
          <table:table-cell table:style-name="ce44" office:value-type="percentage" office:value="0.197">
            <text:p>19,7%</text:p>
          </table:table-cell>
          <table:table-cell table:style-name="ce44" office:value-type="percentage" office:value="0.187">
            <text:p>18,7%</text:p>
          </table:table-cell>
          <table:table-cell table:style-name="ce44" office:value-type="percentage" office:value="0.177">
            <text:p>17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15">
            <text:p>15,00</text:p>
          </table:table-cell>
          <table:table-cell/>
          <table:table-cell table:style-name="ce44" office:value-type="percentage" office:value="0.188">
            <text:p>18,8%</text:p>
          </table:table-cell>
          <table:table-cell table:style-name="ce44" office:value-type="percentage" office:value="0.194">
            <text:p>19,4%</text:p>
          </table:table-cell>
          <table:table-cell table:style-name="ce44" office:value-type="percentage" office:value="0.203">
            <text:p>20,3%</text:p>
          </table:table-cell>
          <table:table-cell table:style-name="ce44" office:value-type="percentage" office:value="0.211">
            <text:p>21,1%</text:p>
          </table:table-cell>
          <table:table-cell table:style-name="ce44" office:value-type="percentage" office:value="0.216">
            <text:p>21,6%</text:p>
          </table:table-cell>
          <table:table-cell table:style-name="ce44" office:value-type="percentage" office:value="0.218">
            <text:p>21,8%</text:p>
          </table:table-cell>
          <table:table-cell table:style-name="ce44" office:value-type="percentage" office:value="0.22">
            <text:p>22,0%</text:p>
          </table:table-cell>
          <table:table-cell table:number-columns-repeated="2" table:style-name="ce44" office:value-type="percentage" office:value="0.221">
            <text:p>22,1%</text:p>
          </table:table-cell>
          <table:table-cell table:style-name="ce44" office:value-type="percentage" office:value="0.223">
            <text:p>22,3%</text:p>
          </table:table-cell>
          <table:table-cell table:style-name="ce44" office:value-type="percentage" office:value="0.199">
            <text:p>19,9%</text:p>
          </table:table-cell>
          <table:table-cell table:style-name="ce44" office:value-type="percentage" office:value="0.175">
            <text:p>17,5%</text:p>
          </table:table-cell>
          <table:table-cell table:style-name="ce44" office:value-type="percentage" office:value="0.156">
            <text:p>15,6%</text:p>
          </table:table-cell>
          <table:table-cell table:style-name="ce44" office:value-type="percentage" office:value="0.147">
            <text:p>14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20">
            <text:p>20,00</text:p>
          </table:table-cell>
          <table:table-cell/>
          <table:table-cell table:style-name="ce44" office:value-type="percentage" office:value="0.217">
            <text:p>21,7%</text:p>
          </table:table-cell>
          <table:table-cell table:style-name="ce44" office:value-type="percentage" office:value="0.21">
            <text:p>21,0%</text:p>
          </table:table-cell>
          <table:table-cell table:number-columns-repeated="2" table:style-name="ce44" office:value-type="percentage" office:value="0.208">
            <text:p>20,8%</text:p>
          </table:table-cell>
          <table:table-cell table:number-columns-repeated="2" table:style-name="ce44" office:value-type="percentage" office:value="0.207">
            <text:p>20,7%</text:p>
          </table:table-cell>
          <table:table-cell table:style-name="ce44" office:value-type="percentage" office:value="0.208">
            <text:p>20,8%</text:p>
          </table:table-cell>
          <table:table-cell table:number-columns-repeated="2" table:style-name="ce44" office:value-type="percentage" office:value="0.207">
            <text:p>20,7%</text:p>
          </table:table-cell>
          <table:table-cell table:style-name="ce44" office:value-type="percentage" office:value="0.205">
            <text:p>20,5%</text:p>
          </table:table-cell>
          <table:table-cell table:style-name="ce44" office:value-type="percentage" office:value="0.17">
            <text:p>17,0%</text:p>
          </table:table-cell>
          <table:table-cell table:style-name="ce44" office:value-type="percentage" office:value="0.142">
            <text:p>14,2%</text:p>
          </table:table-cell>
          <table:table-cell table:style-name="ce44" office:value-type="percentage" office:value="0.128">
            <text:p>12,8%</text:p>
          </table:table-cell>
          <table:table-cell table:style-name="ce44" office:value-type="percentage" office:value="0.12">
            <text:p>12,0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25">
            <text:p>25,00</text:p>
          </table:table-cell>
          <table:table-cell/>
          <table:table-cell table:style-name="ce44" office:value-type="percentage" office:value="0.19">
            <text:p>19,0%</text:p>
          </table:table-cell>
          <table:table-cell table:number-columns-repeated="2" table:style-name="ce44" office:value-type="percentage" office:value="0.188">
            <text:p>18,8%</text:p>
          </table:table-cell>
          <table:table-cell table:style-name="ce44" office:value-type="percentage" office:value="0.186">
            <text:p>18,6%</text:p>
          </table:table-cell>
          <table:table-cell table:style-name="ce44" office:value-type="percentage" office:value="0.182">
            <text:p>18,2%</text:p>
          </table:table-cell>
          <table:table-cell table:style-name="ce44" office:value-type="percentage" office:value="0.18">
            <text:p>18,0%</text:p>
          </table:table-cell>
          <table:table-cell table:style-name="ce44" office:value-type="percentage" office:value="0.178">
            <text:p>17,8%</text:p>
          </table:table-cell>
          <table:table-cell table:style-name="ce44" office:value-type="percentage" office:value="0.175">
            <text:p>17,5%</text:p>
          </table:table-cell>
          <table:table-cell table:style-name="ce44" office:value-type="percentage" office:value="0.172">
            <text:p>17,2%</text:p>
          </table:table-cell>
          <table:table-cell table:style-name="ce44" office:value-type="percentage" office:value="0.168">
            <text:p>16,8%</text:p>
          </table:table-cell>
          <table:table-cell table:style-name="ce44" office:value-type="percentage" office:value="0.132">
            <text:p>13,2%</text:p>
          </table:table-cell>
          <table:table-cell table:style-name="ce44" office:value-type="percentage" office:value="0.111">
            <text:p>11,1%</text:p>
          </table:table-cell>
          <table:table-cell table:style-name="ce44" office:value-type="percentage" office:value="0.103">
            <text:p>10,3%</text:p>
          </table:table-cell>
          <table:table-cell table:style-name="ce44" office:value-type="percentage" office:value="0.095">
            <text:p>9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1" office:value-type="float" office:value="30">
            <text:p>30,00</text:p>
          </table:table-cell>
          <table:table-cell/>
          <table:table-cell table:style-name="ce44" office:value-type="percentage" office:value="0.162">
            <text:p>16,2%</text:p>
          </table:table-cell>
          <table:table-cell table:style-name="ce44" office:value-type="percentage" office:value="0.146">
            <text:p>14,6%</text:p>
          </table:table-cell>
          <table:table-cell table:style-name="ce44" office:value-type="percentage" office:value="0.141">
            <text:p>14,1%</text:p>
          </table:table-cell>
          <table:table-cell table:style-name="ce44" office:value-type="percentage" office:value="0.137">
            <text:p>13,7%</text:p>
          </table:table-cell>
          <table:table-cell table:style-name="ce44" office:value-type="percentage" office:value="0.131">
            <text:p>13,1%</text:p>
          </table:table-cell>
          <table:table-cell table:style-name="ce44" office:value-type="percentage" office:value="0.128">
            <text:p>12,8%</text:p>
          </table:table-cell>
          <table:table-cell table:style-name="ce44" office:value-type="percentage" office:value="0.126">
            <text:p>12,6%</text:p>
          </table:table-cell>
          <table:table-cell table:number-columns-repeated="2" table:style-name="ce44" office:value-type="percentage" office:value="0.124">
            <text:p>12,4%</text:p>
          </table:table-cell>
          <table:table-cell table:style-name="ce44" office:value-type="percentage" office:value="0.125">
            <text:p>12,5%</text:p>
          </table:table-cell>
          <table:table-cell table:style-name="ce44" office:value-type="percentage" office:value="0.101">
            <text:p>10,1%</text:p>
          </table:table-cell>
          <table:table-cell table:style-name="ce44" office:value-type="percentage" office:value="0.089">
            <text:p>8,9%</text:p>
          </table:table-cell>
          <table:table-cell table:style-name="ce44" office:value-type="percentage" office:value="0.082">
            <text:p>8,2%</text:p>
          </table:table-cell>
          <table:table-cell table:style-name="ce44" office:value-type="percentage" office:value="0.078">
            <text:p>7,8%</text:p>
          </table:table-cell>
          <table:table-cell table:number-columns-repeated="1004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office:forms form:automatic-focus="false" form:apply-design-mode="false"/>
        <table:table-column table:style-name="co5" table:default-cell-style-name="ce37"/>
        <table:table-column table:style-name="co6" table:number-columns-repeated="257" table:default-cell-style-name="ce37"/>
        <table:table-column table:style-name="co8" table:number-columns-repeated="766" table:default-cell-style-name="ce37"/>
        <table:table-row table:style-name="ro4">
          <table:table-cell table:style-name="ce14" table:number-columns-repeated="3"/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45"/>
          <table:table-cell table:style-name="ce14"/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6" office:value-type="string">
            <text:p>Zero bond calibration error (basis points)</text:p>
          </table:table-cell>
          <table:table-cell table:style-name="ce46"/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47" office:value-type="string">
            <text:p>Mean (bp):</text:p>
          </table:table-cell>
          <table:table-cell table:style-name="ce49" table:formula="of:=AVERAGE([.$I$11:.$I$49])*100*100" office:value-type="float" office:value="3.47825231613073">
            <text:p>3,4783</text:p>
          </table:table-cell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Standard deviation (bp):</text:p>
          </table:table-cell>
          <table:table-cell table:style-name="ce49" table:formula="of:=STDEV([.$I$11:.$I$49])*100*100" office:value-type="float" office:value="2.45920860884769">
            <text:p>2,4592</text:p>
          </table:table-cell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8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48" office:value-type="string">
            <text:p>maturity</text:p>
          </table:table-cell>
          <table:table-cell table:style-name="ce33"/>
          <table:table-cell table:style-name="ce46" office:value-type="string">
            <text:p>bond objects</text:p>
          </table:table-cell>
          <table:table-cell table:style-name="ce46" office:value-type="string">
            <text:p>valuation objects</text:p>
          </table:table-cell>
          <table:table-cell table:style-name="ce48" office:value-type="string">
            <text:p>mc value</text:p>
          </table:table-cell>
          <table:table-cell table:number-columns-repeated="2" table:style-name="ce48" office:value-type="string">
            <text:p>analytic</text:p>
          </table:table-cell>
          <table:table-cell table:style-name="ce48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office:value-type="float" office:value="0.5">
            <text:p>0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1]))" office:value-type="string" office:string-value="mcBond11 &#10;[16166]">
            <text:p>mcBond11 <text:line-break/>[16166]</text:p>
          </table:table-cell>
          <table:table-cell table:style-name="ce51" table:formula="of:=INFO.OBBA.OBBA.OBRUN(&quot;mcBond value &quot;&amp;ROW();[.D11];&quot;getValue&quot;;[$LIBORMarketModel.$M$28])" office:value-type="string" office:string-value="mcBond value 11 &#10;[34587]">
            <text:p>mcBond value 11 <text:line-break/>[34587]</text:p>
          </table:table-cell>
          <table:table-cell table:style-name="ce52" table:formula="of:=INFO.OBBA.OBBA.OBGET(INFO.OBBA.OBBA.OBSYNC([.E11];[.E$11:.E$511]))" office:value-type="percentage" office:value="0.996939534950218">
            <text:p>99,694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1])))" office:value-type="percentage" office:value="0.996939534950218">
            <text:p>99,7%</text:p>
          </table:table-cell>
          <table:table-cell table:style-name="ce50" table:formula="of:=[.F11]-[.H11]" office:value-type="percentage" office:value="0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1]+0.5" office:value-type="float" office:value="1">
            <text:p>1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2]))" office:value-type="string" office:string-value="mcBond12 &#10;[16169]">
            <text:p>mcBond12 <text:line-break/>[16169]</text:p>
          </table:table-cell>
          <table:table-cell table:style-name="ce51" table:formula="of:=INFO.OBBA.OBBA.OBRUN(&quot;mcBond value &quot;&amp;ROW();[.D12];&quot;getValue&quot;;[$LIBORMarketModel.$M$28])" office:value-type="string" office:string-value="mcBond value 12 &#10;[34588]">
            <text:p>mcBond value 12 <text:line-break/>[34588]</text:p>
          </table:table-cell>
          <table:table-cell table:style-name="ce52" table:formula="of:=INFO.OBBA.OBBA.OBGET(INFO.OBBA.OBBA.OBSYNC([.E12];[.E$11:.E$511]))" office:value-type="percentage" office:value="0.993880335206126">
            <text:p>99,38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2])))" office:value-type="percentage" office:value="0.993888436346758">
            <text:p>99,4%</text:p>
          </table:table-cell>
          <table:table-cell table:style-name="ce50" table:formula="of:=[.F12]-[.H12]" office:value-type="percentage" office:value="-0.0000081011406314335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2]+0.5" office:value-type="float" office:value="1.5">
            <text:p>1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3]))" office:value-type="string" office:string-value="mcBond13 &#10;[16172]">
            <text:p>mcBond13 <text:line-break/>[16172]</text:p>
          </table:table-cell>
          <table:table-cell table:style-name="ce51" table:formula="of:=INFO.OBBA.OBBA.OBRUN(&quot;mcBond value &quot;&amp;ROW();[.D13];&quot;getValue&quot;;[$LIBORMarketModel.$M$28])" office:value-type="string" office:string-value="mcBond value 13 &#10;[34589]">
            <text:p>mcBond value 13 <text:line-break/>[34589]</text:p>
          </table:table-cell>
          <table:table-cell table:style-name="ce52" table:formula="of:=INFO.OBBA.OBBA.OBGET(INFO.OBBA.OBBA.OBSYNC([.E13];[.E$11:.E$511]))" office:value-type="percentage" office:value="0.990560621292268">
            <text:p>99,056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3])))" office:value-type="percentage" office:value="0.990558616378593">
            <text:p>99,1%</text:p>
          </table:table-cell>
          <table:table-cell table:style-name="ce50" table:formula="of:=[.F13]-[.H13]" office:value-type="percentage" office:value="0.0000020049136750799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3]+0.5" office:value-type="float" office:value="2">
            <text:p>2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4]))" office:value-type="string" office:string-value="mcBond14 &#10;[16175]">
            <text:p>mcBond14 <text:line-break/>[16175]</text:p>
          </table:table-cell>
          <table:table-cell table:style-name="ce51" table:formula="of:=INFO.OBBA.OBBA.OBRUN(&quot;mcBond value &quot;&amp;ROW();[.D14];&quot;getValue&quot;;[$LIBORMarketModel.$M$28])" office:value-type="string" office:string-value="mcBond value 14 &#10;[34590]">
            <text:p>mcBond value 14 <text:line-break/>[34590]</text:p>
          </table:table-cell>
          <table:table-cell table:style-name="ce52" table:formula="of:=INFO.OBBA.OBBA.OBGET(INFO.OBBA.OBBA.OBSYNC([.E14];[.E$11:.E$511]))" office:value-type="percentage" office:value="0.986949499414159">
            <text:p>98,69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4])))" office:value-type="percentage" office:value="0.986948352148886">
            <text:p>98,7%</text:p>
          </table:table-cell>
          <table:table-cell table:style-name="ce50" table:formula="of:=[.F14]-[.H14]" office:value-type="percentage" office:value="0.000001147265273004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4]+0.5" office:value-type="float" office:value="2.5">
            <text:p>2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5]))" office:value-type="string" office:string-value="mcBond15 &#10;[16178]">
            <text:p>mcBond15 <text:line-break/>[16178]</text:p>
          </table:table-cell>
          <table:table-cell table:style-name="ce51" table:formula="of:=INFO.OBBA.OBBA.OBRUN(&quot;mcBond value &quot;&amp;ROW();[.D15];&quot;getValue&quot;;[$LIBORMarketModel.$M$28])" office:value-type="string" office:string-value="mcBond value 15 &#10;[34591]">
            <text:p>mcBond value 15 <text:line-break/>[34591]</text:p>
          </table:table-cell>
          <table:table-cell table:style-name="ce52" table:formula="of:=INFO.OBBA.OBBA.OBGET(INFO.OBBA.OBBA.OBSYNC([.E15];[.E$11:.E$511]))" office:value-type="percentage" office:value="0.983042327919658">
            <text:p>98,304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5])))" office:value-type="percentage" office:value="0.983014197482339">
            <text:p>98,3%</text:p>
          </table:table-cell>
          <table:table-cell table:style-name="ce50" table:formula="of:=[.F15]-[.H15]" office:value-type="percentage" office:value="0.0000281304373184188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5]+0.5" office:value-type="float" office:value="3">
            <text:p>3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6]))" office:value-type="string" office:string-value="mcBond16 &#10;[16181]">
            <text:p>mcBond16 <text:line-break/>[16181]</text:p>
          </table:table-cell>
          <table:table-cell table:style-name="ce51" table:formula="of:=INFO.OBBA.OBBA.OBRUN(&quot;mcBond value &quot;&amp;ROW();[.D16];&quot;getValue&quot;;[$LIBORMarketModel.$M$28])" office:value-type="string" office:string-value="mcBond value 16 &#10;[34592]">
            <text:p>mcBond value 16 <text:line-break/>[34592]</text:p>
          </table:table-cell>
          <table:table-cell table:style-name="ce52" table:formula="of:=INFO.OBBA.OBBA.OBGET(INFO.OBBA.OBBA.OBSYNC([.E16];[.E$11:.E$511]))" office:value-type="percentage" office:value="0.978577207679146">
            <text:p>97,85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6])))" office:value-type="percentage" office:value="0.97852320983013">
            <text:p>97,9%</text:p>
          </table:table-cell>
          <table:table-cell table:style-name="ce50" table:formula="of:=[.F16]-[.H16]" office:value-type="percentage" office:value="0.00005399784901594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6]+0.5" office:value-type="float" office:value="3.5">
            <text:p>3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7]))" office:value-type="string" office:string-value="mcBond17 &#10;[16184]">
            <text:p>mcBond17 <text:line-break/>[16184]</text:p>
          </table:table-cell>
          <table:table-cell table:style-name="ce51" table:formula="of:=INFO.OBBA.OBBA.OBRUN(&quot;mcBond value &quot;&amp;ROW();[.D17];&quot;getValue&quot;;[$LIBORMarketModel.$M$28])" office:value-type="string" office:string-value="mcBond value 17 &#10;[34593]">
            <text:p>mcBond value 17 <text:line-break/>[34593]</text:p>
          </table:table-cell>
          <table:table-cell table:style-name="ce52" table:formula="of:=INFO.OBBA.OBBA.OBGET(INFO.OBBA.OBBA.OBSYNC([.E17];[.E$11:.E$511]))" office:value-type="percentage" office:value="0.973207510280264">
            <text:p>97,321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7])))" office:value-type="percentage" office:value="0.973099869463745">
            <text:p>97,3%</text:p>
          </table:table-cell>
          <table:table-cell table:style-name="ce50" table:formula="of:=[.F17]-[.H17]" office:value-type="percentage" office:value="0.00010764081651926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7]+0.5" office:value-type="float" office:value="4">
            <text:p>4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8]))" office:value-type="string" office:string-value="mcBond18 &#10;[16187]">
            <text:p>mcBond18 <text:line-break/>[16187]</text:p>
          </table:table-cell>
          <table:table-cell table:style-name="ce51" table:formula="of:=INFO.OBBA.OBBA.OBRUN(&quot;mcBond value &quot;&amp;ROW();[.D18];&quot;getValue&quot;;[$LIBORMarketModel.$M$28])" office:value-type="string" office:string-value="mcBond value 18 &#10;[34594]">
            <text:p>mcBond value 18 <text:line-break/>[34594]</text:p>
          </table:table-cell>
          <table:table-cell table:style-name="ce52" table:formula="of:=INFO.OBBA.OBBA.OBGET(INFO.OBBA.OBBA.OBSYNC([.E18];[.E$11:.E$511]))" office:value-type="percentage" office:value="0.966715831675151">
            <text:p>96,67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8])))" office:value-type="percentage" office:value="0.966543783863172">
            <text:p>96,7%</text:p>
          </table:table-cell>
          <table:table-cell table:style-name="ce50" table:formula="of:=[.F18]-[.H18]" office:value-type="percentage" office:value="0.00017204781197899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8]+0.5" office:value-type="float" office:value="4.5">
            <text:p>4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19]))" office:value-type="string" office:string-value="mcBond19 &#10;[16190]">
            <text:p>mcBond19 <text:line-break/>[16190]</text:p>
          </table:table-cell>
          <table:table-cell table:style-name="ce51" table:formula="of:=INFO.OBBA.OBBA.OBRUN(&quot;mcBond value &quot;&amp;ROW();[.D19];&quot;getValue&quot;;[$LIBORMarketModel.$M$28])" office:value-type="string" office:string-value="mcBond value 19 &#10;[34595]">
            <text:p>mcBond value 19 <text:line-break/>[34595]</text:p>
          </table:table-cell>
          <table:table-cell table:style-name="ce52" table:formula="of:=INFO.OBBA.OBBA.OBGET(INFO.OBBA.OBBA.OBSYNC([.E19];[.E$11:.E$511]))" office:value-type="percentage" office:value="0.959048513531">
            <text:p>95,90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19])))" office:value-type="percentage" office:value="0.958873919665031">
            <text:p>95,9%</text:p>
          </table:table-cell>
          <table:table-cell table:style-name="ce50" table:formula="of:=[.F19]-[.H19]" office:value-type="percentage" office:value="0.00017459386596951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19]+0.5" office:value-type="float" office:value="5">
            <text:p>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0]))" office:value-type="string" office:string-value="mcBond20 &#10;[16193]">
            <text:p>mcBond20 <text:line-break/>[16193]</text:p>
          </table:table-cell>
          <table:table-cell table:style-name="ce51" table:formula="of:=INFO.OBBA.OBBA.OBRUN(&quot;mcBond value &quot;&amp;ROW();[.D20];&quot;getValue&quot;;[$LIBORMarketModel.$M$28])" office:value-type="string" office:string-value="mcBond value 20 &#10;[34596]">
            <text:p>mcBond value 20 <text:line-break/>[34596]</text:p>
          </table:table-cell>
          <table:table-cell table:style-name="ce52" table:formula="of:=INFO.OBBA.OBBA.OBGET(INFO.OBBA.OBBA.OBSYNC([.E20];[.E$11:.E$511]))" office:value-type="percentage" office:value="0.950420142697036">
            <text:p>95,04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0])))" office:value-type="percentage" office:value="0.950203517843753">
            <text:p>95,0%</text:p>
          </table:table-cell>
          <table:table-cell table:style-name="ce50" table:formula="of:=[.F20]-[.H20]" office:value-type="percentage" office:value="0.00021662485328277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0]+0.5" office:value-type="float" office:value="5.5">
            <text:p>5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1]))" office:value-type="string" office:string-value="mcBond21 &#10;[16196]">
            <text:p>mcBond21 <text:line-break/>[16196]</text:p>
          </table:table-cell>
          <table:table-cell table:style-name="ce51" table:formula="of:=INFO.OBBA.OBBA.OBRUN(&quot;mcBond value &quot;&amp;ROW();[.D21];&quot;getValue&quot;;[$LIBORMarketModel.$M$28])" office:value-type="string" office:string-value="mcBond value 21 &#10;[34597]">
            <text:p>mcBond value 21 <text:line-break/>[34597]</text:p>
          </table:table-cell>
          <table:table-cell table:style-name="ce52" table:formula="of:=INFO.OBBA.OBBA.OBGET(INFO.OBBA.OBBA.OBSYNC([.E21];[.E$11:.E$511]))" office:value-type="percentage" office:value="0.940902052911444">
            <text:p>94,090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1])))" office:value-type="percentage" office:value="0.94070567722139">
            <text:p>94,1%</text:p>
          </table:table-cell>
          <table:table-cell table:style-name="ce50" table:formula="of:=[.F21]-[.H21]" office:value-type="percentage" office:value="0.00019637569005415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1]+0.5" office:value-type="float" office:value="6">
            <text:p>6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2]))" office:value-type="string" office:string-value="mcBond22 &#10;[16199]">
            <text:p>mcBond22 <text:line-break/>[16199]</text:p>
          </table:table-cell>
          <table:table-cell table:style-name="ce51" table:formula="of:=INFO.OBBA.OBBA.OBRUN(&quot;mcBond value &quot;&amp;ROW();[.D22];&quot;getValue&quot;;[$LIBORMarketModel.$M$28])" office:value-type="string" office:string-value="mcBond value 22 &#10;[34598]">
            <text:p>mcBond value 22 <text:line-break/>[34598]</text:p>
          </table:table-cell>
          <table:table-cell table:style-name="ce52" table:formula="of:=INFO.OBBA.OBBA.OBGET(INFO.OBBA.OBBA.OBSYNC([.E22];[.E$11:.E$511]))" office:value-type="percentage" office:value="0.930785043909625">
            <text:p>93,079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2])))" office:value-type="percentage" office:value="0.930607207146434">
            <text:p>93,1%</text:p>
          </table:table-cell>
          <table:table-cell table:style-name="ce50" table:formula="of:=[.F22]-[.H22]" office:value-type="percentage" office:value="0.00017783676319105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2]+0.5" office:value-type="float" office:value="6.5">
            <text:p>6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3]))" office:value-type="string" office:string-value="mcBond23 &#10;[16202]">
            <text:p>mcBond23 <text:line-break/>[16202]</text:p>
          </table:table-cell>
          <table:table-cell table:style-name="ce51" table:formula="of:=INFO.OBBA.OBBA.OBRUN(&quot;mcBond value &quot;&amp;ROW();[.D23];&quot;getValue&quot;;[$LIBORMarketModel.$M$28])" office:value-type="string" office:string-value="mcBond value 23 &#10;[34599]">
            <text:p>mcBond value 23 <text:line-break/>[34599]</text:p>
          </table:table-cell>
          <table:table-cell table:style-name="ce52" table:formula="of:=INFO.OBBA.OBBA.OBGET(INFO.OBBA.OBBA.OBSYNC([.E23];[.E$11:.E$511]))" office:value-type="percentage" office:value="0.920427867810167">
            <text:p>92,043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3])))" office:value-type="percentage" office:value="0.920144681419274">
            <text:p>92,0%</text:p>
          </table:table-cell>
          <table:table-cell table:style-name="ce50" table:formula="of:=[.F23]-[.H23]" office:value-type="percentage" office:value="0.00028318639089330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3]+0.5" office:value-type="float" office:value="7">
            <text:p>7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4]))" office:value-type="string" office:string-value="mcBond24 &#10;[16205]">
            <text:p>mcBond24 <text:line-break/>[16205]</text:p>
          </table:table-cell>
          <table:table-cell table:style-name="ce51" table:formula="of:=INFO.OBBA.OBBA.OBRUN(&quot;mcBond value &quot;&amp;ROW();[.D24];&quot;getValue&quot;;[$LIBORMarketModel.$M$28])" office:value-type="string" office:string-value="mcBond value 24 &#10;[34600]">
            <text:p>mcBond value 24 <text:line-break/>[34600]</text:p>
          </table:table-cell>
          <table:table-cell table:style-name="ce52" table:formula="of:=INFO.OBBA.OBBA.OBGET(INFO.OBBA.OBBA.OBSYNC([.E24];[.E$11:.E$511]))" office:value-type="percentage" office:value="0.909819424766869">
            <text:p>90,98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4])))" office:value-type="percentage" office:value="0.909408417625149">
            <text:p>90,9%</text:p>
          </table:table-cell>
          <table:table-cell table:style-name="ce50" table:formula="of:=[.F24]-[.H24]" office:value-type="percentage" office:value="0.00041100714172015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4]+0.5" office:value-type="float" office:value="7.5">
            <text:p>7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5]))" office:value-type="string" office:string-value="mcBond25 &#10;[16208]">
            <text:p>mcBond25 <text:line-break/>[16208]</text:p>
          </table:table-cell>
          <table:table-cell table:style-name="ce51" table:formula="of:=INFO.OBBA.OBBA.OBRUN(&quot;mcBond value &quot;&amp;ROW();[.D25];&quot;getValue&quot;;[$LIBORMarketModel.$M$28])" office:value-type="string" office:string-value="mcBond value 25 &#10;[34601]">
            <text:p>mcBond value 25 <text:line-break/>[34601]</text:p>
          </table:table-cell>
          <table:table-cell table:style-name="ce52" table:formula="of:=INFO.OBBA.OBBA.OBGET(INFO.OBBA.OBBA.OBSYNC([.E25];[.E$11:.E$511]))" office:value-type="percentage" office:value="0.898954194534448">
            <text:p>89,89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5])))" office:value-type="percentage" office:value="0.898377200611015">
            <text:p>89,8%</text:p>
          </table:table-cell>
          <table:table-cell table:style-name="ce50" table:formula="of:=[.F25]-[.H25]" office:value-type="percentage" office:value="0.00057699392343313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5]+0.5" office:value-type="float" office:value="8">
            <text:p>8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6]))" office:value-type="string" office:string-value="mcBond26 &#10;[16211]">
            <text:p>mcBond26 <text:line-break/>[16211]</text:p>
          </table:table-cell>
          <table:table-cell table:style-name="ce51" table:formula="of:=INFO.OBBA.OBBA.OBRUN(&quot;mcBond value &quot;&amp;ROW();[.D26];&quot;getValue&quot;;[$LIBORMarketModel.$M$28])" office:value-type="string" office:string-value="mcBond value 26 &#10;[34602]">
            <text:p>mcBond value 26 <text:line-break/>[34602]</text:p>
          </table:table-cell>
          <table:table-cell table:style-name="ce52" table:formula="of:=INFO.OBBA.OBBA.OBGET(INFO.OBBA.OBBA.OBSYNC([.E26];[.E$11:.E$511]))" office:value-type="percentage" office:value="0.887885907743461">
            <text:p>88,789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6])))" office:value-type="percentage" office:value="0.887181347581436">
            <text:p>88,7%</text:p>
          </table:table-cell>
          <table:table-cell table:style-name="ce50" table:formula="of:=[.F26]-[.H26]" office:value-type="percentage" office:value="0.00070456016202480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6]+0.5" office:value-type="float" office:value="8.5">
            <text:p>8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7]))" office:value-type="string" office:string-value="mcBond27 &#10;[16214]">
            <text:p>mcBond27 <text:line-break/>[16214]</text:p>
          </table:table-cell>
          <table:table-cell table:style-name="ce51" table:formula="of:=INFO.OBBA.OBBA.OBRUN(&quot;mcBond value &quot;&amp;ROW();[.D27];&quot;getValue&quot;;[$LIBORMarketModel.$M$28])" office:value-type="string" office:string-value="mcBond value 27 &#10;[34603]">
            <text:p>mcBond value 27 <text:line-break/>[34603]</text:p>
          </table:table-cell>
          <table:table-cell table:style-name="ce52" table:formula="of:=INFO.OBBA.OBBA.OBGET(INFO.OBBA.OBBA.OBSYNC([.E27];[.E$11:.E$511]))" office:value-type="percentage" office:value="0.876747027574158">
            <text:p>87,67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7])))" office:value-type="percentage" office:value="0.87605554176556">
            <text:p>87,6%</text:p>
          </table:table-cell>
          <table:table-cell table:style-name="ce50" table:formula="of:=[.F27]-[.H27]" office:value-type="percentage" office:value="0.00069148580859834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7]+0.5" office:value-type="float" office:value="9">
            <text:p>9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8]))" office:value-type="string" office:string-value="mcBond28 &#10;[16217]">
            <text:p>mcBond28 <text:line-break/>[16217]</text:p>
          </table:table-cell>
          <table:table-cell table:style-name="ce51" table:formula="of:=INFO.OBBA.OBBA.OBRUN(&quot;mcBond value &quot;&amp;ROW();[.D28];&quot;getValue&quot;;[$LIBORMarketModel.$M$28])" office:value-type="string" office:string-value="mcBond value 28 &#10;[34604]">
            <text:p>mcBond value 28 <text:line-break/>[34604]</text:p>
          </table:table-cell>
          <table:table-cell table:style-name="ce52" table:formula="of:=INFO.OBBA.OBBA.OBGET(INFO.OBBA.OBBA.OBSYNC([.E28];[.E$11:.E$511]))" office:value-type="percentage" office:value="0.865671368794116">
            <text:p>86,567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8])))" office:value-type="percentage" office:value="0.864933852060113">
            <text:p>86,5%</text:p>
          </table:table-cell>
          <table:table-cell table:style-name="ce50" table:formula="of:=[.F28]-[.H28]" office:value-type="percentage" office:value="0.00073751673400368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8]+0.5" office:value-type="float" office:value="9.5">
            <text:p>9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29]))" office:value-type="string" office:string-value="mcBond29 &#10;[16220]">
            <text:p>mcBond29 <text:line-break/>[16220]</text:p>
          </table:table-cell>
          <table:table-cell table:style-name="ce51" table:formula="of:=INFO.OBBA.OBBA.OBRUN(&quot;mcBond value &quot;&amp;ROW();[.D29];&quot;getValue&quot;;[$LIBORMarketModel.$M$28])" office:value-type="string" office:string-value="mcBond value 29 &#10;[34605]">
            <text:p>mcBond value 29 <text:line-break/>[34605]</text:p>
          </table:table-cell>
          <table:table-cell table:style-name="ce52" table:formula="of:=INFO.OBBA.OBBA.OBGET(INFO.OBBA.OBBA.OBSYNC([.E29];[.E$11:.E$511]))" office:value-type="percentage" office:value="0.854248717827348">
            <text:p>85,42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29])))" office:value-type="percentage" office:value="0.853489514092212">
            <text:p>85,3%</text:p>
          </table:table-cell>
          <table:table-cell table:style-name="ce50" table:formula="of:=[.F29]-[.H29]" office:value-type="percentage" office:value="0.0007592037351361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29]+0.5" office:value-type="float" office:value="10">
            <text:p>10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0]))" office:value-type="string" office:string-value="mcBond30 &#10;[16223]">
            <text:p>mcBond30 <text:line-break/>[16223]</text:p>
          </table:table-cell>
          <table:table-cell table:style-name="ce51" table:formula="of:=INFO.OBBA.OBBA.OBRUN(&quot;mcBond value &quot;&amp;ROW();[.D30];&quot;getValue&quot;;[$LIBORMarketModel.$M$28])" office:value-type="string" office:string-value="mcBond value 30 &#10;[34606]">
            <text:p>mcBond value 30 <text:line-break/>[34606]</text:p>
          </table:table-cell>
          <table:table-cell table:style-name="ce52" table:formula="of:=INFO.OBBA.OBBA.OBGET(INFO.OBBA.OBBA.OBSYNC([.E30];[.E$11:.E$511]))" office:value-type="percentage" office:value="0.842393593424678">
            <text:p>84,239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0])))" office:value-type="percentage" office:value="0.841622710224712">
            <text:p>84,2%</text:p>
          </table:table-cell>
          <table:table-cell table:style-name="ce50" table:formula="of:=[.F30]-[.H30]" office:value-type="percentage" office:value="0.000770883199965988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0]+0.5" office:value-type="float" office:value="10.5">
            <text:p>10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1]))" office:value-type="string" office:string-value="mcBond31 &#10;[16226]">
            <text:p>mcBond31 <text:line-break/>[16226]</text:p>
          </table:table-cell>
          <table:table-cell table:style-name="ce51" table:formula="of:=INFO.OBBA.OBBA.OBRUN(&quot;mcBond value &quot;&amp;ROW();[.D31];&quot;getValue&quot;;[$LIBORMarketModel.$M$28])" office:value-type="string" office:string-value="mcBond value 31 &#10;[34607]">
            <text:p>mcBond value 31 <text:line-break/>[34607]</text:p>
          </table:table-cell>
          <table:table-cell table:style-name="ce52" table:formula="of:=INFO.OBBA.OBBA.OBGET(INFO.OBBA.OBBA.OBSYNC([.E31];[.E$11:.E$511]))" office:value-type="percentage" office:value="0.83021964844173">
            <text:p>83,02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1])))" office:value-type="percentage" office:value="0.829504076120591">
            <text:p>83,0%</text:p>
          </table:table-cell>
          <table:table-cell table:style-name="ce50" table:formula="of:=[.F31]-[.H31]" office:value-type="percentage" office:value="0.00071557232113894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1]+0.5" office:value-type="float" office:value="11">
            <text:p>11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2]))" office:value-type="string" office:string-value="mcBond32 &#10;[16229]">
            <text:p>mcBond32 <text:line-break/>[16229]</text:p>
          </table:table-cell>
          <table:table-cell table:style-name="ce51" table:formula="of:=INFO.OBBA.OBBA.OBRUN(&quot;mcBond value &quot;&amp;ROW();[.D32];&quot;getValue&quot;;[$LIBORMarketModel.$M$28])" office:value-type="string" office:string-value="mcBond value 32 &#10;[34608]">
            <text:p>mcBond value 32 <text:line-break/>[34608]</text:p>
          </table:table-cell>
          <table:table-cell table:style-name="ce52" table:formula="of:=INFO.OBBA.OBBA.OBGET(INFO.OBBA.OBBA.OBSYNC([.E32];[.E$11:.E$511]))" office:value-type="percentage" office:value="0.817976551632293">
            <text:p>81,79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2])))" office:value-type="percentage" office:value="0.817327658294734">
            <text:p>81,7%</text:p>
          </table:table-cell>
          <table:table-cell table:style-name="ce50" table:formula="of:=[.F32]-[.H32]" office:value-type="percentage" office:value="0.00064889333755857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2]+0.5" office:value-type="float" office:value="11.5">
            <text:p>11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3]))" office:value-type="string" office:string-value="mcBond33 &#10;[16232]">
            <text:p>mcBond33 <text:line-break/>[16232]</text:p>
          </table:table-cell>
          <table:table-cell table:style-name="ce51" table:formula="of:=INFO.OBBA.OBBA.OBRUN(&quot;mcBond value &quot;&amp;ROW();[.D33];&quot;getValue&quot;;[$LIBORMarketModel.$M$28])" office:value-type="string" office:string-value="mcBond value 33 &#10;[34609]">
            <text:p>mcBond value 33 <text:line-break/>[34609]</text:p>
          </table:table-cell>
          <table:table-cell table:style-name="ce52" table:formula="of:=INFO.OBBA.OBBA.OBGET(INFO.OBBA.OBBA.OBSYNC([.E33];[.E$11:.E$511]))" office:value-type="percentage" office:value="0.805821536429671">
            <text:p>80,58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3])))" office:value-type="percentage" office:value="0.805252317358185">
            <text:p>80,5%</text:p>
          </table:table-cell>
          <table:table-cell table:style-name="ce50" table:formula="of:=[.F33]-[.H33]" office:value-type="percentage" office:value="0.00056921907148610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3]+0.5" office:value-type="float" office:value="12">
            <text:p>12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4]))" office:value-type="string" office:string-value="mcBond34 &#10;[16235]">
            <text:p>mcBond34 <text:line-break/>[16235]</text:p>
          </table:table-cell>
          <table:table-cell table:style-name="ce51" table:formula="of:=INFO.OBBA.OBBA.OBRUN(&quot;mcBond value &quot;&amp;ROW();[.D34];&quot;getValue&quot;;[$LIBORMarketModel.$M$28])" office:value-type="string" office:string-value="mcBond value 34 &#10;[34610]">
            <text:p>mcBond value 34 <text:line-break/>[34610]</text:p>
          </table:table-cell>
          <table:table-cell table:style-name="ce52" table:formula="of:=INFO.OBBA.OBBA.OBGET(INFO.OBBA.OBBA.OBSYNC([.E34];[.E$11:.E$511]))" office:value-type="percentage" office:value="0.793819364345749">
            <text:p>79,38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4])))" office:value-type="percentage" office:value="0.793403699475449">
            <text:p>79,3%</text:p>
          </table:table-cell>
          <table:table-cell table:style-name="ce50" table:formula="of:=[.F34]-[.H34]" office:value-type="percentage" office:value="0.00041566487030042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4]+0.5" office:value-type="float" office:value="12.5">
            <text:p>12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5]))" office:value-type="string" office:string-value="mcBond35 &#10;[16238]">
            <text:p>mcBond35 <text:line-break/>[16238]</text:p>
          </table:table-cell>
          <table:table-cell table:style-name="ce51" table:formula="of:=INFO.OBBA.OBBA.OBRUN(&quot;mcBond value &quot;&amp;ROW();[.D35];&quot;getValue&quot;;[$LIBORMarketModel.$M$28])" office:value-type="string" office:string-value="mcBond value 35 &#10;[34611]">
            <text:p>mcBond value 35 <text:line-break/>[34611]</text:p>
          </table:table-cell>
          <table:table-cell table:style-name="ce52" table:formula="of:=INFO.OBBA.OBBA.OBGET(INFO.OBBA.OBBA.OBSYNC([.E35];[.E$11:.E$511]))" office:value-type="percentage" office:value="0.782260101504745">
            <text:p>78,226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5])))" office:value-type="percentage" office:value="0.781876367322907">
            <text:p>78,2%</text:p>
          </table:table-cell>
          <table:table-cell table:style-name="ce50" table:formula="of:=[.F35]-[.H35]" office:value-type="percentage" office:value="0.00038373418183801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5]+0.5" office:value-type="float" office:value="13">
            <text:p>13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6]))" office:value-type="string" office:string-value="mcBond36 &#10;[16241]">
            <text:p>mcBond36 <text:line-break/>[16241]</text:p>
          </table:table-cell>
          <table:table-cell table:style-name="ce51" table:formula="of:=INFO.OBBA.OBBA.OBRUN(&quot;mcBond value &quot;&amp;ROW();[.D36];&quot;getValue&quot;;[$LIBORMarketModel.$M$28])" office:value-type="string" office:string-value="mcBond value 36 &#10;[34612]">
            <text:p>mcBond value 36 <text:line-break/>[34612]</text:p>
          </table:table-cell>
          <table:table-cell table:style-name="ce52" table:formula="of:=INFO.OBBA.OBBA.OBGET(INFO.OBBA.OBBA.OBSYNC([.E36];[.E$11:.E$511]))" office:value-type="percentage" office:value="0.771078207488975">
            <text:p>77,10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6])))" office:value-type="percentage" office:value="0.770735947341996">
            <text:p>77,1%</text:p>
          </table:table-cell>
          <table:table-cell table:style-name="ce50" table:formula="of:=[.F36]-[.H36]" office:value-type="percentage" office:value="0.00034226014697835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6]+0.5" office:value-type="float" office:value="13.5">
            <text:p>13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7]))" office:value-type="string" office:string-value="mcBond37 &#10;[16244]">
            <text:p>mcBond37 <text:line-break/>[16244]</text:p>
          </table:table-cell>
          <table:table-cell table:style-name="ce51" table:formula="of:=INFO.OBBA.OBBA.OBRUN(&quot;mcBond value &quot;&amp;ROW();[.D37];&quot;getValue&quot;;[$LIBORMarketModel.$M$28])" office:value-type="string" office:string-value="mcBond value 37 &#10;[34613]">
            <text:p>mcBond value 37 <text:line-break/>[34613]</text:p>
          </table:table-cell>
          <table:table-cell table:style-name="ce52" table:formula="of:=INFO.OBBA.OBBA.OBGET(INFO.OBBA.OBBA.OBSYNC([.E37];[.E$11:.E$511]))" office:value-type="percentage" office:value="0.760378156187597">
            <text:p>76,03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7])))" office:value-type="percentage" office:value="0.760021190357639">
            <text:p>76,0%</text:p>
          </table:table-cell>
          <table:table-cell table:style-name="ce50" table:formula="of:=[.F37]-[.H37]" office:value-type="percentage" office:value="0.00035696582995736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7]+0.5" office:value-type="float" office:value="14">
            <text:p>14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8]))" office:value-type="string" office:string-value="mcBond38 &#10;[16247]">
            <text:p>mcBond38 <text:line-break/>[16247]</text:p>
          </table:table-cell>
          <table:table-cell table:style-name="ce51" table:formula="of:=INFO.OBBA.OBBA.OBRUN(&quot;mcBond value &quot;&amp;ROW();[.D38];&quot;getValue&quot;;[$LIBORMarketModel.$M$28])" office:value-type="string" office:string-value="mcBond value 38 &#10;[34614]">
            <text:p>mcBond value 38 <text:line-break/>[34614]</text:p>
          </table:table-cell>
          <table:table-cell table:style-name="ce52" table:formula="of:=INFO.OBBA.OBBA.OBGET(INFO.OBBA.OBBA.OBSYNC([.E38];[.E$11:.E$511]))" office:value-type="percentage" office:value="0.750118403806921">
            <text:p>75,01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8])))" office:value-type="percentage" office:value="0.749745878439816">
            <text:p>75,0%</text:p>
          </table:table-cell>
          <table:table-cell table:style-name="ce50" table:formula="of:=[.F38]-[.H38]" office:value-type="percentage" office:value="0.00037252536710552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8]+0.5" office:value-type="float" office:value="14.5">
            <text:p>14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39]))" office:value-type="string" office:string-value="mcBond39 &#10;[16250]">
            <text:p>mcBond39 <text:line-break/>[16250]</text:p>
          </table:table-cell>
          <table:table-cell table:style-name="ce51" table:formula="of:=INFO.OBBA.OBBA.OBRUN(&quot;mcBond value &quot;&amp;ROW();[.D39];&quot;getValue&quot;;[$LIBORMarketModel.$M$28])" office:value-type="string" office:string-value="mcBond value 39 &#10;[34615]">
            <text:p>mcBond value 39 <text:line-break/>[34615]</text:p>
          </table:table-cell>
          <table:table-cell table:style-name="ce52" table:formula="of:=INFO.OBBA.OBBA.OBGET(INFO.OBBA.OBBA.OBSYNC([.E39];[.E$11:.E$511]))" office:value-type="percentage" office:value="0.740345992206139">
            <text:p>74,03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39])))" office:value-type="percentage" office:value="0.739900542346803">
            <text:p>74,0%</text:p>
          </table:table-cell>
          <table:table-cell table:style-name="ce50" table:formula="of:=[.F39]-[.H39]" office:value-type="percentage" office:value="0.000445449859336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39]+0.5" office:value-type="float" office:value="15">
            <text:p>1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0]))" office:value-type="string" office:string-value="mcBond40 &#10;[16253]">
            <text:p>mcBond40 <text:line-break/>[16253]</text:p>
          </table:table-cell>
          <table:table-cell table:style-name="ce51" table:formula="of:=INFO.OBBA.OBBA.OBRUN(&quot;mcBond value &quot;&amp;ROW();[.D40];&quot;getValue&quot;;[$LIBORMarketModel.$M$28])" office:value-type="string" office:string-value="mcBond value 40 &#10;[34616]">
            <text:p>mcBond value 40 <text:line-break/>[34616]</text:p>
          </table:table-cell>
          <table:table-cell table:style-name="ce52" table:formula="of:=INFO.OBBA.OBBA.OBGET(INFO.OBBA.OBBA.OBSYNC([.E40];[.E$11:.E$511]))" office:value-type="percentage" office:value="0.730922222990069">
            <text:p>73,09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0])))" office:value-type="percentage" office:value="0.730453981442865">
            <text:p>73,0%</text:p>
          </table:table-cell>
          <table:table-cell table:style-name="ce50" table:formula="of:=[.F40]-[.H40]" office:value-type="percentage" office:value="0.0004682415472040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0]+0.5" office:value-type="float" office:value="15.5">
            <text:p>15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1]))" office:value-type="string" office:string-value="mcBond41 &#10;[16256]">
            <text:p>mcBond41 <text:line-break/>[16256]</text:p>
          </table:table-cell>
          <table:table-cell table:style-name="ce51" table:formula="of:=INFO.OBBA.OBBA.OBRUN(&quot;mcBond value &quot;&amp;ROW();[.D41];&quot;getValue&quot;;[$LIBORMarketModel.$M$28])" office:value-type="string" office:string-value="mcBond value 41 &#10;[34617]">
            <text:p>mcBond value 41 <text:line-break/>[34617]</text:p>
          </table:table-cell>
          <table:table-cell table:style-name="ce52" table:formula="of:=INFO.OBBA.OBBA.OBGET(INFO.OBBA.OBBA.OBSYNC([.E41];[.E$11:.E$511]))" office:value-type="percentage" office:value="0.721827801280969">
            <text:p>72,183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1])))" office:value-type="percentage" office:value="0.721358834266202">
            <text:p>72,1%</text:p>
          </table:table-cell>
          <table:table-cell table:style-name="ce50" table:formula="of:=[.F41]-[.H41]" office:value-type="percentage" office:value="0.00046896701476684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1]+0.5" office:value-type="float" office:value="16">
            <text:p>16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2]))" office:value-type="string" office:string-value="mcBond42 &#10;[16259]">
            <text:p>mcBond42 <text:line-break/>[16259]</text:p>
          </table:table-cell>
          <table:table-cell table:style-name="ce51" table:formula="of:=INFO.OBBA.OBBA.OBRUN(&quot;mcBond value &quot;&amp;ROW();[.D42];&quot;getValue&quot;;[$LIBORMarketModel.$M$28])" office:value-type="string" office:string-value="mcBond value 42 &#10;[34618]">
            <text:p>mcBond value 42 <text:line-break/>[34618]</text:p>
          </table:table-cell>
          <table:table-cell table:style-name="ce52" table:formula="of:=INFO.OBBA.OBBA.OBGET(INFO.OBBA.OBBA.OBSYNC([.E42];[.E$11:.E$511]))" office:value-type="percentage" office:value="0.713064799298326">
            <text:p>71,306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2])))" office:value-type="percentage" office:value="0.712569244847808">
            <text:p>71,3%</text:p>
          </table:table-cell>
          <table:table-cell table:style-name="ce50" table:formula="of:=[.F42]-[.H42]" office:value-type="percentage" office:value="0.00049555445051852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2]+0.5" office:value-type="float" office:value="16.5">
            <text:p>16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3]))" office:value-type="string" office:string-value="mcBond43 &#10;[16262]">
            <text:p>mcBond43 <text:line-break/>[16262]</text:p>
          </table:table-cell>
          <table:table-cell table:style-name="ce51" table:formula="of:=INFO.OBBA.OBBA.OBRUN(&quot;mcBond value &quot;&amp;ROW();[.D43];&quot;getValue&quot;;[$LIBORMarketModel.$M$28])" office:value-type="string" office:string-value="mcBond value 43 &#10;[34619]">
            <text:p>mcBond value 43 <text:line-break/>[34619]</text:p>
          </table:table-cell>
          <table:table-cell table:style-name="ce52" table:formula="of:=INFO.OBBA.OBBA.OBGET(INFO.OBBA.OBBA.OBSYNC([.E43];[.E$11:.E$511]))" office:value-type="percentage" office:value="0.70455465448505">
            <text:p>70,45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3])))" office:value-type="percentage" office:value="0.704044868778915">
            <text:p>70,4%</text:p>
          </table:table-cell>
          <table:table-cell table:style-name="ce50" table:formula="of:=[.F43]-[.H43]" office:value-type="percentage" office:value="0.00050978570613491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3]+0.5" office:value-type="float" office:value="17">
            <text:p>17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4]))" office:value-type="string" office:string-value="mcBond44 &#10;[16265]">
            <text:p>mcBond44 <text:line-break/>[16265]</text:p>
          </table:table-cell>
          <table:table-cell table:style-name="ce51" table:formula="of:=INFO.OBBA.OBBA.OBRUN(&quot;mcBond value &quot;&amp;ROW();[.D44];&quot;getValue&quot;;[$LIBORMarketModel.$M$28])" office:value-type="string" office:string-value="mcBond value 44 &#10;[34620]">
            <text:p>mcBond value 44 <text:line-break/>[34620]</text:p>
          </table:table-cell>
          <table:table-cell table:style-name="ce52" table:formula="of:=INFO.OBBA.OBBA.OBGET(INFO.OBBA.OBBA.OBSYNC([.E44];[.E$11:.E$511]))" office:value-type="percentage" office:value="0.696225739608941">
            <text:p>69,623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4])))" office:value-type="percentage" office:value="0.695750528896975">
            <text:p>69,6%</text:p>
          </table:table-cell>
          <table:table-cell table:style-name="ce50" table:formula="of:=[.F44]-[.H44]" office:value-type="percentage" office:value="0.00047521071196587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4]+0.5" office:value-type="float" office:value="17.5">
            <text:p>17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5]))" office:value-type="string" office:string-value="mcBond45 &#10;[16268]">
            <text:p>mcBond45 <text:line-break/>[16268]</text:p>
          </table:table-cell>
          <table:table-cell table:style-name="ce51" table:formula="of:=INFO.OBBA.OBBA.OBRUN(&quot;mcBond value &quot;&amp;ROW();[.D45];&quot;getValue&quot;;[$LIBORMarketModel.$M$28])" office:value-type="string" office:string-value="mcBond value 45 &#10;[34621]">
            <text:p>mcBond value 45 <text:line-break/>[34621]</text:p>
          </table:table-cell>
          <table:table-cell table:style-name="ce52" table:formula="of:=INFO.OBBA.OBBA.OBGET(INFO.OBBA.OBBA.OBSYNC([.E45];[.E$11:.E$511]))" office:value-type="percentage" office:value="0.688046159073108">
            <text:p>68,80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5])))" office:value-type="percentage" office:value="0.68765590796344">
            <text:p>68,8%</text:p>
          </table:table-cell>
          <table:table-cell table:style-name="ce50" table:formula="of:=[.F45]-[.H45]" office:value-type="percentage" office:value="0.00039025110966772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5]+0.5" office:value-type="float" office:value="18">
            <text:p>18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6]))" office:value-type="string" office:string-value="mcBond46 &#10;[16271]">
            <text:p>mcBond46 <text:line-break/>[16271]</text:p>
          </table:table-cell>
          <table:table-cell table:style-name="ce51" table:formula="of:=INFO.OBBA.OBBA.OBRUN(&quot;mcBond value &quot;&amp;ROW();[.D46];&quot;getValue&quot;;[$LIBORMarketModel.$M$28])" office:value-type="string" office:string-value="mcBond value 46 &#10;[34622]">
            <text:p>mcBond value 46 <text:line-break/>[34622]</text:p>
          </table:table-cell>
          <table:table-cell table:style-name="ce52" table:formula="of:=INFO.OBBA.OBBA.OBGET(INFO.OBBA.OBBA.OBSYNC([.E46];[.E$11:.E$511]))" office:value-type="percentage" office:value="0.679952322120122">
            <text:p>67,99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6])))" office:value-type="percentage" office:value="0.679735271403297">
            <text:p>68,0%</text:p>
          </table:table-cell>
          <table:table-cell table:style-name="ce50" table:formula="of:=[.F46]-[.H46]" office:value-type="percentage" office:value="0.00021705071682454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6]+0.5" office:value-type="float" office:value="18.5">
            <text:p>18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7]))" office:value-type="string" office:string-value="mcBond47 &#10;[16274]">
            <text:p>mcBond47 <text:line-break/>[16274]</text:p>
          </table:table-cell>
          <table:table-cell table:style-name="ce51" table:formula="of:=INFO.OBBA.OBBA.OBRUN(&quot;mcBond value &quot;&amp;ROW();[.D47];&quot;getValue&quot;;[$LIBORMarketModel.$M$28])" office:value-type="string" office:string-value="mcBond value 47 &#10;[34623]">
            <text:p>mcBond value 47 <text:line-break/>[34623]</text:p>
          </table:table-cell>
          <table:table-cell table:style-name="ce52" table:formula="of:=INFO.OBBA.OBBA.OBGET(INFO.OBBA.OBBA.OBSYNC([.E47];[.E$11:.E$511]))" office:value-type="percentage" office:value="0.672097722500462">
            <text:p>67,210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7])))" office:value-type="percentage" office:value="0.671967214314972">
            <text:p>67,2%</text:p>
          </table:table-cell>
          <table:table-cell table:style-name="ce50" table:formula="of:=[.F47]-[.H47]" office:value-type="percentage" office:value="0.00013050818549031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7]+0.5" office:value-type="float" office:value="19">
            <text:p>19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8]))" office:value-type="string" office:string-value="mcBond48 &#10;[16277]">
            <text:p>mcBond48 <text:line-break/>[16277]</text:p>
          </table:table-cell>
          <table:table-cell table:style-name="ce51" table:formula="of:=INFO.OBBA.OBBA.OBRUN(&quot;mcBond value &quot;&amp;ROW();[.D48];&quot;getValue&quot;;[$LIBORMarketModel.$M$28])" office:value-type="string" office:string-value="mcBond value 48 &#10;[34624]">
            <text:p>mcBond value 48 <text:line-break/>[34624]</text:p>
          </table:table-cell>
          <table:table-cell table:style-name="ce52" table:formula="of:=INFO.OBBA.OBBA.OBGET(INFO.OBBA.OBBA.OBSYNC([.E48];[.E$11:.E$511]))" office:value-type="percentage" office:value="0.664414331239086">
            <text:p>66,441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8])))" office:value-type="percentage" office:value="0.66433442798093">
            <text:p>66,4%</text:p>
          </table:table-cell>
          <table:table-cell table:style-name="ce50" table:formula="of:=[.F48]-[.H48]" office:value-type="percentage" office:value="0.000079903258156321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8]+0.5" office:value-type="float" office:value="19.5">
            <text:p>19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49]))" office:value-type="string" office:string-value="mcBond49 &#10;[16280]">
            <text:p>mcBond49 <text:line-break/>[16280]</text:p>
          </table:table-cell>
          <table:table-cell table:style-name="ce51" table:formula="of:=INFO.OBBA.OBBA.OBRUN(&quot;mcBond value &quot;&amp;ROW();[.D49];&quot;getValue&quot;;[$LIBORMarketModel.$M$28])" office:value-type="string" office:string-value="mcBond value 49 &#10;[34625]">
            <text:p>mcBond value 49 <text:line-break/>[34625]</text:p>
          </table:table-cell>
          <table:table-cell table:style-name="ce52" table:formula="of:=INFO.OBBA.OBBA.OBGET(INFO.OBBA.OBBA.OBSYNC([.E49];[.E$11:.E$511]))" office:value-type="percentage" office:value="0.656845772156333">
            <text:p>65,68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49])))" office:value-type="percentage" office:value="0.656823482031274">
            <text:p>65,7%</text:p>
          </table:table-cell>
          <table:table-cell table:style-name="ce50" table:formula="of:=[.F49]-[.H49]" office:value-type="percentage" office:value="0.000022290125058388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49]+0.5" office:value-type="float" office:value="20">
            <text:p>20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0]))" office:value-type="string" office:string-value="mcBond50 &#10;[16283]">
            <text:p>mcBond50 <text:line-break/>[16283]</text:p>
          </table:table-cell>
          <table:table-cell table:style-name="ce51" table:formula="of:=INFO.OBBA.OBBA.OBRUN(&quot;mcBond value &quot;&amp;ROW();[.D50];&quot;getValue&quot;;[$LIBORMarketModel.$M$28])" office:value-type="string" office:string-value="mcBond value 50 &#10;[34626]">
            <text:p>mcBond value 50 <text:line-break/>[34626]</text:p>
          </table:table-cell>
          <table:table-cell table:style-name="ce52" table:formula="of:=INFO.OBBA.OBBA.OBGET(INFO.OBBA.OBBA.OBSYNC([.E50];[.E$11:.E$511]))" office:value-type="percentage" office:value="0.649376533211782">
            <text:p>64,93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0])))" office:value-type="percentage" office:value="0.649424619248327">
            <text:p>64,9%</text:p>
          </table:table-cell>
          <table:table-cell table:style-name="ce50" table:formula="of:=[.F50]-[.H50]" office:value-type="percentage" office:value="-0.000048086036544492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0]+0.5" office:value-type="float" office:value="20.5">
            <text:p>20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1]))" office:value-type="string" office:string-value="mcBond51 &#10;[16286]">
            <text:p>mcBond51 <text:line-break/>[16286]</text:p>
          </table:table-cell>
          <table:table-cell table:style-name="ce51" table:formula="of:=INFO.OBBA.OBBA.OBRUN(&quot;mcBond value &quot;&amp;ROW();[.D51];&quot;getValue&quot;;[$LIBORMarketModel.$M$28])" office:value-type="string" office:string-value="mcBond value 51 &#10;[34627]">
            <text:p>mcBond value 51 <text:line-break/>[34627]</text:p>
          </table:table-cell>
          <table:table-cell table:style-name="ce52" table:formula="of:=INFO.OBBA.OBBA.OBGET(INFO.OBBA.OBBA.OBSYNC([.E51];[.E$11:.E$511]))" office:value-type="percentage" office:value="0.642063078971795">
            <text:p>64,206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1])))" office:value-type="percentage" office:value="0.642131030303056">
            <text:p>64,2%</text:p>
          </table:table-cell>
          <table:table-cell table:style-name="ce50" table:formula="of:=[.F51]-[.H51]" office:value-type="percentage" office:value="-0.000067951331261140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1]+0.5" office:value-type="float" office:value="21">
            <text:p>21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2]))" office:value-type="string" office:string-value="mcBond52 &#10;[16289]">
            <text:p>mcBond52 <text:line-break/>[16289]</text:p>
          </table:table-cell>
          <table:table-cell table:style-name="ce51" table:formula="of:=INFO.OBBA.OBBA.OBRUN(&quot;mcBond value &quot;&amp;ROW();[.D52];&quot;getValue&quot;;[$LIBORMarketModel.$M$28])" office:value-type="string" office:string-value="mcBond value 52 &#10;[34628]">
            <text:p>mcBond value 52 <text:line-break/>[34628]</text:p>
          </table:table-cell>
          <table:table-cell table:style-name="ce52" table:formula="of:=INFO.OBBA.OBBA.OBGET(INFO.OBBA.OBBA.OBSYNC([.E52];[.E$11:.E$511]))" office:value-type="percentage" office:value="0.634829918546835">
            <text:p>63,483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2])))" office:value-type="percentage" office:value="0.634936599295835">
            <text:p>63,5%</text:p>
          </table:table-cell>
          <table:table-cell table:style-name="ce50" table:formula="of:=[.F52]-[.H52]" office:value-type="percentage" office:value="-0.00010668074899977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2]+0.5" office:value-type="float" office:value="21.5">
            <text:p>21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3]))" office:value-type="string" office:string-value="mcBond53 &#10;[16292]">
            <text:p>mcBond53 <text:line-break/>[16292]</text:p>
          </table:table-cell>
          <table:table-cell table:style-name="ce51" table:formula="of:=INFO.OBBA.OBBA.OBRUN(&quot;mcBond value &quot;&amp;ROW();[.D53];&quot;getValue&quot;;[$LIBORMarketModel.$M$28])" office:value-type="string" office:string-value="mcBond value 53 &#10;[34629]">
            <text:p>mcBond value 53 <text:line-break/>[34629]</text:p>
          </table:table-cell>
          <table:table-cell table:style-name="ce52" table:formula="of:=INFO.OBBA.OBBA.OBGET(INFO.OBBA.OBBA.OBSYNC([.E53];[.E$11:.E$511]))" office:value-type="percentage" office:value="0.62773523902903">
            <text:p>62,774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3])))" office:value-type="percentage" office:value="0.627835352410698">
            <text:p>62,8%</text:p>
          </table:table-cell>
          <table:table-cell table:style-name="ce50" table:formula="of:=[.F53]-[.H53]" office:value-type="percentage" office:value="-0.00010011338166804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3]+0.5" office:value-type="float" office:value="22">
            <text:p>22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4]))" office:value-type="string" office:string-value="mcBond54 &#10;[16295]">
            <text:p>mcBond54 <text:line-break/>[16295]</text:p>
          </table:table-cell>
          <table:table-cell table:style-name="ce51" table:formula="of:=INFO.OBBA.OBBA.OBRUN(&quot;mcBond value &quot;&amp;ROW();[.D54];&quot;getValue&quot;;[$LIBORMarketModel.$M$28])" office:value-type="string" office:string-value="mcBond value 54 &#10;[34630]">
            <text:p>mcBond value 54 <text:line-break/>[34630]</text:p>
          </table:table-cell>
          <table:table-cell table:style-name="ce52" table:formula="of:=INFO.OBBA.OBBA.OBGET(INFO.OBBA.OBBA.OBSYNC([.E54];[.E$11:.E$511]))" office:value-type="percentage" office:value="0.620712498725702">
            <text:p>62,071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4])))" office:value-type="percentage" office:value="0.620821455665115">
            <text:p>62,1%</text:p>
          </table:table-cell>
          <table:table-cell table:style-name="ce50" table:formula="of:=[.F54]-[.H54]" office:value-type="percentage" office:value="-0.00010895693941315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4]+0.5" office:value-type="float" office:value="22.5">
            <text:p>22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5]))" office:value-type="string" office:string-value="mcBond55 &#10;[16298]">
            <text:p>mcBond55 <text:line-break/>[16298]</text:p>
          </table:table-cell>
          <table:table-cell table:style-name="ce51" table:formula="of:=INFO.OBBA.OBBA.OBRUN(&quot;mcBond value &quot;&amp;ROW();[.D55];&quot;getValue&quot;;[$LIBORMarketModel.$M$28])" office:value-type="string" office:string-value="mcBond value 55 &#10;[34631]">
            <text:p>mcBond value 55 <text:line-break/>[34631]</text:p>
          </table:table-cell>
          <table:table-cell table:style-name="ce52" table:formula="of:=INFO.OBBA.OBBA.OBGET(INFO.OBBA.OBBA.OBSYNC([.E55];[.E$11:.E$511]))" office:value-type="percentage" office:value="0.613720209095384">
            <text:p>61,37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5])))" office:value-type="percentage" office:value="0.61388921299594">
            <text:p>61,4%</text:p>
          </table:table-cell>
          <table:table-cell table:style-name="ce50" table:formula="of:=[.F55]-[.H55]" office:value-type="percentage" office:value="-0.00016900390055618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5]+0.5" office:value-type="float" office:value="23">
            <text:p>23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6]))" office:value-type="string" office:string-value="mcBond56 &#10;[16301]">
            <text:p>mcBond56 <text:line-break/>[16301]</text:p>
          </table:table-cell>
          <table:table-cell table:style-name="ce51" table:formula="of:=INFO.OBBA.OBBA.OBRUN(&quot;mcBond value &quot;&amp;ROW();[.D56];&quot;getValue&quot;;[$LIBORMarketModel.$M$28])" office:value-type="string" office:string-value="mcBond value 56 &#10;[34632]">
            <text:p>mcBond value 56 <text:line-break/>[34632]</text:p>
          </table:table-cell>
          <table:table-cell table:style-name="ce52" table:formula="of:=INFO.OBBA.OBBA.OBGET(INFO.OBBA.OBBA.OBSYNC([.E56];[.E$11:.E$511]))" office:value-type="percentage" office:value="0.606807648131973">
            <text:p>60,681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6])))" office:value-type="percentage" office:value="0.607033064678225">
            <text:p>60,7%</text:p>
          </table:table-cell>
          <table:table-cell table:style-name="ce50" table:formula="of:=[.F56]-[.H56]" office:value-type="percentage" office:value="-0.00022541654625152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6]+0.5" office:value-type="float" office:value="23.5">
            <text:p>23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7]))" office:value-type="string" office:string-value="mcBond57 &#10;[16304]">
            <text:p>mcBond57 <text:line-break/>[16304]</text:p>
          </table:table-cell>
          <table:table-cell table:style-name="ce51" table:formula="of:=INFO.OBBA.OBBA.OBRUN(&quot;mcBond value &quot;&amp;ROW();[.D57];&quot;getValue&quot;;[$LIBORMarketModel.$M$28])" office:value-type="string" office:string-value="mcBond value 57 &#10;[34633]">
            <text:p>mcBond value 57 <text:line-break/>[34633]</text:p>
          </table:table-cell>
          <table:table-cell table:style-name="ce52" table:formula="of:=INFO.OBBA.OBBA.OBGET(INFO.OBBA.OBBA.OBSYNC([.E57];[.E$11:.E$511]))" office:value-type="percentage" office:value="0.599975627021006">
            <text:p>59,998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7])))" office:value-type="percentage" office:value="0.600247586073269">
            <text:p>60,0%</text:p>
          </table:table-cell>
          <table:table-cell table:style-name="ce50" table:formula="of:=[.F57]-[.H57]" office:value-type="percentage" office:value="-0.00027195905226340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7]+0.5" office:value-type="float" office:value="24">
            <text:p>24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8]))" office:value-type="string" office:string-value="mcBond58 &#10;[16307]">
            <text:p>mcBond58 <text:line-break/>[16307]</text:p>
          </table:table-cell>
          <table:table-cell table:style-name="ce51" table:formula="of:=INFO.OBBA.OBBA.OBRUN(&quot;mcBond value &quot;&amp;ROW();[.D58];&quot;getValue&quot;;[$LIBORMarketModel.$M$28])" office:value-type="string" office:string-value="mcBond value 58 &#10;[34634]">
            <text:p>mcBond value 58 <text:line-break/>[34634]</text:p>
          </table:table-cell>
          <table:table-cell table:style-name="ce52" table:formula="of:=INFO.OBBA.OBBA.OBGET(INFO.OBBA.OBBA.OBSYNC([.E58];[.E$11:.E$511]))" office:value-type="percentage" office:value="0.593220889269683">
            <text:p>59,322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8])))" office:value-type="percentage" office:value="0.593527486701847">
            <text:p>59,4%</text:p>
          </table:table-cell>
          <table:table-cell table:style-name="ce50" table:formula="of:=[.F58]-[.H58]" office:value-type="percentage" office:value="-0.00030659743216399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8]+0.5" office:value-type="float" office:value="24.5">
            <text:p>24,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59]))" office:value-type="string" office:string-value="mcBond59 &#10;[16310]">
            <text:p>mcBond59 <text:line-break/>[16310]</text:p>
          </table:table-cell>
          <table:table-cell table:style-name="ce51" table:formula="of:=INFO.OBBA.OBBA.OBRUN(&quot;mcBond value &quot;&amp;ROW();[.D59];&quot;getValue&quot;;[$LIBORMarketModel.$M$28])" office:value-type="string" office:string-value="mcBond value 59 &#10;[34635]">
            <text:p>mcBond value 59 <text:line-break/>[34635]</text:p>
          </table:table-cell>
          <table:table-cell table:style-name="ce52" table:formula="of:=INFO.OBBA.OBBA.OBGET(INFO.OBBA.OBBA.OBSYNC([.E59];[.E$11:.E$511]))" office:value-type="percentage" office:value="0.586550717527085">
            <text:p>58,655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59])))" office:value-type="percentage" office:value="0.586867609638129">
            <text:p>58,7%</text:p>
          </table:table-cell>
          <table:table-cell table:style-name="ce50" table:formula="of:=[.F59]-[.H59]" office:value-type="percentage" office:value="-0.00031689211104324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3" table:formula="of:=[.B59]+0.5" office:value-type="float" office:value="25">
            <text:p>25</text:p>
          </table:table-cell>
          <table:table-cell table:style-name="ce50"/>
          <table:table-cell table:style-name="ce38" table:formula="of:=INFO.OBBA.OBBA.OBMAKE(&quot;mcBond&quot;&amp;ROW();obLibs&amp;&quot;net.finmath.montecarlo.interestrate.products.Bond&quot;;INFO.OBBA.OBBA.OBMAKE(&quot;&quot;;&quot;double&quot;;[.B60]))" office:value-type="string" office:string-value="mcBond60 &#10;[16313]">
            <text:p>mcBond60 <text:line-break/>[16313]</text:p>
          </table:table-cell>
          <table:table-cell table:style-name="ce51" table:formula="of:=INFO.OBBA.OBBA.OBRUN(&quot;mcBond value &quot;&amp;ROW();[.D60];&quot;getValue&quot;;[$LIBORMarketModel.$M$28])" office:value-type="string" office:string-value="mcBond value 60 &#10;[34636]">
            <text:p>mcBond value 60 <text:line-break/>[34636]</text:p>
          </table:table-cell>
          <table:table-cell table:style-name="ce52" table:formula="of:=INFO.OBBA.OBBA.OBGET(INFO.OBBA.OBBA.OBSYNC([.E60];[.E$11:.E$511]))" office:value-type="percentage" office:value="0.579904256500386">
            <text:p>57,990%</text:p>
          </table:table-cell>
          <table:table-cell table:style-name="ce53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53" table:formula="of:=INFO.OBBA.OBBA.OBGET(INFO.OBBA.OBBA.OBCALL(&quot;&quot;;[LIBORMarketModel.$I$10];&quot;getDiscountFactor&quot;;INFO.OBBA.OBBA.OBMAKE(&quot;&quot;;&quot;double&quot;;[.B60])))" office:value-type="percentage" office:value="0.580262931219287">
            <text:p>58,0%</text:p>
          </table:table-cell>
          <table:table-cell table:style-name="ce50" table:formula="of:=[.F60]-[.H60]" office:value-type="percentage" office:value="-0.0003586747189018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8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office:forms form:automatic-focus="false" form:apply-design-mode="false"/>
        <table:shapes>
          <draw:frame draw:z-index="0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7"/>
        <table:table-column table:style-name="co6" table:number-columns-repeated="4" table:default-cell-style-name="ce37"/>
        <table:table-column table:style-name="co9" table:default-cell-style-name="ce37"/>
        <table:table-column table:style-name="co6" table:number-columns-repeated="252" table:default-cell-style-name="ce37"/>
        <table:table-column table:style-name="co8" table:number-columns-repeated="766" table:default-cell-style-name="ce37"/>
        <table:table-row table:style-name="ro4">
          <table:table-cell table:style-name="ce14" table:number-columns-repeated="7"/>
          <table:table-cell table:style-name="ce3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5"/>
          <table:table-cell table:style-name="ce14" table:number-columns-repeated="5"/>
          <table:table-cell table:style-name="ce3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8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6" office:value-type="string">
            <text:p>Swaption calibration error (vol)</text:p>
          </table:table-cell>
          <table:table-cell table:style-name="ce46"/>
          <table:table-cell table:style-name="ce38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8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16576]">
            <text:p>short period* </text:p>
            <text:p>[16576]</text:p>
          </table:table-cell>
          <table:table-cell table:style-name="ce38" office:value-type="string">
            <text:p>SHORT_PERIOD_AT_START</text:p>
          </table:table-cell>
          <table:table-cell table:style-name="ce14" table:number-columns-repeated="3"/>
          <table:table-cell table:style-name="ce47" office:value-type="string">
            <text:p>Mean (vol):</text:p>
          </table:table-cell>
          <table:table-cell table:style-name="ce56" table:formula="of:=AVERAGE([.P11:.P49])" office:value-type="percentage" office:value="-0.00662304167250872">
            <text:p>-0,66%</text:p>
          </table:table-cell>
          <table:table-cell table:style-name="ce38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4" office:value-type="percentage" office:value="0">
            <text:p>0%</text:p>
          </table:table-cell>
          <table:table-cell table:style-name="ce14" table:number-columns-repeated="3"/>
          <table:table-cell table:style-name="ce47" office:value-type="string">
            <text:p>Standard deviation (vol):</text:p>
          </table:table-cell>
          <table:table-cell table:style-name="ce57" table:formula="of:=STDEV([.P11:.P49])" office:value-type="percentage" office:value="0.0494473889011526">
            <text:p>4,94%</text:p>
          </table:table-cell>
          <table:table-cell table:style-name="ce38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8" office:value-type="float" office:value="5">
            <text:p>5</text:p>
          </table:table-cell>
          <table:table-cell table:style-name="ce14" table:number-columns-repeated="3"/>
          <table:table-cell table:style-name="ce38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55"/>
          <table:table-cell table:style-name="ce14" table:number-columns-repeated="3"/>
          <table:table-cell table:style-name="ce38" table:number-columns-repeated="3"/>
          <table:table-cell table:style-name="ce14" table:number-columns-repeated="3"/>
          <table:table-cell table:style-name="ce33" office:value-type="string">
            <text:p>model</text:p>
          </table:table-cell>
          <table:table-cell table:style-name="ce14"/>
          <table:table-cell table:style-name="ce33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8" office:value-type="string">
            <text:p>swap start</text:p>
          </table:table-cell>
          <table:table-cell table:style-name="ce48" office:value-type="string">
            <text:p>swap end</text:p>
          </table:table-cell>
          <table:table-cell table:style-name="ce48" office:value-type="string">
            <text:p>swap period</text:p>
          </table:table-cell>
          <table:table-cell table:style-name="ce48" office:value-type="string">
            <text:p>swap rate</text:p>
          </table:table-cell>
          <table:table-cell table:style-name="ce33"/>
          <table:table-cell table:style-name="ce46" office:value-type="string">
            <text:p>objects</text:p>
          </table:table-cell>
          <table:table-cell table:style-name="ce46" table:number-columns-repeated="2"/>
          <table:table-cell table:style-name="ce48" office:value-type="string">
            <text:p>price</text:p>
          </table:table-cell>
          <table:table-cell table:style-name="ce48" office:value-type="string">
            <text:p>par swap rate</text:p>
          </table:table-cell>
          <table:table-cell table:style-name="ce48" office:value-type="string">
            <text:p>swap annuity</text:p>
          </table:table-cell>
          <table:table-cell table:style-name="ce48" office:value-type="string">
            <text:p>implied vol</text:p>
          </table:table-cell>
          <table:table-cell table:style-name="ce14"/>
          <table:table-cell table:style-name="ce48" office:value-type="string">
            <text:p>implied vol</text:p>
          </table:table-cell>
          <table:table-cell table:style-name="ce48" office:value-type="string">
            <text:p>deviation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office:value-type="float" office:value="0.5">
            <text:p>0,5</text:p>
          </table:table-cell>
          <table:table-cell table:style-name="ce33" table:formula="of:=[.B11]+[.$C$8]" office:value-type="float" office:value="5.5">
            <text:p>5,5</text:p>
          </table:table-cell>
          <table:table-cell table:style-name="ce33" office:value-type="float" office:value="0.5">
            <text:p>0,5</text:p>
          </table:table-cell>
          <table:table-cell table:style-name="ce50" table:formula="of:=[.K11]+[.$C$7]" office:value-type="percentage" office:value="0.0115679444407914">
            <text:p>1,2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16588]">
            <text:p>swap tenor 1-11 <text:line-break/>[16588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16591]">
            <text:p>mcSwaption 1-11 <text:line-break/>[16591]</text:p>
          </table:table-cell>
          <table:table-cell table:style-name="ce51" table:formula="of:=INFO.OBBA.OBBA.OBRUN(&quot;mcSwptn price 1-&quot;&amp;ROW();[.H11];&quot;getValue&quot;;[$LIBORMarketModel.$M$28])" office:value-type="string" office:string-value="mcSwptn price 1-11 &#10;[34318]">
            <text:p>mcSwptn price 1-11 <text:line-break/>[34318]</text:p>
          </table:table-cell>
          <table:table-cell table:style-name="ce52" table:formula="of:=INFO.OBBA.OBBA.OBGET(INFO.OBBA.OBBA.OBSYNC([.I11];[.$I$11:.$I$49]))" office:value-type="percentage" office:value="0.00551167059848414">
            <text:p>0,551%</text:p>
          </table:table-cell>
          <table:table-cell table:style-name="ce50" table:formula="of:=INFO.OBBA.OBBA.OBGET(INFO.OBBA.OBBA.OBCALL(&quot;&quot;;&quot;net.finmath.marketdata.products.Swap&quot;;&quot;getForwardSwapRate&quot;;[.G11];[.G11];['Rate Curve Data'.$E$10]))" office:value-type="percentage" office:value="0.0115679444407914">
            <text:p>1,2%</text:p>
          </table:table-cell>
          <table:table-cell table:style-name="ce53" table:formula="of:=INFO.OBBA.OBBA.OBGET(INFO.OBBA.OBBA.OBCALL(&quot;&quot;;&quot;net.finmath.marketdata.products.SwapAnnuity&quot;;&quot;getSwapAnnuity&quot;;[.G11];['Rate Curve Data'.$E$10]))" office:value-type="percentage" office:value="4.8611797901219">
            <text:p>486,1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48326874954186">
            <text:p>34,8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3" table:formula="of:=IF(ISNUMBER([.O11]);[.M11]-[.O1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1]+0.5" office:value-type="float" office:value="1">
            <text:p>1</text:p>
          </table:table-cell>
          <table:table-cell table:style-name="ce33" table:formula="of:=[.B12]+[.$C$8]" office:value-type="float" office:value="6">
            <text:p>6</text:p>
          </table:table-cell>
          <table:table-cell table:style-name="ce33" office:value-type="float" office:value="0.5">
            <text:p>0,5</text:p>
          </table:table-cell>
          <table:table-cell table:style-name="ce50" table:formula="of:=[.K12]+[.$C$7]" office:value-type="percentage" office:value="0.0131029539052216">
            <text:p>1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16597]">
            <text:p>swap tenor 1-12 <text:line-break/>[16597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16600]">
            <text:p>mcSwaption 1-12 <text:line-break/>[16600]</text:p>
          </table:table-cell>
          <table:table-cell table:style-name="ce51" table:formula="of:=INFO.OBBA.OBBA.OBRUN(&quot;mcSwptn price 1-&quot;&amp;ROW();[.H12];&quot;getValue&quot;;[$LIBORMarketModel.$M$28])" office:value-type="string" office:string-value="mcSwptn price 1-12 &#10;[34319]">
            <text:p>mcSwptn price 1-12 <text:line-break/>[34319]</text:p>
          </table:table-cell>
          <table:table-cell table:style-name="ce52" table:formula="of:=INFO.OBBA.OBBA.OBGET(INFO.OBBA.OBBA.OBSYNC([.I12];[.$I$11:.$I$49]))" office:value-type="percentage" office:value="0.00807974762725792">
            <text:p>0,808%</text:p>
          </table:table-cell>
          <table:table-cell table:style-name="ce50" table:formula="of:=INFO.OBBA.OBBA.OBGET(INFO.OBBA.OBBA.OBCALL(&quot;&quot;;&quot;net.finmath.marketdata.products.Swap&quot;;&quot;getForwardSwapRate&quot;;[.G12];[.G12];['Rate Curve Data'.$E$10]))" office:value-type="percentage" office:value="0.0131029539052216">
            <text:p>1,3%</text:p>
          </table:table-cell>
          <table:table-cell table:style-name="ce53" table:formula="of:=INFO.OBBA.OBBA.OBGET(INFO.OBBA.OBBA.OBCALL(&quot;&quot;;&quot;net.finmath.marketdata.products.SwapAnnuity&quot;;&quot;getSwapAnnuity&quot;;[.G12];['Rate Curve Data'.$E$10]))" office:value-type="percentage" office:value="4.82953917552174">
            <text:p>483,0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21424614831398">
            <text:p>32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3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2]+0.5" office:value-type="float" office:value="1.5">
            <text:p>1,5</text:p>
          </table:table-cell>
          <table:table-cell table:style-name="ce33" table:formula="of:=[.B13]+[.$C$8]" office:value-type="float" office:value="6.5">
            <text:p>6,5</text:p>
          </table:table-cell>
          <table:table-cell table:style-name="ce33" office:value-type="float" office:value="0.5">
            <text:p>0,5</text:p>
          </table:table-cell>
          <table:table-cell table:style-name="ce50" table:formula="of:=[.K13]+[.$C$7]" office:value-type="percentage" office:value="0.0146869119418145">
            <text:p>1,5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16606]">
            <text:p>swap tenor 1-13 <text:line-break/>[16606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16609]">
            <text:p>mcSwaption 1-13 <text:line-break/>[16609]</text:p>
          </table:table-cell>
          <table:table-cell table:style-name="ce51" table:formula="of:=INFO.OBBA.OBBA.OBRUN(&quot;mcSwptn price 1-&quot;&amp;ROW();[.H13];&quot;getValue&quot;;[$LIBORMarketModel.$M$28])" office:value-type="string" office:string-value="mcSwptn price 1-13 &#10;[34320]">
            <text:p>mcSwptn price 1-13 <text:line-break/>[34320]</text:p>
          </table:table-cell>
          <table:table-cell table:style-name="ce52" table:formula="of:=INFO.OBBA.OBBA.OBGET(INFO.OBBA.OBBA.OBSYNC([.I13];[.$I$11:.$I$49]))" office:value-type="percentage" office:value="0.010518542767237">
            <text:p>1,052%</text:p>
          </table:table-cell>
          <table:table-cell table:style-name="ce50" table:formula="of:=INFO.OBBA.OBBA.OBGET(INFO.OBBA.OBBA.OBCALL(&quot;&quot;;&quot;net.finmath.marketdata.products.Swap&quot;;&quot;getForwardSwapRate&quot;;[.G13];[.G13];['Rate Curve Data'.$E$10]))" office:value-type="percentage" office:value="0.0146869119418145">
            <text:p>1,5%</text:p>
          </table:table-cell>
          <table:table-cell table:style-name="ce53" table:formula="of:=INFO.OBBA.OBBA.OBGET(INFO.OBBA.OBBA.OBCALL(&quot;&quot;;&quot;net.finmath.marketdata.products.SwapAnnuity&quot;;&quot;getSwapAnnuity&quot;;[.G13];['Rate Curve Data'.$E$10]))" office:value-type="percentage" office:value="4.79433220804208">
            <text:p>479,4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07540601797831">
            <text:p>30,7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3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3]+0.5" office:value-type="float" office:value="2">
            <text:p>2</text:p>
          </table:table-cell>
          <table:table-cell table:style-name="ce33" table:formula="of:=[.B14]+[.$C$8]" office:value-type="float" office:value="7">
            <text:p>7</text:p>
          </table:table-cell>
          <table:table-cell table:style-name="ce33" office:value-type="float" office:value="0.5">
            <text:p>0,5</text:p>
          </table:table-cell>
          <table:table-cell table:style-name="ce50" table:formula="of:=[.K14]+[.$C$7]" office:value-type="percentage" office:value="0.0163051034972923">
            <text:p>1,6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16577]">
            <text:p>swap tenor 1-14 <text:line-break/>[16577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16613]">
            <text:p>mcSwaption 1-14 <text:line-break/>[16613]</text:p>
          </table:table-cell>
          <table:table-cell table:style-name="ce51" table:formula="of:=INFO.OBBA.OBBA.OBRUN(&quot;mcSwptn price 1-&quot;&amp;ROW();[.H14];&quot;getValue&quot;;[$LIBORMarketModel.$M$28])" office:value-type="string" office:string-value="mcSwptn price 1-14 &#10;[34321]">
            <text:p>mcSwptn price 1-14 <text:line-break/>[34321]</text:p>
          </table:table-cell>
          <table:table-cell table:style-name="ce52" table:formula="of:=INFO.OBBA.OBBA.OBGET(INFO.OBBA.OBBA.OBSYNC([.I14];[.$I$11:.$I$49]))" office:value-type="percentage" office:value="0.0127787612006486">
            <text:p>1,278%</text:p>
          </table:table-cell>
          <table:table-cell table:style-name="ce50" table:formula="of:=INFO.OBBA.OBBA.OBGET(INFO.OBBA.OBBA.OBCALL(&quot;&quot;;&quot;net.finmath.marketdata.products.Swap&quot;;&quot;getForwardSwapRate&quot;;[.G14];[.G14];['Rate Curve Data'.$E$10]))" office:value-type="percentage" office:value="0.0163051034972923">
            <text:p>1,6%</text:p>
          </table:table-cell>
          <table:table-cell table:style-name="ce53" table:formula="of:=INFO.OBBA.OBBA.OBGET(INFO.OBBA.OBBA.OBCALL(&quot;&quot;;&quot;net.finmath.marketdata.products.SwapAnnuity&quot;;&quot;getSwapAnnuity&quot;;[.G14];['Rate Curve Data'.$E$10]))" office:value-type="percentage" office:value="4.75556224078021">
            <text:p>475,6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94213091580591">
            <text:p>29,4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81">
            <text:p>0,38</text:p>
          </table:table-cell>
          <table:table-cell table:style-name="ce56" table:formula="of:=IF(ISNUMBER([.O14]);[.M14]-[.O14];&quot;&quot;)" office:value-type="percentage" office:value="-0.0867869084194087">
            <text:p>-8,68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4]+0.5" office:value-type="float" office:value="2.5">
            <text:p>2,5</text:p>
          </table:table-cell>
          <table:table-cell table:style-name="ce33" table:formula="of:=[.B15]+[.$C$8]" office:value-type="float" office:value="7.5">
            <text:p>7,5</text:p>
          </table:table-cell>
          <table:table-cell table:style-name="ce33" office:value-type="float" office:value="0.5">
            <text:p>0,5</text:p>
          </table:table-cell>
          <table:table-cell table:style-name="ce50" table:formula="of:=[.K15]+[.$C$7]" office:value-type="percentage" office:value="0.0179572713608956">
            <text:p>1,8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16619]">
            <text:p>swap tenor 1-15 <text:line-break/>[16619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16622]">
            <text:p>mcSwaption 1-15 <text:line-break/>[16622]</text:p>
          </table:table-cell>
          <table:table-cell table:style-name="ce51" table:formula="of:=INFO.OBBA.OBBA.OBRUN(&quot;mcSwptn price 1-&quot;&amp;ROW();[.H15];&quot;getValue&quot;;[$LIBORMarketModel.$M$28])" office:value-type="string" office:string-value="mcSwptn price 1-15 &#10;[34322]">
            <text:p>mcSwptn price 1-15 <text:line-break/>[34322]</text:p>
          </table:table-cell>
          <table:table-cell table:style-name="ce52" table:formula="of:=INFO.OBBA.OBBA.OBGET(INFO.OBBA.OBBA.OBSYNC([.I15];[.$I$11:.$I$49]))" office:value-type="percentage" office:value="0.0152678007290645">
            <text:p>1,527%</text:p>
          </table:table-cell>
          <table:table-cell table:style-name="ce50" table:formula="of:=INFO.OBBA.OBBA.OBGET(INFO.OBBA.OBBA.OBCALL(&quot;&quot;;&quot;net.finmath.marketdata.products.Swap&quot;;&quot;getForwardSwapRate&quot;;[.G15];[.G15];['Rate Curve Data'.$E$10]))" office:value-type="percentage" office:value="0.0179572713608956">
            <text:p>1,8%</text:p>
          </table:table-cell>
          <table:table-cell table:style-name="ce53" table:formula="of:=INFO.OBBA.OBBA.OBGET(INFO.OBBA.OBBA.OBCALL(&quot;&quot;;&quot;net.finmath.marketdata.products.SwapAnnuity&quot;;&quot;getSwapAnnuity&quot;;[.G15];['Rate Curve Data'.$E$10]))" office:value-type="percentage" office:value="4.71324374234455">
            <text:p>471,3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88461243260058">
            <text:p>28,8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3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5]+0.5" office:value-type="float" office:value="3">
            <text:p>3</text:p>
          </table:table-cell>
          <table:table-cell table:style-name="ce33" table:formula="of:=[.B16]+[.$C$8]" office:value-type="float" office:value="8">
            <text:p>8</text:p>
          </table:table-cell>
          <table:table-cell table:style-name="ce33" office:value-type="float" office:value="0.5">
            <text:p>0,5</text:p>
          </table:table-cell>
          <table:table-cell table:style-name="ce50" table:formula="of:=[.K16]+[.$C$7]" office:value-type="percentage" office:value="0.0195694563198073">
            <text:p>2,0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16628]">
            <text:p>swap tenor 1-16 <text:line-break/>[16628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16631]">
            <text:p>mcSwaption 1-16 <text:line-break/>[16631]</text:p>
          </table:table-cell>
          <table:table-cell table:style-name="ce51" table:formula="of:=INFO.OBBA.OBBA.OBRUN(&quot;mcSwptn price 1-&quot;&amp;ROW();[.H16];&quot;getValue&quot;;[$LIBORMarketModel.$M$28])" office:value-type="string" office:string-value="mcSwptn price 1-16 &#10;[34323]">
            <text:p>mcSwptn price 1-16 <text:line-break/>[34323]</text:p>
          </table:table-cell>
          <table:table-cell table:style-name="ce52" table:formula="of:=INFO.OBBA.OBBA.OBGET(INFO.OBBA.OBBA.OBSYNC([.I16];[.$I$11:.$I$49]))" office:value-type="percentage" office:value="0.0175867979194323">
            <text:p>1,759%</text:p>
          </table:table-cell>
          <table:table-cell table:style-name="ce50" table:formula="of:=INFO.OBBA.OBBA.OBGET(INFO.OBBA.OBBA.OBCALL(&quot;&quot;;&quot;net.finmath.marketdata.products.Swap&quot;;&quot;getForwardSwapRate&quot;;[.G16];[.G16];['Rate Curve Data'.$E$10]))" office:value-type="percentage" office:value="0.0195694563198073">
            <text:p>2,0%</text:p>
          </table:table-cell>
          <table:table-cell table:style-name="ce53" table:formula="of:=INFO.OBBA.OBBA.OBGET(INFO.OBBA.OBBA.OBCALL(&quot;&quot;;&quot;net.finmath.marketdata.products.SwapAnnuity&quot;;&quot;getSwapAnnuity&quot;;[.G16];['Rate Curve Data'.$E$10]))" office:value-type="percentage" office:value="4.6675728112202">
            <text:p>466,8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81402571547123">
            <text:p>28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32">
            <text:p>0,33</text:p>
          </table:table-cell>
          <table:table-cell table:style-name="ce56" table:formula="of:=IF(ISNUMBER([.O16]);[.M16]-[.O16];&quot;&quot;)" office:value-type="percentage" office:value="-0.0505974284528765">
            <text:p>-5,0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6]+0.5" office:value-type="float" office:value="3.5">
            <text:p>3,5</text:p>
          </table:table-cell>
          <table:table-cell table:style-name="ce33" table:formula="of:=[.B17]+[.$C$8]" office:value-type="float" office:value="8.5">
            <text:p>8,5</text:p>
          </table:table-cell>
          <table:table-cell table:style-name="ce33" office:value-type="float" office:value="0.5">
            <text:p>0,5</text:p>
          </table:table-cell>
          <table:table-cell table:style-name="ce50" table:formula="of:=[.K17]+[.$C$7]" office:value-type="percentage" office:value="0.021009582943936">
            <text:p>2,1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16637]">
            <text:p>swap tenor 1-17 <text:line-break/>[16637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16640]">
            <text:p>mcSwaption 1-17 <text:line-break/>[16640]</text:p>
          </table:table-cell>
          <table:table-cell table:style-name="ce51" table:formula="of:=INFO.OBBA.OBBA.OBRUN(&quot;mcSwptn price 1-&quot;&amp;ROW();[.H17];&quot;getValue&quot;;[$LIBORMarketModel.$M$28])" office:value-type="string" office:string-value="mcSwptn price 1-17 &#10;[34324]">
            <text:p>mcSwptn price 1-17 <text:line-break/>[34324]</text:p>
          </table:table-cell>
          <table:table-cell table:style-name="ce52" table:formula="of:=INFO.OBBA.OBBA.OBGET(INFO.OBBA.OBBA.OBSYNC([.I17];[.$I$11:.$I$49]))" office:value-type="percentage" office:value="0.0198159133071447">
            <text:p>1,982%</text:p>
          </table:table-cell>
          <table:table-cell table:style-name="ce50" table:formula="of:=INFO.OBBA.OBBA.OBGET(INFO.OBBA.OBBA.OBCALL(&quot;&quot;;&quot;net.finmath.marketdata.products.Swap&quot;;&quot;getForwardSwapRate&quot;;[.G17];[.G17];['Rate Curve Data'.$E$10]))" office:value-type="percentage" office:value="0.021009582943936">
            <text:p>2,1%</text:p>
          </table:table-cell>
          <table:table-cell table:style-name="ce53" table:formula="of:=INFO.OBBA.OBBA.OBGET(INFO.OBBA.OBBA.OBCALL(&quot;&quot;;&quot;net.finmath.marketdata.products.SwapAnnuity&quot;;&quot;getSwapAnnuity&quot;;[.G17];['Rate Curve Data'.$E$10]))" office:value-type="percentage" office:value="4.61905064737111">
            <text:p>461,9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76646683610135">
            <text:p>27,6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3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7]+0.5" office:value-type="float" office:value="4">
            <text:p>4</text:p>
          </table:table-cell>
          <table:table-cell table:style-name="ce33" table:formula="of:=[.B18]+[.$C$8]" office:value-type="float" office:value="9">
            <text:p>9</text:p>
          </table:table-cell>
          <table:table-cell table:style-name="ce33" office:value-type="float" office:value="0.5">
            <text:p>0,5</text:p>
          </table:table-cell>
          <table:table-cell table:style-name="ce50" table:formula="of:=[.K18]+[.$C$7]" office:value-type="percentage" office:value="0.022242659193052">
            <text:p>2,2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16646]">
            <text:p>swap tenor 1-18 <text:line-break/>[16646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16649]">
            <text:p>mcSwaption 1-18 <text:line-break/>[16649]</text:p>
          </table:table-cell>
          <table:table-cell table:style-name="ce51" table:formula="of:=INFO.OBBA.OBBA.OBRUN(&quot;mcSwptn price 1-&quot;&amp;ROW();[.H18];&quot;getValue&quot;;[$LIBORMarketModel.$M$28])" office:value-type="string" office:string-value="mcSwptn price 1-18 &#10;[34325]">
            <text:p>mcSwptn price 1-18 <text:line-break/>[34325]</text:p>
          </table:table-cell>
          <table:table-cell table:style-name="ce52" table:formula="of:=INFO.OBBA.OBBA.OBGET(INFO.OBBA.OBBA.OBSYNC([.I18];[.$I$11:.$I$49]))" office:value-type="percentage" office:value="0.022122985028699">
            <text:p>2,212%</text:p>
          </table:table-cell>
          <table:table-cell table:style-name="ce50" table:formula="of:=INFO.OBBA.OBBA.OBGET(INFO.OBBA.OBBA.OBCALL(&quot;&quot;;&quot;net.finmath.marketdata.products.Swap&quot;;&quot;getForwardSwapRate&quot;;[.G18];[.G18];['Rate Curve Data'.$E$10]))" office:value-type="percentage" office:value="0.022242659193052">
            <text:p>2,2%</text:p>
          </table:table-cell>
          <table:table-cell table:style-name="ce53" table:formula="of:=INFO.OBBA.OBBA.OBGET(INFO.OBBA.OBBA.OBCALL(&quot;&quot;;&quot;net.finmath.marketdata.products.SwapAnnuity&quot;;&quot;getSwapAnnuity&quot;;[.G18];['Rate Curve Data'.$E$10]))" office:value-type="percentage" office:value="4.56824568146958">
            <text:p>456,8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76355062872821">
            <text:p>27,6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92">
            <text:p>0,29</text:p>
          </table:table-cell>
          <table:table-cell table:style-name="ce56" table:formula="of:=IF(ISNUMBER([.O18]);[.M18]-[.O18];&quot;&quot;)" office:value-type="percentage" office:value="-0.0156449371271792">
            <text:p>-1,5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8]+0.5" office:value-type="float" office:value="4.5">
            <text:p>4,5</text:p>
          </table:table-cell>
          <table:table-cell table:style-name="ce33" table:formula="of:=[.B19]+[.$C$8]" office:value-type="float" office:value="9.5">
            <text:p>9,5</text:p>
          </table:table-cell>
          <table:table-cell table:style-name="ce33" office:value-type="float" office:value="0.5">
            <text:p>0,5</text:p>
          </table:table-cell>
          <table:table-cell table:style-name="ce50" table:formula="of:=[.K19]+[.$C$7]" office:value-type="percentage" office:value="0.0233380926768584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16655]">
            <text:p>swap tenor 1-19 <text:line-break/>[16655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16658]">
            <text:p>mcSwaption 1-19 <text:line-break/>[16658]</text:p>
          </table:table-cell>
          <table:table-cell table:style-name="ce51" table:formula="of:=INFO.OBBA.OBBA.OBRUN(&quot;mcSwptn price 1-&quot;&amp;ROW();[.H19];&quot;getValue&quot;;[$LIBORMarketModel.$M$28])" office:value-type="string" office:string-value="mcSwptn price 1-19 &#10;[34326]">
            <text:p>mcSwptn price 1-19 <text:line-break/>[34326]</text:p>
          </table:table-cell>
          <table:table-cell table:style-name="ce52" table:formula="of:=INFO.OBBA.OBBA.OBGET(INFO.OBBA.OBBA.OBSYNC([.I19];[.$I$11:.$I$49]))" office:value-type="percentage" office:value="0.0238304700773906">
            <text:p>2,383%</text:p>
          </table:table-cell>
          <table:table-cell table:style-name="ce50" table:formula="of:=INFO.OBBA.OBBA.OBGET(INFO.OBBA.OBBA.OBCALL(&quot;&quot;;&quot;net.finmath.marketdata.products.Swap&quot;;&quot;getForwardSwapRate&quot;;[.G19];[.G19];['Rate Curve Data'.$E$10]))" office:value-type="percentage" office:value="0.0233380926768584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19];['Rate Curve Data'.$E$10]))" office:value-type="percentage" office:value="4.51555347868317">
            <text:p>451,6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70883348095929">
            <text:p>27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3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19]+0.5" office:value-type="float" office:value="5">
            <text:p>5</text:p>
          </table:table-cell>
          <table:table-cell table:style-name="ce33" table:formula="of:=[.B20]+[.$C$8]" office:value-type="float" office:value="10">
            <text:p>10</text:p>
          </table:table-cell>
          <table:table-cell table:style-name="ce33" office:value-type="float" office:value="0.5">
            <text:p>0,5</text:p>
          </table:table-cell>
          <table:table-cell table:style-name="ce50" table:formula="of:=[.K20]+[.$C$7]" office:value-type="percentage" office:value="0.0243385798588252">
            <text:p>2,4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16664]">
            <text:p>swap tenor 1-20 <text:line-break/>[16664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16667]">
            <text:p>mcSwaption 1-20 <text:line-break/>[16667]</text:p>
          </table:table-cell>
          <table:table-cell table:style-name="ce51" table:formula="of:=INFO.OBBA.OBBA.OBRUN(&quot;mcSwptn price 1-&quot;&amp;ROW();[.H20];&quot;getValue&quot;;[$LIBORMarketModel.$M$28])" office:value-type="string" office:string-value="mcSwptn price 1-20 &#10;[34327]">
            <text:p>mcSwptn price 1-20 <text:line-break/>[34327]</text:p>
          </table:table-cell>
          <table:table-cell table:style-name="ce52" table:formula="of:=INFO.OBBA.OBBA.OBGET(INFO.OBBA.OBBA.OBSYNC([.I20];[.$I$11:.$I$49]))" office:value-type="percentage" office:value="0.0256108241970635">
            <text:p>2,561%</text:p>
          </table:table-cell>
          <table:table-cell table:style-name="ce50" table:formula="of:=INFO.OBBA.OBBA.OBGET(INFO.OBBA.OBBA.OBCALL(&quot;&quot;;&quot;net.finmath.marketdata.products.Swap&quot;;&quot;getForwardSwapRate&quot;;[.G20];[.G20];['Rate Curve Data'.$E$10]))" office:value-type="percentage" office:value="0.0243385798588252">
            <text:p>2,4%</text:p>
          </table:table-cell>
          <table:table-cell table:style-name="ce53" table:formula="of:=INFO.OBBA.OBBA.OBGET(INFO.OBBA.OBBA.OBCALL(&quot;&quot;;&quot;net.finmath.marketdata.products.SwapAnnuity&quot;;&quot;getSwapAnnuity&quot;;[.G20];['Rate Curve Data'.$E$10]))" office:value-type="percentage" office:value="4.46126307487365">
            <text:p>446,1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6838203866812">
            <text:p>26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2">
            <text:p>0,26</text:p>
          </table:table-cell>
          <table:table-cell table:style-name="ce56" table:formula="of:=IF(ISNUMBER([.O20]);[.M20]-[.O20];&quot;&quot;)" office:value-type="percentage" office:value="0.00638203866811982">
            <text:p>0,6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0]+0.5" office:value-type="float" office:value="5.5">
            <text:p>5,5</text:p>
          </table:table-cell>
          <table:table-cell table:style-name="ce33" table:formula="of:=[.B21]+[.$C$8]" office:value-type="float" office:value="10.5">
            <text:p>10,5</text:p>
          </table:table-cell>
          <table:table-cell table:style-name="ce33" office:value-type="float" office:value="0.5">
            <text:p>0,5</text:p>
          </table:table-cell>
          <table:table-cell table:style-name="ce50" table:formula="of:=[.K21]+[.$C$7]" office:value-type="percentage" office:value="0.0252406095103785">
            <text:p>2,5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16673]">
            <text:p>swap tenor 1-21 <text:line-break/>[16673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16676]">
            <text:p>mcSwaption 1-21 <text:line-break/>[16676]</text:p>
          </table:table-cell>
          <table:table-cell table:style-name="ce51" table:formula="of:=INFO.OBBA.OBBA.OBRUN(&quot;mcSwptn price 1-&quot;&amp;ROW();[.H21];&quot;getValue&quot;;[$LIBORMarketModel.$M$28])" office:value-type="string" office:string-value="mcSwptn price 1-21 &#10;[34328]">
            <text:p>mcSwptn price 1-21 <text:line-break/>[34328]</text:p>
          </table:table-cell>
          <table:table-cell table:style-name="ce52" table:formula="of:=INFO.OBBA.OBBA.OBGET(INFO.OBBA.OBBA.OBSYNC([.I21];[.$I$11:.$I$49]))" office:value-type="percentage" office:value="0.0270554240374149">
            <text:p>2,706%</text:p>
          </table:table-cell>
          <table:table-cell table:style-name="ce50" table:formula="of:=INFO.OBBA.OBBA.OBGET(INFO.OBBA.OBBA.OBCALL(&quot;&quot;;&quot;net.finmath.marketdata.products.Swap&quot;;&quot;getForwardSwapRate&quot;;[.G21];[.G21];['Rate Curve Data'.$E$10]))" office:value-type="percentage" office:value="0.0252406095103785">
            <text:p>2,5%</text:p>
          </table:table-cell>
          <table:table-cell table:style-name="ce53" table:formula="of:=INFO.OBBA.OBBA.OBGET(INFO.OBBA.OBBA.OBCALL(&quot;&quot;;&quot;net.finmath.marketdata.products.SwapAnnuity&quot;;&quot;getSwapAnnuity&quot;;[.G21];['Rate Curve Data'.$E$10]))" office:value-type="percentage" office:value="4.40566227432325">
            <text:p>440,6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64213714619372">
            <text:p>26,4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3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1]+0.5" office:value-type="float" office:value="6">
            <text:p>6</text:p>
          </table:table-cell>
          <table:table-cell table:style-name="ce33" table:formula="of:=[.B22]+[.$C$8]" office:value-type="float" office:value="11">
            <text:p>11</text:p>
          </table:table-cell>
          <table:table-cell table:style-name="ce33" office:value-type="float" office:value="0.5">
            <text:p>0,5</text:p>
          </table:table-cell>
          <table:table-cell table:style-name="ce50" table:formula="of:=[.K22]+[.$C$7]" office:value-type="percentage" office:value="0.0260471287178607">
            <text:p>2,6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16682]">
            <text:p>swap tenor 1-22 <text:line-break/>[16682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16685]">
            <text:p>mcSwaption 1-22 <text:line-break/>[16685]</text:p>
          </table:table-cell>
          <table:table-cell table:style-name="ce51" table:formula="of:=INFO.OBBA.OBBA.OBRUN(&quot;mcSwptn price 1-&quot;&amp;ROW();[.H22];&quot;getValue&quot;;[$LIBORMarketModel.$M$28])" office:value-type="string" office:string-value="mcSwptn price 1-22 &#10;[34329]">
            <text:p>mcSwptn price 1-22 <text:line-break/>[34329]</text:p>
          </table:table-cell>
          <table:table-cell table:style-name="ce52" table:formula="of:=INFO.OBBA.OBBA.OBGET(INFO.OBBA.OBBA.OBSYNC([.I22];[.$I$11:.$I$49]))" office:value-type="percentage" office:value="0.0278501722977378">
            <text:p>2,785%</text:p>
          </table:table-cell>
          <table:table-cell table:style-name="ce50" table:formula="of:=INFO.OBBA.OBBA.OBGET(INFO.OBBA.OBBA.OBCALL(&quot;&quot;;&quot;net.finmath.marketdata.products.Swap&quot;;&quot;getForwardSwapRate&quot;;[.G22];[.G22];['Rate Curve Data'.$E$10]))" office:value-type="percentage" office:value="0.0260471287178607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2];['Rate Curve Data'.$E$10]))" office:value-type="percentage" office:value="4.3490224998974">
            <text:p>434,9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5570760611991">
            <text:p>25,5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3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2]+0.5" office:value-type="float" office:value="6.5">
            <text:p>6,5</text:p>
          </table:table-cell>
          <table:table-cell table:style-name="ce33" table:formula="of:=[.B23]+[.$C$8]" office:value-type="float" office:value="11.5">
            <text:p>11,5</text:p>
          </table:table-cell>
          <table:table-cell table:style-name="ce33" office:value-type="float" office:value="0.5">
            <text:p>0,5</text:p>
          </table:table-cell>
          <table:table-cell table:style-name="ce50" table:formula="of:=[.K23]+[.$C$7]" office:value-type="percentage" office:value="0.0267715998857493">
            <text:p>2,7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16691]">
            <text:p>swap tenor 1-23 <text:line-break/>[16691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16694]">
            <text:p>mcSwaption 1-23 <text:line-break/>[16694]</text:p>
          </table:table-cell>
          <table:table-cell table:style-name="ce51" table:formula="of:=INFO.OBBA.OBBA.OBRUN(&quot;mcSwptn price 1-&quot;&amp;ROW();[.H23];&quot;getValue&quot;;[$LIBORMarketModel.$M$28])" office:value-type="string" office:string-value="mcSwptn price 1-23 &#10;[34330]">
            <text:p>mcSwptn price 1-23 <text:line-break/>[34330]</text:p>
          </table:table-cell>
          <table:table-cell table:style-name="ce52" table:formula="of:=INFO.OBBA.OBBA.OBGET(INFO.OBBA.OBBA.OBSYNC([.I23];[.$I$11:.$I$49]))" office:value-type="percentage" office:value="0.0288554384478093">
            <text:p>2,886%</text:p>
          </table:table-cell>
          <table:table-cell table:style-name="ce50" table:formula="of:=INFO.OBBA.OBBA.OBGET(INFO.OBBA.OBBA.OBCALL(&quot;&quot;;&quot;net.finmath.marketdata.products.Swap&quot;;&quot;getForwardSwapRate&quot;;[.G23];[.G23];['Rate Curve Data'.$E$10]))" office:value-type="percentage" office:value="0.0267715998857493">
            <text:p>2,7%</text:p>
          </table:table-cell>
          <table:table-cell table:style-name="ce53" table:formula="of:=INFO.OBBA.OBBA.OBGET(INFO.OBBA.OBBA.OBCALL(&quot;&quot;;&quot;net.finmath.marketdata.products.SwapAnnuity&quot;;&quot;getSwapAnnuity&quot;;[.G23];['Rate Curve Data'.$E$10]))" office:value-type="percentage" office:value="4.29157631786685">
            <text:p>429,2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51153100640513">
            <text:p>25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3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3]+0.5" office:value-type="float" office:value="7">
            <text:p>7</text:p>
          </table:table-cell>
          <table:table-cell table:style-name="ce33" table:formula="of:=[.B24]+[.$C$8]" office:value-type="float" office:value="12">
            <text:p>12</text:p>
          </table:table-cell>
          <table:table-cell table:style-name="ce33" office:value-type="float" office:value="0.5">
            <text:p>0,5</text:p>
          </table:table-cell>
          <table:table-cell table:style-name="ce50" table:formula="of:=[.K24]+[.$C$7]" office:value-type="percentage" office:value="0.0274011318282959">
            <text:p>2,7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16700]">
            <text:p>swap tenor 1-24 <text:line-break/>[16700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16703]">
            <text:p>mcSwaption 1-24 <text:line-break/>[16703]</text:p>
          </table:table-cell>
          <table:table-cell table:style-name="ce51" table:formula="of:=INFO.OBBA.OBBA.OBRUN(&quot;mcSwptn price 1-&quot;&amp;ROW();[.H24];&quot;getValue&quot;;[$LIBORMarketModel.$M$28])" office:value-type="string" office:string-value="mcSwptn price 1-24 &#10;[34331]">
            <text:p>mcSwptn price 1-24 <text:line-break/>[34331]</text:p>
          </table:table-cell>
          <table:table-cell table:style-name="ce52" table:formula="of:=INFO.OBBA.OBBA.OBGET(INFO.OBBA.OBBA.OBSYNC([.I24];[.$I$11:.$I$49]))" office:value-type="percentage" office:value="0.0297171362055713">
            <text:p>2,972%</text:p>
          </table:table-cell>
          <table:table-cell table:style-name="ce50" table:formula="of:=INFO.OBBA.OBBA.OBGET(INFO.OBBA.OBBA.OBCALL(&quot;&quot;;&quot;net.finmath.marketdata.products.Swap&quot;;&quot;getForwardSwapRate&quot;;[.G24];[.G24];['Rate Curve Data'.$E$10]))" office:value-type="percentage" office:value="0.0274011318282959">
            <text:p>2,7%</text:p>
          </table:table-cell>
          <table:table-cell table:style-name="ce53" table:formula="of:=INFO.OBBA.OBBA.OBGET(INFO.OBBA.OBBA.OBCALL(&quot;&quot;;&quot;net.finmath.marketdata.products.SwapAnnuity&quot;;&quot;getSwapAnnuity&quot;;[.G24];['Rate Curve Data'.$E$10]))" office:value-type="percentage" office:value="4.233573958792">
            <text:p>423,4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47028533808589">
            <text:p>24,7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15">
            <text:p>0,22</text:p>
          </table:table-cell>
          <table:table-cell table:style-name="ce56" table:formula="of:=IF(ISNUMBER([.O24]);[.M24]-[.O24];&quot;&quot;)" office:value-type="percentage" office:value="0.0320285338085891">
            <text:p>3,20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4]+0.5" office:value-type="float" office:value="7.5">
            <text:p>7,5</text:p>
          </table:table-cell>
          <table:table-cell table:style-name="ce33" table:formula="of:=[.B25]+[.$C$8]" office:value-type="float" office:value="12.5">
            <text:p>12,5</text:p>
          </table:table-cell>
          <table:table-cell table:style-name="ce33" office:value-type="float" office:value="0.5">
            <text:p>0,5</text:p>
          </table:table-cell>
          <table:table-cell table:style-name="ce50" table:formula="of:=[.K25]+[.$C$7]" office:value-type="percentage" office:value="0.0279022289200074">
            <text:p>2,8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16709]">
            <text:p>swap tenor 1-25 <text:line-break/>[16709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16712]">
            <text:p>mcSwaption 1-25 <text:line-break/>[16712]</text:p>
          </table:table-cell>
          <table:table-cell table:style-name="ce51" table:formula="of:=INFO.OBBA.OBBA.OBRUN(&quot;mcSwptn price 1-&quot;&amp;ROW();[.H25];&quot;getValue&quot;;[$LIBORMarketModel.$M$28])" office:value-type="string" office:string-value="mcSwptn price 1-25 &#10;[34332]">
            <text:p>mcSwptn price 1-25 <text:line-break/>[34332]</text:p>
          </table:table-cell>
          <table:table-cell table:style-name="ce52" table:formula="of:=INFO.OBBA.OBBA.OBGET(INFO.OBBA.OBBA.OBSYNC([.I25];[.$I$11:.$I$49]))" office:value-type="percentage" office:value="0.0305505895190769">
            <text:p>3,055%</text:p>
          </table:table-cell>
          <table:table-cell table:style-name="ce50" table:formula="of:=INFO.OBBA.OBBA.OBGET(INFO.OBBA.OBBA.OBCALL(&quot;&quot;;&quot;net.finmath.marketdata.products.Swap&quot;;&quot;getForwardSwapRate&quot;;[.G25];[.G25];['Rate Curve Data'.$E$10]))" office:value-type="percentage" office:value="0.0279022289200074">
            <text:p>2,8%</text:p>
          </table:table-cell>
          <table:table-cell table:style-name="ce53" table:formula="of:=INFO.OBBA.OBBA.OBGET(INFO.OBBA.OBBA.OBCALL(&quot;&quot;;&quot;net.finmath.marketdata.products.SwapAnnuity&quot;;&quot;getSwapAnnuity&quot;;[.G25];['Rate Curve Data'.$E$10]))" office:value-type="percentage" office:value="4.17532354214795">
            <text:p>417,5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44513906066976">
            <text:p>24,4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3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5]+0.5" office:value-type="float" office:value="8">
            <text:p>8</text:p>
          </table:table-cell>
          <table:table-cell table:style-name="ce33" table:formula="of:=[.B26]+[.$C$8]" office:value-type="float" office:value="13">
            <text:p>13</text:p>
          </table:table-cell>
          <table:table-cell table:style-name="ce33" office:value-type="float" office:value="0.5">
            <text:p>0,5</text:p>
          </table:table-cell>
          <table:table-cell table:style-name="ce50" table:formula="of:=[.K26]+[.$C$7]" office:value-type="percentage" office:value="0.028283349062219">
            <text:p>2,8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16718]">
            <text:p>swap tenor 1-26 <text:line-break/>[16718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16721]">
            <text:p>mcSwaption 1-26 <text:line-break/>[16721]</text:p>
          </table:table-cell>
          <table:table-cell table:style-name="ce51" table:formula="of:=INFO.OBBA.OBBA.OBRUN(&quot;mcSwptn price 1-&quot;&amp;ROW();[.H26];&quot;getValue&quot;;[$LIBORMarketModel.$M$28])" office:value-type="string" office:string-value="mcSwptn price 1-26 &#10;[34333]">
            <text:p>mcSwptn price 1-26 <text:line-break/>[34333]</text:p>
          </table:table-cell>
          <table:table-cell table:style-name="ce52" table:formula="of:=INFO.OBBA.OBBA.OBGET(INFO.OBBA.OBBA.OBSYNC([.I26];[.$I$11:.$I$49]))" office:value-type="percentage" office:value="0.0317012998087128">
            <text:p>3,170%</text:p>
          </table:table-cell>
          <table:table-cell table:style-name="ce50" table:formula="of:=INFO.OBBA.OBBA.OBGET(INFO.OBBA.OBBA.OBCALL(&quot;&quot;;&quot;net.finmath.marketdata.products.Swap&quot;;&quot;getForwardSwapRate&quot;;[.G26];[.G26];['Rate Curve Data'.$E$10]))" office:value-type="percentage" office:value="0.028283349062219">
            <text:p>2,8%</text:p>
          </table:table-cell>
          <table:table-cell table:style-name="ce53" table:formula="of:=INFO.OBBA.OBBA.OBGET(INFO.OBBA.OBBA.OBCALL(&quot;&quot;;&quot;net.finmath.marketdata.products.SwapAnnuity&quot;;&quot;getSwapAnnuity&quot;;[.G26];['Rate Curve Data'.$E$10]))" office:value-type="percentage" office:value="4.11710084202823">
            <text:p>411,7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46150307780761">
            <text:p>24,6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3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6]+0.5" office:value-type="float" office:value="8.5">
            <text:p>8,5</text:p>
          </table:table-cell>
          <table:table-cell table:style-name="ce33" table:formula="of:=[.B27]+[.$C$8]" office:value-type="float" office:value="13.5">
            <text:p>13,5</text:p>
          </table:table-cell>
          <table:table-cell table:style-name="ce33" office:value-type="float" office:value="0.5">
            <text:p>0,5</text:p>
          </table:table-cell>
          <table:table-cell table:style-name="ce50" table:formula="of:=[.K27]+[.$C$7]" office:value-type="percentage" office:value="0.0285863413879804">
            <text:p>2,9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16727]">
            <text:p>swap tenor 1-27 <text:line-break/>[16727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16730]">
            <text:p>mcSwaption 1-27 <text:line-break/>[16730]</text:p>
          </table:table-cell>
          <table:table-cell table:style-name="ce51" table:formula="of:=INFO.OBBA.OBBA.OBRUN(&quot;mcSwptn price 1-&quot;&amp;ROW();[.H27];&quot;getValue&quot;;[$LIBORMarketModel.$M$28])" office:value-type="string" office:string-value="mcSwptn price 1-27 &#10;[34334]">
            <text:p>mcSwptn price 1-27 <text:line-break/>[34334]</text:p>
          </table:table-cell>
          <table:table-cell table:style-name="ce52" table:formula="of:=INFO.OBBA.OBBA.OBGET(INFO.OBBA.OBBA.OBSYNC([.I27];[.$I$11:.$I$49]))" office:value-type="percentage" office:value="0.0319707901164399">
            <text:p>3,197%</text:p>
          </table:table-cell>
          <table:table-cell table:style-name="ce50" table:formula="of:=INFO.OBBA.OBBA.OBGET(INFO.OBBA.OBBA.OBCALL(&quot;&quot;;&quot;net.finmath.marketdata.products.Swap&quot;;&quot;getForwardSwapRate&quot;;[.G27];[.G27];['Rate Curve Data'.$E$10]))" office:value-type="percentage" office:value="0.0285863413879804">
            <text:p>2,9%</text:p>
          </table:table-cell>
          <table:table-cell table:style-name="ce53" table:formula="of:=INFO.OBBA.OBBA.OBGET(INFO.OBBA.OBBA.OBCALL(&quot;&quot;;&quot;net.finmath.marketdata.products.SwapAnnuity&quot;;&quot;getSwapAnnuity&quot;;[.G27];['Rate Curve Data'.$E$10]))" office:value-type="percentage" office:value="4.05908366632427">
            <text:p>405,9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41805672338354">
            <text:p>24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3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7]+0.5" office:value-type="float" office:value="9">
            <text:p>9</text:p>
          </table:table-cell>
          <table:table-cell table:style-name="ce33" table:formula="of:=[.B28]+[.$C$8]" office:value-type="float" office:value="14">
            <text:p>14</text:p>
          </table:table-cell>
          <table:table-cell table:style-name="ce33" office:value-type="float" office:value="0.5">
            <text:p>0,5</text:p>
          </table:table-cell>
          <table:table-cell table:style-name="ce50" table:formula="of:=[.K28]+[.$C$7]" office:value-type="percentage" office:value="0.0287862728248455">
            <text:p>2,9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16736]">
            <text:p>swap tenor 1-28 <text:line-break/>[16736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16739]">
            <text:p>mcSwaption 1-28 <text:line-break/>[16739]</text:p>
          </table:table-cell>
          <table:table-cell table:style-name="ce51" table:formula="of:=INFO.OBBA.OBBA.OBRUN(&quot;mcSwptn price 1-&quot;&amp;ROW();[.H28];&quot;getValue&quot;;[$LIBORMarketModel.$M$28])" office:value-type="string" office:string-value="mcSwptn price 1-28 &#10;[34335]">
            <text:p>mcSwptn price 1-28 <text:line-break/>[34335]</text:p>
          </table:table-cell>
          <table:table-cell table:style-name="ce52" table:formula="of:=INFO.OBBA.OBBA.OBGET(INFO.OBBA.OBBA.OBSYNC([.I28];[.$I$11:.$I$49]))" office:value-type="percentage" office:value="0.0325875807725784">
            <text:p>3,259%</text:p>
          </table:table-cell>
          <table:table-cell table:style-name="ce50" table:formula="of:=INFO.OBBA.OBBA.OBGET(INFO.OBBA.OBBA.OBCALL(&quot;&quot;;&quot;net.finmath.marketdata.products.Swap&quot;;&quot;getForwardSwapRate&quot;;[.G28];[.G28];['Rate Curve Data'.$E$10]))" office:value-type="percentage" office:value="0.0287862728248455">
            <text:p>2,9%</text:p>
          </table:table-cell>
          <table:table-cell table:style-name="ce53" table:formula="of:=INFO.OBBA.OBBA.OBGET(INFO.OBBA.OBBA.OBCALL(&quot;&quot;;&quot;net.finmath.marketdata.products.SwapAnnuity&quot;;&quot;getSwapAnnuity&quot;;[.G28];['Rate Curve Data'.$E$10]))" office:value-type="percentage" office:value="4.00148967951412">
            <text:p>400,1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41565183918557">
            <text:p>24,1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3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8]+0.5" office:value-type="float" office:value="9.5">
            <text:p>9,5</text:p>
          </table:table-cell>
          <table:table-cell table:style-name="ce33" table:formula="of:=[.B29]+[.$C$8]" office:value-type="float" office:value="14.5">
            <text:p>14,5</text:p>
          </table:table-cell>
          <table:table-cell table:style-name="ce33" office:value-type="float" office:value="0.5">
            <text:p>0,5</text:p>
          </table:table-cell>
          <table:table-cell table:style-name="ce50" table:formula="of:=[.K29]+[.$C$7]" office:value-type="percentage" office:value="0.0287953735762671">
            <text:p>2,9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16745]">
            <text:p>swap tenor 1-29 <text:line-break/>[16745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16748]">
            <text:p>mcSwaption 1-29 <text:line-break/>[16748]</text:p>
          </table:table-cell>
          <table:table-cell table:style-name="ce51" table:formula="of:=INFO.OBBA.OBBA.OBRUN(&quot;mcSwptn price 1-&quot;&amp;ROW();[.H29];&quot;getValue&quot;;[$LIBORMarketModel.$M$28])" office:value-type="string" office:string-value="mcSwptn price 1-29 &#10;[34336]">
            <text:p>mcSwptn price 1-29 <text:line-break/>[34336]</text:p>
          </table:table-cell>
          <table:table-cell table:style-name="ce52" table:formula="of:=INFO.OBBA.OBBA.OBGET(INFO.OBBA.OBBA.OBSYNC([.I29];[.$I$11:.$I$49]))" office:value-type="percentage" office:value="0.0329467436372254">
            <text:p>3,295%</text:p>
          </table:table-cell>
          <table:table-cell table:style-name="ce50" table:formula="of:=INFO.OBBA.OBBA.OBGET(INFO.OBBA.OBBA.OBCALL(&quot;&quot;;&quot;net.finmath.marketdata.products.Swap&quot;;&quot;getForwardSwapRate&quot;;[.G29];[.G29];['Rate Curve Data'.$E$10]))" office:value-type="percentage" office:value="0.0287953735762671">
            <text:p>2,9%</text:p>
          </table:table-cell>
          <table:table-cell table:style-name="ce53" table:formula="of:=INFO.OBBA.OBBA.OBGET(INFO.OBBA.OBBA.OBCALL(&quot;&quot;;&quot;net.finmath.marketdata.products.SwapAnnuity&quot;;&quot;getSwapAnnuity&quot;;[.G29];['Rate Curve Data'.$E$10]))" office:value-type="percentage" office:value="3.94469519364142">
            <text:p>394,5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41337680459647">
            <text:p>24,1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3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29]+0.5" office:value-type="float" office:value="10">
            <text:p>10</text:p>
          </table:table-cell>
          <table:table-cell table:style-name="ce33" table:formula="of:=[.B30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K30]+[.$C$7]" office:value-type="percentage" office:value="0.028584613209203">
            <text:p>2,9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16754]">
            <text:p>swap tenor 1-30 <text:line-break/>[16754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16757]">
            <text:p>mcSwaption 1-30 <text:line-break/>[16757]</text:p>
          </table:table-cell>
          <table:table-cell table:style-name="ce51" table:formula="of:=INFO.OBBA.OBBA.OBRUN(&quot;mcSwptn price 1-&quot;&amp;ROW();[.H30];&quot;getValue&quot;;[$LIBORMarketModel.$M$28])" office:value-type="string" office:string-value="mcSwptn price 1-30 &#10;[34337]">
            <text:p>mcSwptn price 1-30 <text:line-break/>[34337]</text:p>
          </table:table-cell>
          <table:table-cell table:style-name="ce52" table:formula="of:=INFO.OBBA.OBBA.OBGET(INFO.OBBA.OBBA.OBSYNC([.I30];[.$I$11:.$I$49]))" office:value-type="percentage" office:value="0.03313885478979">
            <text:p>3,314%</text:p>
          </table:table-cell>
          <table:table-cell table:style-name="ce50" table:formula="of:=INFO.OBBA.OBBA.OBGET(INFO.OBBA.OBBA.OBCALL(&quot;&quot;;&quot;net.finmath.marketdata.products.Swap&quot;;&quot;getForwardSwapRate&quot;;[.G30];[.G30];['Rate Curve Data'.$E$10]))" office:value-type="percentage" office:value="0.028584613209203">
            <text:p>2,9%</text:p>
          </table:table-cell>
          <table:table-cell table:style-name="ce53" table:formula="of:=INFO.OBBA.OBBA.OBGET(INFO.OBBA.OBBA.OBCALL(&quot;&quot;;&quot;net.finmath.marketdata.products.SwapAnnuity&quot;;&quot;getSwapAnnuity&quot;;[.G30];['Rate Curve Data'.$E$10]))" office:value-type="percentage" office:value="3.88911082925049">
            <text:p>388,9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42072568804719">
            <text:p>24,2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183">
            <text:p>0,18</text:p>
          </table:table-cell>
          <table:table-cell table:style-name="ce56" table:formula="of:=IF(ISNUMBER([.O30]);[.M30]-[.O30];&quot;&quot;)" office:value-type="percentage" office:value="0.0590725688047194">
            <text:p>5,9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0]+0.5" office:value-type="float" office:value="10.5">
            <text:p>10,5</text:p>
          </table:table-cell>
          <table:table-cell table:style-name="ce33" table:formula="of:=[.B31]+[.$C$8]" office:value-type="float" office:value="15.5">
            <text:p>15,5</text:p>
          </table:table-cell>
          <table:table-cell table:style-name="ce33" office:value-type="float" office:value="0.5">
            <text:p>0,5</text:p>
          </table:table-cell>
          <table:table-cell table:style-name="ce50" table:formula="of:=[.K31]+[.$C$7]" office:value-type="percentage" office:value="0.0281992606018052">
            <text:p>2,8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16763]">
            <text:p>swap tenor 1-31 <text:line-break/>[16763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16766]">
            <text:p>mcSwaption 1-31 <text:line-break/>[16766]</text:p>
          </table:table-cell>
          <table:table-cell table:style-name="ce51" table:formula="of:=INFO.OBBA.OBBA.OBRUN(&quot;mcSwptn price 1-&quot;&amp;ROW();[.H31];&quot;getValue&quot;;[$LIBORMarketModel.$M$28])" office:value-type="string" office:string-value="mcSwptn price 1-31 &#10;[34338]">
            <text:p>mcSwptn price 1-31 <text:line-break/>[34338]</text:p>
          </table:table-cell>
          <table:table-cell table:style-name="ce52" table:formula="of:=INFO.OBBA.OBBA.OBGET(INFO.OBBA.OBBA.OBSYNC([.I31];[.$I$11:.$I$49]))" office:value-type="percentage" office:value="0.0328305295686314">
            <text:p>3,283%</text:p>
          </table:table-cell>
          <table:table-cell table:style-name="ce50" table:formula="of:=INFO.OBBA.OBBA.OBGET(INFO.OBBA.OBBA.OBCALL(&quot;&quot;;&quot;net.finmath.marketdata.products.Swap&quot;;&quot;getForwardSwapRate&quot;;[.G31];[.G31];['Rate Curve Data'.$E$10]))" office:value-type="percentage" office:value="0.0281992606018052">
            <text:p>2,8%</text:p>
          </table:table-cell>
          <table:table-cell table:style-name="ce53" table:formula="of:=INFO.OBBA.OBBA.OBGET(INFO.OBBA.OBBA.OBCALL(&quot;&quot;;&quot;net.finmath.marketdata.products.SwapAnnuity&quot;;&quot;getSwapAnnuity&quot;;[.G31];['Rate Curve Data'.$E$10]))" office:value-type="percentage" office:value="3.8350382083233">
            <text:p>383,5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40808942545376">
            <text:p>24,0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3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1]+0.5" office:value-type="float" office:value="11">
            <text:p>11</text:p>
          </table:table-cell>
          <table:table-cell table:style-name="ce33" table:formula="of:=[.B32]+[.$C$8]" office:value-type="float" office:value="16">
            <text:p>16</text:p>
          </table:table-cell>
          <table:table-cell table:style-name="ce33" office:value-type="float" office:value="0.5">
            <text:p>0,5</text:p>
          </table:table-cell>
          <table:table-cell table:style-name="ce50" table:formula="of:=[.K32]+[.$C$7]" office:value-type="percentage" office:value="0.0276943846650254">
            <text:p>2,8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16772]">
            <text:p>swap tenor 1-32 <text:line-break/>[16772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16775]">
            <text:p>mcSwaption 1-32 <text:line-break/>[16775]</text:p>
          </table:table-cell>
          <table:table-cell table:style-name="ce51" table:formula="of:=INFO.OBBA.OBBA.OBRUN(&quot;mcSwptn price 1-&quot;&amp;ROW();[.H32];&quot;getValue&quot;;[$LIBORMarketModel.$M$28])" office:value-type="string" office:string-value="mcSwptn price 1-32 &#10;[34339]">
            <text:p>mcSwptn price 1-32 <text:line-break/>[34339]</text:p>
          </table:table-cell>
          <table:table-cell table:style-name="ce52" table:formula="of:=INFO.OBBA.OBBA.OBGET(INFO.OBBA.OBBA.OBSYNC([.I32];[.$I$11:.$I$49]))" office:value-type="percentage" office:value="0.0323532029312865">
            <text:p>3,235%</text:p>
          </table:table-cell>
          <table:table-cell table:style-name="ce50" table:formula="of:=INFO.OBBA.OBBA.OBGET(INFO.OBBA.OBBA.OBCALL(&quot;&quot;;&quot;net.finmath.marketdata.products.Swap&quot;;&quot;getForwardSwapRate&quot;;[.G32];[.G32];['Rate Curve Data'.$E$10]))" office:value-type="percentage" office:value="0.0276943846650254">
            <text:p>2,8%</text:p>
          </table:table-cell>
          <table:table-cell table:style-name="ce53" table:formula="of:=INFO.OBBA.OBBA.OBGET(INFO.OBBA.OBBA.OBCALL(&quot;&quot;;&quot;net.finmath.marketdata.products.SwapAnnuity&quot;;&quot;getSwapAnnuity&quot;;[.G32];['Rate Curve Data'.$E$10]))" office:value-type="percentage" office:value="3.78265900159983">
            <text:p>378,3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39566657591257">
            <text:p>23,9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3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2]+0.5" office:value-type="float" office:value="11.5">
            <text:p>11,5</text:p>
          </table:table-cell>
          <table:table-cell table:style-name="ce33" table:formula="of:=[.B33]+[.$C$8]" office:value-type="float" office:value="16.5">
            <text:p>16,5</text:p>
          </table:table-cell>
          <table:table-cell table:style-name="ce33" office:value-type="float" office:value="0.5">
            <text:p>0,5</text:p>
          </table:table-cell>
          <table:table-cell table:style-name="ce50" table:formula="of:=[.K33]+[.$C$7]" office:value-type="percentage" office:value="0.0271184216360838">
            <text:p>2,7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16781]">
            <text:p>swap tenor 1-33 <text:line-break/>[16781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16784]">
            <text:p>mcSwaption 1-33 <text:line-break/>[16784]</text:p>
          </table:table-cell>
          <table:table-cell table:style-name="ce51" table:formula="of:=INFO.OBBA.OBBA.OBRUN(&quot;mcSwptn price 1-&quot;&amp;ROW();[.H33];&quot;getValue&quot;;[$LIBORMarketModel.$M$28])" office:value-type="string" office:string-value="mcSwptn price 1-33 &#10;[34340]">
            <text:p>mcSwptn price 1-33 <text:line-break/>[34340]</text:p>
          </table:table-cell>
          <table:table-cell table:style-name="ce52" table:formula="of:=INFO.OBBA.OBBA.OBGET(INFO.OBBA.OBBA.OBSYNC([.I33];[.$I$11:.$I$49]))" office:value-type="percentage" office:value="0.0319437079838468">
            <text:p>3,194%</text:p>
          </table:table-cell>
          <table:table-cell table:style-name="ce50" table:formula="of:=INFO.OBBA.OBBA.OBGET(INFO.OBBA.OBBA.OBCALL(&quot;&quot;;&quot;net.finmath.marketdata.products.Swap&quot;;&quot;getForwardSwapRate&quot;;[.G33];[.G33];['Rate Curve Data'.$E$10]))" office:value-type="percentage" office:value="0.0271184216360838">
            <text:p>2,7%</text:p>
          </table:table-cell>
          <table:table-cell table:style-name="ce53" table:formula="of:=INFO.OBBA.OBBA.OBGET(INFO.OBBA.OBBA.OBCALL(&quot;&quot;;&quot;net.finmath.marketdata.products.SwapAnnuity&quot;;&quot;getSwapAnnuity&quot;;[.G33];['Rate Curve Data'.$E$10]))" office:value-type="percentage" office:value="3.7320552773102">
            <text:p>373,2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3974167600095">
            <text:p>23,9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3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3]+0.5" office:value-type="float" office:value="12">
            <text:p>12</text:p>
          </table:table-cell>
          <table:table-cell table:style-name="ce33" table:formula="of:=[.B34]+[.$C$8]" office:value-type="float" office:value="17">
            <text:p>17</text:p>
          </table:table-cell>
          <table:table-cell table:style-name="ce33" office:value-type="float" office:value="0.5">
            <text:p>0,5</text:p>
          </table:table-cell>
          <table:table-cell table:style-name="ce50" table:formula="of:=[.K34]+[.$C$7]" office:value-type="percentage" office:value="0.0265129262242179">
            <text:p>2,7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16790]">
            <text:p>swap tenor 1-34 <text:line-break/>[16790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16793]">
            <text:p>mcSwaption 1-34 <text:line-break/>[16793]</text:p>
          </table:table-cell>
          <table:table-cell table:style-name="ce51" table:formula="of:=INFO.OBBA.OBBA.OBRUN(&quot;mcSwptn price 1-&quot;&amp;ROW();[.H34];&quot;getValue&quot;;[$LIBORMarketModel.$M$28])" office:value-type="string" office:string-value="mcSwptn price 1-34 &#10;[34341]">
            <text:p>mcSwptn price 1-34 <text:line-break/>[34341]</text:p>
          </table:table-cell>
          <table:table-cell table:style-name="ce52" table:formula="of:=INFO.OBBA.OBBA.OBGET(INFO.OBBA.OBBA.OBSYNC([.I34];[.$I$11:.$I$49]))" office:value-type="percentage" office:value="0.0309819698799943">
            <text:p>3,098%</text:p>
          </table:table-cell>
          <table:table-cell table:style-name="ce50" table:formula="of:=INFO.OBBA.OBBA.OBGET(INFO.OBBA.OBBA.OBCALL(&quot;&quot;;&quot;net.finmath.marketdata.products.Swap&quot;;&quot;getForwardSwapRate&quot;;[.G34];[.G34];['Rate Curve Data'.$E$10]))" office:value-type="percentage" office:value="0.0265129262242179">
            <text:p>2,7%</text:p>
          </table:table-cell>
          <table:table-cell table:style-name="ce53" table:formula="of:=INFO.OBBA.OBBA.OBGET(INFO.OBBA.OBBA.OBCALL(&quot;&quot;;&quot;net.finmath.marketdata.products.SwapAnnuity&quot;;&quot;getSwapAnnuity&quot;;[.G34];['Rate Curve Data'.$E$10]))" office:value-type="percentage" office:value="3.68322869202096">
            <text:p>368,3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35982885928448">
            <text:p>23,6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3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4]+0.5" office:value-type="float" office:value="12.5">
            <text:p>12,5</text:p>
          </table:table-cell>
          <table:table-cell table:style-name="ce33" table:formula="of:=[.B35]+[.$C$8]" office:value-type="float" office:value="17.5">
            <text:p>17,5</text:p>
          </table:table-cell>
          <table:table-cell table:style-name="ce33" office:value-type="float" office:value="0.5">
            <text:p>0,5</text:p>
          </table:table-cell>
          <table:table-cell table:style-name="ce50" table:formula="of:=[.K35]+[.$C$7]" office:value-type="percentage" office:value="0.0259123734100785">
            <text:p>2,6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16799]">
            <text:p>swap tenor 1-35 <text:line-break/>[16799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16802]">
            <text:p>mcSwaption 1-35 <text:line-break/>[16802]</text:p>
          </table:table-cell>
          <table:table-cell table:style-name="ce51" table:formula="of:=INFO.OBBA.OBBA.OBRUN(&quot;mcSwptn price 1-&quot;&amp;ROW();[.H35];&quot;getValue&quot;;[$LIBORMarketModel.$M$28])" office:value-type="string" office:string-value="mcSwptn price 1-35 &#10;[34342]">
            <text:p>mcSwptn price 1-35 <text:line-break/>[34342]</text:p>
          </table:table-cell>
          <table:table-cell table:style-name="ce52" table:formula="of:=INFO.OBBA.OBBA.OBGET(INFO.OBBA.OBBA.OBSYNC([.I35];[.$I$11:.$I$49]))" office:value-type="percentage" office:value="0.0302380536873971">
            <text:p>3,024%</text:p>
          </table:table-cell>
          <table:table-cell table:style-name="ce50" table:formula="of:=INFO.OBBA.OBBA.OBGET(INFO.OBBA.OBBA.OBCALL(&quot;&quot;;&quot;net.finmath.marketdata.products.Swap&quot;;&quot;getForwardSwapRate&quot;;[.G35];[.G35];['Rate Curve Data'.$E$10]))" office:value-type="percentage" office:value="0.0259123734100785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5];['Rate Curve Data'.$E$10]))" office:value-type="percentage" office:value="3.63611846234123">
            <text:p>363,6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34041492647674">
            <text:p>23,4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3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5]+0.5" office:value-type="float" office:value="13">
            <text:p>13</text:p>
          </table:table-cell>
          <table:table-cell table:style-name="ce33" table:formula="of:=[.B36]+[.$C$8]" office:value-type="float" office:value="18">
            <text:p>18</text:p>
          </table:table-cell>
          <table:table-cell table:style-name="ce33" office:value-type="float" office:value="0.5">
            <text:p>0,5</text:p>
          </table:table-cell>
          <table:table-cell table:style-name="ce50" table:formula="of:=[.K36]+[.$C$7]" office:value-type="percentage" office:value="0.0253440139793808">
            <text:p>2,5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16808]">
            <text:p>swap tenor 1-36 <text:line-break/>[16808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16811]">
            <text:p>mcSwaption 1-36 <text:line-break/>[16811]</text:p>
          </table:table-cell>
          <table:table-cell table:style-name="ce51" table:formula="of:=INFO.OBBA.OBBA.OBRUN(&quot;mcSwptn price 1-&quot;&amp;ROW();[.H36];&quot;getValue&quot;;[$LIBORMarketModel.$M$28])" office:value-type="string" office:string-value="mcSwptn price 1-36 &#10;[34343]">
            <text:p>mcSwptn price 1-36 <text:line-break/>[34343]</text:p>
          </table:table-cell>
          <table:table-cell table:style-name="ce52" table:formula="of:=INFO.OBBA.OBBA.OBGET(INFO.OBBA.OBBA.OBSYNC([.I36];[.$I$11:.$I$49]))" office:value-type="percentage" office:value="0.029296231293996">
            <text:p>2,930%</text:p>
          </table:table-cell>
          <table:table-cell table:style-name="ce50" table:formula="of:=INFO.OBBA.OBBA.OBGET(INFO.OBBA.OBBA.OBCALL(&quot;&quot;;&quot;net.finmath.marketdata.products.Swap&quot;;&quot;getForwardSwapRate&quot;;[.G36];[.G36];['Rate Curve Data'.$E$10]))" office:value-type="percentage" office:value="0.0253440139793808">
            <text:p>2,5%</text:p>
          </table:table-cell>
          <table:table-cell table:style-name="ce53" table:formula="of:=INFO.OBBA.OBBA.OBGET(INFO.OBBA.OBBA.OBCALL(&quot;&quot;;&quot;net.finmath.marketdata.products.SwapAnnuity&quot;;&quot;getSwapAnnuity&quot;;[.G36];['Rate Curve Data'.$E$10]))" office:value-type="percentage" office:value="3.59061812437188">
            <text:p>359,1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258260933355">
            <text:p>23,0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3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6]+0.5" office:value-type="float" office:value="13.5">
            <text:p>13,5</text:p>
          </table:table-cell>
          <table:table-cell table:style-name="ce33" table:formula="of:=[.B37]+[.$C$8]" office:value-type="float" office:value="18.5">
            <text:p>18,5</text:p>
          </table:table-cell>
          <table:table-cell table:style-name="ce33" office:value-type="float" office:value="0.5">
            <text:p>0,5</text:p>
          </table:table-cell>
          <table:table-cell table:style-name="ce50" table:formula="of:=[.K37]+[.$C$7]" office:value-type="percentage" office:value="0.0248277776200825">
            <text:p>2,5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16817]">
            <text:p>swap tenor 1-37 <text:line-break/>[16817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16820]">
            <text:p>mcSwaption 1-37 <text:line-break/>[16820]</text:p>
          </table:table-cell>
          <table:table-cell table:style-name="ce51" table:formula="of:=INFO.OBBA.OBBA.OBRUN(&quot;mcSwptn price 1-&quot;&amp;ROW();[.H37];&quot;getValue&quot;;[$LIBORMarketModel.$M$28])" office:value-type="string" office:string-value="mcSwptn price 1-37 &#10;[34344]">
            <text:p>mcSwptn price 1-37 <text:line-break/>[34344]</text:p>
          </table:table-cell>
          <table:table-cell table:style-name="ce52" table:formula="of:=INFO.OBBA.OBBA.OBGET(INFO.OBBA.OBBA.OBSYNC([.I37];[.$I$11:.$I$49]))" office:value-type="percentage" office:value="0.0287131151010399">
            <text:p>2,871%</text:p>
          </table:table-cell>
          <table:table-cell table:style-name="ce50" table:formula="of:=INFO.OBBA.OBBA.OBGET(INFO.OBBA.OBBA.OBCALL(&quot;&quot;;&quot;net.finmath.marketdata.products.Swap&quot;;&quot;getForwardSwapRate&quot;;[.G37];[.G37];['Rate Curve Data'.$E$10]))" office:value-type="percentage" office:value="0.0248277776200825">
            <text:p>2,5%</text:p>
          </table:table-cell>
          <table:table-cell table:style-name="ce53" table:formula="of:=INFO.OBBA.OBBA.OBGET(INFO.OBBA.OBBA.OBCALL(&quot;&quot;;&quot;net.finmath.marketdata.products.SwapAnnuity&quot;;&quot;getSwapAnnuity&quot;;[.G37];['Rate Curve Data'.$E$10]))" office:value-type="percentage" office:value="3.54659113635055">
            <text:p>354,7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29044460990259">
            <text:p>22,9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3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7]+0.5" office:value-type="float" office:value="14">
            <text:p>14</text:p>
          </table:table-cell>
          <table:table-cell table:style-name="ce33" table:formula="of:=[.B38]+[.$C$8]" office:value-type="float" office:value="19">
            <text:p>19</text:p>
          </table:table-cell>
          <table:table-cell table:style-name="ce33" office:value-type="float" office:value="0.5">
            <text:p>0,5</text:p>
          </table:table-cell>
          <table:table-cell table:style-name="ce50" table:formula="of:=[.K38]+[.$C$7]" office:value-type="percentage" office:value="0.0243762111020512">
            <text:p>2,4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16826]">
            <text:p>swap tenor 1-38 <text:line-break/>[16826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16829]">
            <text:p>mcSwaption 1-38 <text:line-break/>[16829]</text:p>
          </table:table-cell>
          <table:table-cell table:style-name="ce51" table:formula="of:=INFO.OBBA.OBBA.OBRUN(&quot;mcSwptn price 1-&quot;&amp;ROW();[.H38];&quot;getValue&quot;;[$LIBORMarketModel.$M$28])" office:value-type="string" office:string-value="mcSwptn price 1-38 &#10;[34345]">
            <text:p>mcSwptn price 1-38 <text:line-break/>[34345]</text:p>
          </table:table-cell>
          <table:table-cell table:style-name="ce52" table:formula="of:=INFO.OBBA.OBBA.OBGET(INFO.OBBA.OBBA.OBSYNC([.I38];[.$I$11:.$I$49]))" office:value-type="percentage" office:value="0.0279677316678278">
            <text:p>2,797%</text:p>
          </table:table-cell>
          <table:table-cell table:style-name="ce50" table:formula="of:=INFO.OBBA.OBBA.OBGET(INFO.OBBA.OBBA.OBCALL(&quot;&quot;;&quot;net.finmath.marketdata.products.Swap&quot;;&quot;getForwardSwapRate&quot;;[.G38];[.G38];['Rate Curve Data'.$E$10]))" office:value-type="percentage" office:value="0.0243762111020512">
            <text:p>2,4%</text:p>
          </table:table-cell>
          <table:table-cell table:style-name="ce53" table:formula="of:=INFO.OBBA.OBBA.OBGET(INFO.OBBA.OBBA.OBCALL(&quot;&quot;;&quot;net.finmath.marketdata.products.SwapAnnuity&quot;;&quot;getSwapAnnuity&quot;;[.G38];['Rate Curve Data'.$E$10]))" office:value-type="percentage" office:value="3.5038854111211">
            <text:p>350,4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2591427205">
            <text:p>22,5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3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8]+0.5" office:value-type="float" office:value="14.5">
            <text:p>14,5</text:p>
          </table:table-cell>
          <table:table-cell table:style-name="ce33" table:formula="of:=[.B39]+[.$C$8]" office:value-type="float" office:value="19.5">
            <text:p>19,5</text:p>
          </table:table-cell>
          <table:table-cell table:style-name="ce33" office:value-type="float" office:value="0.5">
            <text:p>0,5</text:p>
          </table:table-cell>
          <table:table-cell table:style-name="ce50" table:formula="of:=[.K39]+[.$C$7]" office:value-type="percentage" office:value="0.0239944359048199">
            <text:p>2,4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16835]">
            <text:p>swap tenor 1-39 <text:line-break/>[16835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16838]">
            <text:p>mcSwaption 1-39 <text:line-break/>[16838]</text:p>
          </table:table-cell>
          <table:table-cell table:style-name="ce51" table:formula="of:=INFO.OBBA.OBBA.OBRUN(&quot;mcSwptn price 1-&quot;&amp;ROW();[.H39];&quot;getValue&quot;;[$LIBORMarketModel.$M$28])" office:value-type="string" office:string-value="mcSwptn price 1-39 &#10;[34346]">
            <text:p>mcSwptn price 1-39 <text:line-break/>[34346]</text:p>
          </table:table-cell>
          <table:table-cell table:style-name="ce52" table:formula="of:=INFO.OBBA.OBBA.OBGET(INFO.OBBA.OBBA.OBSYNC([.I39];[.$I$11:.$I$49]))" office:value-type="percentage" office:value="0.0276581176491137">
            <text:p>2,766%</text:p>
          </table:table-cell>
          <table:table-cell table:style-name="ce50" table:formula="of:=INFO.OBBA.OBBA.OBGET(INFO.OBBA.OBBA.OBCALL(&quot;&quot;;&quot;net.finmath.marketdata.products.Swap&quot;;&quot;getForwardSwapRate&quot;;[.G39];[.G39];['Rate Curve Data'.$E$10]))" office:value-type="percentage" office:value="0.0239944359048199">
            <text:p>2,4%</text:p>
          </table:table-cell>
          <table:table-cell table:style-name="ce53" table:formula="of:=INFO.OBBA.OBBA.OBGET(INFO.OBBA.OBBA.OBCALL(&quot;&quot;;&quot;net.finmath.marketdata.products.SwapAnnuity&quot;;&quot;getSwapAnnuity&quot;;[.G39];['Rate Curve Data'.$E$10]))" office:value-type="percentage" office:value="3.46234688096334">
            <text:p>346,2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2593145690522">
            <text:p>22,5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3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39]+0.5" office:value-type="float" office:value="15">
            <text:p>15</text:p>
          </table:table-cell>
          <table:table-cell table:style-name="ce33" table:formula="of:=[.B40]+[.$C$8]" office:value-type="float" office:value="20">
            <text:p>20</text:p>
          </table:table-cell>
          <table:table-cell table:style-name="ce33" office:value-type="float" office:value="0.5">
            <text:p>0,5</text:p>
          </table:table-cell>
          <table:table-cell table:style-name="ce50" table:formula="of:=[.K40]+[.$C$7]" office:value-type="percentage" office:value="0.0236801097954799">
            <text:p>2,4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16844]">
            <text:p>swap tenor 1-40 <text:line-break/>[16844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16847]">
            <text:p>mcSwaption 1-40 <text:line-break/>[16847]</text:p>
          </table:table-cell>
          <table:table-cell table:style-name="ce51" table:formula="of:=INFO.OBBA.OBBA.OBRUN(&quot;mcSwptn price 1-&quot;&amp;ROW();[.H40];&quot;getValue&quot;;[$LIBORMarketModel.$M$28])" office:value-type="string" office:string-value="mcSwptn price 1-40 &#10;[34347]">
            <text:p>mcSwptn price 1-40 <text:line-break/>[34347]</text:p>
          </table:table-cell>
          <table:table-cell table:style-name="ce52" table:formula="of:=INFO.OBBA.OBBA.OBGET(INFO.OBBA.OBBA.OBSYNC([.I40];[.$I$11:.$I$49]))" office:value-type="percentage" office:value="0.0273241559023389">
            <text:p>2,732%</text:p>
          </table:table-cell>
          <table:table-cell table:style-name="ce50" table:formula="of:=INFO.OBBA.OBBA.OBGET(INFO.OBBA.OBBA.OBCALL(&quot;&quot;;&quot;net.finmath.marketdata.products.Swap&quot;;&quot;getForwardSwapRate&quot;;[.G40];[.G40];['Rate Curve Data'.$E$10]))" office:value-type="percentage" office:value="0.0236801097954799">
            <text:p>2,4%</text:p>
          </table:table-cell>
          <table:table-cell table:style-name="ce53" table:formula="of:=INFO.OBBA.OBBA.OBGET(INFO.OBBA.OBBA.OBCALL(&quot;&quot;;&quot;net.finmath.marketdata.products.SwapAnnuity&quot;;&quot;getSwapAnnuity&quot;;[.G40];['Rate Curve Data'.$E$10]))" office:value-type="percentage" office:value="3.42183219986607">
            <text:p>342,2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25184841010475">
            <text:p>22,5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16">
            <text:p>0,22</text:p>
          </table:table-cell>
          <table:table-cell table:style-name="ce56" table:formula="of:=IF(ISNUMBER([.O40]);[.M40]-[.O40];&quot;&quot;)" office:value-type="percentage" office:value="0.00918484101047504">
            <text:p>0,9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0]+0.5" office:value-type="float" office:value="15.5">
            <text:p>15,5</text:p>
          </table:table-cell>
          <table:table-cell table:style-name="ce33" table:formula="of:=[.B41]+[.$C$8]" office:value-type="float" office:value="20.5">
            <text:p>20,5</text:p>
          </table:table-cell>
          <table:table-cell table:style-name="ce33" office:value-type="float" office:value="0.5">
            <text:p>0,5</text:p>
          </table:table-cell>
          <table:table-cell table:style-name="ce50" table:formula="of:=[.K41]+[.$C$7]" office:value-type="percentage" office:value="0.0234248049609041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16853]">
            <text:p>swap tenor 1-41 <text:line-break/>[16853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16856]">
            <text:p>mcSwaption 1-41 <text:line-break/>[16856]</text:p>
          </table:table-cell>
          <table:table-cell table:style-name="ce51" table:formula="of:=INFO.OBBA.OBBA.OBRUN(&quot;mcSwptn price 1-&quot;&amp;ROW();[.H41];&quot;getValue&quot;;[$LIBORMarketModel.$M$28])" office:value-type="string" office:string-value="mcSwptn price 1-41 &#10;[34348]">
            <text:p>mcSwptn price 1-41 <text:line-break/>[34348]</text:p>
          </table:table-cell>
          <table:table-cell table:style-name="ce52" table:formula="of:=INFO.OBBA.OBBA.OBGET(INFO.OBBA.OBBA.OBSYNC([.I41];[.$I$11:.$I$49]))" office:value-type="percentage" office:value="0.0269521792411145">
            <text:p>2,695%</text:p>
          </table:table-cell>
          <table:table-cell table:style-name="ce50" table:formula="of:=INFO.OBBA.OBBA.OBGET(INFO.OBBA.OBBA.OBCALL(&quot;&quot;;&quot;net.finmath.marketdata.products.Swap&quot;;&quot;getForwardSwapRate&quot;;[.G41];[.G41];['Rate Curve Data'.$E$10]))" office:value-type="percentage" office:value="0.0234248049609041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1];['Rate Curve Data'.$E$10]))" office:value-type="percentage" office:value="3.3822182978845">
            <text:p>338,2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23606481066291">
            <text:p>22,3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3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1]+0.5" office:value-type="float" office:value="16">
            <text:p>16</text:p>
          </table:table-cell>
          <table:table-cell table:style-name="ce33" table:formula="of:=[.B42]+[.$C$8]" office:value-type="float" office:value="21">
            <text:p>21</text:p>
          </table:table-cell>
          <table:table-cell table:style-name="ce33" office:value-type="float" office:value="0.5">
            <text:p>0,5</text:p>
          </table:table-cell>
          <table:table-cell table:style-name="ce50" table:formula="of:=[.K42]+[.$C$7]" office:value-type="percentage" office:value="0.0232196565444253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16862]">
            <text:p>swap tenor 1-42 <text:line-break/>[16862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16865]">
            <text:p>mcSwaption 1-42 <text:line-break/>[16865]</text:p>
          </table:table-cell>
          <table:table-cell table:style-name="ce51" table:formula="of:=INFO.OBBA.OBBA.OBRUN(&quot;mcSwptn price 1-&quot;&amp;ROW();[.H42];&quot;getValue&quot;;[$LIBORMarketModel.$M$28])" office:value-type="string" office:string-value="mcSwptn price 1-42 &#10;[34349]">
            <text:p>mcSwptn price 1-42 <text:line-break/>[34349]</text:p>
          </table:table-cell>
          <table:table-cell table:style-name="ce52" table:formula="of:=INFO.OBBA.OBBA.OBGET(INFO.OBBA.OBBA.OBSYNC([.I42];[.$I$11:.$I$49]))" office:value-type="percentage" office:value="0.0267032249054522">
            <text:p>2,670%</text:p>
          </table:table-cell>
          <table:table-cell table:style-name="ce50" table:formula="of:=INFO.OBBA.OBBA.OBGET(INFO.OBBA.OBBA.OBCALL(&quot;&quot;;&quot;net.finmath.marketdata.products.Swap&quot;;&quot;getForwardSwapRate&quot;;[.G42];[.G42];['Rate Curve Data'.$E$10]))" office:value-type="percentage" office:value="0.0232196565444253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2];['Rate Curve Data'.$E$10]))" office:value-type="percentage" office:value="3.34340197510851">
            <text:p>334,3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22699813760765">
            <text:p>22,2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3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2]+0.5" office:value-type="float" office:value="16.5">
            <text:p>16,5</text:p>
          </table:table-cell>
          <table:table-cell table:style-name="ce33" table:formula="of:=[.B43]+[.$C$8]" office:value-type="float" office:value="21.5">
            <text:p>21,5</text:p>
          </table:table-cell>
          <table:table-cell table:style-name="ce33" office:value-type="float" office:value="0.5">
            <text:p>0,5</text:p>
          </table:table-cell>
          <table:table-cell table:style-name="ce50" table:formula="of:=[.K43]+[.$C$7]" office:value-type="percentage" office:value="0.0230567816951515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16871]">
            <text:p>swap tenor 1-43 <text:line-break/>[16871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16874]">
            <text:p>mcSwaption 1-43 <text:line-break/>[16874]</text:p>
          </table:table-cell>
          <table:table-cell table:style-name="ce51" table:formula="of:=INFO.OBBA.OBBA.OBRUN(&quot;mcSwptn price 1-&quot;&amp;ROW();[.H43];&quot;getValue&quot;;[$LIBORMarketModel.$M$28])" office:value-type="string" office:string-value="mcSwptn price 1-43 &#10;[34350]">
            <text:p>mcSwptn price 1-43 <text:line-break/>[34350]</text:p>
          </table:table-cell>
          <table:table-cell table:style-name="ce52" table:formula="of:=INFO.OBBA.OBBA.OBGET(INFO.OBBA.OBBA.OBSYNC([.I43];[.$I$11:.$I$49]))" office:value-type="percentage" office:value="0.0266290002945148">
            <text:p>2,663%</text:p>
          </table:table-cell>
          <table:table-cell table:style-name="ce50" table:formula="of:=INFO.OBBA.OBBA.OBGET(INFO.OBBA.OBBA.OBCALL(&quot;&quot;;&quot;net.finmath.marketdata.products.Swap&quot;;&quot;getForwardSwapRate&quot;;[.G43];[.G43];['Rate Curve Data'.$E$10]))" office:value-type="percentage" office:value="0.0230567816951515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3];['Rate Curve Data'.$E$10]))" office:value-type="percentage" office:value="3.3052972169244">
            <text:p>330,5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23019251700541">
            <text:p>22,3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3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3]+0.5" office:value-type="float" office:value="17">
            <text:p>17</text:p>
          </table:table-cell>
          <table:table-cell table:style-name="ce33" table:formula="of:=[.B44]+[.$C$8]" office:value-type="float" office:value="22">
            <text:p>22</text:p>
          </table:table-cell>
          <table:table-cell table:style-name="ce33" office:value-type="float" office:value="0.5">
            <text:p>0,5</text:p>
          </table:table-cell>
          <table:table-cell table:style-name="ce50" table:formula="of:=[.K44]+[.$C$7]" office:value-type="percentage" office:value="0.0229292869501466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16880]">
            <text:p>swap tenor 1-44 <text:line-break/>[16880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16883]">
            <text:p>mcSwaption 1-44 <text:line-break/>[16883]</text:p>
          </table:table-cell>
          <table:table-cell table:style-name="ce51" table:formula="of:=INFO.OBBA.OBBA.OBRUN(&quot;mcSwptn price 1-&quot;&amp;ROW();[.H44];&quot;getValue&quot;;[$LIBORMarketModel.$M$28])" office:value-type="string" office:string-value="mcSwptn price 1-44 &#10;[34351]">
            <text:p>mcSwptn price 1-44 <text:line-break/>[34351]</text:p>
          </table:table-cell>
          <table:table-cell table:style-name="ce52" table:formula="of:=INFO.OBBA.OBBA.OBGET(INFO.OBBA.OBBA.OBSYNC([.I44];[.$I$11:.$I$49]))" office:value-type="percentage" office:value="0.0266092094455546">
            <text:p>2,661%</text:p>
          </table:table-cell>
          <table:table-cell table:style-name="ce50" table:formula="of:=INFO.OBBA.OBBA.OBGET(INFO.OBBA.OBBA.OBCALL(&quot;&quot;;&quot;net.finmath.marketdata.products.Swap&quot;;&quot;getForwardSwapRate&quot;;[.G44];[.G44];['Rate Curve Data'.$E$10]))" office:value-type="percentage" office:value="0.0229292869501466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4];['Rate Curve Data'.$E$10]))" office:value-type="percentage" office:value="3.26783268030847">
            <text:p>326,8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23566397953534">
            <text:p>22,3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3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4]+0.5" office:value-type="float" office:value="17.5">
            <text:p>17,5</text:p>
          </table:table-cell>
          <table:table-cell table:style-name="ce33" table:formula="of:=[.B45]+[.$C$8]" office:value-type="float" office:value="22.5">
            <text:p>22,5</text:p>
          </table:table-cell>
          <table:table-cell table:style-name="ce33" office:value-type="float" office:value="0.5">
            <text:p>0,5</text:p>
          </table:table-cell>
          <table:table-cell table:style-name="ce50" table:formula="of:=[.K45]+[.$C$7]" office:value-type="percentage" office:value="0.0228312756928962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16889]">
            <text:p>swap tenor 1-45 <text:line-break/>[16889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16892]">
            <text:p>mcSwaption 1-45 <text:line-break/>[16892]</text:p>
          </table:table-cell>
          <table:table-cell table:style-name="ce51" table:formula="of:=INFO.OBBA.OBBA.OBRUN(&quot;mcSwptn price 1-&quot;&amp;ROW();[.H45];&quot;getValue&quot;;[$LIBORMarketModel.$M$28])" office:value-type="string" office:string-value="mcSwptn price 1-45 &#10;[34352]">
            <text:p>mcSwptn price 1-45 <text:line-break/>[34352]</text:p>
          </table:table-cell>
          <table:table-cell table:style-name="ce52" table:formula="of:=INFO.OBBA.OBBA.OBGET(INFO.OBBA.OBBA.OBSYNC([.I45];[.$I$11:.$I$49]))" office:value-type="percentage" office:value="0.0267732831522163">
            <text:p>2,677%</text:p>
          </table:table-cell>
          <table:table-cell table:style-name="ce50" table:formula="of:=INFO.OBBA.OBBA.OBGET(INFO.OBBA.OBBA.OBCALL(&quot;&quot;;&quot;net.finmath.marketdata.products.Swap&quot;;&quot;getForwardSwapRate&quot;;[.G45];[.G45];['Rate Curve Data'.$E$10]))" office:value-type="percentage" office:value="0.0228312756928962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5];['Rate Curve Data'.$E$10]))" office:value-type="percentage" office:value="3.23094933282472">
            <text:p>323,1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25573561352694">
            <text:p>22,5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3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5]+0.5" office:value-type="float" office:value="18">
            <text:p>18</text:p>
          </table:table-cell>
          <table:table-cell table:style-name="ce33" table:formula="of:=[.B46]+[.$C$8]" office:value-type="float" office:value="23">
            <text:p>23</text:p>
          </table:table-cell>
          <table:table-cell table:style-name="ce33" office:value-type="float" office:value="0.5">
            <text:p>0,5</text:p>
          </table:table-cell>
          <table:table-cell table:style-name="ce50" table:formula="of:=[.K46]+[.$C$7]" office:value-type="percentage" office:value="0.0227578560754764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16898]">
            <text:p>swap tenor 1-46 <text:line-break/>[16898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16901]">
            <text:p>mcSwaption 1-46 <text:line-break/>[16901]</text:p>
          </table:table-cell>
          <table:table-cell table:style-name="ce51" table:formula="of:=INFO.OBBA.OBBA.OBRUN(&quot;mcSwptn price 1-&quot;&amp;ROW();[.H46];&quot;getValue&quot;;[$LIBORMarketModel.$M$28])" office:value-type="string" office:string-value="mcSwptn price 1-46 &#10;[34353]">
            <text:p>mcSwptn price 1-46 <text:line-break/>[34353]</text:p>
          </table:table-cell>
          <table:table-cell table:style-name="ce52" table:formula="of:=INFO.OBBA.OBBA.OBGET(INFO.OBBA.OBBA.OBSYNC([.I46];[.$I$11:.$I$49]))" office:value-type="percentage" office:value="0.0263879125726464">
            <text:p>2,639%</text:p>
          </table:table-cell>
          <table:table-cell table:style-name="ce50" table:formula="of:=INFO.OBBA.OBBA.OBGET(INFO.OBBA.OBBA.OBCALL(&quot;&quot;;&quot;net.finmath.marketdata.products.Swap&quot;;&quot;getForwardSwapRate&quot;;[.G46];[.G46];['Rate Curve Data'.$E$10]))" office:value-type="percentage" office:value="0.0227578560754764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6];['Rate Curve Data'.$E$10]))" office:value-type="percentage" office:value="3.19459822946219">
            <text:p>319,5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224274376126">
            <text:p>22,2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3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6]+0.5" office:value-type="float" office:value="18.5">
            <text:p>18,5</text:p>
          </table:table-cell>
          <table:table-cell table:style-name="ce33" table:formula="of:=[.B47]+[.$C$8]" office:value-type="float" office:value="23.5">
            <text:p>23,5</text:p>
          </table:table-cell>
          <table:table-cell table:style-name="ce33" office:value-type="float" office:value="0.5">
            <text:p>0,5</text:p>
          </table:table-cell>
          <table:table-cell table:style-name="ce50" table:formula="of:=[.K47]+[.$C$7]" office:value-type="percentage" office:value="0.0227051495918041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16907]">
            <text:p>swap tenor 1-47 <text:line-break/>[16907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16910]">
            <text:p>mcSwaption 1-47 <text:line-break/>[16910]</text:p>
          </table:table-cell>
          <table:table-cell table:style-name="ce51" table:formula="of:=INFO.OBBA.OBBA.OBRUN(&quot;mcSwptn price 1-&quot;&amp;ROW();[.H47];&quot;getValue&quot;;[$LIBORMarketModel.$M$28])" office:value-type="string" office:string-value="mcSwptn price 1-47 &#10;[34354]">
            <text:p>mcSwptn price 1-47 <text:line-break/>[34354]</text:p>
          </table:table-cell>
          <table:table-cell table:style-name="ce52" table:formula="of:=INFO.OBBA.OBBA.OBGET(INFO.OBBA.OBBA.OBSYNC([.I47];[.$I$11:.$I$49]))" office:value-type="percentage" office:value="0.0261444985371445">
            <text:p>2,614%</text:p>
          </table:table-cell>
          <table:table-cell table:style-name="ce50" table:formula="of:=INFO.OBBA.OBBA.OBGET(INFO.OBBA.OBBA.OBCALL(&quot;&quot;;&quot;net.finmath.marketdata.products.Swap&quot;;&quot;getForwardSwapRate&quot;;[.G47];[.G47];['Rate Curve Data'.$E$10]))" office:value-type="percentage" office:value="0.0227051495918041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7];['Rate Curve Data'.$E$10]))" office:value-type="percentage" office:value="3.15873841534133">
            <text:p>315,9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20429956789981">
            <text:p>22,0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3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7]+0.5" office:value-type="float" office:value="19">
            <text:p>19</text:p>
          </table:table-cell>
          <table:table-cell table:style-name="ce33" table:formula="of:=[.B48]+[.$C$8]" office:value-type="float" office:value="24">
            <text:p>24</text:p>
          </table:table-cell>
          <table:table-cell table:style-name="ce33" office:value-type="float" office:value="0.5">
            <text:p>0,5</text:p>
          </table:table-cell>
          <table:table-cell table:style-name="ce50" table:formula="of:=[.K48]+[.$C$7]" office:value-type="percentage" office:value="0.022670300346492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16916]">
            <text:p>swap tenor 1-48 <text:line-break/>[16916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16919]">
            <text:p>mcSwaption 1-48 <text:line-break/>[16919]</text:p>
          </table:table-cell>
          <table:table-cell table:style-name="ce51" table:formula="of:=INFO.OBBA.OBBA.OBRUN(&quot;mcSwptn price 1-&quot;&amp;ROW();[.H48];&quot;getValue&quot;;[$LIBORMarketModel.$M$28])" office:value-type="string" office:string-value="mcSwptn price 1-48 &#10;[34355]">
            <text:p>mcSwptn price 1-48 <text:line-break/>[34355]</text:p>
          </table:table-cell>
          <table:table-cell table:style-name="ce52" table:formula="of:=INFO.OBBA.OBBA.OBGET(INFO.OBBA.OBBA.OBSYNC([.I48];[.$I$11:.$I$49]))" office:value-type="percentage" office:value="0.026136912894098">
            <text:p>2,614%</text:p>
          </table:table-cell>
          <table:table-cell table:style-name="ce50" table:formula="of:=INFO.OBBA.OBBA.OBGET(INFO.OBBA.OBBA.OBCALL(&quot;&quot;;&quot;net.finmath.marketdata.products.Swap&quot;;&quot;getForwardSwapRate&quot;;[.G48];[.G48];['Rate Curve Data'.$E$10]))" office:value-type="percentage" office:value="0.022670300346492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8];['Rate Curve Data'.$E$10]))" office:value-type="percentage" office:value="3.12333494470179">
            <text:p>312,3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20469262402148">
            <text:p>22,0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3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3" table:formula="of:=[.B48]+0.5" office:value-type="float" office:value="19.5">
            <text:p>19,5</text:p>
          </table:table-cell>
          <table:table-cell table:style-name="ce33" table:formula="of:=[.B49]+[.$C$8]" office:value-type="float" office:value="24.5">
            <text:p>24,5</text:p>
          </table:table-cell>
          <table:table-cell table:style-name="ce33" office:value-type="float" office:value="0.5">
            <text:p>0,5</text:p>
          </table:table-cell>
          <table:table-cell table:style-name="ce50" table:formula="of:=[.K49]+[.$C$7]" office:value-type="percentage" office:value="0.0226514849806839">
            <text:p>2,3%</text:p>
          </table:table-cell>
          <table:table-cell table:style-name="ce50"/>
          <table:table-cell table:style-name="ce38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16925]">
            <text:p>swap tenor 1-49 <text:line-break/>[16925]</text:p>
          </table:table-cell>
          <table:table-cell table:style-name="ce38"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16928]">
            <text:p>mcSwaption 1-49 <text:line-break/>[16928]</text:p>
          </table:table-cell>
          <table:table-cell table:style-name="ce51" table:formula="of:=INFO.OBBA.OBBA.OBRUN(&quot;mcSwptn price 1-&quot;&amp;ROW();[.H49];&quot;getValue&quot;;[$LIBORMarketModel.$M$28])" office:value-type="string" office:string-value="mcSwptn price 1-49 &#10;[34356]">
            <text:p>mcSwptn price 1-49 <text:line-break/>[34356]</text:p>
          </table:table-cell>
          <table:table-cell table:style-name="ce52" table:formula="of:=INFO.OBBA.OBBA.OBGET(INFO.OBBA.OBBA.OBSYNC([.I49];[.$I$11:.$I$49]))" office:value-type="percentage" office:value="0.0259949161737435">
            <text:p>2,599%</text:p>
          </table:table-cell>
          <table:table-cell table:style-name="ce50" table:formula="of:=INFO.OBBA.OBBA.OBGET(INFO.OBBA.OBBA.OBCALL(&quot;&quot;;&quot;net.finmath.marketdata.products.Swap&quot;;&quot;getForwardSwapRate&quot;;[.G49];[.G49];['Rate Curve Data'.$E$10]))" office:value-type="percentage" office:value="0.0226514849806839">
            <text:p>2,3%</text:p>
          </table:table-cell>
          <table:table-cell table:style-name="ce53" table:formula="of:=INFO.OBBA.OBBA.OBGET(INFO.OBBA.OBBA.OBCALL(&quot;&quot;;&quot;net.finmath.marketdata.products.SwapAnnuity&quot;;&quot;getSwapAnnuity&quot;;[.G49];['Rate Curve Data'.$E$10]))" office:value-type="percentage" office:value="3.08835700850522">
            <text:p>308,8%</text:p>
          </table:table-cell>
          <table:table-cell table:style-name="ce58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19193557801502">
            <text:p>21,9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3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8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8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4" table:print="false">
        <table:shapes>
          <draw:frame draw:z-index="0" draw:style-name="gr1" svg:width="15.999cm" svg:height="8.999cm" svg:x="7.343cm" svg:y="6.957cm">
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23.374cm" svg:y="6.948cm">
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7"/>
        <table:table-column table:style-name="co6" table:number-columns-repeated="4" table:default-cell-style-name="ce37"/>
        <table:table-column table:style-name="co9" table:default-cell-style-name="ce37"/>
        <table:table-column table:style-name="co6" table:number-columns-repeated="251" table:default-cell-style-name="ce37"/>
        <table:table-column table:style-name="co8" table:number-columns-repeated="766" table:default-cell-style-name="ce37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8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8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45"/>
          <table:table-cell table:style-name="ce14" table:number-columns-repeated="5"/>
          <table:table-cell table:style-name="ce38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8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19" office:value-type="string">
            <text:p>Swaption Volatiltiy Smile Offset</text:p>
          </table:table-cell>
          <table:table-cell table:style-name="ce19"/>
          <table:table-cell table:number-columns-repeated="10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38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17278]">
            <text:p>short period** </text:p>
            <text:p>[17278]</text:p>
          </table:table-cell>
          <table:table-cell table:style-name="ce38" office:value-type="string">
            <text:p>SHORT_PERIOD_AT_START</text:p>
          </table:table-cell>
          <table:table-cell table:style-name="ce14" table:number-columns-repeated="3"/>
          <table:table-cell table:number-columns-repeated="12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8" office:value-type="float" office:value="5">
            <text:p>5</text:p>
          </table:table-cell>
          <table:table-cell table:style-name="ce14" table:number-columns-repeated="3"/>
          <table:table-cell table:number-columns-repeated="2"/>
          <table:table-cell office:value-type="string">
            <text:p>Stike Offset:</text:p>
          </table:table-cell>
          <table:table-cell table:style-name="ce61" office:value-type="percentage" office:value="-0.01">
            <text:p>-1,00%</text:p>
          </table:table-cell>
          <table:table-cell table:style-name="ce61" office:value-type="percentage" office:value="-0.005">
            <text:p>-0,50%</text:p>
          </table:table-cell>
          <table:table-cell table:style-name="ce61" office:value-type="percentage" office:value="-0.0025">
            <text:p>-0,25%</text:p>
          </table:table-cell>
          <table:table-cell table:style-name="ce61" office:value-type="percentage" office:value="0">
            <text:p>0,00%</text:p>
          </table:table-cell>
          <table:table-cell table:style-name="ce61" office:value-type="percentage" office:value="0.0025">
            <text:p>0,25%</text:p>
          </table:table-cell>
          <table:table-cell table:style-name="ce61" office:value-type="percentage" office:value="0.005">
            <text:p>0,50%</text:p>
          </table:table-cell>
          <table:table-cell table:style-name="ce61" office:value-type="percentage" office:value="0.01">
            <text:p>1,00%</text:p>
          </table:table-cell>
          <table:table-cell table:style-name="ce61" office:value-type="percentage" office:value="0.02">
            <text:p>2,00%</text:p>
          </table:table-cell>
          <table:table-cell table:style-name="ce14" table:number-columns-repeated="239"/>
          <table:table-cell table:number-columns-repeated="766"/>
          <table:table-cell table:style-name="Default"/>
          <table:table-cell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8" office:value-type="float" office:value="10">
            <text:p>10</text:p>
          </table:table-cell>
          <table:table-cell table:style-name="ce14" table:number-columns-repeated="3"/>
          <table:table-cell table:style-name="ce43" office:value-type="string">
            <text:p>Option Mat.</text:p>
          </table:table-cell>
          <table:table-cell table:style-name="ce43" office:value-type="string">
            <text:p>Swap Mat.</text:p>
          </table:table-cell>
          <table:table-cell/>
          <table:table-cell table:style-name="ce44" table:number-columns-repeated="8"/>
          <table:table-cell table:style-name="ce14" table:number-columns-repeated="239"/>
          <table:table-cell table:number-columns-repeated="766"/>
          <table:table-cell table:style-name="Default"/>
          <table:table-cell/>
        </table:table-row>
        <table:table-row table:style-name="ro4">
          <table:table-cell table:style-name="ce14" table:number-columns-repeated="2"/>
          <table:table-cell table:style-name="ce38"/>
          <table:table-cell table:style-name="ce14" table:number-columns-repeated="3"/>
          <table:table-cell table:style-name="ce43" office:value-type="float" office:value="5">
            <text:p>5</text:p>
          </table:table-cell>
          <table:table-cell table:style-name="ce43" office:value-type="float" office:value="10">
            <text:p>10</text:p>
          </table:table-cell>
          <table:table-cell/>
          <table:table-cell table:style-name="ce44" office:value-type="percentage" office:value="0.0691">
            <text:p>6,9%</text:p>
          </table:table-cell>
          <table:table-cell table:style-name="ce44" office:value-type="percentage" office:value="0.0272">
            <text:p>2,7%</text:p>
          </table:table-cell>
          <table:table-cell table:style-name="ce44" office:value-type="percentage" office:value="0.0121">
            <text:p>1,2%</text:p>
          </table:table-cell>
          <table:table-cell table:style-name="ce44" office:value-type="percentage" office:value="0">
            <text:p>0,0%</text:p>
          </table:table-cell>
          <table:table-cell table:style-name="ce44" office:value-type="percentage" office:value="-0.0097">
            <text:p>-1,0%</text:p>
          </table:table-cell>
          <table:table-cell table:style-name="ce44" office:value-type="percentage" office:value="-0.0175">
            <text:p>-1,8%</text:p>
          </table:table-cell>
          <table:table-cell table:style-name="ce44" office:value-type="percentage" office:value="-0.0284">
            <text:p>-2,8%</text:p>
          </table:table-cell>
          <table:table-cell table:style-name="ce44" office:value-type="percentage" office:value="-0.0388">
            <text:p>-3,9%</text:p>
          </table:table-cell>
          <table:table-cell table:style-name="ce14" table:number-columns-repeated="239"/>
          <table:table-cell table:number-columns-repeated="766"/>
          <table:table-cell table:style-name="Default"/>
          <table:table-cell/>
        </table:table-row>
        <table:table-row table:style-name="ro4">
          <table:table-cell table:style-name="ce14" table:number-columns-repeated="2"/>
          <table:table-cell table:style-name="ce38"/>
          <table:table-cell table:style-name="ce14" table:number-columns-repeated="3"/>
          <table:table-cell table:style-name="ce43" table:number-columns-repeated="2"/>
          <table:table-cell/>
          <table:table-cell table:style-name="ce44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8"/>
          <table:table-cell table:style-name="ce14" table:number-columns-repeated="4"/>
          <table:table-cell table:style-name="ce38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55"/>
          <table:table-cell table:style-name="ce14" table:number-columns-repeated="3"/>
          <table:table-cell table:style-name="ce38" table:number-columns-repeated="3"/>
          <table:table-cell table:style-name="ce33" office:value-type="string">
            <text:p>model</text:p>
          </table:table-cell>
          <table:table-cell table:style-name="ce14" table:number-columns-repeated="2"/>
          <table:table-cell table:style-name="ce33" office:value-type="string">
            <text:p>model</text:p>
          </table:table-cell>
          <table:table-cell table:style-name="ce14"/>
          <table:table-cell table:number-columns-repeated="2" table:style-name="ce33" office:value-type="string">
            <text:p>market data</text:p>
          </table:table-cell>
          <table:table-cell table:style-name="ce14"/>
          <table:table-cell table:number-columns-repeated="2" table:style-name="ce33" office:value-type="string">
            <text:p>market dat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48" office:value-type="string">
            <text:p>swap start</text:p>
          </table:table-cell>
          <table:table-cell table:style-name="ce48" office:value-type="string">
            <text:p>swap end</text:p>
          </table:table-cell>
          <table:table-cell table:style-name="ce48" office:value-type="string">
            <text:p>swap period</text:p>
          </table:table-cell>
          <table:table-cell table:style-name="ce48" office:value-type="string">
            <text:p>swap rate</text:p>
          </table:table-cell>
          <table:table-cell table:style-name="ce33"/>
          <table:table-cell table:style-name="ce46" office:value-type="string">
            <text:p>objects</text:p>
          </table:table-cell>
          <table:table-cell table:style-name="ce46" table:number-columns-repeated="2"/>
          <table:table-cell table:style-name="ce48" office:value-type="string">
            <text:p>price</text:p>
          </table:table-cell>
          <table:table-cell table:style-name="ce48" office:value-type="string">
            <text:p>par swap rate</text:p>
          </table:table-cell>
          <table:table-cell table:style-name="ce48" office:value-type="string">
            <text:p>swap annuity</text:p>
          </table:table-cell>
          <table:table-cell table:style-name="ce48" office:value-type="string">
            <text:p>implied vol</text:p>
          </table:table-cell>
          <table:table-cell table:style-name="ce14"/>
          <table:table-cell table:style-name="ce48" office:value-type="string">
            <text:p>implied vol</text:p>
          </table:table-cell>
          <table:table-cell table:style-name="ce48" office:value-type="string">
            <text:p>value</text:p>
          </table:table-cell>
          <table:table-cell table:style-name="ce14"/>
          <table:table-cell table:style-name="ce48" office:value-type="string">
            <text:p>implied ATM vol</text:p>
          </table:table-cell>
          <table:table-cell table:style-name="ce48" office:value-type="string">
            <text:p>smile vol offset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K14]-0.01" office:value-type="percentage" office:value="0.0163161313402214">
            <text:p>1,6%</text:p>
          </table:table-cell>
          <table:table-cell table:style-name="ce50"/>
          <table:table-cell table:style-name="ce60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17279]">
            <text:p>swap tenor 2-14 <text:line-break/>[1727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17596]">
            <text:p>mcSwaption 2-14 <text:line-break/>[17596]</text:p>
          </table:table-cell>
          <table:table-cell table:style-name="ce51" table:formula="of:=INFO.OBBA.OBBA.OBRUN(&quot;mcSwptn price 2-&quot;&amp;ROW();[.H14];&quot;getValue&quot;;[$LIBORMarketModel.$M$28])" office:value-type="string" office:string-value="mcSwptn price 2-14 &#10;[26205]">
            <text:p>mcSwptn price 2-14 <text:line-break/>[26205]</text:p>
          </table:table-cell>
          <table:table-cell table:style-name="ce52" table:formula="of:=INFO.OBBA.OBBA.OBGET(INFO.OBBA.OBBA.OBSYNC([.I14];[.$I$14:.$I$52]))" office:value-type="percentage" office:value="0.0914535832736016">
            <text:p>9,145%</text:p>
          </table:table-cell>
          <table:table-cell table:style-name="ce53" table:formula="of:=INFO.OBBA.OBBA.OBGET(INFO.OBBA.OBBA.OBCALL(&quot;&quot;;&quot;net.finmath.marketdata.products.Swap&quot;;&quot;getForwardSwapRate&quot;;[.G14];[.G14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14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6436037956653">
            <text:p>22,64%</text:p>
          </table:table-cell>
          <table:table-cell table:style-name="ce14"/>
          <table:table-cell table:style-name="ce58" table:formula="of:=[.R14]+[.S14]" office:value-type="percentage" office:value="0.3101">
            <text:p>31,01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00378447058719">
            <text:p>10,04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0914535832736016">
            <text:p>9,15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58" table:formula="of:=HLOOKUP([.E14]-[.K14];[.$J$7:.$Q$9];3;FALSE())" office:value-type="percentage" office:value="0.0691">
            <text:p>6,91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14]+0.001" office:value-type="percentage" office:value="0.0173161313402214">
            <text:p>1,7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17284]">
            <text:p>swap tenor 2-15 <text:line-break/>[1728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17600]">
            <text:p>mcSwaption 2-15 <text:line-break/>[17600]</text:p>
          </table:table-cell>
          <table:table-cell table:style-name="ce51" table:formula="of:=INFO.OBBA.OBBA.OBRUN(&quot;mcSwptn price 2-&quot;&amp;ROW();[.H15];&quot;getValue&quot;;[$LIBORMarketModel.$M$28])" office:value-type="string" office:string-value="mcSwptn price 2-15 &#10;[26206]">
            <text:p>mcSwptn price 2-15 <text:line-break/>[26206]</text:p>
          </table:table-cell>
          <table:table-cell table:style-name="ce52" table:formula="of:=INFO.OBBA.OBBA.OBGET(INFO.OBBA.OBBA.OBSYNC([.I15];[.$I$14:.$I$52]))" office:value-type="percentage" office:value="0.0853172344743716">
            <text:p>8,532%</text:p>
          </table:table-cell>
          <table:table-cell table:style-name="ce53" table:formula="of:=INFO.OBBA.OBBA.OBGET(INFO.OBBA.OBBA.OBCALL(&quot;&quot;;&quot;net.finmath.marketdata.products.Swap&quot;;&quot;getForwardSwapRate&quot;;[.G15];[.G15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15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2652803279672">
            <text:p>22,65%</text:p>
          </table:table-cell>
          <table:table-cell table:style-name="ce14"/>
          <table:table-cell table:style-name="ce58" table:formula="of:=[.R15]+[.S15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0853172344743715">
            <text:p>8,5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58" table:formula="of:=HLOOKUP([.E15]-[.K15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15]+0.001" office:value-type="percentage" office:value="0.0183161313402214">
            <text:p>1,8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17289]">
            <text:p>swap tenor 2-16 <text:line-break/>[1728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17604]">
            <text:p>mcSwaption 2-16 <text:line-break/>[17604]</text:p>
          </table:table-cell>
          <table:table-cell table:style-name="ce51" table:formula="of:=INFO.OBBA.OBBA.OBRUN(&quot;mcSwptn price 2-&quot;&amp;ROW();[.H16];&quot;getValue&quot;;[$LIBORMarketModel.$M$28])" office:value-type="string" office:string-value="mcSwptn price 2-16 &#10;[26207]">
            <text:p>mcSwptn price 2-16 <text:line-break/>[26207]</text:p>
          </table:table-cell>
          <table:table-cell table:style-name="ce52" table:formula="of:=INFO.OBBA.OBBA.OBGET(INFO.OBBA.OBBA.OBSYNC([.I16];[.$I$14:.$I$52]))" office:value-type="percentage" office:value="0.0795166119562144">
            <text:p>7,952%</text:p>
          </table:table-cell>
          <table:table-cell table:style-name="ce53" table:formula="of:=INFO.OBBA.OBBA.OBGET(INFO.OBBA.OBBA.OBCALL(&quot;&quot;;&quot;net.finmath.marketdata.products.Swap&quot;;&quot;getForwardSwapRate&quot;;[.G16];[.G16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16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6712289347443">
            <text:p>22,67%</text:p>
          </table:table-cell>
          <table:table-cell table:style-name="ce14"/>
          <table:table-cell table:style-name="ce58" table:formula="of:=[.R16]+[.S16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0795166119562144">
            <text:p>7,95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58" table:formula="of:=HLOOKUP([.E16]-[.K16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16]+0.001" office:value-type="percentage" office:value="0.0193161313402214">
            <text:p>1,9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17294]">
            <text:p>swap tenor 2-17 <text:line-break/>[1729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17608]">
            <text:p>mcSwaption 2-17 <text:line-break/>[17608]</text:p>
          </table:table-cell>
          <table:table-cell table:style-name="ce51" table:formula="of:=INFO.OBBA.OBBA.OBRUN(&quot;mcSwptn price 2-&quot;&amp;ROW();[.H17];&quot;getValue&quot;;[$LIBORMarketModel.$M$28])" office:value-type="string" office:string-value="mcSwptn price 2-17 &#10;[26208]">
            <text:p>mcSwptn price 2-17 <text:line-break/>[26208]</text:p>
          </table:table-cell>
          <table:table-cell table:style-name="ce52" table:formula="of:=INFO.OBBA.OBBA.OBGET(INFO.OBBA.OBBA.OBSYNC([.I17];[.$I$14:.$I$52]))" office:value-type="percentage" office:value="0.0740327704593404">
            <text:p>7,403%</text:p>
          </table:table-cell>
          <table:table-cell table:style-name="ce53" table:formula="of:=INFO.OBBA.OBBA.OBGET(INFO.OBBA.OBBA.OBCALL(&quot;&quot;;&quot;net.finmath.marketdata.products.Swap&quot;;&quot;getForwardSwapRate&quot;;[.G17];[.G17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17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6821229962998">
            <text:p>22,68%</text:p>
          </table:table-cell>
          <table:table-cell table:style-name="ce14"/>
          <table:table-cell table:style-name="ce58" table:formula="of:=[.R17]+[.S17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0740327704593404">
            <text:p>7,40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58" table:formula="of:=HLOOKUP([.E17]-[.K17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17]+0.001" office:value-type="percentage" office:value="0.0203161313402214">
            <text:p>2,0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17299]">
            <text:p>swap tenor 2-18 <text:line-break/>[1729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17612]">
            <text:p>mcSwaption 2-18 <text:line-break/>[17612]</text:p>
          </table:table-cell>
          <table:table-cell table:style-name="ce51" table:formula="of:=INFO.OBBA.OBBA.OBRUN(&quot;mcSwptn price 2-&quot;&amp;ROW();[.H18];&quot;getValue&quot;;[$LIBORMarketModel.$M$28])" office:value-type="string" office:string-value="mcSwptn price 2-18 &#10;[26209]">
            <text:p>mcSwptn price 2-18 <text:line-break/>[26209]</text:p>
          </table:table-cell>
          <table:table-cell table:style-name="ce52" table:formula="of:=INFO.OBBA.OBBA.OBGET(INFO.OBBA.OBBA.OBSYNC([.I18];[.$I$14:.$I$52]))" office:value-type="percentage" office:value="0.068864492203156">
            <text:p>6,886%</text:p>
          </table:table-cell>
          <table:table-cell table:style-name="ce53" table:formula="of:=INFO.OBBA.OBBA.OBGET(INFO.OBBA.OBBA.OBCALL(&quot;&quot;;&quot;net.finmath.marketdata.products.Swap&quot;;&quot;getForwardSwapRate&quot;;[.G18];[.G18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18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6889739473343">
            <text:p>22,69%</text:p>
          </table:table-cell>
          <table:table-cell table:style-name="ce14"/>
          <table:table-cell table:style-name="ce58" table:formula="of:=[.R18]+[.S18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068864492203156">
            <text:p>6,89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58" table:formula="of:=HLOOKUP([.E18]-[.K18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18]+0.001" office:value-type="percentage" office:value="0.0213161313402214">
            <text:p>2,1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17304]">
            <text:p>swap tenor 2-19 <text:line-break/>[1730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17616]">
            <text:p>mcSwaption 2-19 <text:line-break/>[17616]</text:p>
          </table:table-cell>
          <table:table-cell table:style-name="ce51" table:formula="of:=INFO.OBBA.OBBA.OBRUN(&quot;mcSwptn price 2-&quot;&amp;ROW();[.H19];&quot;getValue&quot;;[$LIBORMarketModel.$M$28])" office:value-type="string" office:string-value="mcSwptn price 2-19 &#10;[26210]">
            <text:p>mcSwptn price 2-19 <text:line-break/>[26210]</text:p>
          </table:table-cell>
          <table:table-cell table:style-name="ce52" table:formula="of:=INFO.OBBA.OBBA.OBGET(INFO.OBBA.OBBA.OBSYNC([.I19];[.$I$14:.$I$52]))" office:value-type="percentage" office:value="0.0640188462877728">
            <text:p>6,402%</text:p>
          </table:table-cell>
          <table:table-cell table:style-name="ce53" table:formula="of:=INFO.OBBA.OBBA.OBGET(INFO.OBBA.OBBA.OBCALL(&quot;&quot;;&quot;net.finmath.marketdata.products.Swap&quot;;&quot;getForwardSwapRate&quot;;[.G19];[.G19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19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7013072943695">
            <text:p>22,70%</text:p>
          </table:table-cell>
          <table:table-cell table:style-name="ce14"/>
          <table:table-cell table:style-name="ce58" table:formula="of:=[.R19]+[.S19]" office:value-type="percentage" office:value="0.2682">
            <text:p>26,82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.0705197865637078">
            <text:p>7,05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0640188462877728">
            <text:p>6,40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58" table:formula="of:=HLOOKUP([.E19]-[.K19];[.$J$7:.$Q$9];3;FALSE())" office:value-type="percentage" office:value="0.0272">
            <text:p>2,72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19]+0.001" office:value-type="percentage" office:value="0.0223161313402214">
            <text:p>2,2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17309]">
            <text:p>swap tenor 2-20 <text:line-break/>[1730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17620]">
            <text:p>mcSwaption 2-20 <text:line-break/>[17620]</text:p>
          </table:table-cell>
          <table:table-cell table:style-name="ce51" table:formula="of:=INFO.OBBA.OBBA.OBRUN(&quot;mcSwptn price 2-&quot;&amp;ROW();[.H20];&quot;getValue&quot;;[$LIBORMarketModel.$M$28])" office:value-type="string" office:string-value="mcSwptn price 2-20 &#10;[26211]">
            <text:p>mcSwptn price 2-20 <text:line-break/>[26211]</text:p>
          </table:table-cell>
          <table:table-cell table:style-name="ce52" table:formula="of:=INFO.OBBA.OBBA.OBGET(INFO.OBBA.OBBA.OBSYNC([.I20];[.$I$14:.$I$52]))" office:value-type="percentage" office:value="0.0594929263547886">
            <text:p>5,949%</text:p>
          </table:table-cell>
          <table:table-cell table:style-name="ce53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7218399872257">
            <text:p>22,72%</text:p>
          </table:table-cell>
          <table:table-cell table:style-name="ce14"/>
          <table:table-cell table:style-name="ce58" table:formula="of:=[.R20]+[.S20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0594929263547886">
            <text:p>5,95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58" table:formula="of:=HLOOKUP([.E20]-[.K20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0]+0.001" office:value-type="percentage" office:value="0.0233161313402214">
            <text:p>2,3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17314]">
            <text:p>swap tenor 2-21 <text:line-break/>[1731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17624]">
            <text:p>mcSwaption 2-21 <text:line-break/>[17624]</text:p>
          </table:table-cell>
          <table:table-cell table:style-name="ce51" table:formula="of:=INFO.OBBA.OBBA.OBRUN(&quot;mcSwptn price 2-&quot;&amp;ROW();[.H21];&quot;getValue&quot;;[$LIBORMarketModel.$M$28])" office:value-type="string" office:string-value="mcSwptn price 2-21 &#10;[26212]">
            <text:p>mcSwptn price 2-21 <text:line-break/>[26212]</text:p>
          </table:table-cell>
          <table:table-cell table:style-name="ce52" table:formula="of:=INFO.OBBA.OBBA.OBGET(INFO.OBBA.OBBA.OBSYNC([.I21];[.$I$14:.$I$52]))" office:value-type="percentage" office:value="0.05526794463645">
            <text:p>5,527%</text:p>
          </table:table-cell>
          <table:table-cell table:style-name="ce53" table:formula="of:=INFO.OBBA.OBBA.OBGET(INFO.OBBA.OBBA.OBCALL(&quot;&quot;;&quot;net.finmath.marketdata.products.Swap&quot;;&quot;getForwardSwapRate&quot;;[.G21];[.G21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1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7449597541733">
            <text:p>22,74%</text:p>
          </table:table-cell>
          <table:table-cell table:style-name="ce62" table:formula="of:=[.M21]-[.M$32]" office:value-type="percentage" office:value="-0.00305259987682077">
            <text:p>-0,31%</text:p>
          </table:table-cell>
          <table:table-cell table:style-name="ce58" table:formula="of:=[.R21]+[.S21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0552679446364499">
            <text:p>5,5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58" table:formula="of:=HLOOKUP([.E21]-[.K21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1]+0.001" office:value-type="percentage" office:value="0.0243161313402214">
            <text:p>2,4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17319]">
            <text:p>swap tenor 2-22 <text:line-break/>[1731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17628]">
            <text:p>mcSwaption 2-22 <text:line-break/>[17628]</text:p>
          </table:table-cell>
          <table:table-cell table:style-name="ce51" table:formula="of:=INFO.OBBA.OBBA.OBRUN(&quot;mcSwptn price 2-&quot;&amp;ROW();[.H22];&quot;getValue&quot;;[$LIBORMarketModel.$M$28])" office:value-type="string" office:string-value="mcSwptn price 2-22 &#10;[26213]">
            <text:p>mcSwptn price 2-22 <text:line-break/>[26213]</text:p>
          </table:table-cell>
          <table:table-cell table:style-name="ce52" table:formula="of:=INFO.OBBA.OBBA.OBGET(INFO.OBBA.OBBA.OBSYNC([.I22];[.$I$14:.$I$52]))" office:value-type="percentage" office:value="0.0513281780333159">
            <text:p>5,133%</text:p>
          </table:table-cell>
          <table:table-cell table:style-name="ce53" table:formula="of:=INFO.OBBA.OBBA.OBGET(INFO.OBBA.OBBA.OBCALL(&quot;&quot;;&quot;net.finmath.marketdata.products.Swap&quot;;&quot;getForwardSwapRate&quot;;[.G22];[.G22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2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7686735585875">
            <text:p>22,77%</text:p>
          </table:table-cell>
          <table:table-cell table:style-name="ce62" table:formula="of:=[.M22]-[.M$32]" office:value-type="percentage" office:value="-0.00281546183267861">
            <text:p>-0,28%</text:p>
          </table:table-cell>
          <table:table-cell table:style-name="ce58" table:formula="of:=[.R22]+[.S22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0513281780333159">
            <text:p>5,1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58" table:formula="of:=HLOOKUP([.E22]-[.K22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2]+0.001" office:value-type="percentage" office:value="0.0253161313402214">
            <text:p>2,5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17324]">
            <text:p>swap tenor 2-23 <text:line-break/>[1732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17632]">
            <text:p>mcSwaption 2-23 <text:line-break/>[17632]</text:p>
          </table:table-cell>
          <table:table-cell table:style-name="ce51" table:formula="of:=INFO.OBBA.OBBA.OBRUN(&quot;mcSwptn price 2-&quot;&amp;ROW();[.H23];&quot;getValue&quot;;[$LIBORMarketModel.$M$28])" office:value-type="string" office:string-value="mcSwptn price 2-23 &#10;[26214]">
            <text:p>mcSwptn price 2-23 <text:line-break/>[26214]</text:p>
          </table:table-cell>
          <table:table-cell table:style-name="ce52" table:formula="of:=INFO.OBBA.OBBA.OBGET(INFO.OBBA.OBBA.OBSYNC([.I23];[.$I$14:.$I$52]))" office:value-type="percentage" office:value="0.0476620946654287">
            <text:p>4,766%</text:p>
          </table:table-cell>
          <table:table-cell table:style-name="ce53" table:formula="of:=INFO.OBBA.OBBA.OBGET(INFO.OBBA.OBBA.OBCALL(&quot;&quot;;&quot;net.finmath.marketdata.products.Swap&quot;;&quot;getForwardSwapRate&quot;;[.G23];[.G23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3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794075100643">
            <text:p>22,79%</text:p>
          </table:table-cell>
          <table:table-cell table:style-name="ce62" table:formula="of:=[.M23]-[.M$32]" office:value-type="percentage" office:value="-0.00256144641212414">
            <text:p>-0,26%</text:p>
          </table:table-cell>
          <table:table-cell table:style-name="ce58" table:formula="of:=[.R23]+[.S23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476620946654287">
            <text:p>4,77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58" table:formula="of:=HLOOKUP([.E23]-[.K23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3]+0.001" office:value-type="percentage" office:value="0.0263161313402214">
            <text:p>2,6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17329]">
            <text:p>swap tenor 2-24 <text:line-break/>[1732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17636]">
            <text:p>mcSwaption 2-24 <text:line-break/>[17636]</text:p>
          </table:table-cell>
          <table:table-cell table:style-name="ce51" table:formula="of:=INFO.OBBA.OBBA.OBRUN(&quot;mcSwptn price 2-&quot;&amp;ROW();[.H24];&quot;getValue&quot;;[$LIBORMarketModel.$M$28])" office:value-type="string" office:string-value="mcSwptn price 2-24 &#10;[26215]">
            <text:p>mcSwptn price 2-24 <text:line-break/>[26215]</text:p>
          </table:table-cell>
          <table:table-cell table:style-name="ce52" table:formula="of:=INFO.OBBA.OBBA.OBGET(INFO.OBBA.OBBA.OBSYNC([.I24];[.$I$14:.$I$52]))" office:value-type="percentage" office:value="0.0442578313506493">
            <text:p>4,426%</text:p>
          </table:table-cell>
          <table:table-cell table:style-name="ce53" table:formula="of:=INFO.OBBA.OBBA.OBGET(INFO.OBBA.OBBA.OBCALL(&quot;&quot;;&quot;net.finmath.marketdata.products.Swap&quot;;&quot;getForwardSwapRate&quot;;[.G24];[.G24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4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8222938671636">
            <text:p>22,82%</text:p>
          </table:table-cell>
          <table:table-cell table:style-name="ce62" table:formula="of:=[.M24]-[.M$32]" office:value-type="percentage" office:value="-0.00227925874691789">
            <text:p>-0,23%</text:p>
          </table:table-cell>
          <table:table-cell table:style-name="ce58" table:formula="of:=[.R24]+[.S24]" office:value-type="percentage" office:value="0.241">
            <text:p>24,10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0466778023206527">
            <text:p>4,67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442578313506494">
            <text:p>4,4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58" table:formula="of:=HLOOKUP([.E24]-[.K24];[.$J$7:.$Q$9];3;FALSE())" office:value-type="percentage" office:value="0">
            <text:p>0,00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4]+0.001" office:value-type="percentage" office:value="0.0273161313402214">
            <text:p>2,7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17334]">
            <text:p>swap tenor 2-25 <text:line-break/>[1733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17640]">
            <text:p>mcSwaption 2-25 <text:line-break/>[17640]</text:p>
          </table:table-cell>
          <table:table-cell table:style-name="ce51" table:formula="of:=INFO.OBBA.OBBA.OBRUN(&quot;mcSwptn price 2-&quot;&amp;ROW();[.H25];&quot;getValue&quot;;[$LIBORMarketModel.$M$28])" office:value-type="string" office:string-value="mcSwptn price 2-25 &#10;[26216]">
            <text:p>mcSwptn price 2-25 <text:line-break/>[26216]</text:p>
          </table:table-cell>
          <table:table-cell table:style-name="ce52" table:formula="of:=INFO.OBBA.OBBA.OBGET(INFO.OBBA.OBBA.OBSYNC([.I25];[.$I$14:.$I$52]))" office:value-type="percentage" office:value="0.0410910545990729">
            <text:p>4,109%</text:p>
          </table:table-cell>
          <table:table-cell table:style-name="ce53" table:formula="of:=INFO.OBBA.OBBA.OBGET(INFO.OBBA.OBBA.OBCALL(&quot;&quot;;&quot;net.finmath.marketdata.products.Swap&quot;;&quot;getForwardSwapRate&quot;;[.G25];[.G25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5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28480964081013">
            <text:p>22,85%</text:p>
          </table:table-cell>
          <table:table-cell table:style-name="ce62" table:formula="of:=[.M25]-[.M$32]" office:value-type="percentage" office:value="-0.00202123333754145">
            <text:p>-0,20%</text:p>
          </table:table-cell>
          <table:table-cell table:style-name="ce58" table:formula="of:=[.R25]+[.S25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410910545990729">
            <text:p>4,11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58" table:formula="of:=HLOOKUP([.E25]-[.K25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5]+0.001" office:value-type="percentage" office:value="0.0283161313402214">
            <text:p>2,8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17339]">
            <text:p>swap tenor 2-26 <text:line-break/>[1733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17644]">
            <text:p>mcSwaption 2-26 <text:line-break/>[17644]</text:p>
          </table:table-cell>
          <table:table-cell table:style-name="ce51" table:formula="of:=INFO.OBBA.OBBA.OBRUN(&quot;mcSwptn price 2-&quot;&amp;ROW();[.H26];&quot;getValue&quot;;[$LIBORMarketModel.$M$28])" office:value-type="string" office:string-value="mcSwptn price 2-26 &#10;[26217]">
            <text:p>mcSwptn price 2-26 <text:line-break/>[26217]</text:p>
          </table:table-cell>
          <table:table-cell table:style-name="ce52" table:formula="of:=INFO.OBBA.OBBA.OBGET(INFO.OBBA.OBBA.OBSYNC([.I26];[.$I$14:.$I$52]))" office:value-type="percentage" office:value="0.0381462342464058">
            <text:p>3,815%</text:p>
          </table:table-cell>
          <table:table-cell table:style-name="ce53" table:formula="of:=INFO.OBBA.OBBA.OBGET(INFO.OBBA.OBBA.OBCALL(&quot;&quot;;&quot;net.finmath.marketdata.products.Swap&quot;;&quot;getForwardSwapRate&quot;;[.G26];[.G26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6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8710595567128">
            <text:p>22,87%</text:p>
          </table:table-cell>
          <table:table-cell table:style-name="ce62" table:formula="of:=[.M26]-[.M$32]" office:value-type="percentage" office:value="-0.00179160185142652">
            <text:p>-0,18%</text:p>
          </table:table-cell>
          <table:table-cell table:style-name="ce58" table:formula="of:=[.R26]+[.S26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381462342464058">
            <text:p>3,81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58" table:formula="of:=HLOOKUP([.E26]-[.K26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6]+0.001" office:value-type="percentage" office:value="0.0293161313402214">
            <text:p>2,9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17344]">
            <text:p>swap tenor 2-27 <text:line-break/>[1734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17648]">
            <text:p>mcSwaption 2-27 <text:line-break/>[17648]</text:p>
          </table:table-cell>
          <table:table-cell table:style-name="ce51" table:formula="of:=INFO.OBBA.OBBA.OBRUN(&quot;mcSwptn price 2-&quot;&amp;ROW();[.H27];&quot;getValue&quot;;[$LIBORMarketModel.$M$28])" office:value-type="string" office:string-value="mcSwptn price 2-27 &#10;[26218]">
            <text:p>mcSwptn price 2-27 <text:line-break/>[26218]</text:p>
          </table:table-cell>
          <table:table-cell table:style-name="ce52" table:formula="of:=INFO.OBBA.OBBA.OBGET(INFO.OBBA.OBBA.OBSYNC([.I27];[.$I$14:.$I$52]))" office:value-type="percentage" office:value="0.0354223404240685">
            <text:p>3,542%</text:p>
          </table:table-cell>
          <table:table-cell table:style-name="ce53" table:formula="of:=INFO.OBBA.OBBA.OBGET(INFO.OBBA.OBBA.OBCALL(&quot;&quot;;&quot;net.finmath.marketdata.products.Swap&quot;;&quot;getForwardSwapRate&quot;;[.G27];[.G27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7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8979827996323">
            <text:p>22,90%</text:p>
          </table:table-cell>
          <table:table-cell table:style-name="ce62" table:formula="of:=[.M27]-[.M$32]" office:value-type="percentage" office:value="-0.00152236942223111">
            <text:p>-0,15%</text:p>
          </table:table-cell>
          <table:table-cell table:style-name="ce58" table:formula="of:=[.R27]+[.S27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354223404240685">
            <text:p>3,54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58" table:formula="of:=HLOOKUP([.E27]-[.K27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7]+0.001" office:value-type="percentage" office:value="0.0303161313402214">
            <text:p>3,0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17349]">
            <text:p>swap tenor 2-28 <text:line-break/>[1734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17652]">
            <text:p>mcSwaption 2-28 <text:line-break/>[17652]</text:p>
          </table:table-cell>
          <table:table-cell table:style-name="ce51" table:formula="of:=INFO.OBBA.OBBA.OBRUN(&quot;mcSwptn price 2-&quot;&amp;ROW();[.H28];&quot;getValue&quot;;[$LIBORMarketModel.$M$28])" office:value-type="string" office:string-value="mcSwptn price 2-28 &#10;[26219]">
            <text:p>mcSwptn price 2-28 <text:line-break/>[26219]</text:p>
          </table:table-cell>
          <table:table-cell table:style-name="ce52" table:formula="of:=INFO.OBBA.OBBA.OBGET(INFO.OBBA.OBBA.OBSYNC([.I28];[.$I$14:.$I$52]))" office:value-type="percentage" office:value="0.032903896521985">
            <text:p>3,290%</text:p>
          </table:table-cell>
          <table:table-cell table:style-name="ce53" table:formula="of:=INFO.OBBA.OBBA.OBGET(INFO.OBBA.OBBA.OBCALL(&quot;&quot;;&quot;net.finmath.marketdata.products.Swap&quot;;&quot;getForwardSwapRate&quot;;[.G28];[.G28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8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9280037594548">
            <text:p>22,93%</text:p>
          </table:table-cell>
          <table:table-cell table:style-name="ce62" table:formula="of:=[.M28]-[.M$32]" office:value-type="percentage" office:value="-0.00122215982400611">
            <text:p>-0,12%</text:p>
          </table:table-cell>
          <table:table-cell table:style-name="ce58" table:formula="of:=[.R28]+[.S28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32903896521985">
            <text:p>3,29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58" table:formula="of:=HLOOKUP([.E28]-[.K28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8]+0.001" office:value-type="percentage" office:value="0.0313161313402215">
            <text:p>3,1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17354]">
            <text:p>swap tenor 2-29 <text:line-break/>[1735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17656]">
            <text:p>mcSwaption 2-29 <text:line-break/>[17656]</text:p>
          </table:table-cell>
          <table:table-cell table:style-name="ce51" table:formula="of:=INFO.OBBA.OBBA.OBRUN(&quot;mcSwptn price 2-&quot;&amp;ROW();[.H29];&quot;getValue&quot;;[$LIBORMarketModel.$M$28])" office:value-type="string" office:string-value="mcSwptn price 2-29 &#10;[26220]">
            <text:p>mcSwptn price 2-29 <text:line-break/>[26220]</text:p>
          </table:table-cell>
          <table:table-cell table:style-name="ce52" table:formula="of:=INFO.OBBA.OBBA.OBGET(INFO.OBBA.OBBA.OBSYNC([.I29];[.$I$14:.$I$52]))" office:value-type="percentage" office:value="0.0305737942869833">
            <text:p>3,057%</text:p>
          </table:table-cell>
          <table:table-cell table:style-name="ce53" table:formula="of:=INFO.OBBA.OBBA.OBGET(INFO.OBBA.OBBA.OBCALL(&quot;&quot;;&quot;net.finmath.marketdata.products.Swap&quot;;&quot;getForwardSwapRate&quot;;[.G29];[.G29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29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9592647792754">
            <text:p>22,96%</text:p>
          </table:table-cell>
          <table:table-cell table:style-name="ce62" table:formula="of:=[.M29]-[.M$32]" office:value-type="percentage" office:value="-0.000909549625800005">
            <text:p>-0,09%</text:p>
          </table:table-cell>
          <table:table-cell table:style-name="ce58" table:formula="of:=[.R29]+[.S29]" office:value-type="percentage" office:value="0.2235">
            <text:p>22,35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293843042690193">
            <text:p>2,94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305737942869834">
            <text:p>3,06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58" table:formula="of:=HLOOKUP([.E29]-[.K29];[.$J$7:.$Q$9];3;FALSE())" office:value-type="percentage" office:value="-0.0175">
            <text:p>-1,75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29]+0.001" office:value-type="percentage" office:value="0.0323161313402215">
            <text:p>3,2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17359]">
            <text:p>swap tenor 2-30 <text:line-break/>[1735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17660]">
            <text:p>mcSwaption 2-30 <text:line-break/>[17660]</text:p>
          </table:table-cell>
          <table:table-cell table:style-name="ce51" table:formula="of:=INFO.OBBA.OBBA.OBRUN(&quot;mcSwptn price 2-&quot;&amp;ROW();[.H30];&quot;getValue&quot;;[$LIBORMarketModel.$M$28])" office:value-type="string" office:string-value="mcSwptn price 2-30 &#10;[26221]">
            <text:p>mcSwptn price 2-30 <text:line-break/>[26221]</text:p>
          </table:table-cell>
          <table:table-cell table:style-name="ce52" table:formula="of:=INFO.OBBA.OBBA.OBGET(INFO.OBBA.OBBA.OBSYNC([.I30];[.$I$14:.$I$52]))" office:value-type="percentage" office:value="0.0284122428732403">
            <text:p>2,841%</text:p>
          </table:table-cell>
          <table:table-cell table:style-name="ce53" table:formula="of:=INFO.OBBA.OBBA.OBGET(INFO.OBBA.OBBA.OBCALL(&quot;&quot;;&quot;net.finmath.marketdata.products.Swap&quot;;&quot;getForwardSwapRate&quot;;[.G30];[.G30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0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9882479239792">
            <text:p>22,99%</text:p>
          </table:table-cell>
          <table:table-cell table:style-name="ce62" table:formula="of:=[.M30]-[.M$32]" office:value-type="percentage" office:value="-0.000619718178761691">
            <text:p>-0,06%</text:p>
          </table:table-cell>
          <table:table-cell table:style-name="ce58" table:formula="of:=[.R30]+[.S30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284122428732404">
            <text:p>2,84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58" table:formula="of:=HLOOKUP([.E30]-[.K30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0]+0.001" office:value-type="percentage" office:value="0.0333161313402215">
            <text:p>3,3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17364]">
            <text:p>swap tenor 2-31 <text:line-break/>[1736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17664]">
            <text:p>mcSwaption 2-31 <text:line-break/>[17664]</text:p>
          </table:table-cell>
          <table:table-cell table:style-name="ce51" table:formula="of:=INFO.OBBA.OBBA.OBRUN(&quot;mcSwptn price 2-&quot;&amp;ROW();[.H31];&quot;getValue&quot;;[$LIBORMarketModel.$M$28])" office:value-type="string" office:string-value="mcSwptn price 2-31 &#10;[26222]">
            <text:p>mcSwptn price 2-31 <text:line-break/>[26222]</text:p>
          </table:table-cell>
          <table:table-cell table:style-name="ce52" table:formula="of:=INFO.OBBA.OBBA.OBGET(INFO.OBBA.OBBA.OBSYNC([.I31];[.$I$14:.$I$52]))" office:value-type="percentage" office:value="0.0264129506455615">
            <text:p>2,641%</text:p>
          </table:table-cell>
          <table:table-cell table:style-name="ce53" table:formula="of:=INFO.OBBA.OBBA.OBGET(INFO.OBBA.OBBA.OBCALL(&quot;&quot;;&quot;net.finmath.marketdata.products.Swap&quot;;&quot;getForwardSwapRate&quot;;[.G31];[.G31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1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30180143465427">
            <text:p>23,02%</text:p>
          </table:table-cell>
          <table:table-cell table:style-name="ce62" table:formula="of:=[.M31]-[.M$32]" office:value-type="percentage" office:value="-0.000322053953126816">
            <text:p>-0,03%</text:p>
          </table:table-cell>
          <table:table-cell table:style-name="ce58" table:formula="of:=[.R31]+[.S31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264129506455618">
            <text:p>2,64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58" table:formula="of:=HLOOKUP([.E31]-[.K31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1]+0.001" office:value-type="percentage" office:value="0.0343161313402215">
            <text:p>3,4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17369]">
            <text:p>swap tenor 2-32 <text:line-break/>[1736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17668]">
            <text:p>mcSwaption 2-32 <text:line-break/>[17668]</text:p>
          </table:table-cell>
          <table:table-cell table:style-name="ce51" table:formula="of:=INFO.OBBA.OBBA.OBRUN(&quot;mcSwptn price 2-&quot;&amp;ROW();[.H32];&quot;getValue&quot;;[$LIBORMarketModel.$M$28])" office:value-type="string" office:string-value="mcSwptn price 2-32 &#10;[26223]">
            <text:p>mcSwptn price 2-32 <text:line-break/>[26223]</text:p>
          </table:table-cell>
          <table:table-cell table:style-name="ce52" table:formula="of:=INFO.OBBA.OBBA.OBGET(INFO.OBBA.OBBA.OBSYNC([.I32];[.$I$14:.$I$52]))" office:value-type="percentage" office:value="0.0245673985105876">
            <text:p>2,457%</text:p>
          </table:table-cell>
          <table:table-cell table:style-name="ce53" table:formula="of:=INFO.OBBA.OBBA.OBGET(INFO.OBBA.OBBA.OBCALL(&quot;&quot;;&quot;net.finmath.marketdata.products.Swap&quot;;&quot;getForwardSwapRate&quot;;[.G32];[.G32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2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30502197418554">
            <text:p>23,05%</text:p>
          </table:table-cell>
          <table:table-cell table:style-name="ce62" table:formula="of:=[.M32]-[.M$32]" office:value-type="percentage" office:value="0">
            <text:p>0,00%</text:p>
          </table:table-cell>
          <table:table-cell table:style-name="ce58" table:formula="of:=[.R32]+[.S32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245673985105876">
            <text:p>2,46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58" table:formula="of:=HLOOKUP([.E32]-[.K32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2]+0.001" office:value-type="percentage" office:value="0.0353161313402215">
            <text:p>3,5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17374]">
            <text:p>swap tenor 2-33 <text:line-break/>[1737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17672]">
            <text:p>mcSwaption 2-33 <text:line-break/>[17672]</text:p>
          </table:table-cell>
          <table:table-cell table:style-name="ce51" table:formula="of:=INFO.OBBA.OBBA.OBRUN(&quot;mcSwptn price 2-&quot;&amp;ROW();[.H33];&quot;getValue&quot;;[$LIBORMarketModel.$M$28])" office:value-type="string" office:string-value="mcSwptn price 2-33 &#10;[26224]">
            <text:p>mcSwptn price 2-33 <text:line-break/>[26224]</text:p>
          </table:table-cell>
          <table:table-cell table:style-name="ce52" table:formula="of:=INFO.OBBA.OBBA.OBGET(INFO.OBBA.OBBA.OBSYNC([.I33];[.$I$14:.$I$52]))" office:value-type="percentage" office:value="0.0228606488728886">
            <text:p>2,286%</text:p>
          </table:table-cell>
          <table:table-cell table:style-name="ce53" table:formula="of:=INFO.OBBA.OBBA.OBGET(INFO.OBBA.OBBA.OBCALL(&quot;&quot;;&quot;net.finmath.marketdata.products.Swap&quot;;&quot;getForwardSwapRate&quot;;[.G33];[.G33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3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30828372672118">
            <text:p>23,08%</text:p>
          </table:table-cell>
          <table:table-cell table:style-name="ce62" table:formula="of:=[.M33]-[.M$32]" office:value-type="percentage" office:value="0.000326175253564376">
            <text:p>0,03%</text:p>
          </table:table-cell>
          <table:table-cell table:style-name="ce58" table:formula="of:=[.R33]+[.S33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228606488728886">
            <text:p>2,29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58" table:formula="of:=HLOOKUP([.E33]-[.K33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3]+0.001" office:value-type="percentage" office:value="0.0363161313402215">
            <text:p>3,6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17379]">
            <text:p>swap tenor 2-34 <text:line-break/>[1737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17676]">
            <text:p>mcSwaption 2-34 <text:line-break/>[17676]</text:p>
          </table:table-cell>
          <table:table-cell table:style-name="ce51" table:formula="of:=INFO.OBBA.OBBA.OBRUN(&quot;mcSwptn price 2-&quot;&amp;ROW();[.H34];&quot;getValue&quot;;[$LIBORMarketModel.$M$28])" office:value-type="string" office:string-value="mcSwptn price 2-34 &#10;[26225]">
            <text:p>mcSwptn price 2-34 <text:line-break/>[26225]</text:p>
          </table:table-cell>
          <table:table-cell table:style-name="ce52" table:formula="of:=INFO.OBBA.OBBA.OBGET(INFO.OBBA.OBBA.OBSYNC([.I34];[.$I$14:.$I$52]))" office:value-type="percentage" office:value="0.0212882280830533">
            <text:p>2,129%</text:p>
          </table:table-cell>
          <table:table-cell table:style-name="ce53" table:formula="of:=INFO.OBBA.OBBA.OBGET(INFO.OBBA.OBBA.OBCALL(&quot;&quot;;&quot;net.finmath.marketdata.products.Swap&quot;;&quot;getForwardSwapRate&quot;;[.G34];[.G34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4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31190617427478">
            <text:p>23,12%</text:p>
          </table:table-cell>
          <table:table-cell table:style-name="ce62" table:formula="of:=[.M34]-[.M$32]" office:value-type="percentage" office:value="0.000688420008923552">
            <text:p>0,07%</text:p>
          </table:table-cell>
          <table:table-cell table:style-name="ce58" table:formula="of:=[.R34]+[.S34]" office:value-type="percentage" office:value="0.2126">
            <text:p>21,26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179266750825114">
            <text:p>1,79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212882280830533">
            <text:p>2,1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58" table:formula="of:=HLOOKUP([.E34]-[.K34];[.$J$7:.$Q$9];3;FALSE())" office:value-type="percentage" office:value="-0.0284">
            <text:p>-2,84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4]+0.001" office:value-type="percentage" office:value="0.0373161313402215">
            <text:p>3,7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17384]">
            <text:p>swap tenor 2-35 <text:line-break/>[1738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17680]">
            <text:p>mcSwaption 2-35 <text:line-break/>[17680]</text:p>
          </table:table-cell>
          <table:table-cell table:style-name="ce51" table:formula="of:=INFO.OBBA.OBBA.OBRUN(&quot;mcSwptn price 2-&quot;&amp;ROW();[.H35];&quot;getValue&quot;;[$LIBORMarketModel.$M$28])" office:value-type="string" office:string-value="mcSwptn price 2-35 &#10;[26226]">
            <text:p>mcSwptn price 2-35 <text:line-break/>[26226]</text:p>
          </table:table-cell>
          <table:table-cell table:style-name="ce52" table:formula="of:=INFO.OBBA.OBBA.OBGET(INFO.OBBA.OBBA.OBSYNC([.I35];[.$I$14:.$I$52]))" office:value-type="percentage" office:value="0.0198354291017916">
            <text:p>1,984%</text:p>
          </table:table-cell>
          <table:table-cell table:style-name="ce53" table:formula="of:=INFO.OBBA.OBBA.OBGET(INFO.OBBA.OBBA.OBCALL(&quot;&quot;;&quot;net.finmath.marketdata.products.Swap&quot;;&quot;getForwardSwapRate&quot;;[.G35];[.G35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5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31562856818486">
            <text:p>23,16%</text:p>
          </table:table-cell>
          <table:table-cell table:style-name="ce62" table:formula="of:=[.M35]-[.M$32]" office:value-type="percentage" office:value="0.00106065939993197">
            <text:p>0,11%</text:p>
          </table:table-cell>
          <table:table-cell table:style-name="ce58" table:formula="of:=[.R35]+[.S35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198354291017916">
            <text:p>1,98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58" table:formula="of:=HLOOKUP([.E35]-[.K35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5]+0.001" office:value-type="percentage" office:value="0.0383161313402215">
            <text:p>3,8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17389]">
            <text:p>swap tenor 2-36 <text:line-break/>[1738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17684]">
            <text:p>mcSwaption 2-36 <text:line-break/>[17684]</text:p>
          </table:table-cell>
          <table:table-cell table:style-name="ce51" table:formula="of:=INFO.OBBA.OBBA.OBRUN(&quot;mcSwptn price 2-&quot;&amp;ROW();[.H36];&quot;getValue&quot;;[$LIBORMarketModel.$M$28])" office:value-type="string" office:string-value="mcSwptn price 2-36 &#10;[26227]">
            <text:p>mcSwptn price 2-36 <text:line-break/>[26227]</text:p>
          </table:table-cell>
          <table:table-cell table:style-name="ce52" table:formula="of:=INFO.OBBA.OBBA.OBGET(INFO.OBBA.OBBA.OBSYNC([.I36];[.$I$14:.$I$52]))" office:value-type="percentage" office:value="0.0184924542333537">
            <text:p>1,849%</text:p>
          </table:table-cell>
          <table:table-cell table:style-name="ce53" table:formula="of:=INFO.OBBA.OBBA.OBGET(INFO.OBBA.OBBA.OBCALL(&quot;&quot;;&quot;net.finmath.marketdata.products.Swap&quot;;&quot;getForwardSwapRate&quot;;[.G36];[.G36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6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1941235328193">
            <text:p>23,19%</text:p>
          </table:table-cell>
          <table:table-cell table:style-name="ce62" table:formula="of:=[.M36]-[.M$32]" office:value-type="percentage" office:value="0.0014390379096394">
            <text:p>0,14%</text:p>
          </table:table-cell>
          <table:table-cell table:style-name="ce58" table:formula="of:=[.R36]+[.S36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184924542333537">
            <text:p>1,85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58" table:formula="of:=HLOOKUP([.E36]-[.K36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6]+0.001" office:value-type="percentage" office:value="0.0393161313402215">
            <text:p>3,9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17394]">
            <text:p>swap tenor 2-37 <text:line-break/>[1739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17688]">
            <text:p>mcSwaption 2-37 <text:line-break/>[17688]</text:p>
          </table:table-cell>
          <table:table-cell table:style-name="ce51" table:formula="of:=INFO.OBBA.OBBA.OBRUN(&quot;mcSwptn price 2-&quot;&amp;ROW();[.H37];&quot;getValue&quot;;[$LIBORMarketModel.$M$28])" office:value-type="string" office:string-value="mcSwptn price 2-37 &#10;[26228]">
            <text:p>mcSwptn price 2-37 <text:line-break/>[26228]</text:p>
          </table:table-cell>
          <table:table-cell table:style-name="ce52" table:formula="of:=INFO.OBBA.OBBA.OBGET(INFO.OBBA.OBBA.OBSYNC([.I37];[.$I$14:.$I$52]))" office:value-type="percentage" office:value="0.0172513811840351">
            <text:p>1,725%</text:p>
          </table:table-cell>
          <table:table-cell table:style-name="ce53" table:formula="of:=INFO.OBBA.OBBA.OBGET(INFO.OBBA.OBBA.OBCALL(&quot;&quot;;&quot;net.finmath.marketdata.products.Swap&quot;;&quot;getForwardSwapRate&quot;;[.G37];[.G37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7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2328821301214">
            <text:p>23,23%</text:p>
          </table:table-cell>
          <table:table-cell table:style-name="ce62" table:formula="of:=[.M37]-[.M$32]" office:value-type="percentage" office:value="0.00182662388265989">
            <text:p>0,18%</text:p>
          </table:table-cell>
          <table:table-cell table:style-name="ce58" table:formula="of:=[.R37]+[.S37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172513811840351">
            <text:p>1,7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58" table:formula="of:=HLOOKUP([.E37]-[.K37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7]+0.001" office:value-type="percentage" office:value="0.0403161313402215">
            <text:p>4,0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17399]">
            <text:p>swap tenor 2-38 <text:line-break/>[1739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17692]">
            <text:p>mcSwaption 2-38 <text:line-break/>[17692]</text:p>
          </table:table-cell>
          <table:table-cell table:style-name="ce51" table:formula="of:=INFO.OBBA.OBBA.OBRUN(&quot;mcSwptn price 2-&quot;&amp;ROW();[.H38];&quot;getValue&quot;;[$LIBORMarketModel.$M$28])" office:value-type="string" office:string-value="mcSwptn price 2-38 &#10;[26229]">
            <text:p>mcSwptn price 2-38 <text:line-break/>[26229]</text:p>
          </table:table-cell>
          <table:table-cell table:style-name="ce52" table:formula="of:=INFO.OBBA.OBBA.OBGET(INFO.OBBA.OBBA.OBSYNC([.I38];[.$I$14:.$I$52]))" office:value-type="percentage" office:value="0.0160980689168883">
            <text:p>1,610%</text:p>
          </table:table-cell>
          <table:table-cell table:style-name="ce53" table:formula="of:=INFO.OBBA.OBBA.OBGET(INFO.OBBA.OBBA.OBCALL(&quot;&quot;;&quot;net.finmath.marketdata.products.Swap&quot;;&quot;getForwardSwapRate&quot;;[.G38];[.G38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8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2688303824672">
            <text:p>23,27%</text:p>
          </table:table-cell>
          <table:table-cell table:style-name="ce62" table:formula="of:=[.M38]-[.M$32]" office:value-type="percentage" office:value="0.00218610640611749">
            <text:p>0,22%</text:p>
          </table:table-cell>
          <table:table-cell table:style-name="ce58" table:formula="of:=[.R38]+[.S38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160980689168883">
            <text:p>1,61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58" table:formula="of:=HLOOKUP([.E38]-[.K38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8]+0.001" office:value-type="percentage" office:value="0.0413161313402215">
            <text:p>4,1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17404]">
            <text:p>swap tenor 2-39 <text:line-break/>[1740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17696]">
            <text:p>mcSwaption 2-39 <text:line-break/>[17696]</text:p>
          </table:table-cell>
          <table:table-cell table:style-name="ce51" table:formula="of:=INFO.OBBA.OBBA.OBRUN(&quot;mcSwptn price 2-&quot;&amp;ROW();[.H39];&quot;getValue&quot;;[$LIBORMarketModel.$M$28])" office:value-type="string" office:string-value="mcSwptn price 2-39 &#10;[26230]">
            <text:p>mcSwptn price 2-39 <text:line-break/>[26230]</text:p>
          </table:table-cell>
          <table:table-cell table:style-name="ce52" table:formula="of:=INFO.OBBA.OBBA.OBGET(INFO.OBBA.OBBA.OBSYNC([.I39];[.$I$14:.$I$52]))" office:value-type="percentage" office:value="0.0150292175558264">
            <text:p>1,503%</text:p>
          </table:table-cell>
          <table:table-cell table:style-name="ce53" table:formula="of:=INFO.OBBA.OBBA.OBGET(INFO.OBBA.OBBA.OBCALL(&quot;&quot;;&quot;net.finmath.marketdata.products.Swap&quot;;&quot;getForwardSwapRate&quot;;[.G39];[.G39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39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3041299908352">
            <text:p>23,30%</text:p>
          </table:table-cell>
          <table:table-cell table:style-name="ce62" table:formula="of:=[.M39]-[.M$32]" office:value-type="percentage" office:value="0.00253910248979761">
            <text:p>0,25%</text:p>
          </table:table-cell>
          <table:table-cell table:style-name="ce58" table:formula="of:=[.R39]+[.S39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150292175558264">
            <text:p>1,50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58" table:formula="of:=HLOOKUP([.E39]-[.K39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39]+0.001" office:value-type="percentage" office:value="0.0423161313402215">
            <text:p>4,2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17409]">
            <text:p>swap tenor 2-40 <text:line-break/>[1740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17700]">
            <text:p>mcSwaption 2-40 <text:line-break/>[17700]</text:p>
          </table:table-cell>
          <table:table-cell table:style-name="ce51" table:formula="of:=INFO.OBBA.OBBA.OBRUN(&quot;mcSwptn price 2-&quot;&amp;ROW();[.H40];&quot;getValue&quot;;[$LIBORMarketModel.$M$28])" office:value-type="string" office:string-value="mcSwptn price 2-40 &#10;[26231]">
            <text:p>mcSwptn price 2-40 <text:line-break/>[26231]</text:p>
          </table:table-cell>
          <table:table-cell table:style-name="ce52" table:formula="of:=INFO.OBBA.OBBA.OBGET(INFO.OBBA.OBBA.OBSYNC([.I40];[.$I$14:.$I$52]))" office:value-type="percentage" office:value="0.0140337150270173">
            <text:p>1,403%</text:p>
          </table:table-cell>
          <table:table-cell table:style-name="ce53" table:formula="of:=INFO.OBBA.OBBA.OBGET(INFO.OBBA.OBBA.OBCALL(&quot;&quot;;&quot;net.finmath.marketdata.products.Swap&quot;;&quot;getForwardSwapRate&quot;;[.G40];[.G40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0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3359131234334">
            <text:p>23,34%</text:p>
          </table:table-cell>
          <table:table-cell table:style-name="ce62" table:formula="of:=[.M40]-[.M$32]" office:value-type="percentage" office:value="0.0028569338157797">
            <text:p>0,29%</text:p>
          </table:table-cell>
          <table:table-cell table:style-name="ce58" table:formula="of:=[.R40]+[.S40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140337150270176">
            <text:p>1,40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58" table:formula="of:=HLOOKUP([.E40]-[.K40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0]+0.001" office:value-type="percentage" office:value="0.0433161313402215">
            <text:p>4,3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17414]">
            <text:p>swap tenor 2-41 <text:line-break/>[1741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17704]">
            <text:p>mcSwaption 2-41 <text:line-break/>[17704]</text:p>
          </table:table-cell>
          <table:table-cell table:style-name="ce51" table:formula="of:=INFO.OBBA.OBBA.OBRUN(&quot;mcSwptn price 2-&quot;&amp;ROW();[.H41];&quot;getValue&quot;;[$LIBORMarketModel.$M$28])" office:value-type="string" office:string-value="mcSwptn price 2-41 &#10;[26232]">
            <text:p>mcSwptn price 2-41 <text:line-break/>[26232]</text:p>
          </table:table-cell>
          <table:table-cell table:style-name="ce52" table:formula="of:=INFO.OBBA.OBBA.OBGET(INFO.OBBA.OBBA.OBSYNC([.I41];[.$I$14:.$I$52]))" office:value-type="percentage" office:value="0.0131064346091116">
            <text:p>1,311%</text:p>
          </table:table-cell>
          <table:table-cell table:style-name="ce53" table:formula="of:=INFO.OBBA.OBBA.OBGET(INFO.OBBA.OBBA.OBCALL(&quot;&quot;;&quot;net.finmath.marketdata.products.Swap&quot;;&quot;getForwardSwapRate&quot;;[.G41];[.G41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1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3364525617446">
            <text:p>23,36%</text:p>
          </table:table-cell>
          <table:table-cell table:style-name="ce62" table:formula="of:=[.M41]-[.M$32]" office:value-type="percentage" office:value="0.00314305875590634">
            <text:p>0,31%</text:p>
          </table:table-cell>
          <table:table-cell table:style-name="ce58" table:formula="of:=[.R41]+[.S41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131064346091115">
            <text:p>1,31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58" table:formula="of:=HLOOKUP([.E41]-[.K41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1]+0.001" office:value-type="percentage" office:value="0.0443161313402215">
            <text:p>4,4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17419]">
            <text:p>swap tenor 2-42 <text:line-break/>[1741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17708]">
            <text:p>mcSwaption 2-42 <text:line-break/>[17708]</text:p>
          </table:table-cell>
          <table:table-cell table:style-name="ce51" table:formula="of:=INFO.OBBA.OBBA.OBRUN(&quot;mcSwptn price 2-&quot;&amp;ROW();[.H42];&quot;getValue&quot;;[$LIBORMarketModel.$M$28])" office:value-type="string" office:string-value="mcSwptn price 2-42 &#10;[26233]">
            <text:p>mcSwptn price 2-42 <text:line-break/>[26233]</text:p>
          </table:table-cell>
          <table:table-cell table:style-name="ce52" table:formula="of:=INFO.OBBA.OBBA.OBGET(INFO.OBBA.OBBA.OBSYNC([.I42];[.$I$14:.$I$52]))" office:value-type="percentage" office:value="0.012253397953064">
            <text:p>1,225%</text:p>
          </table:table-cell>
          <table:table-cell table:style-name="ce53" table:formula="of:=INFO.OBBA.OBBA.OBGET(INFO.OBBA.OBBA.OBCALL(&quot;&quot;;&quot;net.finmath.marketdata.products.Swap&quot;;&quot;getForwardSwapRate&quot;;[.G42];[.G42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2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33974839279512">
            <text:p>23,40%</text:p>
          </table:table-cell>
          <table:table-cell table:style-name="ce62" table:formula="of:=[.M42]-[.M$32]" office:value-type="percentage" office:value="0.00347264186095825">
            <text:p>0,35%</text:p>
          </table:table-cell>
          <table:table-cell table:style-name="ce58" table:formula="of:=[.R42]+[.S42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12253397953064">
            <text:p>1,2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58" table:formula="of:=HLOOKUP([.E42]-[.K42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2]+0.001" office:value-type="percentage" office:value="0.0453161313402215">
            <text:p>4,5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17424]">
            <text:p>swap tenor 2-43 <text:line-break/>[1742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17712]">
            <text:p>mcSwaption 2-43 <text:line-break/>[17712]</text:p>
          </table:table-cell>
          <table:table-cell table:style-name="ce51" table:formula="of:=INFO.OBBA.OBBA.OBRUN(&quot;mcSwptn price 2-&quot;&amp;ROW();[.H43];&quot;getValue&quot;;[$LIBORMarketModel.$M$28])" office:value-type="string" office:string-value="mcSwptn price 2-43 &#10;[26234]">
            <text:p>mcSwptn price 2-43 <text:line-break/>[26234]</text:p>
          </table:table-cell>
          <table:table-cell table:style-name="ce52" table:formula="of:=INFO.OBBA.OBBA.OBGET(INFO.OBBA.OBBA.OBSYNC([.I43];[.$I$14:.$I$52]))" office:value-type="percentage" office:value="0.0114604165548511">
            <text:p>1,146%</text:p>
          </table:table-cell>
          <table:table-cell table:style-name="ce53" table:formula="of:=INFO.OBBA.OBBA.OBGET(INFO.OBBA.OBBA.OBCALL(&quot;&quot;;&quot;net.finmath.marketdata.products.Swap&quot;;&quot;getForwardSwapRate&quot;;[.G43];[.G43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3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34290199460233">
            <text:p>23,43%</text:p>
          </table:table-cell>
          <table:table-cell table:style-name="ce62" table:formula="of:=[.M43]-[.M$32]" office:value-type="percentage" office:value="0.00378800204167848">
            <text:p>0,38%</text:p>
          </table:table-cell>
          <table:table-cell table:style-name="ce58" table:formula="of:=[.R43]+[.S43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114604165548511">
            <text:p>1,15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58" table:formula="of:=HLOOKUP([.E43]-[.K43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3]+0.001" office:value-type="percentage" office:value="0.0463161313402215">
            <text:p>4,6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17429]">
            <text:p>swap tenor 2-44 <text:line-break/>[1742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17716]">
            <text:p>mcSwaption 2-44 <text:line-break/>[17716]</text:p>
          </table:table-cell>
          <table:table-cell table:style-name="ce51" table:formula="of:=INFO.OBBA.OBBA.OBRUN(&quot;mcSwptn price 2-&quot;&amp;ROW();[.H44];&quot;getValue&quot;;[$LIBORMarketModel.$M$28])" office:value-type="string" office:string-value="mcSwptn price 2-44 &#10;[26235]">
            <text:p>mcSwptn price 2-44 <text:line-break/>[26235]</text:p>
          </table:table-cell>
          <table:table-cell table:style-name="ce52" table:formula="of:=INFO.OBBA.OBBA.OBGET(INFO.OBBA.OBBA.OBSYNC([.I44];[.$I$14:.$I$52]))" office:value-type="percentage" office:value="0.0107227694881628">
            <text:p>1,072%</text:p>
          </table:table-cell>
          <table:table-cell table:style-name="ce53" table:formula="of:=INFO.OBBA.OBBA.OBGET(INFO.OBBA.OBBA.OBCALL(&quot;&quot;;&quot;net.finmath.marketdata.products.Swap&quot;;&quot;getForwardSwapRate&quot;;[.G44];[.G44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4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34590643718315">
            <text:p>23,46%</text:p>
          </table:table-cell>
          <table:table-cell table:style-name="ce62" table:formula="of:=[.M44]-[.M$32]" office:value-type="percentage" office:value="0.00408844629976074">
            <text:p>0,41%</text:p>
          </table:table-cell>
          <table:table-cell table:style-name="ce58" table:formula="of:=[.R44]+[.S44]" office:value-type="percentage" office:value="0.2022">
            <text:p>20,22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0654834058534689">
            <text:p>0,65%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107227694881628">
            <text:p>1,07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58" table:formula="of:=HLOOKUP([.E44]-[.K44];[.$J$7:.$Q$9];3;FALSE())" office:value-type="percentage" office:value="-0.0388">
            <text:p>-3,88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4]+0.001" office:value-type="percentage" office:value="0.0473161313402215">
            <text:p>4,7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17434]">
            <text:p>swap tenor 2-45 <text:line-break/>[1743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17720]">
            <text:p>mcSwaption 2-45 <text:line-break/>[17720]</text:p>
          </table:table-cell>
          <table:table-cell table:style-name="ce51" table:formula="of:=INFO.OBBA.OBBA.OBRUN(&quot;mcSwptn price 2-&quot;&amp;ROW();[.H45];&quot;getValue&quot;;[$LIBORMarketModel.$M$28])" office:value-type="string" office:string-value="mcSwptn price 2-45 &#10;[26236]">
            <text:p>mcSwptn price 2-45 <text:line-break/>[26236]</text:p>
          </table:table-cell>
          <table:table-cell table:style-name="ce52" table:formula="of:=INFO.OBBA.OBBA.OBGET(INFO.OBBA.OBBA.OBSYNC([.I45];[.$I$14:.$I$52]))" office:value-type="percentage" office:value="0.0100381980298888">
            <text:p>1,004%</text:p>
          </table:table-cell>
          <table:table-cell table:style-name="ce53" table:formula="of:=INFO.OBBA.OBBA.OBGET(INFO.OBBA.OBBA.OBCALL(&quot;&quot;;&quot;net.finmath.marketdata.products.Swap&quot;;&quot;getForwardSwapRate&quot;;[.G45];[.G45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5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34890717879866">
            <text:p>23,49%</text:p>
          </table:table-cell>
          <table:table-cell table:style-name="ce62" table:formula="of:=[.M45]-[.M$32]" office:value-type="percentage" office:value="0.00438852046131164">
            <text:p>0,44%</text:p>
          </table:table-cell>
          <table:table-cell table:style-name="ce58" table:formula="of:=[.R45]+[.S45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100381980298888">
            <text:p>1,00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58" table:formula="of:=HLOOKUP([.E45]-[.K45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5]+0.001" office:value-type="percentage" office:value="0.0483161313402215">
            <text:p>4,8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17439]">
            <text:p>swap tenor 2-46 <text:line-break/>[1743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17724]">
            <text:p>mcSwaption 2-46 <text:line-break/>[17724]</text:p>
          </table:table-cell>
          <table:table-cell table:style-name="ce51" table:formula="of:=INFO.OBBA.OBBA.OBRUN(&quot;mcSwptn price 2-&quot;&amp;ROW();[.H46];&quot;getValue&quot;;[$LIBORMarketModel.$M$28])" office:value-type="string" office:string-value="mcSwptn price 2-46 &#10;[26237]">
            <text:p>mcSwptn price 2-46 <text:line-break/>[26237]</text:p>
          </table:table-cell>
          <table:table-cell table:style-name="ce52" table:formula="of:=INFO.OBBA.OBBA.OBGET(INFO.OBBA.OBBA.OBSYNC([.I46];[.$I$14:.$I$52]))" office:value-type="percentage" office:value="0.0094077789550248">
            <text:p>0,941%</text:p>
          </table:table-cell>
          <table:table-cell table:style-name="ce53" table:formula="of:=INFO.OBBA.OBBA.OBGET(INFO.OBBA.OBBA.OBCALL(&quot;&quot;;&quot;net.finmath.marketdata.products.Swap&quot;;&quot;getForwardSwapRate&quot;;[.G46];[.G46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6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35229641834494">
            <text:p>23,52%</text:p>
          </table:table-cell>
          <table:table-cell table:style-name="ce62" table:formula="of:=[.M46]-[.M$32]" office:value-type="percentage" office:value="0.00472744441593986">
            <text:p>0,47%</text:p>
          </table:table-cell>
          <table:table-cell table:style-name="ce58" table:formula="of:=[.R46]+[.S46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0940777895502479">
            <text:p>0,94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58" table:formula="of:=HLOOKUP([.E46]-[.K46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6]+0.001" office:value-type="percentage" office:value="0.0493161313402215">
            <text:p>4,9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17444]">
            <text:p>swap tenor 2-47 <text:line-break/>[1744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17728]">
            <text:p>mcSwaption 2-47 <text:line-break/>[17728]</text:p>
          </table:table-cell>
          <table:table-cell table:style-name="ce51" table:formula="of:=INFO.OBBA.OBBA.OBRUN(&quot;mcSwptn price 2-&quot;&amp;ROW();[.H47];&quot;getValue&quot;;[$LIBORMarketModel.$M$28])" office:value-type="string" office:string-value="mcSwptn price 2-47 &#10;[26238]">
            <text:p>mcSwptn price 2-47 <text:line-break/>[26238]</text:p>
          </table:table-cell>
          <table:table-cell table:style-name="ce52" table:formula="of:=INFO.OBBA.OBBA.OBGET(INFO.OBBA.OBBA.OBSYNC([.I47];[.$I$14:.$I$52]))" office:value-type="percentage" office:value="0.0088240735454729">
            <text:p>0,882%</text:p>
          </table:table-cell>
          <table:table-cell table:style-name="ce53" table:formula="of:=INFO.OBBA.OBBA.OBGET(INFO.OBBA.OBBA.OBCALL(&quot;&quot;;&quot;net.finmath.marketdata.products.Swap&quot;;&quot;getForwardSwapRate&quot;;[.G47];[.G47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7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35582574014188">
            <text:p>23,56%</text:p>
          </table:table-cell>
          <table:table-cell table:style-name="ce62" table:formula="of:=[.M47]-[.M$32]" office:value-type="percentage" office:value="0.0050803765956336">
            <text:p>0,51%</text:p>
          </table:table-cell>
          <table:table-cell table:style-name="ce58" table:formula="of:=[.R47]+[.S47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0882407354547283">
            <text:p>0,88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58" table:formula="of:=HLOOKUP([.E47]-[.K47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7]+0.001" office:value-type="percentage" office:value="0.0503161313402215">
            <text:p>5,0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17449]">
            <text:p>swap tenor 2-48 <text:line-break/>[1744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17732]">
            <text:p>mcSwaption 2-48 <text:line-break/>[17732]</text:p>
          </table:table-cell>
          <table:table-cell table:style-name="ce51" table:formula="of:=INFO.OBBA.OBBA.OBRUN(&quot;mcSwptn price 2-&quot;&amp;ROW();[.H48];&quot;getValue&quot;;[$LIBORMarketModel.$M$28])" office:value-type="string" office:string-value="mcSwptn price 2-48 &#10;[26239]">
            <text:p>mcSwptn price 2-48 <text:line-break/>[26239]</text:p>
          </table:table-cell>
          <table:table-cell table:style-name="ce52" table:formula="of:=INFO.OBBA.OBBA.OBGET(INFO.OBBA.OBBA.OBSYNC([.I48];[.$I$14:.$I$52]))" office:value-type="percentage" office:value="0.00828236986017095">
            <text:p>0,828%</text:p>
          </table:table-cell>
          <table:table-cell table:style-name="ce53" table:formula="of:=INFO.OBBA.OBBA.OBGET(INFO.OBBA.OBBA.OBCALL(&quot;&quot;;&quot;net.finmath.marketdata.products.Swap&quot;;&quot;getForwardSwapRate&quot;;[.G48];[.G48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8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359408020749">
            <text:p>23,59%</text:p>
          </table:table-cell>
          <table:table-cell table:style-name="ce62" table:formula="of:=[.M48]-[.M$32]" office:value-type="percentage" office:value="0.00543860465634591">
            <text:p>0,54%</text:p>
          </table:table-cell>
          <table:table-cell table:style-name="ce58" table:formula="of:=[.R48]+[.S48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0828236986017097">
            <text:p>0,8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58" table:formula="of:=HLOOKUP([.E48]-[.K48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8]+0.001" office:value-type="percentage" office:value="0.0513161313402215">
            <text:p>5,1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17454]">
            <text:p>swap tenor 2-49 <text:line-break/>[1745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17736]">
            <text:p>mcSwaption 2-49 <text:line-break/>[17736]</text:p>
          </table:table-cell>
          <table:table-cell table:style-name="ce51" table:formula="of:=INFO.OBBA.OBBA.OBRUN(&quot;mcSwptn price 2-&quot;&amp;ROW();[.H49];&quot;getValue&quot;;[$LIBORMarketModel.$M$28])" office:value-type="string" office:string-value="mcSwptn price 2-49 &#10;[26240]">
            <text:p>mcSwptn price 2-49 <text:line-break/>[26240]</text:p>
          </table:table-cell>
          <table:table-cell table:style-name="ce52" table:formula="of:=INFO.OBBA.OBBA.OBGET(INFO.OBBA.OBBA.OBSYNC([.I49];[.$I$14:.$I$52]))" office:value-type="percentage" office:value="0.00778016213780212">
            <text:p>0,778%</text:p>
          </table:table-cell>
          <table:table-cell table:style-name="ce53" table:formula="of:=INFO.OBBA.OBBA.OBGET(INFO.OBBA.OBBA.OBCALL(&quot;&quot;;&quot;net.finmath.marketdata.products.Swap&quot;;&quot;getForwardSwapRate&quot;;[.G49];[.G49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49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36310550868549">
            <text:p>23,63%</text:p>
          </table:table-cell>
          <table:table-cell table:style-name="ce62" table:formula="of:=[.M49]-[.M$32]" office:value-type="percentage" office:value="0.00580835344999511">
            <text:p>0,58%</text:p>
          </table:table-cell>
          <table:table-cell table:style-name="ce58" table:formula="of:=[.R49]+[.S49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0778016213780211">
            <text:p>0,78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58" table:formula="of:=HLOOKUP([.E49]-[.K49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49]+0.001" office:value-type="percentage" office:value="0.0523161313402215">
            <text:p>5,2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17459]">
            <text:p>swap tenor 2-50 <text:line-break/>[1745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17740]">
            <text:p>mcSwaption 2-50 <text:line-break/>[17740]</text:p>
          </table:table-cell>
          <table:table-cell table:style-name="ce51" table:formula="of:=INFO.OBBA.OBBA.OBRUN(&quot;mcSwptn price 2-&quot;&amp;ROW();[.H50];&quot;getValue&quot;;[$LIBORMarketModel.$M$28])" office:value-type="string" office:string-value="mcSwptn price 2-50 &#10;[26241]">
            <text:p>mcSwptn price 2-50 <text:line-break/>[26241]</text:p>
          </table:table-cell>
          <table:table-cell table:style-name="ce52" table:formula="of:=INFO.OBBA.OBBA.OBGET(INFO.OBBA.OBBA.OBSYNC([.I50];[.$I$14:.$I$52]))" office:value-type="percentage" office:value="0.00730953084448555">
            <text:p>0,731%</text:p>
          </table:table-cell>
          <table:table-cell table:style-name="ce53" table:formula="of:=INFO.OBBA.OBBA.OBGET(INFO.OBBA.OBBA.OBCALL(&quot;&quot;;&quot;net.finmath.marketdata.products.Swap&quot;;&quot;getForwardSwapRate&quot;;[.G50];[.G50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50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36649547396134">
            <text:p>23,66%</text:p>
          </table:table-cell>
          <table:table-cell table:style-name="ce62" table:formula="of:=[.M50]-[.M$32]" office:value-type="percentage" office:value="0.00614734997757987">
            <text:p>0,61%</text:p>
          </table:table-cell>
          <table:table-cell table:style-name="ce58" table:formula="of:=[.R50]+[.S50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0730953084448557">
            <text:p>0,73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58" table:formula="of:=HLOOKUP([.E50]-[.K50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50]+0.001" office:value-type="percentage" office:value="0.0533161313402215">
            <text:p>5,3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17464]">
            <text:p>swap tenor 2-51 <text:line-break/>[17464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17744]">
            <text:p>mcSwaption 2-51 <text:line-break/>[17744]</text:p>
          </table:table-cell>
          <table:table-cell table:style-name="ce51" table:formula="of:=INFO.OBBA.OBBA.OBRUN(&quot;mcSwptn price 2-&quot;&amp;ROW();[.H51];&quot;getValue&quot;;[$LIBORMarketModel.$M$28])" office:value-type="string" office:string-value="mcSwptn price 2-51 &#10;[26242]">
            <text:p>mcSwptn price 2-51 <text:line-break/>[26242]</text:p>
          </table:table-cell>
          <table:table-cell table:style-name="ce52" table:formula="of:=INFO.OBBA.OBBA.OBGET(INFO.OBBA.OBBA.OBSYNC([.I51];[.$I$14:.$I$52]))" office:value-type="percentage" office:value="0.00687385111143987">
            <text:p>0,687%</text:p>
          </table:table-cell>
          <table:table-cell table:style-name="ce53" table:formula="of:=INFO.OBBA.OBBA.OBGET(INFO.OBBA.OBBA.OBCALL(&quot;&quot;;&quot;net.finmath.marketdata.products.Swap&quot;;&quot;getForwardSwapRate&quot;;[.G51];[.G51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51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37009131476608">
            <text:p>23,70%</text:p>
          </table:table-cell>
          <table:table-cell table:style-name="ce62" table:formula="of:=[.M51]-[.M$32]" office:value-type="percentage" office:value="0.00650693405805425">
            <text:p>0,65%</text:p>
          </table:table-cell>
          <table:table-cell table:style-name="ce58" table:formula="of:=[.R51]+[.S51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0687385111143982">
            <text:p>0,69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58" table:formula="of:=HLOOKUP([.E51]-[.K51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3" table:formula="of:=[.$C$7]" office:value-type="float" office:value="5">
            <text:p>5</text:p>
          </table:table-cell>
          <table:table-cell table:style-name="ce59" table:formula="of:=[.$C$7]+[.$C$8]" office:value-type="float" office:value="15">
            <text:p>15</text:p>
          </table:table-cell>
          <table:table-cell table:style-name="ce33" office:value-type="float" office:value="0.5">
            <text:p>0,5</text:p>
          </table:table-cell>
          <table:table-cell table:style-name="ce50" table:formula="of:=[.E51]+0.001" office:value-type="percentage" office:value="0.0543161313402215">
            <text:p>5,4%</text:p>
          </table:table-cell>
          <table:table-cell table:style-name="ce50"/>
          <table:table-cell table:style-name="ce38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17469]">
            <text:p>swap tenor 2-52 <text:line-break/>[17469]</text:p>
          </table:table-cell>
          <table:table-cell table:style-name="ce38"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17748]">
            <text:p>mcSwaption 2-52 <text:line-break/>[17748]</text:p>
          </table:table-cell>
          <table:table-cell table:style-name="ce51" table:formula="of:=INFO.OBBA.OBBA.OBRUN(&quot;mcSwptn price 2-&quot;&amp;ROW();[.H52];&quot;getValue&quot;;[$LIBORMarketModel.$M$28])" office:value-type="string" office:string-value="mcSwptn price 2-52 &#10;[26243]">
            <text:p>mcSwptn price 2-52 <text:line-break/>[26243]</text:p>
          </table:table-cell>
          <table:table-cell table:style-name="ce52" table:formula="of:=INFO.OBBA.OBBA.OBGET(INFO.OBBA.OBBA.OBSYNC([.I52];[.$I$14:.$I$52]))" office:value-type="percentage" office:value="0.00646672507435712">
            <text:p>0,647%</text:p>
          </table:table-cell>
          <table:table-cell table:style-name="ce53" table:formula="of:=INFO.OBBA.OBBA.OBGET(INFO.OBBA.OBBA.OBCALL(&quot;&quot;;&quot;net.finmath.marketdata.products.Swap&quot;;&quot;getForwardSwapRate&quot;;[.G52];[.G52];['Rate Curve Data'.$E$10]))" office:value-type="percentage" office:value="0.0263161313402214">
            <text:p>2,6%</text:p>
          </table:table-cell>
          <table:table-cell table:style-name="ce53" table:formula="of:=INFO.OBBA.OBBA.OBGET(INFO.OBBA.OBBA.OBCALL(&quot;&quot;;&quot;net.finmath.marketdata.products.SwapAnnuity&quot;;&quot;getSwapAnnuity&quot;;[.G52];['Rate Curve Data'.$E$10]))" office:value-type="percentage" office:value="8.35037390412414">
            <text:p>835,0%</text:p>
          </table:table-cell>
          <table:table-cell table:style-name="ce58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3735491077487">
            <text:p>23,74%</text:p>
          </table:table-cell>
          <table:table-cell table:style-name="ce62" table:formula="of:=[.M52]-[.M$32]" office:value-type="percentage" office:value="0.00685271335631588">
            <text:p>0,69%</text:p>
          </table:table-cell>
          <table:table-cell table:style-name="ce58" table:formula="of:=[.R52]+[.S52]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/A</text:p>
          </table:table-cell>
          <table:table-cell table:style-name="ce58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064667250743572">
            <text:p>0,65%</text:p>
          </table:table-cell>
          <table:table-cell table:style-name="ce58" table:formula="of:=INFO.OBBA.OBBA.OBGET(INFO.OBBA.OBBA.OBCALL(&quot;&quot;;[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58" table:formula="of:=HLOOKUP([.E52]-[.K52];[.$J$7:.$Q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 table:number-columns-repeated="6"/>
          <table:table-cell table:style-name="ce38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4">
          <table:table-cell table:style-name="ce14" table:number-columns-repeated="7"/>
          <table:table-cell table:style-name="ce38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63"/>
        <table:table-column table:style-name="co6" table:number-columns-repeated="1023" table:default-cell-style-name="ce63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76" table:number-columns-repeated="767"/>
        </table:table-row>
        <table:table-row table:style-name="ro8">
          <table:table-cell table:style-name="ce14"/>
          <table:table-cell table:style-name="ce45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4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5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4" table:formula="of:=INFO.OBBA.OBBA.OBMAKE(&quot;fixingDates&quot;;&quot;double[]&quot;;[.K9:.K16])" office:value-type="string" office:string-value="fixingDates &#10;[8303]">
            <text:p>fixingDates </text:p>
            <text:p>[8303]</text:p>
          </table:table-cell>
          <table:table-cell table:style-name="ce74" table:formula="of:=INFO.OBBA.OBBA.OBMAKE(&quot;paymentDates&quot;;&quot;double[]&quot;;[.L9:.L16])" office:value-type="string" office:string-value="paymentDates &#10;[8304]">
            <text:p>paymentDates </text:p>
            <text:p>[8304]</text:p>
          </table:table-cell>
          <table:table-cell table:style-name="ce74" table:formula="of:=INFO.OBBA.OBBA.OBMAKE(&quot;periodLength&quot;;&quot;double[]&quot;;[.M9:.M16])" office:value-type="string" office:string-value="periodLength &#10;[8305]">
            <text:p>periodLength </text:p>
            <text:p>[8305]</text:p>
          </table:table-cell>
          <table:table-cell table:style-name="ce74" table:formula="of:=INFO.OBBA.OBBA.OBMAKE(&quot;swapRates&quot;;&quot;double[]&quot;;[.N9:.N16])" office:value-type="string" office:string-value="swapRates &#10;[8306]">
            <text:p>swapRates </text:p>
            <text:p>[8306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6" table:formula="of:=INFO.OBBA.OBBA.OBMAKE(&quot;swap start&quot;;&quot;double&quot;;[.C9])" office:value-type="string" office:string-value="swap start &#10;[8296]">
            <text:p>swap start </text:p>
            <text:p>[8296]</text:p>
          </table:table-cell>
          <table:table-cell table:style-name="ce33" office:value-type="float" office:value="2">
            <text:p>2</text:p>
          </table:table-cell>
          <table:table-cell table:style-name="ce14"/>
          <table:table-cell table:style-name="ce68" table:formula="of:=INFO.OBBA.OBBA.OBMAKE(&quot;option maturity&quot;;&quot;double&quot;;[.F9])" office:value-type="string" office:string-value="option maturity &#10;[8299]">
            <text:p>option maturity </text:p>
            <text:p>[8299]</text:p>
          </table:table-cell>
          <table:table-cell table:style-name="ce33" office:value-type="float" office:value="2">
            <text:p>2</text:p>
          </table:table-cell>
          <table:table-cell table:style-name="ce14"/>
          <table:table-cell table:style-name="ce66" table:formula="of:=INFO.OBBA.OBBA.OBMAKE(&quot;exerciseDate&quot;;&quot;double&quot;;[.I9])" office:value-type="string" office:string-value="exerciseDate &#10;[8302]">
            <text:p>exerciseDate </text:p>
            <text:p>[8302]</text:p>
          </table:table-cell>
          <table:table-cell table:style-name="ce33" office:value-type="float" office:value="2">
            <text:p>2</text:p>
          </table:table-cell>
          <table:table-cell table:style-name="ce14"/>
          <table:table-cell table:style-name="ce33" office:value-type="float" office:value="2">
            <text:p>2</text:p>
          </table:table-cell>
          <table:table-cell table:style-name="ce33" office:value-type="float" office:value="2.5">
            <text:p>2,5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6" table:formula="of:=INFO.OBBA.OBBA.OBMAKE(&quot;swap end&quot;;&quot;double&quot;;[.C10])" office:value-type="string" office:string-value="swap end &#10;[8297]">
            <text:p>swap end </text:p>
            <text:p>[8297]</text:p>
          </table:table-cell>
          <table:table-cell table:style-name="ce33" office:value-type="float" office:value="5">
            <text:p>5</text:p>
          </table:table-cell>
          <table:table-cell table:style-name="ce14"/>
          <table:table-cell table:style-name="ce68" table:formula="of:=INFO.OBBA.OBBA.OBMAKE(&quot;option strike&quot;;&quot;double&quot;;[.F10])" office:value-type="string" office:string-value="option strike &#10;[8300]">
            <text:p>option strike </text:p>
            <text:p>[8300]</text:p>
          </table:table-cell>
          <table:table-cell table:style-name="ce50" office:value-type="percentage" office:value="0.015">
            <text:p>1,5%</text:p>
          </table:table-cell>
          <table:table-cell table:style-name="ce14" table:number-columns-repeated="4"/>
          <table:table-cell table:style-name="ce33" office:value-type="float" office:value="2.5">
            <text:p>2,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6" table:formula="of:=INFO.OBBA.OBBA.OBMAKE(&quot;swap period length&quot;;&quot;double&quot;;[.C11])" office:value-type="string" office:string-value="swap period length &#10;[8298]">
            <text:p>swap period length </text:p>
            <text:p>[8298]</text:p>
          </table:table-cell>
          <table:table-cell table:style-name="ce33" office:value-type="float" office:value="0.5">
            <text:p>0,5</text:p>
          </table:table-cell>
          <table:table-cell table:style-name="ce14" table:number-columns-repeated="4"/>
          <table:table-cell table:style-name="ce47" office:value-type="string">
            <text:p>payment schedule</text:p>
          </table:table-cell>
          <table:table-cell table:style-name="ce33" office:value-type="string">
            <text:p>(see right)</text:p>
          </table:table-cell>
          <table:table-cell table:style-name="ce14"/>
          <table:table-cell table:style-name="ce33" office:value-type="float" office:value="3">
            <text:p>3</text:p>
          </table:table-cell>
          <table:table-cell table:style-name="ce33" office:value-type="float" office:value="3.5">
            <text:p>3,5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6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8321]">
            <text:p>short period </text:p>
            <text:p>[18321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3" office:value-type="float" office:value="3.5">
            <text:p>3,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6"/>
          <table:table-cell table:style-name="ce14" table:number-columns-repeated="8"/>
          <table:table-cell table:style-name="ce33" office:value-type="float" office:value="4">
            <text:p>4</text:p>
          </table:table-cell>
          <table:table-cell table:style-name="ce33" office:value-type="float" office:value="4.5">
            <text:p>4,5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3" office:value-type="float" office:value="4.5">
            <text:p>4,5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3" table:formula="of:=INFO.OBBA.OBBA.OBMAKE(&quot;swap tenor&quot;;obLibs&amp;&quot;net.finmath.time.TimeDiscretization&quot;;[.B9:.B12])" office:value-type="string" office:string-value="swap tenor &#10;[18322]">
            <text:p>swap tenor </text:p>
            <text:p>[18322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18323]">
            <text:p>mcSwaption </text:p>
            <text:p>[18323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float" office:value="0">
            <text:p>#VALUE!</text:p>
          </table:table-cell>
          <table:table-cell table:style-name="ce14" table:number-columns-repeated="2"/>
          <table:table-cell table:style-name="ce33" office:value-type="float" office:value="5">
            <text:p>5</text:p>
          </table:table-cell>
          <table:table-cell table:style-name="ce33" office:value-type="float" office:value="5.5">
            <text:p>5,5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3" office:value-type="float" office:value="5.5">
            <text:p>5,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0.5">
            <text:p>0,5</text:p>
          </table:table-cell>
          <table:table-cell table:style-name="ce7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67" office:value-type="string">
            <text:p>Result</text:p>
          </table:table-cell>
          <table:table-cell table:style-name="ce67"/>
          <table:table-cell table:style-name="ce14"/>
          <table:table-cell table:style-name="ce67" office:value-type="string">
            <text:p>Result</text:p>
          </table:table-cell>
          <table:table-cell table:style-name="ce67"/>
          <table:table-cell table:style-name="ce14"/>
          <table:table-cell table:style-name="ce67" office:value-type="string">
            <text:p>Result</text:p>
          </table:table-cell>
          <table:table-cell table:style-name="ce67"/>
          <table:table-cell table:style-name="ce14" table:number-columns-repeated="4"/>
          <table:table-cell table:style-name="ce75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66" table:formula="of:=INFO.OBBA.OBBA.OBMAKE(&quot;forward swaprate&quot;;&quot;double&quot;;[.C19])" office:value-type="string" office:string-value="forward swaprate &#10;[18329]">
            <text:p>forward swaprate </text:p>
            <text:p>[18329]</text:p>
          </table:table-cell>
          <table:table-cell table:style-name="ce53" table:formula="of:=INFO.OBBA.OBBA.OBGET(INFO.OBBA.OBBA.OBCALL(&quot;&quot;;&quot;net.finmath.marketdata.products.Swap&quot;;&quot;getForwardSwapRate&quot;;[.B15];[.B15];['Rate Curve Data'.E10]))" office:value-type="percentage" office:value="0.0126482614557835">
            <text:p>1,3%</text:p>
          </table:table-cell>
          <table:table-cell table:style-name="ce14"/>
          <table:table-cell table:style-name="ce47" office:value-type="string">
            <text:p>Value(LMM):</text:p>
          </table:table-cell>
          <table:table-cell table:style-name="ce69" table:formula="of:=INFO.OBBA.OBBA.OBGET(INFO.OBBA.OBBA.OBCALL(&quot;&quot;;[.E15];&quot;getValue&quot;;[$LIBORMarketModel.M28]))" office:value-type="percentage" office:value="0.00538058758349266">
            <text:p>0,538%</text:p>
          </table:table-cell>
          <table:table-cell table:style-name="ce14"/>
          <table:table-cell table:style-name="ce47" office:value-type="string">
            <text:p>Value(LMM):</text:p>
          </table:table-cell>
          <table:table-cell table:style-name="ce69" table:formula="of:=INFO.OBBA.OBBA.OBGET(INFO.OBBA.OBBA.OBCALL(&quot;&quot;;[.H15];&quot;getValue&quot;;[$LIBORMarketModel.$M$28]))" office:value-type="percentage" office:value="0">
            <text:p>#VALUE!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66" table:formula="of:=INFO.OBBA.OBBA.OBMAKE(&quot;swap annuity&quot;;&quot;double&quot;;[.C20])" office:value-type="string" office:string-value="swap annuity &#10;[18327]">
            <text:p>swap annuity </text:p>
            <text:p>[18327]</text:p>
          </table:table-cell>
          <table:table-cell table:style-name="ce53" table:formula="of:=INFO.OBBA.OBBA.OBGET(INFO.OBBA.OBBA.OBCALL(&quot;&quot;;&quot;net.finmath.marketdata.products.SwapAnnuity&quot;;&quot;getSwapAnnuity&quot;;[.B15];['Rate Curve Data'.B10]))" office:value-type="percentage" office:value="2.78466948949165">
            <text:p>278,5%</text:p>
          </table:table-cell>
          <table:table-cell table:style-name="ce14"/>
          <table:table-cell table:style-name="ce47" office:value-type="string">
            <text:p>Implied Volatility:</text:p>
          </table:table-cell>
          <table:table-cell table:style-name="ce70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85229837946792">
            <text:p>38,52298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8]))" office:value-type="string" office:string-value="{error=8.740368312564469E-5, value=0.005380587583492659}">
            <text:p>{error=8.740368312564469E-5, value=0.005380587583492659}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47"/>
          <table:table-cell table:style-name="ce70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47"/>
          <table:table-cell table:style-name="ce14" table:number-columns-repeated="7"/>
          <table:table-cell table:style-name="ce73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66" table:formula="of:=INFO.OBBA.OBBA.OBMAKE(&quot;volatility&quot;;&quot;double&quot;;[.F29])" office:value-type="string" office:string-value="volatility &#10;[8301]">
            <text:p>volatility </text:p>
            <text:p>[8301]</text:p>
          </table:table-cell>
          <table:table-cell table:style-name="ce71" office:value-type="percentage" office:value="0.44">
            <text:p>44,0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67" office:value-type="string">
            <text:p>Result</text:p>
          </table:table-cell>
          <table:table-cell table:style-name="ce67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47" office:value-type="string">
            <text:p>Value(Black-Scholes):</text:p>
          </table:table-cell>
          <table:table-cell table:style-name="ce72" table:formula="of:=INFO.OBBA.OBBA.OBGET(INFO.OBBA.OBBA.OBCALL(&quot;swaptionValue&quot;;obLibs&amp;&quot;net.finmath.functions.AnalyticFormulas&quot;;&quot;blackModelSwaptionValue&quot;;[.B19];[.E29];[.E9:.E10];[.B20]))" office:value-type="percentage" office:value="0.00646867640277272">
            <text:p>0,647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7"/>
        <table:table-column table:style-name="co10" table:number-columns-repeated="256" table:default-cell-style-name="ce37"/>
        <table:table-column table:style-name="co8" table:number-columns-repeated="767" table:default-cell-style-name="ce37"/>
        <table:table-row table:style-name="ro10">
          <table:table-cell table:style-name="ce14" table:number-columns-repeated="3"/>
          <table:table-cell table:style-name="ce33"/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3"/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5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3"/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77"/>
          <table:table-cell table:style-name="ce14"/>
          <table:table-cell table:style-name="ce33"/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7" office:value-type="string">
            <text:p>Calculate:</text:p>
          </table:table-cell>
          <table:table-cell table:style-name="ce80" office:value-type="boolean" office:boolean-value="false">
            <text:p>FALSCH</text:p>
          </table:table-cell>
          <table:table-cell table:style-name="ce84" office:value-type="string">
            <text:p>← Set this field to true, to calculate this sheet: NOTE: Calculation of this sheet is slow!</text:p>
          </table:table-cell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7" office:value-type="string">
            <text:p>Covariance Model:</text:p>
          </table:table-cell>
          <table:table-cell table:style-name="ce81" table:formula="of:=IF([.C5];INFO.OBBA.OBBA.OBCAST(INFO.OBBA.OBBA.OBCALL(&quot;covarianceModelFromLMMCalibrated&quot;;[LIBORMarketModel.$I$45];&quot;getCovarianceModel&quot;);&quot;net.finmath.montecarlo.interestrate.modelplugins.LIBORCovarianceModelFromVolatilityAndCorrelation&quot;);NA())" office:value-type="float" office:value="0">
            <text:p>#N/A</text:p>
          </table:table-cell>
          <table:table-cell table:style-name="ce33"/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47" office:value-type="string">
            <text:p>Volatility Model:</text:p>
          </table:table-cell>
          <table:table-cell table:style-name="ce38" table:formula="of:=INFO.OBBA.OBBA.OBCALL(&quot;volatilityModelFromLMMCalibrated&quot;;[.$C$6];&quot;getVolatilityModel&quot;)" office:value-type="float" office:value="0">
            <text:p>#N/A</text:p>
          </table:table-cell>
          <table:table-cell table:style-name="ce33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3"/>
          <table:table-cell table:style-name="ce38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3"/>
          <table:table-cell table:style-name="ce38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3"/>
          <table:table-cell table:style-name="ce78"/>
          <table:table-cell table:style-name="ce48" office:value-type="float" office:value="0">
            <text:p>0</text:p>
          </table:table-cell>
          <table:table-cell table:style-name="ce48" table:formula="of:=[.C10]+1" office:value-type="float" office:value="1">
            <text:p>1</text:p>
          </table:table-cell>
          <table:table-cell table:style-name="ce48" table:formula="of:=[.D10]+1" office:value-type="float" office:value="2">
            <text:p>2</text:p>
          </table:table-cell>
          <table:table-cell table:style-name="ce48" table:formula="of:=[.E10]+1" office:value-type="float" office:value="3">
            <text:p>3</text:p>
          </table:table-cell>
          <table:table-cell table:style-name="ce48" table:formula="of:=[.F10]+1" office:value-type="float" office:value="4">
            <text:p>4</text:p>
          </table:table-cell>
          <table:table-cell table:style-name="ce48" table:formula="of:=[.G10]+1" office:value-type="float" office:value="5">
            <text:p>5</text:p>
          </table:table-cell>
          <table:table-cell table:style-name="ce48" table:formula="of:=[.H10]+1" office:value-type="float" office:value="6">
            <text:p>6</text:p>
          </table:table-cell>
          <table:table-cell table:style-name="ce48" table:formula="of:=[.I10]+1" office:value-type="float" office:value="7">
            <text:p>7</text:p>
          </table:table-cell>
          <table:table-cell table:style-name="ce48" table:formula="of:=[.J10]+1" office:value-type="float" office:value="8">
            <text:p>8</text:p>
          </table:table-cell>
          <table:table-cell table:style-name="ce48" table:formula="of:=[.K10]+1" office:value-type="float" office:value="9">
            <text:p>9</text:p>
          </table:table-cell>
          <table:table-cell table:style-name="ce48" table:formula="of:=[.L10]+1" office:value-type="float" office:value="10">
            <text:p>10</text:p>
          </table:table-cell>
          <table:table-cell table:style-name="ce48" table:formula="of:=[.M10]+1" office:value-type="float" office:value="11">
            <text:p>11</text:p>
          </table:table-cell>
          <table:table-cell table:style-name="ce48" table:formula="of:=[.N10]+1" office:value-type="float" office:value="12">
            <text:p>12</text:p>
          </table:table-cell>
          <table:table-cell table:style-name="ce48" table:formula="of:=[.O10]+1" office:value-type="float" office:value="13">
            <text:p>13</text:p>
          </table:table-cell>
          <table:table-cell table:style-name="ce48" table:formula="of:=[.P10]+1" office:value-type="float" office:value="14">
            <text:p>14</text:p>
          </table:table-cell>
          <table:table-cell table:style-name="ce48" table:formula="of:=[.Q10]+1" office:value-type="float" office:value="15">
            <text:p>15</text:p>
          </table:table-cell>
          <table:table-cell table:style-name="ce48" table:formula="of:=[.R10]+1" office:value-type="float" office:value="16">
            <text:p>16</text:p>
          </table:table-cell>
          <table:table-cell table:style-name="ce48" table:formula="of:=[.S10]+1" office:value-type="float" office:value="17">
            <text:p>17</text:p>
          </table:table-cell>
          <table:table-cell table:style-name="ce48" table:formula="of:=[.T10]+1" office:value-type="float" office:value="18">
            <text:p>18</text:p>
          </table:table-cell>
          <table:table-cell table:style-name="ce48" table:formula="of:=[.U10]+1" office:value-type="float" office:value="19">
            <text:p>19</text:p>
          </table:table-cell>
          <table:table-cell table:style-name="ce48" table:formula="of:=[.V10]+1" office:value-type="float" office:value="20">
            <text:p>20</text:p>
          </table:table-cell>
          <table:table-cell table:style-name="ce48" table:formula="of:=[.W10]+1" office:value-type="float" office:value="21">
            <text:p>21</text:p>
          </table:table-cell>
          <table:table-cell table:style-name="ce48" table:formula="of:=[.X10]+1" office:value-type="float" office:value="22">
            <text:p>22</text:p>
          </table:table-cell>
          <table:table-cell table:style-name="ce48" table:formula="of:=[.Y10]+1" office:value-type="float" office:value="23">
            <text:p>23</text:p>
          </table:table-cell>
          <table:table-cell table:style-name="ce48" table:formula="of:=[.Z10]+1" office:value-type="float" office:value="24">
            <text:p>24</text:p>
          </table:table-cell>
          <table:table-cell table:style-name="ce48" table:formula="of:=[.AA10]+1" office:value-type="float" office:value="25">
            <text:p>25</text:p>
          </table:table-cell>
          <table:table-cell table:style-name="ce48" table:formula="of:=[.AB10]+1" office:value-type="float" office:value="26">
            <text:p>26</text:p>
          </table:table-cell>
          <table:table-cell table:style-name="ce48" table:formula="of:=[.AC10]+1" office:value-type="float" office:value="27">
            <text:p>27</text:p>
          </table:table-cell>
          <table:table-cell table:style-name="ce48" table:formula="of:=[.AD10]+1" office:value-type="float" office:value="28">
            <text:p>28</text:p>
          </table:table-cell>
          <table:table-cell table:style-name="ce48" table:formula="of:=[.AE10]+1" office:value-type="float" office:value="29">
            <text:p>29</text:p>
          </table:table-cell>
          <table:table-cell table:style-name="ce48" table:formula="of:=[.AF10]+1" office:value-type="float" office:value="30">
            <text:p>30</text:p>
          </table:table-cell>
          <table:table-cell table:style-name="ce48" table:formula="of:=[.AG10]+1" office:value-type="float" office:value="31">
            <text:p>31</text:p>
          </table:table-cell>
          <table:table-cell table:style-name="ce48" table:formula="of:=[.AH10]+1" office:value-type="float" office:value="32">
            <text:p>32</text:p>
          </table:table-cell>
          <table:table-cell table:style-name="ce48" table:formula="of:=[.AI10]+1" office:value-type="float" office:value="33">
            <text:p>33</text:p>
          </table:table-cell>
          <table:table-cell table:style-name="ce48" table:formula="of:=[.AJ10]+1" office:value-type="float" office:value="34">
            <text:p>34</text:p>
          </table:table-cell>
          <table:table-cell table:style-name="ce48" table:formula="of:=[.AK10]+1" office:value-type="float" office:value="35">
            <text:p>35</text:p>
          </table:table-cell>
          <table:table-cell table:style-name="ce48" table:formula="of:=[.AL10]+1" office:value-type="float" office:value="36">
            <text:p>36</text:p>
          </table:table-cell>
          <table:table-cell table:style-name="ce48" table:formula="of:=[.AM10]+1" office:value-type="float" office:value="37">
            <text:p>37</text:p>
          </table:table-cell>
          <table:table-cell table:style-name="ce48" table:formula="of:=[.AN10]+1" office:value-type="float" office:value="38">
            <text:p>38</text:p>
          </table:table-cell>
          <table:table-cell table:style-name="ce33" table:number-columns-repeated="983"/>
        </table:table-row>
        <table:table-row table:style-name="ro10">
          <table:table-cell table:style-name="ce14"/>
          <table:table-cell table:style-name="ce33" office:value-type="float" office:value="0">
            <text:p>0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">
            <text:p>1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">
            <text:p>2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">
            <text:p>3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4">
            <text:p>4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5]));&quot;getAverage&quot;))" office:value-type="percentage" office:value="0">
            <text:p>#N/A</text:p>
            <draw:frame table:end-cell-address="Model.I37" table:end-x="0.003cm" table:end-y="0.012cm" draw:z-index="0" draw:style-name="gr1" svg:width="12.407cm" svg:height="10.565cm" svg:x="0.041cm" svg:y="0.08cm">
              <draw:object draw:notify-on-update-of-ranges="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 Model.B50:Model.B50 Model.C50:Model.AO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5]));&quot;getAverage&quot;))" office:value-type="percentage" office:value="0">
            <text:p>#N/A</text:p>
            <draw:frame table:end-cell-address="Model.O37" table:end-x="0.003cm" table:end-y="0.012cm" draw:z-index="1" draw:style-name="gr1" svg:width="12.312cm" svg:height="10.565cm" svg:x="0.136cm" svg:y="0.08cm">
              <draw:object draw:notify-on-update-of-ranges="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 Model.B95:Model.B95 Model.C95:Model.AO9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5">
            <text:p>5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6">
            <text:p>6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7">
            <text:p>7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8">
            <text:p>8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1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1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9">
            <text:p>9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0">
            <text:p>10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1">
            <text:p>11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2">
            <text:p>12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3">
            <text:p>13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4">
            <text:p>14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5">
            <text:p>15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6">
            <text:p>16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7">
            <text:p>17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8">
            <text:p>18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2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2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9">
            <text:p>19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0">
            <text:p>20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1">
            <text:p>21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2">
            <text:p>22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3">
            <text:p>23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4">
            <text:p>24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5">
            <text:p>25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6">
            <text:p>26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7">
            <text:p>27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8">
            <text:p>28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3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3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9">
            <text:p>29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0">
            <text:p>30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1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1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1">
            <text:p>31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2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2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2">
            <text:p>32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3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3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3">
            <text:p>33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4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4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4">
            <text:p>34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5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5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5">
            <text:p>35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6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6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6">
            <text:p>36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7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7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7">
            <text:p>37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8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8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8">
            <text:p>38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49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49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9">
            <text:p>39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C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D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E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F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G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H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I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J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K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L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M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N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O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P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Q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R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S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T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U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V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W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X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Y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Z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A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B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C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D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E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F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G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H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I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J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K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L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M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N$10]);INFO.OBBA.OBBA.OBMAKE(&quot;&quot;;&quot;int&quot;;[.$B50]));&quot;getAverage&quot;))" office:value-type="percentage" office:value="0">
            <text:p>#N/A</text:p>
          </table:table-cell>
          <table:table-cell table:style-name="ce82" table:formula="of:=INFO.OBBA.OBBA.OBGET(INFO.OBBA.OBBA.OBCALL(&quot;&quot;;INFO.OBBA.OBBA.OBCALL(&quot;&quot;;[.$C$7];&quot;getVolatility&quot;;INFO.OBBA.OBBA.OBMAKE(&quot;&quot;;&quot;int&quot;;[.AO$10]);INFO.OBBA.OBBA.OBMAKE(&quot;&quot;;&quot;int&quot;;[.$B50]));&quot;getAverage&quot;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/>
          <table:table-cell table:style-name="ce38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7" office:value-type="string">
            <text:p>Correlation Model:</text:p>
          </table:table-cell>
          <table:table-cell table:style-name="ce81" table:formula="of:=INFO.OBBA.OBBA.OBCALL(&quot;correlationModelFromLMM&quot;;[.$C$6];&quot;getCorrelationModel&quot;)" office:value-type="float" office:value="0">
            <text:p>#N/A</text:p>
          </table:table-cell>
          <table:table-cell table:style-name="ce38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47" office:value-type="string">
            <text:p>Simulation time: </text:p>
          </table:table-cell>
          <table:table-cell table:style-name="ce83" office:value-type="float" office:value="0">
            <text:p>0</text:p>
          </table:table-cell>
          <table:table-cell table:style-name="ce38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3"/>
          <table:table-cell table:style-name="ce83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79"/>
          <table:table-cell table:style-name="ce48" office:value-type="float" office:value="0">
            <text:p>0</text:p>
          </table:table-cell>
          <table:table-cell table:style-name="ce48" table:formula="of:=[.C55]+1" office:value-type="float" office:value="1">
            <text:p>1</text:p>
          </table:table-cell>
          <table:table-cell table:style-name="ce48" table:formula="of:=[.D55]+1" office:value-type="float" office:value="2">
            <text:p>2</text:p>
          </table:table-cell>
          <table:table-cell table:style-name="ce48" table:formula="of:=[.E55]+1" office:value-type="float" office:value="3">
            <text:p>3</text:p>
          </table:table-cell>
          <table:table-cell table:style-name="ce48" table:formula="of:=[.F55]+1" office:value-type="float" office:value="4">
            <text:p>4</text:p>
          </table:table-cell>
          <table:table-cell table:style-name="ce48" table:formula="of:=[.G55]+1" office:value-type="float" office:value="5">
            <text:p>5</text:p>
          </table:table-cell>
          <table:table-cell table:style-name="ce48" table:formula="of:=[.H55]+1" office:value-type="float" office:value="6">
            <text:p>6</text:p>
          </table:table-cell>
          <table:table-cell table:style-name="ce48" table:formula="of:=[.I55]+1" office:value-type="float" office:value="7">
            <text:p>7</text:p>
          </table:table-cell>
          <table:table-cell table:style-name="ce48" table:formula="of:=[.J55]+1" office:value-type="float" office:value="8">
            <text:p>8</text:p>
          </table:table-cell>
          <table:table-cell table:style-name="ce48" table:formula="of:=[.K55]+1" office:value-type="float" office:value="9">
            <text:p>9</text:p>
          </table:table-cell>
          <table:table-cell table:style-name="ce48" table:formula="of:=[.L55]+1" office:value-type="float" office:value="10">
            <text:p>10</text:p>
          </table:table-cell>
          <table:table-cell table:style-name="ce48" table:formula="of:=[.M55]+1" office:value-type="float" office:value="11">
            <text:p>11</text:p>
          </table:table-cell>
          <table:table-cell table:style-name="ce48" table:formula="of:=[.N55]+1" office:value-type="float" office:value="12">
            <text:p>12</text:p>
          </table:table-cell>
          <table:table-cell table:style-name="ce48" table:formula="of:=[.O55]+1" office:value-type="float" office:value="13">
            <text:p>13</text:p>
          </table:table-cell>
          <table:table-cell table:style-name="ce48" table:formula="of:=[.P55]+1" office:value-type="float" office:value="14">
            <text:p>14</text:p>
          </table:table-cell>
          <table:table-cell table:style-name="ce48" table:formula="of:=[.Q55]+1" office:value-type="float" office:value="15">
            <text:p>15</text:p>
          </table:table-cell>
          <table:table-cell table:style-name="ce48" table:formula="of:=[.R55]+1" office:value-type="float" office:value="16">
            <text:p>16</text:p>
          </table:table-cell>
          <table:table-cell table:style-name="ce48" table:formula="of:=[.S55]+1" office:value-type="float" office:value="17">
            <text:p>17</text:p>
          </table:table-cell>
          <table:table-cell table:style-name="ce48" table:formula="of:=[.T55]+1" office:value-type="float" office:value="18">
            <text:p>18</text:p>
          </table:table-cell>
          <table:table-cell table:style-name="ce48" table:formula="of:=[.U55]+1" office:value-type="float" office:value="19">
            <text:p>19</text:p>
          </table:table-cell>
          <table:table-cell table:style-name="ce48" table:formula="of:=[.V55]+1" office:value-type="float" office:value="20">
            <text:p>20</text:p>
          </table:table-cell>
          <table:table-cell table:style-name="ce48" table:formula="of:=[.W55]+1" office:value-type="float" office:value="21">
            <text:p>21</text:p>
          </table:table-cell>
          <table:table-cell table:style-name="ce48" table:formula="of:=[.X55]+1" office:value-type="float" office:value="22">
            <text:p>22</text:p>
          </table:table-cell>
          <table:table-cell table:style-name="ce48" table:formula="of:=[.Y55]+1" office:value-type="float" office:value="23">
            <text:p>23</text:p>
          </table:table-cell>
          <table:table-cell table:style-name="ce48" table:formula="of:=[.Z55]+1" office:value-type="float" office:value="24">
            <text:p>24</text:p>
          </table:table-cell>
          <table:table-cell table:style-name="ce48" table:formula="of:=[.AA55]+1" office:value-type="float" office:value="25">
            <text:p>25</text:p>
          </table:table-cell>
          <table:table-cell table:style-name="ce48" table:formula="of:=[.AB55]+1" office:value-type="float" office:value="26">
            <text:p>26</text:p>
          </table:table-cell>
          <table:table-cell table:style-name="ce48" table:formula="of:=[.AC55]+1" office:value-type="float" office:value="27">
            <text:p>27</text:p>
          </table:table-cell>
          <table:table-cell table:style-name="ce48" table:formula="of:=[.AD55]+1" office:value-type="float" office:value="28">
            <text:p>28</text:p>
          </table:table-cell>
          <table:table-cell table:style-name="ce48" table:formula="of:=[.AE55]+1" office:value-type="float" office:value="29">
            <text:p>29</text:p>
          </table:table-cell>
          <table:table-cell table:style-name="ce48" table:formula="of:=[.AF55]+1" office:value-type="float" office:value="30">
            <text:p>30</text:p>
          </table:table-cell>
          <table:table-cell table:style-name="ce48" table:formula="of:=[.AG55]+1" office:value-type="float" office:value="31">
            <text:p>31</text:p>
          </table:table-cell>
          <table:table-cell table:style-name="ce48" table:formula="of:=[.AH55]+1" office:value-type="float" office:value="32">
            <text:p>32</text:p>
          </table:table-cell>
          <table:table-cell table:style-name="ce48" table:formula="of:=[.AI55]+1" office:value-type="float" office:value="33">
            <text:p>33</text:p>
          </table:table-cell>
          <table:table-cell table:style-name="ce48" table:formula="of:=[.AJ55]+1" office:value-type="float" office:value="34">
            <text:p>34</text:p>
          </table:table-cell>
          <table:table-cell table:style-name="ce48" table:formula="of:=[.AK55]+1" office:value-type="float" office:value="35">
            <text:p>35</text:p>
          </table:table-cell>
          <table:table-cell table:style-name="ce48" table:formula="of:=[.AL55]+1" office:value-type="float" office:value="36">
            <text:p>36</text:p>
          </table:table-cell>
          <table:table-cell table:style-name="ce48" table:formula="of:=[.AM55]+1" office:value-type="float" office:value="37">
            <text:p>37</text:p>
          </table:table-cell>
          <table:table-cell table:style-name="ce48" table:formula="of:=[.AN55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0">
            <text:p>0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">
            <text:p>1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">
            <text:p>2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">
            <text:p>3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5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5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4">
            <text:p>4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5">
            <text:p>5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6">
            <text:p>6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7">
            <text:p>7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8">
            <text:p>8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9">
            <text:p>9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0">
            <text:p>10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1">
            <text:p>11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2">
            <text:p>12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3">
            <text:p>13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6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6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4">
            <text:p>14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5">
            <text:p>15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6">
            <text:p>16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7">
            <text:p>17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8">
            <text:p>18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19">
            <text:p>19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0">
            <text:p>20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1">
            <text:p>21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2">
            <text:p>22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3">
            <text:p>23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7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7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4">
            <text:p>24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5">
            <text:p>25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6">
            <text:p>26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7">
            <text:p>27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8">
            <text:p>28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29">
            <text:p>29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0">
            <text:p>30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6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6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1">
            <text:p>31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7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7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2">
            <text:p>32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8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8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3">
            <text:p>33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89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89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4">
            <text:p>34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0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0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5">
            <text:p>35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1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1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6">
            <text:p>36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2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2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7">
            <text:p>37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3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3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8">
            <text:p>38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4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4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3" office:value-type="float" office:value="39">
            <text:p>39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C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D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E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F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G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H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I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J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K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L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M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N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O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P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Q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R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S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T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U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V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W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X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Y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Z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A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B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C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D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E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F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G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H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I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J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K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L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M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N$10]);INFO.OBBA.OBBA.OBMAKE(&quot;&quot;;&quot;int&quot;;[.$B95])))" office:value-type="percentage" office:value="0">
            <text:p>#N/A</text:p>
          </table:table-cell>
          <table:table-cell table:style-name="ce82" table:formula="of:=INFO.OBBA.OBBA.OBGET(INFO.OBBA.OBBA.OBCALL(&quot;&quot;;[.$C$52];&quot;getCorrelation&quot;;INFO.OBBA.OBBA.OBMAKE(&quot;&quot;;&quot;int&quot;;[.$C$53]);INFO.OBBA.OBBA.OBMAKE(&quot;&quot;;&quot;int&quot;;[.AO$10]);INFO.OBBA.OBBA.OBMAKE(&quot;&quot;;&quot;int&quot;;[.$B95])))" office:value-type="percentage" office:value="0">
            <text:p>#N/A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3"/>
          <table:table-cell table:style-name="ce38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3"/>
          <table:table-cell table:style-name="ce38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3"/>
          <table:table-cell table:style-name="ce38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86"/>
        <table:table-column table:style-name="co6" table:number-columns-repeated="256" table:default-cell-style-name="ce86"/>
        <table:table-column table:style-name="co8" table:number-columns-repeated="767" table:default-cell-style-name="ce86"/>
        <table:table-row table:style-name="ro11">
          <table:table-cell table:style-name="ce85" table:number-columns-repeated="2"/>
          <table:table-cell table:style-name="ce90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5">
          <table:table-cell table:style-name="ce85"/>
          <table:table-cell table:style-name="ce87" office:value-type="string">
            <text:p>Simulated Rates</text:p>
          </table:table-cell>
          <table:table-cell table:style-name="ce90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5">
          <table:table-cell table:style-name="ce85"/>
          <table:table-cell table:style-name="ce87"/>
          <table:table-cell table:style-name="ce90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/>
          <table:table-cell table:style-name="ce88" office:value-type="string">
            <text:p>Settings</text:p>
          </table:table-cell>
          <table:table-cell table:style-name="ce91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t</text:p>
          </table:table-cell>
          <table:table-cell table:style-name="ce92" office:value-type="float" office:value="4">
            <text:p>4</text:p>
          </table:table-cell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T</text:p>
          </table:table-cell>
          <table:table-cell table:style-name="ce92" table:formula="of:=[.C5]" office:value-type="float" office:value="4">
            <text:p>4</text:p>
          </table:table-cell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periodLength</text:p>
          </table:table-cell>
          <table:table-cell table:style-name="ce92" office:value-type="float" office:value="0.5">
            <text:p>0,5</text:p>
          </table:table-cell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/>
          <table:table-cell table:style-name="ce89"/>
          <table:table-cell table:style-name="ce92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t:</text:p>
          </table:table-cell>
          <table:table-cell table:style-name="ce92" table:formula="of:=[.C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92" table:formula="of:=[.$C$5]" office:value-type="float" office:value="4">
            <text:p>4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T1:</text:p>
          </table:table-cell>
          <table:table-cell table:style-name="ce92" table:formula="of:=[.C6]" office:value-type="float" office:value="4">
            <text:p>4</text:p>
          </table:table-cell>
          <table:table-cell table:style-name="ce92" table:formula="of:=[.C11]+[.$C$7]" office:value-type="float" office:value="4.5">
            <text:p>4,5</text:p>
          </table:table-cell>
          <table:table-cell table:style-name="ce92" table:formula="of:=[.D11]+[.$C$7]" office:value-type="float" office:value="5">
            <text:p>5</text:p>
          </table:table-cell>
          <table:table-cell table:style-name="ce92" table:formula="of:=[.E11]+[.$C$7]" office:value-type="float" office:value="5.5">
            <text:p>5,5</text:p>
          </table:table-cell>
          <table:table-cell table:style-name="ce92" table:formula="of:=[.F11]+[.$C$7]" office:value-type="float" office:value="6">
            <text:p>6</text:p>
          </table:table-cell>
          <table:table-cell table:style-name="ce92" table:formula="of:=[.G11]+[.$C$7]" office:value-type="float" office:value="6.5">
            <text:p>6,5</text:p>
          </table:table-cell>
          <table:table-cell table:style-name="ce92" table:formula="of:=[.H11]+[.$C$7]" office:value-type="float" office:value="7">
            <text:p>7</text:p>
          </table:table-cell>
          <table:table-cell table:style-name="ce92" table:formula="of:=[.I11]+[.$C$7]" office:value-type="float" office:value="7.5">
            <text:p>7,5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T2:</text:p>
          </table:table-cell>
          <table:table-cell table:style-name="ce92" table:formula="of:=[.C11]+[.C7]" office:value-type="float" office:value="4.5">
            <text:p>4,5</text:p>
          </table:table-cell>
          <table:table-cell table:style-name="ce92" table:formula="of:=[.D11]+[.$C$7]" office:value-type="float" office:value="5">
            <text:p>5</text:p>
          </table:table-cell>
          <table:table-cell table:style-name="ce92" table:formula="of:=[.E11]+[.$C$7]" office:value-type="float" office:value="5.5">
            <text:p>5,5</text:p>
          </table:table-cell>
          <table:table-cell table:style-name="ce92" table:formula="of:=[.F11]+[.$C$7]" office:value-type="float" office:value="6">
            <text:p>6</text:p>
          </table:table-cell>
          <table:table-cell table:style-name="ce92" table:formula="of:=[.G11]+[.$C$7]" office:value-type="float" office:value="6.5">
            <text:p>6,5</text:p>
          </table:table-cell>
          <table:table-cell table:style-name="ce92" table:formula="of:=[.H11]+[.$C$7]" office:value-type="float" office:value="7">
            <text:p>7</text:p>
          </table:table-cell>
          <table:table-cell table:style-name="ce92" table:formula="of:=[.I11]+[.$C$7]" office:value-type="float" office:value="7.5">
            <text:p>7,5</text:p>
          </table:table-cell>
          <table:table-cell table:style-name="ce92" table:formula="of:=[.J11]+[.$C$7]" office:value-type="float" office:value="8">
            <text:p>8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/>
          <table:table-cell table:style-name="ce89" office:value-type="string">
            <text:p>Object:</text:p>
          </table:table-cell>
          <table:table-cell table:style-name="ce93" table:formula="of:=INFO.OBBA.OBBA.OBCALL(&quot;LIBOR(&quot;&amp;[.C10]&amp;&quot;,&quot;&amp;[.C11]&amp;&quot;,&quot;&amp;[.C12]&amp;&quot;)&quot;;[$LIBORMarketModel.$M$28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34277]">
            <text:p>LIBOR(4,4,4,5) </text:p>
            <text:p>[34277]</text:p>
          </table:table-cell>
          <table:table-cell table:style-name="ce93" table:formula="of:=INFO.OBBA.OBBA.OBCALL(&quot;LIBOR(&quot;&amp;[.D10]&amp;&quot;,&quot;&amp;[.D11]&amp;&quot;,&quot;&amp;[.D12]&amp;&quot;)&quot;;[$LIBORMarketModel.$M$28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34282]">
            <text:p>LIBOR(4,4,5,5) </text:p>
            <text:p>[34282]</text:p>
          </table:table-cell>
          <table:table-cell table:style-name="ce93" table:formula="of:=INFO.OBBA.OBBA.OBCALL(&quot;LIBOR(&quot;&amp;[.E10]&amp;&quot;,&quot;&amp;[.E11]&amp;&quot;,&quot;&amp;[.E12]&amp;&quot;)&quot;;[$LIBORMarketModel.$M$28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34287]">
            <text:p>LIBOR(4,5,5,5) </text:p>
            <text:p>[34287]</text:p>
          </table:table-cell>
          <table:table-cell table:style-name="ce93" table:formula="of:=INFO.OBBA.OBBA.OBCALL(&quot;LIBOR(&quot;&amp;[.F10]&amp;&quot;,&quot;&amp;[.F11]&amp;&quot;,&quot;&amp;[.F12]&amp;&quot;)&quot;;[$LIBORMarketModel.$M$28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34292]">
            <text:p>LIBOR(4,5,5,6) </text:p>
            <text:p>[34292]</text:p>
          </table:table-cell>
          <table:table-cell table:style-name="ce93" table:formula="of:=INFO.OBBA.OBBA.OBCALL(&quot;LIBOR(&quot;&amp;[.G10]&amp;&quot;,&quot;&amp;[.G11]&amp;&quot;,&quot;&amp;[.G12]&amp;&quot;)&quot;;[$LIBORMarketModel.$M$28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34297]">
            <text:p>LIBOR(4,6,6,5) </text:p>
            <text:p>[34297]</text:p>
          </table:table-cell>
          <table:table-cell table:style-name="ce93" table:formula="of:=INFO.OBBA.OBBA.OBCALL(&quot;LIBOR(&quot;&amp;[.H10]&amp;&quot;,&quot;&amp;[.H11]&amp;&quot;,&quot;&amp;[.H12]&amp;&quot;)&quot;;[$LIBORMarketModel.$M$28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34302]">
            <text:p>LIBOR(4,6,5,7) </text:p>
            <text:p>[34302]</text:p>
          </table:table-cell>
          <table:table-cell table:style-name="ce93" table:formula="of:=INFO.OBBA.OBBA.OBCALL(&quot;LIBOR(&quot;&amp;[.I10]&amp;&quot;,&quot;&amp;[.I11]&amp;&quot;,&quot;&amp;[.I12]&amp;&quot;)&quot;;[$LIBORMarketModel.$M$28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34307]">
            <text:p>LIBOR(4,7,7,5) </text:p>
            <text:p>[34307]</text:p>
          </table:table-cell>
          <table:table-cell table:style-name="ce93" table:formula="of:=INFO.OBBA.OBBA.OBCALL(&quot;LIBOR(&quot;&amp;[.J10]&amp;&quot;,&quot;&amp;[.J11]&amp;&quot;,&quot;&amp;[.J12]&amp;&quot;)&quot;;[$LIBORMarketModel.$M$28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34312]">
            <text:p>LIBOR(4,7,5,8) </text:p>
            <text:p>[34312]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/>
          <table:table-cell table:style-name="ce89"/>
          <table:table-cell table:style-name="ce90" table:number-columns-repeated="8"/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/>
          <table:table-cell table:style-name="ce89" office:value-type="string">
            <text:p>Realizations:</text:p>
          </table:table-cell>
          <table:table-cell table:style-name="ce90" table:number-matrix-columns-spanned="1" table:number-matrix-rows-spanned="100" table:formula="of:=TRANSPOSE(INFO.OBBA.OBBA.OBGET(INFO.OBBA.OBBA.OBCALL(&quot;&quot;;[.C13];&quot;getRealizations&quot;)))" office:value-type="percentage" office:value="0.00631068144240589">
            <text:p>0,6311%</text:p>
          </table:table-cell>
          <table:table-cell table:style-name="ce90" table:number-matrix-columns-spanned="1" table:number-matrix-rows-spanned="100" table:formula="of:=TRANSPOSE(INFO.OBBA.OBBA.OBGET(INFO.OBBA.OBBA.OBCALL(&quot;&quot;;[.D13];&quot;getRealizations&quot;)))" office:value-type="percentage" office:value="0.00892258141684743">
            <text:p>0,8923%</text:p>
          </table:table-cell>
          <table:table-cell table:style-name="ce90" table:number-matrix-columns-spanned="1" table:number-matrix-rows-spanned="100" table:formula="of:=TRANSPOSE(INFO.OBBA.OBBA.OBGET(INFO.OBBA.OBBA.OBCALL(&quot;&quot;;[.E13];&quot;getRealizations&quot;)))" office:value-type="percentage" office:value="0.0113268583666165">
            <text:p>1,1327%</text:p>
          </table:table-cell>
          <table:table-cell table:style-name="ce90" table:number-matrix-columns-spanned="1" table:number-matrix-rows-spanned="100" table:formula="of:=TRANSPOSE(INFO.OBBA.OBBA.OBGET(INFO.OBBA.OBBA.OBCALL(&quot;&quot;;[.F13];&quot;getRealizations&quot;)))" office:value-type="percentage" office:value="0.0133217034622383">
            <text:p>1,3322%</text:p>
          </table:table-cell>
          <table:table-cell table:style-name="ce90" table:number-matrix-columns-spanned="1" table:number-matrix-rows-spanned="100" table:formula="of:=TRANSPOSE(INFO.OBBA.OBBA.OBGET(INFO.OBBA.OBBA.OBCALL(&quot;&quot;;[.G13];&quot;getRealizations&quot;)))" office:value-type="percentage" office:value="0.0148288187365529">
            <text:p>1,4829%</text:p>
          </table:table-cell>
          <table:table-cell table:style-name="ce90" table:number-matrix-columns-spanned="1" table:number-matrix-rows-spanned="100" table:formula="of:=TRANSPOSE(INFO.OBBA.OBBA.OBGET(INFO.OBBA.OBBA.OBCALL(&quot;&quot;;[.H13];&quot;getRealizations&quot;)))" office:value-type="percentage" office:value="0.0160480721079237">
            <text:p>1,6048%</text:p>
          </table:table-cell>
          <table:table-cell table:style-name="ce90" table:number-matrix-columns-spanned="1" table:number-matrix-rows-spanned="100" table:formula="of:=TRANSPOSE(INFO.OBBA.OBBA.OBGET(INFO.OBBA.OBBA.OBCALL(&quot;&quot;;[.I13];&quot;getRealizations&quot;)))" office:value-type="percentage" office:value="0.0171829588160607">
            <text:p>1,7183%</text:p>
          </table:table-cell>
          <table:table-cell table:style-name="ce90" table:number-matrix-columns-spanned="1" table:number-matrix-rows-spanned="100" table:formula="of:=TRANSPOSE(INFO.OBBA.OBBA.OBGET(INFO.OBBA.OBBA.OBCALL(&quot;&quot;;[.J13];&quot;getRealizations&quot;)))" office:value-type="percentage" office:value="0.018029031474227">
            <text:p>1,8029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0939380116579472">
            <text:p>0,9394%</text:p>
          </table:table-cell>
          <table:table-cell table:style-name="ce90" office:value-type="percentage" office:value="0.013591977486516">
            <text:p>1,3592%</text:p>
          </table:table-cell>
          <table:table-cell table:style-name="ce90" office:value-type="percentage" office:value="0.0175383515389171">
            <text:p>1,7538%</text:p>
          </table:table-cell>
          <table:table-cell table:style-name="ce90" office:value-type="percentage" office:value="0.0208686692296429">
            <text:p>2,0869%</text:p>
          </table:table-cell>
          <table:table-cell table:style-name="ce90" office:value-type="percentage" office:value="0.0234254981968933">
            <text:p>2,3425%</text:p>
          </table:table-cell>
          <table:table-cell table:style-name="ce90" office:value-type="percentage" office:value="0.0255081980929947">
            <text:p>2,5508%</text:p>
          </table:table-cell>
          <table:table-cell table:style-name="ce90" office:value-type="percentage" office:value="0.0274384358450954">
            <text:p>2,7438%</text:p>
          </table:table-cell>
          <table:table-cell table:style-name="ce90" office:value-type="percentage" office:value="0.0288913426001164">
            <text:p>2,8891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305247672372467">
            <text:p>3,0525%</text:p>
          </table:table-cell>
          <table:table-cell table:style-name="ce90" office:value-type="percentage" office:value="0.0330320040094273">
            <text:p>3,3032%</text:p>
          </table:table-cell>
          <table:table-cell table:style-name="ce90" office:value-type="percentage" office:value="0.0345024406339173">
            <text:p>3,4502%</text:p>
          </table:table-cell>
          <table:table-cell table:style-name="ce90" office:value-type="percentage" office:value="0.035200778922698">
            <text:p>3,5201%</text:p>
          </table:table-cell>
          <table:table-cell table:style-name="ce90" office:value-type="percentage" office:value="0.0353273785422828">
            <text:p>3,5327%</text:p>
          </table:table-cell>
          <table:table-cell table:style-name="ce90" office:value-type="percentage" office:value="0.0354547491073161">
            <text:p>3,5455%</text:p>
          </table:table-cell>
          <table:table-cell table:style-name="ce90" office:value-type="percentage" office:value="0.0359355848559734">
            <text:p>3,5936%</text:p>
          </table:table-cell>
          <table:table-cell table:style-name="ce90" office:value-type="percentage" office:value="0.0362313412057304">
            <text:p>3,6231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0840296244666673">
            <text:p>0,8403%</text:p>
          </table:table-cell>
          <table:table-cell table:style-name="ce90" office:value-type="percentage" office:value="0.0109927026082518">
            <text:p>1,0993%</text:p>
            <draw:frame table:end-cell-address="Simulation.H34" table:end-x="0.003cm" table:end-y="0.012cm" draw:z-index="0" draw:style-name="gr1" svg:width="12.268cm" svg:height="6.862cm" svg:x="0.04cm" svg:y="0.087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90" office:value-type="percentage" office:value="0.0131880188892163">
            <text:p>1,3188%</text:p>
          </table:table-cell>
          <table:table-cell table:style-name="ce90" office:value-type="percentage" office:value="0.0148858357903217">
            <text:p>1,4886%</text:p>
          </table:table-cell>
          <table:table-cell table:style-name="ce90" office:value-type="percentage" office:value="0.0160814376051962">
            <text:p>1,6081%</text:p>
          </table:table-cell>
          <table:table-cell table:style-name="ce90" office:value-type="percentage" office:value="0.0170286243391608">
            <text:p>1,7029%</text:p>
          </table:table-cell>
          <table:table-cell table:style-name="ce90" office:value-type="percentage" office:value="0.0179457327509677">
            <text:p>1,7946%</text:p>
          </table:table-cell>
          <table:table-cell table:style-name="ce90" office:value-type="percentage" office:value="0.0186127181480726">
            <text:p>1,8613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0679875877636657">
            <text:p>0,6799%</text:p>
          </table:table-cell>
          <table:table-cell table:style-name="ce90" office:value-type="percentage" office:value="0.00954808122703557">
            <text:p>0,9548%</text:p>
          </table:table-cell>
          <table:table-cell table:style-name="ce90" office:value-type="percentage" office:value="0.0120620818790454">
            <text:p>1,2062%</text:p>
          </table:table-cell>
          <table:table-cell table:style-name="ce90" office:value-type="percentage" office:value="0.0141366769091355">
            <text:p>1,4137%</text:p>
          </table:table-cell>
          <table:table-cell table:style-name="ce90" office:value-type="percentage" office:value="0.0156961670192165">
            <text:p>1,5696%</text:p>
          </table:table-cell>
          <table:table-cell table:style-name="ce90" office:value-type="percentage" office:value="0.0169557807720434">
            <text:p>1,6956%</text:p>
          </table:table-cell>
          <table:table-cell table:style-name="ce90" office:value-type="percentage" office:value="0.018131161018755">
            <text:p>1,8131%</text:p>
          </table:table-cell>
          <table:table-cell table:style-name="ce90" office:value-type="percentage" office:value="0.0190062551155948">
            <text:p>1,900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office:value-type="string">
            <text:p>&lt;</text:p>
          </table:table-cell>
          <table:table-cell table:style-name="ce85"/>
          <table:table-cell table:style-name="ce90" office:value-type="percentage" office:value="0.0114582986090232">
            <text:p>1,1458%</text:p>
          </table:table-cell>
          <table:table-cell table:style-name="ce90" office:value-type="percentage" office:value="0.0152467558249145">
            <text:p>1,5247%</text:p>
          </table:table-cell>
          <table:table-cell table:style-name="ce90" office:value-type="percentage" office:value="0.018499438660849">
            <text:p>1,8499%</text:p>
          </table:table-cell>
          <table:table-cell table:style-name="ce90" office:value-type="percentage" office:value="0.0210416718032687">
            <text:p>2,1042%</text:p>
          </table:table-cell>
          <table:table-cell table:style-name="ce90" office:value-type="percentage" office:value="0.0228525815901306">
            <text:p>2,2853%</text:p>
          </table:table-cell>
          <table:table-cell table:style-name="ce90" office:value-type="percentage" office:value="0.024289608135028">
            <text:p>2,4290%</text:p>
          </table:table-cell>
          <table:table-cell table:style-name="ce90" office:value-type="percentage" office:value="0.025667619300615">
            <text:p>2,5668%</text:p>
          </table:table-cell>
          <table:table-cell table:style-name="ce90" office:value-type="percentage" office:value="0.0266754723563622">
            <text:p>2,667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56083302125376">
            <text:p>0,7561%</text:p>
          </table:table-cell>
          <table:table-cell table:style-name="ce90" office:value-type="percentage" office:value="0.0102270559327933">
            <text:p>1,0227%</text:p>
          </table:table-cell>
          <table:table-cell table:style-name="ce90" office:value-type="percentage" office:value="0.0125703157867743">
            <text:p>1,2570%</text:p>
          </table:table-cell>
          <table:table-cell table:style-name="ce90" office:value-type="percentage" office:value="0.0144402330885319">
            <text:p>1,4440%</text:p>
          </table:table-cell>
          <table:table-cell table:style-name="ce90" office:value-type="percentage" office:value="0.0158004692262125">
            <text:p>1,5800%</text:p>
          </table:table-cell>
          <table:table-cell table:style-name="ce90" office:value-type="percentage" office:value="0.0168870626144453">
            <text:p>1,6887%</text:p>
          </table:table-cell>
          <table:table-cell table:style-name="ce90" office:value-type="percentage" office:value="0.0179170589790035">
            <text:p>1,7917%</text:p>
          </table:table-cell>
          <table:table-cell table:style-name="ce90" office:value-type="percentage" office:value="0.0186744884473112">
            <text:p>1,867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34091726213712">
            <text:p>0,7341%</text:p>
          </table:table-cell>
          <table:table-cell table:style-name="ce90" office:value-type="percentage" office:value="0.00999191532523108">
            <text:p>0,9992%</text:p>
          </table:table-cell>
          <table:table-cell table:style-name="ce90" office:value-type="percentage" office:value="0.0123387390345092">
            <text:p>1,2339%</text:p>
          </table:table-cell>
          <table:table-cell table:style-name="ce90" office:value-type="percentage" office:value="0.0142233882765419">
            <text:p>1,4223%</text:p>
          </table:table-cell>
          <table:table-cell table:style-name="ce90" office:value-type="percentage" office:value="0.0156031189887677">
            <text:p>1,5603%</text:p>
          </table:table-cell>
          <table:table-cell table:style-name="ce90" office:value-type="percentage" office:value="0.0167076984639738">
            <text:p>1,6708%</text:p>
          </table:table-cell>
          <table:table-cell table:style-name="ce90" office:value-type="percentage" office:value="0.0177514985875325">
            <text:p>1,7751%</text:p>
          </table:table-cell>
          <table:table-cell table:style-name="ce90" office:value-type="percentage" office:value="0.0185210026035566">
            <text:p>1,852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34743985936161">
            <text:p>1,3474%</text:p>
          </table:table-cell>
          <table:table-cell table:style-name="ce90" office:value-type="percentage" office:value="0.0173222592963652">
            <text:p>1,7322%</text:p>
          </table:table-cell>
          <table:table-cell table:style-name="ce90" office:value-type="percentage" office:value="0.020501625032688">
            <text:p>2,0502%</text:p>
          </table:table-cell>
          <table:table-cell table:style-name="ce90" office:value-type="percentage" office:value="0.022903076750256">
            <text:p>2,2903%</text:p>
          </table:table-cell>
          <table:table-cell table:style-name="ce90" office:value-type="percentage" office:value="0.0245516235577938">
            <text:p>2,4552%</text:p>
          </table:table-cell>
          <table:table-cell table:style-name="ce90" office:value-type="percentage" office:value="0.025849358316828">
            <text:p>2,5849%</text:p>
          </table:table-cell>
          <table:table-cell table:style-name="ce90" office:value-type="percentage" office:value="0.0271284525249575">
            <text:p>2,7128%</text:p>
          </table:table-cell>
          <table:table-cell table:style-name="ce90" office:value-type="percentage" office:value="0.0280529956354978">
            <text:p>2,805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616812679078956">
            <text:p>6,1681%</text:p>
          </table:table-cell>
          <table:table-cell table:style-name="ce90" office:value-type="percentage" office:value="0.0610718720405854">
            <text:p>6,1072%</text:p>
          </table:table-cell>
          <table:table-cell table:style-name="ce90" office:value-type="percentage" office:value="0.0596745258547599">
            <text:p>5,9675%</text:p>
          </table:table-cell>
          <table:table-cell table:style-name="ce90" office:value-type="percentage" office:value="0.0579408708053529">
            <text:p>5,7941%</text:p>
          </table:table-cell>
          <table:table-cell table:style-name="ce90" office:value-type="percentage" office:value="0.0560645986344469">
            <text:p>5,6065%</text:p>
          </table:table-cell>
          <table:table-cell table:style-name="ce90" office:value-type="percentage" office:value="0.0547803887974915">
            <text:p>5,4780%</text:p>
          </table:table-cell>
          <table:table-cell table:style-name="ce90" office:value-type="percentage" office:value="0.0544487921452036">
            <text:p>5,4449%</text:p>
          </table:table-cell>
          <table:table-cell table:style-name="ce90" office:value-type="percentage" office:value="0.0541220312667422">
            <text:p>5,4122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991521618850887">
            <text:p>9,9152%</text:p>
          </table:table-cell>
          <table:table-cell table:style-name="ce90" office:value-type="percentage" office:value="0.0894704350336781">
            <text:p>8,9470%</text:p>
          </table:table-cell>
          <table:table-cell table:style-name="ce90" office:value-type="percentage" office:value="0.0817153776090019">
            <text:p>8,1715%</text:p>
          </table:table-cell>
          <table:table-cell table:style-name="ce90" office:value-type="percentage" office:value="0.0755367675882371">
            <text:p>7,5537%</text:p>
          </table:table-cell>
          <table:table-cell table:style-name="ce90" office:value-type="percentage" office:value="0.0705224696030386">
            <text:p>7,0522%</text:p>
          </table:table-cell>
          <table:table-cell table:style-name="ce90" office:value-type="percentage" office:value="0.0671362084027691">
            <text:p>6,7136%</text:p>
          </table:table-cell>
          <table:table-cell table:style-name="ce90" office:value-type="percentage" office:value="0.0654774250082625">
            <text:p>6,5477%</text:p>
          </table:table-cell>
          <table:table-cell table:style-name="ce90" office:value-type="percentage" office:value="0.0641934905898472">
            <text:p>6,4193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115442891918945">
            <text:p>1,1544%</text:p>
          </table:table-cell>
          <table:table-cell table:style-name="ce90" office:value-type="percentage" office:value="0.01500393527109">
            <text:p>1,5004%</text:p>
          </table:table-cell>
          <table:table-cell table:style-name="ce90" office:value-type="percentage" office:value="0.0179092139447657">
            <text:p>1,7909%</text:p>
          </table:table-cell>
          <table:table-cell table:style-name="ce90" office:value-type="percentage" office:value="0.0201367965911707">
            <text:p>2,0137%</text:p>
          </table:table-cell>
          <table:table-cell table:style-name="ce90" office:value-type="percentage" office:value="0.0216912912269561">
            <text:p>2,1691%</text:p>
          </table:table-cell>
          <table:table-cell table:style-name="ce90" office:value-type="percentage" office:value="0.0229203230729403">
            <text:p>2,2920%</text:p>
          </table:table-cell>
          <table:table-cell table:style-name="ce90" office:value-type="percentage" office:value="0.0241183808672237">
            <text:p>2,4118%</text:p>
          </table:table-cell>
          <table:table-cell table:style-name="ce90" office:value-type="percentage" office:value="0.0249887614508542">
            <text:p>2,498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130008540896841">
            <text:p>0,1300%</text:p>
          </table:table-cell>
          <table:table-cell table:style-name="ce90" office:value-type="percentage" office:value="0.00241091507543818">
            <text:p>0,2411%</text:p>
          </table:table-cell>
          <table:table-cell table:style-name="ce90" office:value-type="percentage" office:value="0.00372932766732134">
            <text:p>0,3729%</text:p>
          </table:table-cell>
          <table:table-cell table:style-name="ce90" office:value-type="percentage" office:value="0.00506529381742539">
            <text:p>0,5065%</text:p>
          </table:table-cell>
          <table:table-cell table:style-name="ce90" office:value-type="percentage" office:value="0.00626157641604985">
            <text:p>0,6262%</text:p>
          </table:table-cell>
          <table:table-cell table:style-name="ce90" office:value-type="percentage" office:value="0.00731380340677241">
            <text:p>0,7314%</text:p>
          </table:table-cell>
          <table:table-cell table:style-name="ce90" office:value-type="percentage" office:value="0.00827806524302553">
            <text:p>0,8278%</text:p>
          </table:table-cell>
          <table:table-cell table:style-name="ce90" office:value-type="percentage" office:value="0.00904339790334453">
            <text:p>0,9043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0417152800528647">
            <text:p>0,4172%</text:p>
          </table:table-cell>
          <table:table-cell table:style-name="ce90" office:value-type="percentage" office:value="0.00622056834141912">
            <text:p>0,6221%</text:p>
          </table:table-cell>
          <table:table-cell table:style-name="ce90" office:value-type="percentage" office:value="0.00821001995361532">
            <text:p>0,8210%</text:p>
          </table:table-cell>
          <table:table-cell table:style-name="ce90" office:value-type="percentage" office:value="0.00993412261843682">
            <text:p>0,9934%</text:p>
          </table:table-cell>
          <table:table-cell table:style-name="ce90" office:value-type="percentage" office:value="0.0112894280422873">
            <text:p>1,1289%</text:p>
          </table:table-cell>
          <table:table-cell table:style-name="ce90" office:value-type="percentage" office:value="0.0124033382116962">
            <text:p>1,2403%</text:p>
          </table:table-cell>
          <table:table-cell table:style-name="ce90" office:value-type="percentage" office:value="0.0134268500779496">
            <text:p>1,3427%</text:p>
          </table:table-cell>
          <table:table-cell table:style-name="ce90" office:value-type="percentage" office:value="0.0142004301939253">
            <text:p>1,4200%</text:p>
          </table:table-cell>
          <table:table-cell table:style-name="ce85" table:number-columns-repeated="247"/>
          <table:table-cell table:number-columns-repeated="767"/>
        </table:table-row>
        <table:table-row table:style-name="ro12">
          <table:table-cell table:style-name="ce85" table:number-columns-repeated="2"/>
          <table:table-cell table:style-name="ce90" office:value-type="percentage" office:value="0.00128885074525816">
            <text:p>0,1289%</text:p>
          </table:table-cell>
          <table:table-cell table:style-name="ce90" office:value-type="percentage" office:value="0.00248615893614274">
            <text:p>0,2486%</text:p>
          </table:table-cell>
          <table:table-cell table:style-name="ce90" office:value-type="percentage" office:value="0.00395763584477221">
            <text:p>0,3958%</text:p>
          </table:table-cell>
          <table:table-cell table:style-name="ce90" office:value-type="percentage" office:value="0.00548888147599402">
            <text:p>0,5489%</text:p>
          </table:table-cell>
          <table:table-cell table:style-name="ce90" office:value-type="percentage" office:value="0.00688935881209924">
            <text:p>0,6889%</text:p>
          </table:table-cell>
          <table:table-cell table:style-name="ce90" office:value-type="percentage" office:value="0.00813713186005892">
            <text:p>0,8137%</text:p>
          </table:table-cell>
          <table:table-cell table:style-name="ce90" office:value-type="percentage" office:value="0.00928534174087187">
            <text:p>0,9285%</text:p>
          </table:table-cell>
          <table:table-cell table:style-name="ce90" office:value-type="percentage" office:value="0.0102047806390169">
            <text:p>1,020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67836085515893">
            <text:p>1,6784%</text:p>
          </table:table-cell>
          <table:table-cell table:style-name="ce90" office:value-type="percentage" office:value="0.0199736184827252">
            <text:p>1,9974%</text:p>
          </table:table-cell>
          <table:table-cell table:style-name="ce90" office:value-type="percentage" office:value="0.0223568087390007">
            <text:p>2,2357%</text:p>
          </table:table-cell>
          <table:table-cell table:style-name="ce90" office:value-type="percentage" office:value="0.0239865352526331">
            <text:p>2,3987%</text:p>
          </table:table-cell>
          <table:table-cell table:style-name="ce90" office:value-type="percentage" office:value="0.0249703687763098">
            <text:p>2,4970%</text:p>
          </table:table-cell>
          <table:table-cell table:style-name="ce90" office:value-type="percentage" office:value="0.0257362628056472">
            <text:p>2,5736%</text:p>
          </table:table-cell>
          <table:table-cell table:style-name="ce90" office:value-type="percentage" office:value="0.0265942706423834">
            <text:p>2,6594%</text:p>
          </table:table-cell>
          <table:table-cell table:style-name="ce90" office:value-type="percentage" office:value="0.0271915245911762">
            <text:p>2,719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451564169570777">
            <text:p>0,4516%</text:p>
          </table:table-cell>
          <table:table-cell table:style-name="ce90" office:value-type="percentage" office:value="0.00733735715262533">
            <text:p>0,7337%</text:p>
          </table:table-cell>
          <table:table-cell table:style-name="ce90" office:value-type="percentage" office:value="0.0103027871799745">
            <text:p>1,0303%</text:p>
          </table:table-cell>
          <table:table-cell table:style-name="ce90" office:value-type="percentage" office:value="0.0130374794015756">
            <text:p>1,3037%</text:p>
          </table:table-cell>
          <table:table-cell table:style-name="ce90" office:value-type="percentage" office:value="0.0153052838687378">
            <text:p>1,5305%</text:p>
          </table:table-cell>
          <table:table-cell table:style-name="ce90" office:value-type="percentage" office:value="0.0172175734896507">
            <text:p>1,7218%</text:p>
          </table:table-cell>
          <table:table-cell table:style-name="ce90" office:value-type="percentage" office:value="0.0189631434005212">
            <text:p>1,8963%</text:p>
          </table:table-cell>
          <table:table-cell table:style-name="ce90" office:value-type="percentage" office:value="0.0203117348435505">
            <text:p>2,031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457415227535694">
            <text:p>4,5742%</text:p>
          </table:table-cell>
          <table:table-cell table:style-name="ce90" office:value-type="percentage" office:value="0.0490811854181484">
            <text:p>4,9081%</text:p>
          </table:table-cell>
          <table:table-cell table:style-name="ce90" office:value-type="percentage" office:value="0.0508257122077055">
            <text:p>5,0826%</text:p>
          </table:table-cell>
          <table:table-cell table:style-name="ce90" office:value-type="percentage" office:value="0.0514682508360702">
            <text:p>5,1468%</text:p>
          </table:table-cell>
          <table:table-cell table:style-name="ce90" office:value-type="percentage" office:value="0.0513437088622243">
            <text:p>5,1344%</text:p>
          </table:table-cell>
          <table:table-cell table:style-name="ce90" office:value-type="percentage" office:value="0.0512915882413901">
            <text:p>5,1292%</text:p>
          </table:table-cell>
          <table:table-cell table:style-name="ce90" office:value-type="percentage" office:value="0.0518098772299838">
            <text:p>5,1810%</text:p>
          </table:table-cell>
          <table:table-cell table:style-name="ce90" office:value-type="percentage" office:value="0.0521078226365474">
            <text:p>5,210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826178820003252">
            <text:p>0,8262%</text:p>
          </table:table-cell>
          <table:table-cell table:style-name="ce90" office:value-type="percentage" office:value="0.0115142880667217">
            <text:p>1,1514%</text:p>
          </table:table-cell>
          <table:table-cell table:style-name="ce90" office:value-type="percentage" office:value="0.0144634010595232">
            <text:p>1,4463%</text:p>
          </table:table-cell>
          <table:table-cell table:style-name="ce90" office:value-type="percentage" office:value="0.0168798319453081">
            <text:p>1,6880%</text:p>
          </table:table-cell>
          <table:table-cell table:style-name="ce90" office:value-type="percentage" office:value="0.0186842178161163">
            <text:p>1,8684%</text:p>
          </table:table-cell>
          <table:table-cell table:style-name="ce90" office:value-type="percentage" office:value="0.0201385704407343">
            <text:p>2,0139%</text:p>
          </table:table-cell>
          <table:table-cell table:style-name="ce90" office:value-type="percentage" office:value="0.0215003079564919">
            <text:p>2,1500%</text:p>
          </table:table-cell>
          <table:table-cell table:style-name="ce90" office:value-type="percentage" office:value="0.0225128941833842">
            <text:p>2,251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53735473016057">
            <text:p>0,3537%</text:p>
          </table:table-cell>
          <table:table-cell table:style-name="ce90" office:value-type="percentage" office:value="0.00577140021660786">
            <text:p>0,5771%</text:p>
          </table:table-cell>
          <table:table-cell table:style-name="ce90" office:value-type="percentage" office:value="0.00813086674485798">
            <text:p>0,8131%</text:p>
          </table:table-cell>
          <table:table-cell table:style-name="ce90" office:value-type="percentage" office:value="0.0103157704585742">
            <text:p>1,0316%</text:p>
          </table:table-cell>
          <table:table-cell table:style-name="ce90" office:value-type="percentage" office:value="0.0121340326754246">
            <text:p>1,2134%</text:p>
          </table:table-cell>
          <table:table-cell table:style-name="ce90" office:value-type="percentage" office:value="0.013669937257206">
            <text:p>1,3670%</text:p>
          </table:table-cell>
          <table:table-cell table:style-name="ce90" office:value-type="percentage" office:value="0.0150713865932181">
            <text:p>1,5071%</text:p>
          </table:table-cell>
          <table:table-cell table:style-name="ce90" office:value-type="percentage" office:value="0.0161546128002869">
            <text:p>1,615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89920520457842">
            <text:p>0,3899%</text:p>
          </table:table-cell>
          <table:table-cell table:style-name="ce90" office:value-type="percentage" office:value="0.00579864861362005">
            <text:p>0,5799%</text:p>
          </table:table-cell>
          <table:table-cell table:style-name="ce90" office:value-type="percentage" office:value="0.00763706360988682">
            <text:p>0,7637%</text:p>
          </table:table-cell>
          <table:table-cell table:style-name="ce90" office:value-type="percentage" office:value="0.00922593575857037">
            <text:p>0,9226%</text:p>
          </table:table-cell>
          <table:table-cell table:style-name="ce90" office:value-type="percentage" office:value="0.010471691414383">
            <text:p>1,0472%</text:p>
          </table:table-cell>
          <table:table-cell table:style-name="ce90" office:value-type="percentage" office:value="0.0114940268372033">
            <text:p>1,1494%</text:p>
          </table:table-cell>
          <table:table-cell table:style-name="ce90" office:value-type="percentage" office:value="0.0124333550248999">
            <text:p>1,2433%</text:p>
          </table:table-cell>
          <table:table-cell table:style-name="ce90" office:value-type="percentage" office:value="0.0131420744958465">
            <text:p>1,314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39873927589311">
            <text:p>1,3987%</text:p>
          </table:table-cell>
          <table:table-cell table:style-name="ce90" office:value-type="percentage" office:value="0.0180342001213052">
            <text:p>1,8034%</text:p>
          </table:table-cell>
          <table:table-cell table:style-name="ce90" office:value-type="percentage" office:value="0.0214029847364139">
            <text:p>2,1403%</text:p>
          </table:table-cell>
          <table:table-cell table:style-name="ce90" office:value-type="percentage" office:value="0.0239663294161916">
            <text:p>2,3966%</text:p>
          </table:table-cell>
          <table:table-cell table:style-name="ce90" office:value-type="percentage" office:value="0.0257408392574198">
            <text:p>2,5741%</text:p>
          </table:table-cell>
          <table:table-cell table:style-name="ce90" office:value-type="percentage" office:value="0.0271432051357251">
            <text:p>2,7143%</text:p>
          </table:table-cell>
          <table:table-cell table:style-name="ce90" office:value-type="percentage" office:value="0.0285214564447942">
            <text:p>2,8521%</text:p>
          </table:table-cell>
          <table:table-cell table:style-name="ce90" office:value-type="percentage" office:value="0.0295228012668453">
            <text:p>2,952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145479833400015">
            <text:p>0,1455%</text:p>
          </table:table-cell>
          <table:table-cell table:style-name="ce90" office:value-type="percentage" office:value="0.00285290580181749">
            <text:p>0,2853%</text:p>
          </table:table-cell>
          <table:table-cell table:style-name="ce90" office:value-type="percentage" office:value="0.0045961174884429">
            <text:p>0,4596%</text:p>
          </table:table-cell>
          <table:table-cell table:style-name="ce90" office:value-type="percentage" office:value="0.00643017237704168">
            <text:p>0,6430%</text:p>
          </table:table-cell>
          <table:table-cell table:style-name="ce90" office:value-type="percentage" office:value="0.00812237685786537">
            <text:p>0,8122%</text:p>
          </table:table-cell>
          <table:table-cell table:style-name="ce90" office:value-type="percentage" office:value="0.00963852814497082">
            <text:p>0,9639%</text:p>
          </table:table-cell>
          <table:table-cell table:style-name="ce90" office:value-type="percentage" office:value="0.0110369623290851">
            <text:p>1,1037%</text:p>
          </table:table-cell>
          <table:table-cell table:style-name="ce90" office:value-type="percentage" office:value="0.0121616073380614">
            <text:p>1,216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83311753995419">
            <text:p>1,8331%</text:p>
          </table:table-cell>
          <table:table-cell table:style-name="ce90" office:value-type="percentage" office:value="0.0225228277577207">
            <text:p>2,2523%</text:p>
          </table:table-cell>
          <table:table-cell table:style-name="ce90" office:value-type="percentage" office:value="0.025797674401151">
            <text:p>2,5798%</text:p>
          </table:table-cell>
          <table:table-cell table:style-name="ce90" office:value-type="percentage" office:value="0.028143529119679">
            <text:p>2,8144%</text:p>
          </table:table-cell>
          <table:table-cell table:style-name="ce90" office:value-type="percentage" office:value="0.0296546959127575">
            <text:p>2,9655%</text:p>
          </table:table-cell>
          <table:table-cell table:style-name="ce90" office:value-type="percentage" office:value="0.030835503062982">
            <text:p>3,0836%</text:p>
          </table:table-cell>
          <table:table-cell table:style-name="ce90" office:value-type="percentage" office:value="0.0320710795287341">
            <text:p>3,2071%</text:p>
          </table:table-cell>
          <table:table-cell table:style-name="ce90" office:value-type="percentage" office:value="0.0329493107669708">
            <text:p>3,294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967612404455951">
            <text:p>0,9676%</text:p>
          </table:table-cell>
          <table:table-cell table:style-name="ce90" office:value-type="percentage" office:value="0.0127316018725172">
            <text:p>1,2732%</text:p>
          </table:table-cell>
          <table:table-cell table:style-name="ce90" office:value-type="percentage" office:value="0.0153377108088853">
            <text:p>1,5338%</text:p>
          </table:table-cell>
          <table:table-cell table:style-name="ce90" office:value-type="percentage" office:value="0.0173642847704491">
            <text:p>1,7364%</text:p>
          </table:table-cell>
          <table:table-cell table:style-name="ce90" office:value-type="percentage" office:value="0.0188000454521924">
            <text:p>1,8800%</text:p>
          </table:table-cell>
          <table:table-cell table:style-name="ce90" office:value-type="percentage" office:value="0.0199396473526938">
            <text:p>1,9940%</text:p>
          </table:table-cell>
          <table:table-cell table:style-name="ce90" office:value-type="percentage" office:value="0.0210393147226765">
            <text:p>2,1039%</text:p>
          </table:table-cell>
          <table:table-cell table:style-name="ce90" office:value-type="percentage" office:value="0.0218419540819651">
            <text:p>2,184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25467919784817">
            <text:p>2,2547%</text:p>
          </table:table-cell>
          <table:table-cell table:style-name="ce90" office:value-type="percentage" office:value="0.0262950387058429">
            <text:p>2,6295%</text:p>
          </table:table-cell>
          <table:table-cell table:style-name="ce90" office:value-type="percentage" office:value="0.028989697983521">
            <text:p>2,8990%</text:p>
          </table:table-cell>
          <table:table-cell table:style-name="ce90" office:value-type="percentage" office:value="0.0307551647633892">
            <text:p>3,0755%</text:p>
          </table:table-cell>
          <table:table-cell table:style-name="ce90" office:value-type="percentage" office:value="0.0317528688042174">
            <text:p>3,1753%</text:p>
          </table:table-cell>
          <table:table-cell table:style-name="ce90" office:value-type="percentage" office:value="0.0325299178215312">
            <text:p>3,2530%</text:p>
          </table:table-cell>
          <table:table-cell table:style-name="ce90" office:value-type="percentage" office:value="0.0334682146170261">
            <text:p>3,3468%</text:p>
          </table:table-cell>
          <table:table-cell table:style-name="ce90" office:value-type="percentage" office:value="0.034113292930571">
            <text:p>3,411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32332436754241">
            <text:p>1,3233%</text:p>
          </table:table-cell>
          <table:table-cell table:style-name="ce90" office:value-type="percentage" office:value="0.0164485488614715">
            <text:p>1,6449%</text:p>
          </table:table-cell>
          <table:table-cell table:style-name="ce90" office:value-type="percentage" office:value="0.0190043754094654">
            <text:p>1,9004%</text:p>
          </table:table-cell>
          <table:table-cell table:style-name="ce90" office:value-type="percentage" office:value="0.020866525484755">
            <text:p>2,0867%</text:p>
          </table:table-cell>
          <table:table-cell table:style-name="ce90" office:value-type="percentage" office:value="0.0220913463603145">
            <text:p>2,2091%</text:p>
          </table:table-cell>
          <table:table-cell table:style-name="ce90" office:value-type="percentage" office:value="0.0230499611522084">
            <text:p>2,3050%</text:p>
          </table:table-cell>
          <table:table-cell table:style-name="ce90" office:value-type="percentage" office:value="0.0240320705039752">
            <text:p>2,4032%</text:p>
          </table:table-cell>
          <table:table-cell table:style-name="ce90" office:value-type="percentage" office:value="0.0247319830239914">
            <text:p>2,473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81262026983774">
            <text:p>0,8126%</text:p>
          </table:table-cell>
          <table:table-cell table:style-name="ce90" office:value-type="percentage" office:value="0.0114321096772406">
            <text:p>1,1432%</text:p>
          </table:table-cell>
          <table:table-cell table:style-name="ce90" office:value-type="percentage" office:value="0.0144544161787906">
            <text:p>1,4454%</text:p>
          </table:table-cell>
          <table:table-cell table:style-name="ce90" office:value-type="percentage" office:value="0.0169472501658794">
            <text:p>1,6947%</text:p>
          </table:table-cell>
          <table:table-cell table:style-name="ce90" office:value-type="percentage" office:value="0.0188203754486974">
            <text:p>1,8820%</text:p>
          </table:table-cell>
          <table:table-cell table:style-name="ce90" office:value-type="percentage" office:value="0.0203329723300375">
            <text:p>2,0333%</text:p>
          </table:table-cell>
          <table:table-cell table:style-name="ce90" office:value-type="percentage" office:value="0.0217446088383295">
            <text:p>2,1745%</text:p>
          </table:table-cell>
          <table:table-cell table:style-name="ce90" office:value-type="percentage" office:value="0.022796622412357">
            <text:p>2,2797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77710741860096">
            <text:p>1,7771%</text:p>
          </table:table-cell>
          <table:table-cell table:style-name="ce90" office:value-type="percentage" office:value="0.021299023310715">
            <text:p>2,1299%</text:p>
          </table:table-cell>
          <table:table-cell table:style-name="ce90" office:value-type="percentage" office:value="0.0239645053651371">
            <text:p>2,3965%</text:p>
          </table:table-cell>
          <table:table-cell table:style-name="ce90" office:value-type="percentage" office:value="0.0258094224423485">
            <text:p>2,5809%</text:p>
          </table:table-cell>
          <table:table-cell table:style-name="ce90" office:value-type="percentage" office:value="0.0269430769140384">
            <text:p>2,6943%</text:p>
          </table:table-cell>
          <table:table-cell table:style-name="ce90" office:value-type="percentage" office:value="0.0278266278893803">
            <text:p>2,7827%</text:p>
          </table:table-cell>
          <table:table-cell table:style-name="ce90" office:value-type="percentage" office:value="0.0287983239877141">
            <text:p>2,8798%</text:p>
          </table:table-cell>
          <table:table-cell table:style-name="ce90" office:value-type="percentage" office:value="0.0294789161936371">
            <text:p>2,947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30106611751918">
            <text:p>3,0107%</text:p>
          </table:table-cell>
          <table:table-cell table:style-name="ce90" office:value-type="percentage" office:value="0.0309217888803282">
            <text:p>3,0922%</text:p>
          </table:table-cell>
          <table:table-cell table:style-name="ce90" office:value-type="percentage" office:value="0.0311015939729315">
            <text:p>3,1102%</text:p>
          </table:table-cell>
          <table:table-cell table:style-name="ce90" office:value-type="percentage" office:value="0.0308748392950602">
            <text:p>3,0875%</text:p>
          </table:table-cell>
          <table:table-cell table:style-name="ce90" office:value-type="percentage" office:value="0.030376281347195">
            <text:p>3,0376%</text:p>
          </table:table-cell>
          <table:table-cell table:style-name="ce90" office:value-type="percentage" office:value="0.0300475208902178">
            <text:p>3,0048%</text:p>
          </table:table-cell>
          <table:table-cell table:style-name="ce90" office:value-type="percentage" office:value="0.030133880628402">
            <text:p>3,0134%</text:p>
          </table:table-cell>
          <table:table-cell table:style-name="ce90" office:value-type="percentage" office:value="0.0301459581827691">
            <text:p>3,014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682600562631141">
            <text:p>0,6826%</text:p>
          </table:table-cell>
          <table:table-cell table:style-name="ce90" office:value-type="percentage" office:value="0.0099536084516814">
            <text:p>0,9954%</text:p>
          </table:table-cell>
          <table:table-cell table:style-name="ce90" office:value-type="percentage" office:value="0.0129241910814258">
            <text:p>1,2924%</text:p>
          </table:table-cell>
          <table:table-cell table:style-name="ce90" office:value-type="percentage" office:value="0.0154539463978132">
            <text:p>1,5454%</text:p>
          </table:table-cell>
          <table:table-cell table:style-name="ce90" office:value-type="percentage" office:value="0.0174126403714793">
            <text:p>1,7413%</text:p>
          </table:table-cell>
          <table:table-cell table:style-name="ce90" office:value-type="percentage" office:value="0.0190140495297794">
            <text:p>1,9014%</text:p>
          </table:table-cell>
          <table:table-cell table:style-name="ce90" office:value-type="percentage" office:value="0.0204947173627695">
            <text:p>2,0495%</text:p>
          </table:table-cell>
          <table:table-cell table:style-name="ce90" office:value-type="percentage" office:value="0.021611342316796">
            <text:p>2,161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26711829142232">
            <text:p>1,2671%</text:p>
          </table:table-cell>
          <table:table-cell table:style-name="ce90" office:value-type="percentage" office:value="0.0166039426940073">
            <text:p>1,6604%</text:p>
          </table:table-cell>
          <table:table-cell table:style-name="ce90" office:value-type="percentage" office:value="0.0199257162551713">
            <text:p>1,9926%</text:p>
          </table:table-cell>
          <table:table-cell table:style-name="ce90" office:value-type="percentage" office:value="0.0224848645468803">
            <text:p>2,2485%</text:p>
          </table:table-cell>
          <table:table-cell table:style-name="ce90" office:value-type="percentage" office:value="0.0242803164738071">
            <text:p>2,4280%</text:p>
          </table:table-cell>
          <table:table-cell table:style-name="ce90" office:value-type="percentage" office:value="0.0257002549556158">
            <text:p>2,5700%</text:p>
          </table:table-cell>
          <table:table-cell table:style-name="ce90" office:value-type="percentage" office:value="0.02707696959846">
            <text:p>2,7077%</text:p>
          </table:table-cell>
          <table:table-cell table:style-name="ce90" office:value-type="percentage" office:value="0.0280793558942256">
            <text:p>2,807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06547625851844">
            <text:p>0,2065%</text:p>
          </table:table-cell>
          <table:table-cell table:style-name="ce90" office:value-type="percentage" office:value="0.00382498220245828">
            <text:p>0,3825%</text:p>
          </table:table-cell>
          <table:table-cell table:style-name="ce90" office:value-type="percentage" office:value="0.0059101805508716">
            <text:p>0,5910%</text:p>
          </table:table-cell>
          <table:table-cell table:style-name="ce90" office:value-type="percentage" office:value="0.00802081401237614">
            <text:p>0,8021%</text:p>
          </table:table-cell>
          <table:table-cell table:style-name="ce90" office:value-type="percentage" office:value="0.00990953520136579">
            <text:p>0,9910%</text:p>
          </table:table-cell>
          <table:table-cell table:style-name="ce90" office:value-type="percentage" office:value="0.0115710656127869">
            <text:p>1,1571%</text:p>
          </table:table-cell>
          <table:table-cell table:style-name="ce90" office:value-type="percentage" office:value="0.0130952903357164">
            <text:p>1,3095%</text:p>
          </table:table-cell>
          <table:table-cell table:style-name="ce90" office:value-type="percentage" office:value="0.0143071251106215">
            <text:p>1,4307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335623259571789">
            <text:p>3,3562%</text:p>
          </table:table-cell>
          <table:table-cell table:style-name="ce90" office:value-type="percentage" office:value="0.0374986451414113">
            <text:p>3,7499%</text:p>
          </table:table-cell>
          <table:table-cell table:style-name="ce90" office:value-type="percentage" office:value="0.0400560895767052">
            <text:p>4,0056%</text:p>
          </table:table-cell>
          <table:table-cell table:style-name="ce90" office:value-type="percentage" office:value="0.0415215547381319">
            <text:p>4,1522%</text:p>
          </table:table-cell>
          <table:table-cell table:style-name="ce90" office:value-type="percentage" office:value="0.0421473449978574">
            <text:p>4,2147%</text:p>
          </table:table-cell>
          <table:table-cell table:style-name="ce90" office:value-type="percentage" office:value="0.0426480432665001">
            <text:p>4,2648%</text:p>
          </table:table-cell>
          <table:table-cell table:style-name="ce90" office:value-type="percentage" office:value="0.0434862389269932">
            <text:p>4,3486%</text:p>
          </table:table-cell>
          <table:table-cell table:style-name="ce90" office:value-type="percentage" office:value="0.0440381268095105">
            <text:p>4,403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04826181560503">
            <text:p>1,0483%</text:p>
          </table:table-cell>
          <table:table-cell table:style-name="ce90" office:value-type="percentage" office:value="0.0147792759647717">
            <text:p>1,4779%</text:p>
          </table:table-cell>
          <table:table-cell table:style-name="ce90" office:value-type="percentage" office:value="0.0187059198647527">
            <text:p>1,8706%</text:p>
          </table:table-cell>
          <table:table-cell table:style-name="ce90" office:value-type="percentage" office:value="0.0219423497560804">
            <text:p>2,1942%</text:p>
          </table:table-cell>
          <table:table-cell table:style-name="ce90" office:value-type="percentage" office:value="0.0243727528617436">
            <text:p>2,4373%</text:p>
          </table:table-cell>
          <table:table-cell table:style-name="ce90" office:value-type="percentage" office:value="0.0263348316702819">
            <text:p>2,6335%</text:p>
          </table:table-cell>
          <table:table-cell table:style-name="ce90" office:value-type="percentage" office:value="0.0281665661532643">
            <text:p>2,8167%</text:p>
          </table:table-cell>
          <table:table-cell table:style-name="ce90" office:value-type="percentage" office:value="0.0295336957169541">
            <text:p>2,953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10199846756191">
            <text:p>1,1020%</text:p>
          </table:table-cell>
          <table:table-cell table:style-name="ce90" office:value-type="percentage" office:value="0.0139634735873558">
            <text:p>1,3963%</text:p>
          </table:table-cell>
          <table:table-cell table:style-name="ce90" office:value-type="percentage" office:value="0.0163662655933541">
            <text:p>1,6366%</text:p>
          </table:table-cell>
          <table:table-cell table:style-name="ce90" office:value-type="percentage" office:value="0.0181618455405804">
            <text:p>1,8162%</text:p>
          </table:table-cell>
          <table:table-cell table:style-name="ce90" office:value-type="percentage" office:value="0.0193788965706364">
            <text:p>1,9379%</text:p>
          </table:table-cell>
          <table:table-cell table:style-name="ce90" office:value-type="percentage" office:value="0.0203359795594025">
            <text:p>2,0336%</text:p>
          </table:table-cell>
          <table:table-cell table:style-name="ce90" office:value-type="percentage" office:value="0.0212911612650508">
            <text:p>2,1291%</text:p>
          </table:table-cell>
          <table:table-cell table:style-name="ce90" office:value-type="percentage" office:value="0.0219777418102037">
            <text:p>2,197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531285638556656">
            <text:p>5,3129%</text:p>
          </table:table-cell>
          <table:table-cell table:style-name="ce90" office:value-type="percentage" office:value="0.0544419611185334">
            <text:p>5,4442%</text:p>
          </table:table-cell>
          <table:table-cell table:style-name="ce90" office:value-type="percentage" office:value="0.0546283001616894">
            <text:p>5,4628%</text:p>
          </table:table-cell>
          <table:table-cell table:style-name="ce90" office:value-type="percentage" office:value="0.0541170810155778">
            <text:p>5,4117%</text:p>
          </table:table-cell>
          <table:table-cell table:style-name="ce90" office:value-type="percentage" office:value="0.0531556950572744">
            <text:p>5,3156%</text:p>
          </table:table-cell>
          <table:table-cell table:style-name="ce90" office:value-type="percentage" office:value="0.0525190584686926">
            <text:p>5,2519%</text:p>
          </table:table-cell>
          <table:table-cell table:style-name="ce90" office:value-type="percentage" office:value="0.052632601954557">
            <text:p>5,2633%</text:p>
          </table:table-cell>
          <table:table-cell table:style-name="ce90" office:value-type="percentage" office:value="0.0526364279890002">
            <text:p>5,263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4247633743553">
            <text:p>1,4248%</text:p>
          </table:table-cell>
          <table:table-cell table:style-name="ce90" office:value-type="percentage" office:value="0.0184161042051042">
            <text:p>1,8416%</text:p>
          </table:table-cell>
          <table:table-cell table:style-name="ce90" office:value-type="percentage" office:value="0.021893348328402">
            <text:p>2,1893%</text:p>
          </table:table-cell>
          <table:table-cell table:style-name="ce90" office:value-type="percentage" office:value="0.0245437619556729">
            <text:p>2,4544%</text:p>
          </table:table-cell>
          <table:table-cell table:style-name="ce90" office:value-type="percentage" office:value="0.0263819752069533">
            <text:p>2,6382%</text:p>
          </table:table-cell>
          <table:table-cell table:style-name="ce90" office:value-type="percentage" office:value="0.0278346167522234">
            <text:p>2,7835%</text:p>
          </table:table-cell>
          <table:table-cell table:style-name="ce90" office:value-type="percentage" office:value="0.029259266765408">
            <text:p>2,9259%</text:p>
          </table:table-cell>
          <table:table-cell table:style-name="ce90" office:value-type="percentage" office:value="0.030294724755416">
            <text:p>3,029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171154803988294">
            <text:p>0,1712%</text:p>
          </table:table-cell>
          <table:table-cell table:style-name="ce90" office:value-type="percentage" office:value="0.00312972680832944">
            <text:p>0,3130%</text:p>
          </table:table-cell>
          <table:table-cell table:style-name="ce90" office:value-type="percentage" office:value="0.00479183025496431">
            <text:p>0,4792%</text:p>
          </table:table-cell>
          <table:table-cell table:style-name="ce90" office:value-type="percentage" office:value="0.00645994729621404">
            <text:p>0,6460%</text:p>
          </table:table-cell>
          <table:table-cell table:style-name="ce90" office:value-type="percentage" office:value="0.0079423682781094">
            <text:p>0,7942%</text:p>
          </table:table-cell>
          <table:table-cell table:style-name="ce90" office:value-type="percentage" office:value="0.00924075355827214">
            <text:p>0,9241%</text:p>
          </table:table-cell>
          <table:table-cell table:style-name="ce90" office:value-type="percentage" office:value="0.0104297908202189">
            <text:p>1,0430%</text:p>
          </table:table-cell>
          <table:table-cell table:style-name="ce90" office:value-type="percentage" office:value="0.0113714876475739">
            <text:p>1,137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802513872282289">
            <text:p>0,8025%</text:p>
          </table:table-cell>
          <table:table-cell table:style-name="ce90" office:value-type="percentage" office:value="0.0109612695242431">
            <text:p>1,0961%</text:p>
          </table:table-cell>
          <table:table-cell table:style-name="ce90" office:value-type="percentage" office:value="0.0135680517972801">
            <text:p>1,3568%</text:p>
          </table:table-cell>
          <table:table-cell table:style-name="ce90" office:value-type="percentage" office:value="0.0156663054947316">
            <text:p>1,5666%</text:p>
          </table:table-cell>
          <table:table-cell table:style-name="ce90" office:value-type="percentage" office:value="0.0172059620592714">
            <text:p>1,7206%</text:p>
          </table:table-cell>
          <table:table-cell table:style-name="ce90" office:value-type="percentage" office:value="0.0184393632116076">
            <text:p>1,8439%</text:p>
          </table:table-cell>
          <table:table-cell table:style-name="ce90" office:value-type="percentage" office:value="0.019603367120812">
            <text:p>1,9603%</text:p>
          </table:table-cell>
          <table:table-cell table:style-name="ce90" office:value-type="percentage" office:value="0.0204626060456265">
            <text:p>2,046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890841770821199">
            <text:p>0,8908%</text:p>
          </table:table-cell>
          <table:table-cell table:style-name="ce90" office:value-type="percentage" office:value="0.0117875505732387">
            <text:p>1,1788%</text:p>
          </table:table-cell>
          <table:table-cell table:style-name="ce90" office:value-type="percentage" office:value="0.0142595389967237">
            <text:p>1,4260%</text:p>
          </table:table-cell>
          <table:table-cell table:style-name="ce90" office:value-type="percentage" office:value="0.0161930696829057">
            <text:p>1,6193%</text:p>
          </table:table-cell>
          <table:table-cell table:style-name="ce90" office:value-type="percentage" office:value="0.0175712322407409">
            <text:p>1,7571%</text:p>
          </table:table-cell>
          <table:table-cell table:style-name="ce90" office:value-type="percentage" office:value="0.0186666359862283">
            <text:p>1,8667%</text:p>
          </table:table-cell>
          <table:table-cell table:style-name="ce90" office:value-type="percentage" office:value="0.0197191247469946">
            <text:p>1,9719%</text:p>
          </table:table-cell>
          <table:table-cell table:style-name="ce90" office:value-type="percentage" office:value="0.0204884458756916">
            <text:p>2,048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34137700284302">
            <text:p>0,7341%</text:p>
          </table:table-cell>
          <table:table-cell table:style-name="ce90" office:value-type="percentage" office:value="0.0103500602835647">
            <text:p>1,0350%</text:p>
          </table:table-cell>
          <table:table-cell table:style-name="ce90" office:value-type="percentage" office:value="0.0131103143078826">
            <text:p>1,3110%</text:p>
          </table:table-cell>
          <table:table-cell table:style-name="ce90" office:value-type="percentage" office:value="0.0153940683757476">
            <text:p>1,5394%</text:p>
          </table:table-cell>
          <table:table-cell table:style-name="ce90" office:value-type="percentage" office:value="0.0171150375930765">
            <text:p>1,7115%</text:p>
          </table:table-cell>
          <table:table-cell table:style-name="ce90" office:value-type="percentage" office:value="0.0185062826359116">
            <text:p>1,8506%</text:p>
          </table:table-cell>
          <table:table-cell table:style-name="ce90" office:value-type="percentage" office:value="0.0198031618510241">
            <text:p>1,9803%</text:p>
          </table:table-cell>
          <table:table-cell table:style-name="ce90" office:value-type="percentage" office:value="0.0207700131786993">
            <text:p>2,077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89964654840668">
            <text:p>1,8996%</text:p>
          </table:table-cell>
          <table:table-cell table:style-name="ce90" office:value-type="percentage" office:value="0.0232735376882758">
            <text:p>2,3274%</text:p>
          </table:table-cell>
          <table:table-cell table:style-name="ce90" office:value-type="percentage" office:value="0.0266007457091573">
            <text:p>2,6601%</text:p>
          </table:table-cell>
          <table:table-cell table:style-name="ce90" office:value-type="percentage" office:value="0.0289739959144618">
            <text:p>2,8974%</text:p>
          </table:table-cell>
          <table:table-cell table:style-name="ce90" office:value-type="percentage" office:value="0.0304946184025614">
            <text:p>3,0495%</text:p>
          </table:table-cell>
          <table:table-cell table:style-name="ce90" office:value-type="percentage" office:value="0.0316824034657811">
            <text:p>3,1682%</text:p>
          </table:table-cell>
          <table:table-cell table:style-name="ce90" office:value-type="percentage" office:value="0.0329321933440491">
            <text:p>3,2932%</text:p>
          </table:table-cell>
          <table:table-cell table:style-name="ce90" office:value-type="percentage" office:value="0.0338196608957584">
            <text:p>3,382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34388014357404">
            <text:p>2,3439%</text:p>
          </table:table-cell>
          <table:table-cell table:style-name="ce90" office:value-type="percentage" office:value="0.0266533996031076">
            <text:p>2,6653%</text:p>
          </table:table-cell>
          <table:table-cell table:style-name="ce90" office:value-type="percentage" office:value="0.0288492218224622">
            <text:p>2,8849%</text:p>
          </table:table-cell>
          <table:table-cell table:style-name="ce90" office:value-type="percentage" office:value="0.0301987330311582">
            <text:p>3,0199%</text:p>
          </table:table-cell>
          <table:table-cell table:style-name="ce90" office:value-type="percentage" office:value="0.0308751262584749">
            <text:p>3,0875%</text:p>
          </table:table-cell>
          <table:table-cell table:style-name="ce90" office:value-type="percentage" office:value="0.0314054964986026">
            <text:p>3,1405%</text:p>
          </table:table-cell>
          <table:table-cell table:style-name="ce90" office:value-type="percentage" office:value="0.0321424516212038">
            <text:p>3,2142%</text:p>
          </table:table-cell>
          <table:table-cell table:style-name="ce90" office:value-type="percentage" office:value="0.0326357726842421">
            <text:p>3,263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17784753997683">
            <text:p>1,1778%</text:p>
          </table:table-cell>
          <table:table-cell table:style-name="ce90" office:value-type="percentage" office:value="0.0146774393904957">
            <text:p>1,4677%</text:p>
          </table:table-cell>
          <table:table-cell table:style-name="ce90" office:value-type="percentage" office:value="0.0169928521357276">
            <text:p>1,6993%</text:p>
          </table:table-cell>
          <table:table-cell table:style-name="ce90" office:value-type="percentage" office:value="0.0186875545378613">
            <text:p>1,8688%</text:p>
          </table:table-cell>
          <table:table-cell table:style-name="ce90" office:value-type="percentage" office:value="0.0198080663700876">
            <text:p>1,9808%</text:p>
          </table:table-cell>
          <table:table-cell table:style-name="ce90" office:value-type="percentage" office:value="0.0206855187274731">
            <text:p>2,0686%</text:p>
          </table:table-cell>
          <table:table-cell table:style-name="ce90" office:value-type="percentage" office:value="0.0215799809744192">
            <text:p>2,1580%</text:p>
          </table:table-cell>
          <table:table-cell table:style-name="ce90" office:value-type="percentage" office:value="0.0222175431295923">
            <text:p>2,221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97678117004057">
            <text:p>2,9768%</text:p>
          </table:table-cell>
          <table:table-cell table:style-name="ce90" office:value-type="percentage" office:value="0.0329388914777811">
            <text:p>3,2939%</text:p>
          </table:table-cell>
          <table:table-cell table:style-name="ce90" office:value-type="percentage" office:value="0.03493452454235">
            <text:p>3,4935%</text:p>
          </table:table-cell>
          <table:table-cell table:style-name="ce90" office:value-type="percentage" office:value="0.0360225594839713">
            <text:p>3,6023%</text:p>
          </table:table-cell>
          <table:table-cell table:style-name="ce90" office:value-type="percentage" office:value="0.0364239573487902">
            <text:p>3,6424%</text:p>
          </table:table-cell>
          <table:table-cell table:style-name="ce90" office:value-type="percentage" office:value="0.0367505130266711">
            <text:p>3,6751%</text:p>
          </table:table-cell>
          <table:table-cell table:style-name="ce90" office:value-type="percentage" office:value="0.0373911898655504">
            <text:p>3,7391%</text:p>
          </table:table-cell>
          <table:table-cell table:style-name="ce90" office:value-type="percentage" office:value="0.0378023008102792">
            <text:p>3,780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666970744121245">
            <text:p>0,6670%</text:p>
          </table:table-cell>
          <table:table-cell table:style-name="ce90" office:value-type="percentage" office:value="0.00884513147168724">
            <text:p>0,8845%</text:p>
          </table:table-cell>
          <table:table-cell table:style-name="ce90" office:value-type="percentage" office:value="0.0107191363972388">
            <text:p>1,0719%</text:p>
          </table:table-cell>
          <table:table-cell table:style-name="ce90" office:value-type="percentage" office:value="0.0121893670306525">
            <text:p>1,2189%</text:p>
          </table:table-cell>
          <table:table-cell table:style-name="ce90" office:value-type="percentage" office:value="0.0132404127615131">
            <text:p>1,3240%</text:p>
          </table:table-cell>
          <table:table-cell table:style-name="ce90" office:value-type="percentage" office:value="0.0140761955069965">
            <text:p>1,4076%</text:p>
          </table:table-cell>
          <table:table-cell table:style-name="ce90" office:value-type="percentage" office:value="0.0148771825470649">
            <text:p>1,4877%</text:p>
          </table:table-cell>
          <table:table-cell table:style-name="ce90" office:value-type="percentage" office:value="0.015462242144261">
            <text:p>1,546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70825030468419">
            <text:p>2,7083%</text:p>
          </table:table-cell>
          <table:table-cell table:style-name="ce90" office:value-type="percentage" office:value="0.0322175716384522">
            <text:p>3,2218%</text:p>
          </table:table-cell>
          <table:table-cell table:style-name="ce90" office:value-type="percentage" office:value="0.0360223978924998">
            <text:p>3,6022%</text:p>
          </table:table-cell>
          <table:table-cell table:style-name="ce90" office:value-type="percentage" office:value="0.038602138396835">
            <text:p>3,8602%</text:p>
          </table:table-cell>
          <table:table-cell table:style-name="ce90" office:value-type="percentage" office:value="0.0401439149773191">
            <text:p>4,0144%</text:p>
          </table:table-cell>
          <table:table-cell table:style-name="ce90" office:value-type="percentage" office:value="0.0413439104897477">
            <text:p>4,1344%</text:p>
          </table:table-cell>
          <table:table-cell table:style-name="ce90" office:value-type="percentage" office:value="0.0427031197744138">
            <text:p>4,2703%</text:p>
          </table:table-cell>
          <table:table-cell table:style-name="ce90" office:value-type="percentage" office:value="0.0436545548272841">
            <text:p>4,365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958040096388775">
            <text:p>0,9580%</text:p>
          </table:table-cell>
          <table:table-cell table:style-name="ce90" office:value-type="percentage" office:value="0.0131263774723027">
            <text:p>1,3126%</text:p>
          </table:table-cell>
          <table:table-cell table:style-name="ce90" office:value-type="percentage" office:value="0.0162824765716217">
            <text:p>1,6282%</text:p>
          </table:table-cell>
          <table:table-cell table:style-name="ce90" office:value-type="percentage" office:value="0.0188281489766079">
            <text:p>1,8828%</text:p>
          </table:table-cell>
          <table:table-cell table:style-name="ce90" office:value-type="percentage" office:value="0.0207003162601838">
            <text:p>2,0700%</text:p>
          </table:table-cell>
          <table:table-cell table:style-name="ce90" office:value-type="percentage" office:value="0.0222017301784724">
            <text:p>2,2202%</text:p>
          </table:table-cell>
          <table:table-cell table:style-name="ce90" office:value-type="percentage" office:value="0.0236180643982914">
            <text:p>2,3618%</text:p>
          </table:table-cell>
          <table:table-cell table:style-name="ce90" office:value-type="percentage" office:value="0.0246661888100518">
            <text:p>2,466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53670931706773">
            <text:p>2,5367%</text:p>
          </table:table-cell>
          <table:table-cell table:style-name="ce90" office:value-type="percentage" office:value="0.0301607198455674">
            <text:p>3,0161%</text:p>
          </table:table-cell>
          <table:table-cell table:style-name="ce90" office:value-type="percentage" office:value="0.0337059245971825">
            <text:p>3,3706%</text:p>
          </table:table-cell>
          <table:table-cell table:style-name="ce90" office:value-type="percentage" office:value="0.0361045291281185">
            <text:p>3,6105%</text:p>
          </table:table-cell>
          <table:table-cell table:style-name="ce90" office:value-type="percentage" office:value="0.0375334241727352">
            <text:p>3,7533%</text:p>
          </table:table-cell>
          <table:table-cell table:style-name="ce90" office:value-type="percentage" office:value="0.0386439949320949">
            <text:p>3,8644%</text:p>
          </table:table-cell>
          <table:table-cell table:style-name="ce90" office:value-type="percentage" office:value="0.0399040881916238">
            <text:p>3,9904%</text:p>
          </table:table-cell>
          <table:table-cell table:style-name="ce90" office:value-type="percentage" office:value="0.0407835459147449">
            <text:p>4,078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08162966063111">
            <text:p>0,7082%</text:p>
          </table:table-cell>
          <table:table-cell table:style-name="ce90" office:value-type="percentage" office:value="0.010119109445073">
            <text:p>1,0119%</text:p>
          </table:table-cell>
          <table:table-cell table:style-name="ce90" office:value-type="percentage" office:value="0.0129415356064079">
            <text:p>1,2942%</text:p>
          </table:table-cell>
          <table:table-cell table:style-name="ce90" office:value-type="percentage" office:value="0.0153008990792841">
            <text:p>1,5301%</text:p>
          </table:table-cell>
          <table:table-cell table:style-name="ce90" office:value-type="percentage" office:value="0.0170958578365387">
            <text:p>1,7096%</text:p>
          </table:table-cell>
          <table:table-cell table:style-name="ce90" office:value-type="percentage" office:value="0.018551559863534">
            <text:p>1,8552%</text:p>
          </table:table-cell>
          <table:table-cell table:style-name="ce90" office:value-type="percentage" office:value="0.0199027097250277">
            <text:p>1,9903%</text:p>
          </table:table-cell>
          <table:table-cell table:style-name="ce90" office:value-type="percentage" office:value="0.0209131531285151">
            <text:p>2,091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907994816733811">
            <text:p>0,9080%</text:p>
          </table:table-cell>
          <table:table-cell table:style-name="ce90" office:value-type="percentage" office:value="0.0117175306241522">
            <text:p>1,1718%</text:p>
          </table:table-cell>
          <table:table-cell table:style-name="ce90" office:value-type="percentage" office:value="0.0139165511758682">
            <text:p>1,3917%</text:p>
          </table:table-cell>
          <table:table-cell table:style-name="ce90" office:value-type="percentage" office:value="0.0155917318819966">
            <text:p>1,5592%</text:p>
          </table:table-cell>
          <table:table-cell table:style-name="ce90" office:value-type="percentage" office:value="0.0167520320513507">
            <text:p>1,6752%</text:p>
          </table:table-cell>
          <table:table-cell table:style-name="ce90" office:value-type="percentage" office:value="0.0176674261133728">
            <text:p>1,7667%</text:p>
          </table:table-cell>
          <table:table-cell table:style-name="ce90" office:value-type="percentage" office:value="0.0185638857459065">
            <text:p>1,8564%</text:p>
          </table:table-cell>
          <table:table-cell table:style-name="ce90" office:value-type="percentage" office:value="0.0192119200657379">
            <text:p>1,921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435765969314365">
            <text:p>0,4358%</text:p>
          </table:table-cell>
          <table:table-cell table:style-name="ce90" office:value-type="percentage" office:value="0.00703562616741414">
            <text:p>0,7036%</text:p>
          </table:table-cell>
          <table:table-cell table:style-name="ce90" office:value-type="percentage" office:value="0.00983602545888463">
            <text:p>0,9836%</text:p>
          </table:table-cell>
          <table:table-cell table:style-name="ce90" office:value-type="percentage" office:value="0.0124092245739155">
            <text:p>1,2409%</text:p>
          </table:table-cell>
          <table:table-cell table:style-name="ce90" office:value-type="percentage" office:value="0.0145369635491542">
            <text:p>1,4537%</text:p>
          </table:table-cell>
          <table:table-cell table:style-name="ce90" office:value-type="percentage" office:value="0.0163288307982052">
            <text:p>1,6329%</text:p>
          </table:table-cell>
          <table:table-cell table:style-name="ce90" office:value-type="percentage" office:value="0.0179651189858883">
            <text:p>1,7965%</text:p>
          </table:table-cell>
          <table:table-cell table:style-name="ce90" office:value-type="percentage" office:value="0.0192279775667423">
            <text:p>1,922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83588692582874">
            <text:p>0,2836%</text:p>
          </table:table-cell>
          <table:table-cell table:style-name="ce90" office:value-type="percentage" office:value="0.00465917569874088">
            <text:p>0,4659%</text:p>
          </table:table-cell>
          <table:table-cell table:style-name="ce90" office:value-type="percentage" office:value="0.00659791095050843">
            <text:p>0,6598%</text:p>
          </table:table-cell>
          <table:table-cell table:style-name="ce90" office:value-type="percentage" office:value="0.0084027762784644">
            <text:p>0,8403%</text:p>
          </table:table-cell>
          <table:table-cell table:style-name="ce90" office:value-type="percentage" office:value="0.00991129919068614">
            <text:p>0,9911%</text:p>
          </table:table-cell>
          <table:table-cell table:style-name="ce90" office:value-type="percentage" office:value="0.0111881116244882">
            <text:p>1,1188%</text:p>
          </table:table-cell>
          <table:table-cell table:style-name="ce90" office:value-type="percentage" office:value="0.0123523839842897">
            <text:p>1,2352%</text:p>
          </table:table-cell>
          <table:table-cell table:style-name="ce90" office:value-type="percentage" office:value="0.0132528502859854">
            <text:p>1,325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53777803951881">
            <text:p>2,5378%</text:p>
          </table:table-cell>
          <table:table-cell table:style-name="ce90" office:value-type="percentage" office:value="0.0294222268609681">
            <text:p>2,9422%</text:p>
          </table:table-cell>
          <table:table-cell table:style-name="ce90" office:value-type="percentage" office:value="0.0323094632214026">
            <text:p>3,2309%</text:p>
          </table:table-cell>
          <table:table-cell table:style-name="ce90" office:value-type="percentage" office:value="0.0341846587687528">
            <text:p>3,4185%</text:p>
          </table:table-cell>
          <table:table-cell table:style-name="ce90" office:value-type="percentage" office:value="0.0352277400334335">
            <text:p>3,5228%</text:p>
          </table:table-cell>
          <table:table-cell table:style-name="ce90" office:value-type="percentage" office:value="0.0360432492706409">
            <text:p>3,6043%</text:p>
          </table:table-cell>
          <table:table-cell table:style-name="ce90" office:value-type="percentage" office:value="0.037050311712218">
            <text:p>3,7050%</text:p>
          </table:table-cell>
          <table:table-cell table:style-name="ce90" office:value-type="percentage" office:value="0.0377424660645594">
            <text:p>3,774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48186058856006">
            <text:p>0,7482%</text:p>
          </table:table-cell>
          <table:table-cell table:style-name="ce90" office:value-type="percentage" office:value="0.0101705832823647">
            <text:p>1,0171%</text:p>
          </table:table-cell>
          <table:table-cell table:style-name="ce90" office:value-type="percentage" office:value="0.0125473187862903">
            <text:p>1,2547%</text:p>
          </table:table-cell>
          <table:table-cell table:style-name="ce90" office:value-type="percentage" office:value="0.0144535965155777">
            <text:p>1,4454%</text:p>
          </table:table-cell>
          <table:table-cell table:style-name="ce90" office:value-type="percentage" office:value="0.0158474653221711">
            <text:p>1,5847%</text:p>
          </table:table-cell>
          <table:table-cell table:style-name="ce90" office:value-type="percentage" office:value="0.0169630102873792">
            <text:p>1,6963%</text:p>
          </table:table-cell>
          <table:table-cell table:style-name="ce90" office:value-type="percentage" office:value="0.018017976267672">
            <text:p>1,8018%</text:p>
          </table:table-cell>
          <table:table-cell table:style-name="ce90" office:value-type="percentage" office:value="0.0187955415484812">
            <text:p>1,879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10545756597177">
            <text:p>2,1055%</text:p>
          </table:table-cell>
          <table:table-cell table:style-name="ce90" office:value-type="percentage" office:value="0.0238596110250737">
            <text:p>2,3860%</text:p>
          </table:table-cell>
          <table:table-cell table:style-name="ce90" office:value-type="percentage" office:value="0.0257771130955718">
            <text:p>2,5777%</text:p>
          </table:table-cell>
          <table:table-cell table:style-name="ce90" office:value-type="percentage" office:value="0.0269555900625375">
            <text:p>2,6956%</text:p>
          </table:table-cell>
          <table:table-cell table:style-name="ce90" office:value-type="percentage" office:value="0.0275441037473921">
            <text:p>2,7544%</text:p>
          </table:table-cell>
          <table:table-cell table:style-name="ce90" office:value-type="percentage" office:value="0.0280086431305624">
            <text:p>2,8009%</text:p>
          </table:table-cell>
          <table:table-cell table:style-name="ce90" office:value-type="percentage" office:value="0.0286608231460399">
            <text:p>2,8661%</text:p>
          </table:table-cell>
          <table:table-cell table:style-name="ce90" office:value-type="percentage" office:value="0.0290976645349033">
            <text:p>2,909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71417837387223">
            <text:p>1,7142%</text:p>
          </table:table-cell>
          <table:table-cell table:style-name="ce90" office:value-type="percentage" office:value="0.0215248654834183">
            <text:p>2,1525%</text:p>
          </table:table-cell>
          <table:table-cell table:style-name="ce90" office:value-type="percentage" office:value="0.0250550870471659">
            <text:p>2,5055%</text:p>
          </table:table-cell>
          <table:table-cell table:style-name="ce90" office:value-type="percentage" office:value="0.0276601457915221">
            <text:p>2,7660%</text:p>
          </table:table-cell>
          <table:table-cell table:style-name="ce90" office:value-type="percentage" office:value="0.0294012584515517">
            <text:p>2,9401%</text:p>
          </table:table-cell>
          <table:table-cell table:style-name="ce90" office:value-type="percentage" office:value="0.0307690909798491">
            <text:p>3,0769%</text:p>
          </table:table-cell>
          <table:table-cell table:style-name="ce90" office:value-type="percentage" office:value="0.0321537569723097">
            <text:p>3,2154%</text:p>
          </table:table-cell>
          <table:table-cell table:style-name="ce90" office:value-type="percentage" office:value="0.0331497509798563">
            <text:p>3,315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56560355661194">
            <text:p>0,2566%</text:p>
          </table:table-cell>
          <table:table-cell table:style-name="ce90" office:value-type="percentage" office:value="0.00434998056209713">
            <text:p>0,4350%</text:p>
          </table:table-cell>
          <table:table-cell table:style-name="ce90" office:value-type="percentage" office:value="0.00630320958174194">
            <text:p>0,6303%</text:p>
          </table:table-cell>
          <table:table-cell table:style-name="ce90" office:value-type="percentage" office:value="0.00816313236613219">
            <text:p>0,8163%</text:p>
          </table:table-cell>
          <table:table-cell table:style-name="ce90" office:value-type="percentage" office:value="0.00974712327834618">
            <text:p>0,9747%</text:p>
          </table:table-cell>
          <table:table-cell table:style-name="ce90" office:value-type="percentage" office:value="0.0111015122915618">
            <text:p>1,1102%</text:p>
          </table:table-cell>
          <table:table-cell table:style-name="ce90" office:value-type="percentage" office:value="0.0123371148108226">
            <text:p>1,2337%</text:p>
          </table:table-cell>
          <table:table-cell table:style-name="ce90" office:value-type="percentage" office:value="0.0132999851643596">
            <text:p>1,330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99192521095316">
            <text:p>0,3992%</text:p>
          </table:table-cell>
          <table:table-cell table:style-name="ce90" office:value-type="percentage" office:value="0.00613334009629882">
            <text:p>0,6133%</text:p>
          </table:table-cell>
          <table:table-cell table:style-name="ce90" office:value-type="percentage" office:value="0.0082723025661053">
            <text:p>0,8272%</text:p>
          </table:table-cell>
          <table:table-cell table:style-name="ce90" office:value-type="percentage" office:value="0.0101682863701654">
            <text:p>1,0168%</text:p>
          </table:table-cell>
          <table:table-cell table:style-name="ce90" office:value-type="percentage" office:value="0.0116885228770221">
            <text:p>1,1689%</text:p>
          </table:table-cell>
          <table:table-cell table:style-name="ce90" office:value-type="percentage" office:value="0.0129492627034617">
            <text:p>1,2949%</text:p>
          </table:table-cell>
          <table:table-cell table:style-name="ce90" office:value-type="percentage" office:value="0.01410333589323">
            <text:p>1,4103%</text:p>
          </table:table-cell>
          <table:table-cell table:style-name="ce90" office:value-type="percentage" office:value="0.0149824049277691">
            <text:p>1,498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93646027053589">
            <text:p>0,2936%</text:p>
          </table:table-cell>
          <table:table-cell table:style-name="ce90" office:value-type="percentage" office:value="0.00458401587627665">
            <text:p>0,4584%</text:p>
          </table:table-cell>
          <table:table-cell table:style-name="ce90" office:value-type="percentage" office:value="0.00625574870578841">
            <text:p>0,6256%</text:p>
          </table:table-cell>
          <table:table-cell table:style-name="ce90" office:value-type="percentage" office:value="0.00775643235140522">
            <text:p>0,7756%</text:p>
          </table:table-cell>
          <table:table-cell table:style-name="ce90" office:value-type="percentage" office:value="0.00897296297834426">
            <text:p>0,8973%</text:p>
          </table:table-cell>
          <table:table-cell table:style-name="ce90" office:value-type="percentage" office:value="0.00998708956285557">
            <text:p>0,9987%</text:p>
          </table:table-cell>
          <table:table-cell table:style-name="ce90" office:value-type="percentage" office:value="0.0109138969491428">
            <text:p>1,0914%</text:p>
          </table:table-cell>
          <table:table-cell table:style-name="ce90" office:value-type="percentage" office:value="0.0116223777895203">
            <text:p>1,162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616486564462931">
            <text:p>0,6165%</text:p>
          </table:table-cell>
          <table:table-cell table:style-name="ce90" office:value-type="percentage" office:value="0.00896053089878495">
            <text:p>0,8961%</text:p>
          </table:table-cell>
          <table:table-cell table:style-name="ce90" office:value-type="percentage" office:value="0.0116043741728731">
            <text:p>1,1604%</text:p>
          </table:table-cell>
          <table:table-cell table:style-name="ce90" office:value-type="percentage" office:value="0.0138467823981655">
            <text:p>1,3847%</text:p>
          </table:table-cell>
          <table:table-cell table:style-name="ce90" office:value-type="percentage" office:value="0.0155757823018411">
            <text:p>1,5576%</text:p>
          </table:table-cell>
          <table:table-cell table:style-name="ce90" office:value-type="percentage" office:value="0.0169855327709623">
            <text:p>1,6986%</text:p>
          </table:table-cell>
          <table:table-cell table:style-name="ce90" office:value-type="percentage" office:value="0.0182882491026879">
            <text:p>1,8288%</text:p>
          </table:table-cell>
          <table:table-cell table:style-name="ce90" office:value-type="percentage" office:value="0.0192671181260777">
            <text:p>1,9267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07708828244249">
            <text:p>0,3077%</text:p>
          </table:table-cell>
          <table:table-cell table:style-name="ce90" office:value-type="percentage" office:value="0.00483927152201755">
            <text:p>0,4839%</text:p>
          </table:table-cell>
          <table:table-cell table:style-name="ce90" office:value-type="percentage" office:value="0.00663937012272159">
            <text:p>0,6639%</text:p>
          </table:table-cell>
          <table:table-cell table:style-name="ce90" office:value-type="percentage" office:value="0.00826369361064183">
            <text:p>0,8264%</text:p>
          </table:table-cell>
          <table:table-cell table:style-name="ce90" office:value-type="percentage" office:value="0.00958623267086002">
            <text:p>0,9586%</text:p>
          </table:table-cell>
          <table:table-cell table:style-name="ce90" office:value-type="percentage" office:value="0.0106910086259574">
            <text:p>1,0691%</text:p>
          </table:table-cell>
          <table:table-cell table:style-name="ce90" office:value-type="percentage" office:value="0.0117000968693006">
            <text:p>1,1700%</text:p>
          </table:table-cell>
          <table:table-cell table:style-name="ce90" office:value-type="percentage" office:value="0.0124727853869743">
            <text:p>1,247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460663492187264">
            <text:p>0,4607%</text:p>
          </table:table-cell>
          <table:table-cell table:style-name="ce90" office:value-type="percentage" office:value="0.0077670553583095">
            <text:p>0,7767%</text:p>
          </table:table-cell>
          <table:table-cell table:style-name="ce90" office:value-type="percentage" office:value="0.0112037015419357">
            <text:p>1,1204%</text:p>
          </table:table-cell>
          <table:table-cell table:style-name="ce90" office:value-type="percentage" office:value="0.0144586796841294">
            <text:p>1,4459%</text:p>
          </table:table-cell>
          <table:table-cell table:style-name="ce90" office:value-type="percentage" office:value="0.0172191613412475">
            <text:p>1,7219%</text:p>
          </table:table-cell>
          <table:table-cell table:style-name="ce90" office:value-type="percentage" office:value="0.0195758397299109">
            <text:p>1,9576%</text:p>
          </table:table-cell>
          <table:table-cell table:style-name="ce90" office:value-type="percentage" office:value="0.0217290667782122">
            <text:p>2,1729%</text:p>
          </table:table-cell>
          <table:table-cell table:style-name="ce90" office:value-type="percentage" office:value="0.0234096192382183">
            <text:p>2,341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846750957919169">
            <text:p>0,8468%</text:p>
          </table:table-cell>
          <table:table-cell table:style-name="ce90" office:value-type="percentage" office:value="0.0116599785296016">
            <text:p>1,1660%</text:p>
          </table:table-cell>
          <table:table-cell table:style-name="ce90" office:value-type="percentage" office:value="0.0145183323121276">
            <text:p>1,4518%</text:p>
          </table:table-cell>
          <table:table-cell table:style-name="ce90" office:value-type="percentage" office:value="0.0168356525990293">
            <text:p>1,6836%</text:p>
          </table:table-cell>
          <table:table-cell table:style-name="ce90" office:value-type="percentage" office:value="0.0185483352031431">
            <text:p>1,8548%</text:p>
          </table:table-cell>
          <table:table-cell table:style-name="ce90" office:value-type="percentage" office:value="0.0199239531424696">
            <text:p>1,9924%</text:p>
          </table:table-cell>
          <table:table-cell table:style-name="ce90" office:value-type="percentage" office:value="0.0212181545433078">
            <text:p>2,1218%</text:p>
          </table:table-cell>
          <table:table-cell table:style-name="ce90" office:value-type="percentage" office:value="0.0221768993428764">
            <text:p>2,2177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608111277562287">
            <text:p>6,0811%</text:p>
          </table:table-cell>
          <table:table-cell table:style-name="ce90" office:value-type="percentage" office:value="0.0584041065786082">
            <text:p>5,8404%</text:p>
          </table:table-cell>
          <table:table-cell table:style-name="ce90" office:value-type="percentage" office:value="0.0558853553932737">
            <text:p>5,5885%</text:p>
          </table:table-cell>
          <table:table-cell table:style-name="ce90" office:value-type="percentage" office:value="0.0534716308616793">
            <text:p>5,3472%</text:p>
          </table:table-cell>
          <table:table-cell table:style-name="ce90" office:value-type="percentage" office:value="0.0512039383842684">
            <text:p>5,1204%</text:p>
          </table:table-cell>
          <table:table-cell table:style-name="ce90" office:value-type="percentage" office:value="0.0496582246320031">
            <text:p>4,9658%</text:p>
          </table:table-cell>
          <table:table-cell table:style-name="ce90" office:value-type="percentage" office:value="0.0490905132055972">
            <text:p>4,9091%</text:p>
          </table:table-cell>
          <table:table-cell table:style-name="ce90" office:value-type="percentage" office:value="0.0486025880475471">
            <text:p>4,860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23894443955181">
            <text:p>2,2389%</text:p>
          </table:table-cell>
          <table:table-cell table:style-name="ce90" office:value-type="percentage" office:value="0.0272965905298607">
            <text:p>2,7297%</text:p>
          </table:table-cell>
          <table:table-cell table:style-name="ce90" office:value-type="percentage" office:value="0.031077838923638">
            <text:p>3,1078%</text:p>
          </table:table-cell>
          <table:table-cell table:style-name="ce90" office:value-type="percentage" office:value="0.0337493738627352">
            <text:p>3,3749%</text:p>
          </table:table-cell>
          <table:table-cell table:style-name="ce90" office:value-type="percentage" office:value="0.0354409767432071">
            <text:p>3,5441%</text:p>
          </table:table-cell>
          <table:table-cell table:style-name="ce90" office:value-type="percentage" office:value="0.036761110683084">
            <text:p>3,6761%</text:p>
          </table:table-cell>
          <table:table-cell table:style-name="ce90" office:value-type="percentage" office:value="0.0381669452686924">
            <text:p>3,8167%</text:p>
          </table:table-cell>
          <table:table-cell table:style-name="ce90" office:value-type="percentage" office:value="0.0391644037875062">
            <text:p>3,916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51174566513645">
            <text:p>0,7512%</text:p>
          </table:table-cell>
          <table:table-cell table:style-name="ce90" office:value-type="percentage" office:value="0.0104750260129228">
            <text:p>1,0475%</text:p>
          </table:table-cell>
          <table:table-cell table:style-name="ce90" office:value-type="percentage" office:value="0.0131645151455731">
            <text:p>1,3165%</text:p>
          </table:table-cell>
          <table:table-cell table:style-name="ce90" office:value-type="percentage" office:value="0.0153701557314219">
            <text:p>1,5370%</text:p>
          </table:table-cell>
          <table:table-cell table:style-name="ce90" office:value-type="percentage" office:value="0.0170184464070523">
            <text:p>1,7018%</text:p>
          </table:table-cell>
          <table:table-cell table:style-name="ce90" office:value-type="percentage" office:value="0.0183472089812063">
            <text:p>1,8347%</text:p>
          </table:table-cell>
          <table:table-cell table:style-name="ce90" office:value-type="percentage" office:value="0.0195906190413914">
            <text:p>1,9591%</text:p>
          </table:table-cell>
          <table:table-cell table:style-name="ce90" office:value-type="percentage" office:value="0.0205148837663371">
            <text:p>2,051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69369844397071">
            <text:p>0,3694%</text:p>
          </table:table-cell>
          <table:table-cell table:style-name="ce90" office:value-type="percentage" office:value="0.00601886978001469">
            <text:p>0,6019%</text:p>
          </table:table-cell>
          <table:table-cell table:style-name="ce90" office:value-type="percentage" office:value="0.00847276601907883">
            <text:p>0,8473%</text:p>
          </table:table-cell>
          <table:table-cell table:style-name="ce90" office:value-type="percentage" office:value="0.0107442226540041">
            <text:p>1,0744%</text:p>
          </table:table-cell>
          <table:table-cell table:style-name="ce90" office:value-type="percentage" office:value="0.0126342086973171">
            <text:p>1,2634%</text:p>
          </table:table-cell>
          <table:table-cell table:style-name="ce90" office:value-type="percentage" office:value="0.0142310138603556">
            <text:p>1,4231%</text:p>
          </table:table-cell>
          <table:table-cell table:style-name="ce90" office:value-type="percentage" office:value="0.0156887740511304">
            <text:p>1,5689%</text:p>
          </table:table-cell>
          <table:table-cell table:style-name="ce90" office:value-type="percentage" office:value="0.0168161676826009">
            <text:p>1,681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04509390428331">
            <text:p>0,3045%</text:p>
          </table:table-cell>
          <table:table-cell table:style-name="ce90" office:value-type="percentage" office:value="0.00465832429828454">
            <text:p>0,4658%</text:p>
          </table:table-cell>
          <table:table-cell table:style-name="ce90" office:value-type="percentage" office:value="0.0062633279764015">
            <text:p>0,6263%</text:p>
          </table:table-cell>
          <table:table-cell table:style-name="ce90" office:value-type="percentage" office:value="0.00768145427223009">
            <text:p>0,7681%</text:p>
          </table:table-cell>
          <table:table-cell table:style-name="ce90" office:value-type="percentage" office:value="0.00881514692116915">
            <text:p>0,8815%</text:p>
          </table:table-cell>
          <table:table-cell table:style-name="ce90" office:value-type="percentage" office:value="0.00975358813899587">
            <text:p>0,9754%</text:p>
          </table:table-cell>
          <table:table-cell table:style-name="ce90" office:value-type="percentage" office:value="0.0106122593226049">
            <text:p>1,0612%</text:p>
          </table:table-cell>
          <table:table-cell table:style-name="ce90" office:value-type="percentage" office:value="0.0112645792843976">
            <text:p>1,126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7033425458671">
            <text:p>0,7703%</text:p>
          </table:table-cell>
          <table:table-cell table:style-name="ce90" office:value-type="percentage" office:value="0.0106598433470274">
            <text:p>1,0660%</text:p>
          </table:table-cell>
          <table:table-cell table:style-name="ce90" office:value-type="percentage" office:value="0.013319328204596">
            <text:p>1,3319%</text:p>
          </table:table-cell>
          <table:table-cell table:style-name="ce90" office:value-type="percentage" office:value="0.0154834887740461">
            <text:p>1,5483%</text:p>
          </table:table-cell>
          <table:table-cell table:style-name="ce90" office:value-type="percentage" office:value="0.0170884006887793">
            <text:p>1,7088%</text:p>
          </table:table-cell>
          <table:table-cell table:style-name="ce90" office:value-type="percentage" office:value="0.0183780752869169">
            <text:p>1,8378%</text:p>
          </table:table-cell>
          <table:table-cell table:style-name="ce90" office:value-type="percentage" office:value="0.0195880565431924">
            <text:p>1,9588%</text:p>
          </table:table-cell>
          <table:table-cell table:style-name="ce90" office:value-type="percentage" office:value="0.020484269292012">
            <text:p>2,048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986761854567922">
            <text:p>0,9868%</text:p>
          </table:table-cell>
          <table:table-cell table:style-name="ce90" office:value-type="percentage" office:value="0.0135883667229575">
            <text:p>1,3588%</text:p>
          </table:table-cell>
          <table:table-cell table:style-name="ce90" office:value-type="percentage" office:value="0.0169161812788925">
            <text:p>1,6916%</text:p>
          </table:table-cell>
          <table:table-cell table:style-name="ce90" office:value-type="percentage" office:value="0.0196113953496884">
            <text:p>1,9611%</text:p>
          </table:table-cell>
          <table:table-cell table:style-name="ce90" office:value-type="percentage" office:value="0.0216017220150772">
            <text:p>2,1602%</text:p>
          </table:table-cell>
          <table:table-cell table:style-name="ce90" office:value-type="percentage" office:value="0.0232002245902288">
            <text:p>2,3200%</text:p>
          </table:table-cell>
          <table:table-cell table:style-name="ce90" office:value-type="percentage" office:value="0.0247053698958524">
            <text:p>2,4705%</text:p>
          </table:table-cell>
          <table:table-cell table:style-name="ce90" office:value-type="percentage" office:value="0.0258215486681546">
            <text:p>2,582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433163385195289">
            <text:p>0,4332%</text:p>
          </table:table-cell>
          <table:table-cell table:style-name="ce90" office:value-type="percentage" office:value="0.00676881892270022">
            <text:p>0,6769%</text:p>
          </table:table-cell>
          <table:table-cell table:style-name="ce90" office:value-type="percentage" office:value="0.0092433477455757">
            <text:p>0,9243%</text:p>
          </table:table-cell>
          <table:table-cell table:style-name="ce90" office:value-type="percentage" office:value="0.0114658604884353">
            <text:p>1,1466%</text:p>
          </table:table-cell>
          <table:table-cell table:style-name="ce90" office:value-type="percentage" office:value="0.0132687691644668">
            <text:p>1,3269%</text:p>
          </table:table-cell>
          <table:table-cell table:style-name="ce90" office:value-type="percentage" office:value="0.0147730543561191">
            <text:p>1,4773%</text:p>
          </table:table-cell>
          <table:table-cell table:style-name="ce90" office:value-type="percentage" office:value="0.0161493041442395">
            <text:p>1,6149%</text:p>
          </table:table-cell>
          <table:table-cell table:style-name="ce90" office:value-type="percentage" office:value="0.0172037447802383">
            <text:p>1,720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18596203982278">
            <text:p>2,1860%</text:p>
          </table:table-cell>
          <table:table-cell table:style-name="ce90" office:value-type="percentage" office:value="0.0251066416051826">
            <text:p>2,5107%</text:p>
          </table:table-cell>
          <table:table-cell table:style-name="ce90" office:value-type="percentage" office:value="0.0273894287258208">
            <text:p>2,7389%</text:p>
          </table:table-cell>
          <table:table-cell table:style-name="ce90" office:value-type="percentage" office:value="0.0288440428805808">
            <text:p>2,8844%</text:p>
          </table:table-cell>
          <table:table-cell table:style-name="ce90" office:value-type="percentage" office:value="0.0296246081868038">
            <text:p>2,9625%</text:p>
          </table:table-cell>
          <table:table-cell table:style-name="ce90" office:value-type="percentage" office:value="0.0302361381640738">
            <text:p>3,0236%</text:p>
          </table:table-cell>
          <table:table-cell table:style-name="ce90" office:value-type="percentage" office:value="0.0310239446973934">
            <text:p>3,1024%</text:p>
          </table:table-cell>
          <table:table-cell table:style-name="ce90" office:value-type="percentage" office:value="0.0315591807279037">
            <text:p>3,155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6576475100914">
            <text:p>0,7658%</text:p>
          </table:table-cell>
          <table:table-cell table:style-name="ce90" office:value-type="percentage" office:value="0.00958267492803018">
            <text:p>0,9583%</text:p>
          </table:table-cell>
          <table:table-cell table:style-name="ce90" office:value-type="percentage" office:value="0.0111319229905429">
            <text:p>1,1132%</text:p>
          </table:table-cell>
          <table:table-cell table:style-name="ce90" office:value-type="percentage" office:value="0.0122744070577507">
            <text:p>1,2274%</text:p>
          </table:table-cell>
          <table:table-cell table:style-name="ce90" office:value-type="percentage" office:value="0.0130364298226193">
            <text:p>1,3036%</text:p>
          </table:table-cell>
          <table:table-cell table:style-name="ce90" office:value-type="percentage" office:value="0.0136339452660312">
            <text:p>1,3634%</text:p>
          </table:table-cell>
          <table:table-cell table:style-name="ce90" office:value-type="percentage" office:value="0.0142382647775904">
            <text:p>1,4238%</text:p>
          </table:table-cell>
          <table:table-cell table:style-name="ce90" office:value-type="percentage" office:value="0.0146692102375665">
            <text:p>1,466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99781010882784">
            <text:p>1,9978%</text:p>
          </table:table-cell>
          <table:table-cell table:style-name="ce90" office:value-type="percentage" office:value="0.0250515058703207">
            <text:p>2,5052%</text:p>
          </table:table-cell>
          <table:table-cell table:style-name="ce90" office:value-type="percentage" office:value="0.0291013020197993">
            <text:p>2,9101%</text:p>
          </table:table-cell>
          <table:table-cell table:style-name="ce90" office:value-type="percentage" office:value="0.0320628799127984">
            <text:p>3,2063%</text:p>
          </table:table-cell>
          <table:table-cell table:style-name="ce90" office:value-type="percentage" office:value="0.0340221842991906">
            <text:p>3,4022%</text:p>
          </table:table-cell>
          <table:table-cell table:style-name="ce90" office:value-type="percentage" office:value="0.0355554307636136">
            <text:p>3,5555%</text:p>
          </table:table-cell>
          <table:table-cell table:style-name="ce90" office:value-type="percentage" office:value="0.0371157950775562">
            <text:p>3,7116%</text:p>
          </table:table-cell>
          <table:table-cell table:style-name="ce90" office:value-type="percentage" office:value="0.0382350408267375">
            <text:p>3,823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1239988317504">
            <text:p>0,2124%</text:p>
          </table:table-cell>
          <table:table-cell table:style-name="ce90" office:value-type="percentage" office:value="0.00380611897775791">
            <text:p>0,3806%</text:p>
          </table:table-cell>
          <table:table-cell table:style-name="ce90" office:value-type="percentage" office:value="0.00574204633301125">
            <text:p>0,5742%</text:p>
          </table:table-cell>
          <table:table-cell table:style-name="ce90" office:value-type="percentage" office:value="0.00765811746296617">
            <text:p>0,7658%</text:p>
          </table:table-cell>
          <table:table-cell table:style-name="ce90" office:value-type="percentage" office:value="0.0093420712295274">
            <text:p>0,9342%</text:p>
          </table:table-cell>
          <table:table-cell table:style-name="ce90" office:value-type="percentage" office:value="0.0108077061608017">
            <text:p>1,0808%</text:p>
          </table:table-cell>
          <table:table-cell table:style-name="ce90" office:value-type="percentage" office:value="0.0121484082321967">
            <text:p>1,2148%</text:p>
          </table:table-cell>
          <table:table-cell table:style-name="ce90" office:value-type="percentage" office:value="0.013206253134375">
            <text:p>1,320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310800021537357">
            <text:p>3,1080%</text:p>
          </table:table-cell>
          <table:table-cell table:style-name="ce90" office:value-type="percentage" office:value="0.0344289569006578">
            <text:p>3,4429%</text:p>
          </table:table-cell>
          <table:table-cell table:style-name="ce90" office:value-type="percentage" office:value="0.0365325546761798">
            <text:p>3,6533%</text:p>
          </table:table-cell>
          <table:table-cell table:style-name="ce90" office:value-type="percentage" office:value="0.0376789898816375">
            <text:p>3,7679%</text:p>
          </table:table-cell>
          <table:table-cell table:style-name="ce90" office:value-type="percentage" office:value="0.0381036693995915">
            <text:p>3,8104%</text:p>
          </table:table-cell>
          <table:table-cell table:style-name="ce90" office:value-type="percentage" office:value="0.0384487982372956">
            <text:p>3,8449%</text:p>
          </table:table-cell>
          <table:table-cell table:style-name="ce90" office:value-type="percentage" office:value="0.0391224474972662">
            <text:p>3,9122%</text:p>
          </table:table-cell>
          <table:table-cell table:style-name="ce90" office:value-type="percentage" office:value="0.0395561773237495">
            <text:p>3,955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37558931603899">
            <text:p>2,3756%</text:p>
          </table:table-cell>
          <table:table-cell table:style-name="ce90" office:value-type="percentage" office:value="0.0283525251964481">
            <text:p>2,8353%</text:p>
          </table:table-cell>
          <table:table-cell table:style-name="ce90" office:value-type="percentage" office:value="0.0317715509302101">
            <text:p>3,1772%</text:p>
          </table:table-cell>
          <table:table-cell table:style-name="ce90" office:value-type="percentage" office:value="0.0340994356000197">
            <text:p>3,4099%</text:p>
          </table:table-cell>
          <table:table-cell table:style-name="ce90" office:value-type="percentage" office:value="0.0354993083846564">
            <text:p>3,5499%</text:p>
          </table:table-cell>
          <table:table-cell table:style-name="ce90" office:value-type="percentage" office:value="0.0365869069751958">
            <text:p>3,6587%</text:p>
          </table:table-cell>
          <table:table-cell table:style-name="ce90" office:value-type="percentage" office:value="0.0378071295914773">
            <text:p>3,7807%</text:p>
          </table:table-cell>
          <table:table-cell table:style-name="ce90" office:value-type="percentage" office:value="0.0386597098916255">
            <text:p>3,866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485302469391456">
            <text:p>0,4853%</text:p>
          </table:table-cell>
          <table:table-cell table:style-name="ce90" office:value-type="percentage" office:value="0.00722448031612334">
            <text:p>0,7224%</text:p>
          </table:table-cell>
          <table:table-cell table:style-name="ce90" office:value-type="percentage" office:value="0.00952206853599835">
            <text:p>0,9522%</text:p>
          </table:table-cell>
          <table:table-cell table:style-name="ce90" office:value-type="percentage" office:value="0.0115096073872521">
            <text:p>1,1510%</text:p>
          </table:table-cell>
          <table:table-cell table:style-name="ce90" office:value-type="percentage" office:value="0.0130695357118693">
            <text:p>1,3070%</text:p>
          </table:table-cell>
          <table:table-cell table:style-name="ce90" office:value-type="percentage" office:value="0.0143508812064091">
            <text:p>1,4351%</text:p>
          </table:table-cell>
          <table:table-cell table:style-name="ce90" office:value-type="percentage" office:value="0.0155289863019544">
            <text:p>1,5529%</text:p>
          </table:table-cell>
          <table:table-cell table:style-name="ce90" office:value-type="percentage" office:value="0.0164194862285976">
            <text:p>1,641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926542841219372">
            <text:p>9,2654%</text:p>
          </table:table-cell>
          <table:table-cell table:style-name="ce90" office:value-type="percentage" office:value="0.0837653454505643">
            <text:p>8,3765%</text:p>
          </table:table-cell>
          <table:table-cell table:style-name="ce90" office:value-type="percentage" office:value="0.0766547251260855">
            <text:p>7,6655%</text:p>
          </table:table-cell>
          <table:table-cell table:style-name="ce90" office:value-type="percentage" office:value="0.070978484425417">
            <text:p>7,0978%</text:p>
          </table:table-cell>
          <table:table-cell table:style-name="ce90" office:value-type="percentage" office:value="0.0663561144521453">
            <text:p>6,6356%</text:p>
          </table:table-cell>
          <table:table-cell table:style-name="ce90" office:value-type="percentage" office:value="0.0632348489408892">
            <text:p>6,3235%</text:p>
          </table:table-cell>
          <table:table-cell table:style-name="ce90" office:value-type="percentage" office:value="0.0617192395873618">
            <text:p>6,1719%</text:p>
          </table:table-cell>
          <table:table-cell table:style-name="ce90" office:value-type="percentage" office:value="0.0605420403969908">
            <text:p>6,054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833800008293824">
            <text:p>0,8338%</text:p>
          </table:table-cell>
          <table:table-cell table:style-name="ce90" office:value-type="percentage" office:value="0.011119032485456">
            <text:p>1,1119%</text:p>
          </table:table-cell>
          <table:table-cell table:style-name="ce90" office:value-type="percentage" office:value="0.0135272289376506">
            <text:p>1,3527%</text:p>
          </table:table-cell>
          <table:table-cell table:style-name="ce90" office:value-type="percentage" office:value="0.0154248883395574">
            <text:p>1,5425%</text:p>
          </table:table-cell>
          <table:table-cell table:style-name="ce90" office:value-type="percentage" office:value="0.0167879098240816">
            <text:p>1,6788%</text:p>
          </table:table-cell>
          <table:table-cell table:style-name="ce90" office:value-type="percentage" office:value="0.0178733673596114">
            <text:p>1,7873%</text:p>
          </table:table-cell>
          <table:table-cell table:style-name="ce90" office:value-type="percentage" office:value="0.0189109931056015">
            <text:p>1,8911%</text:p>
          </table:table-cell>
          <table:table-cell table:style-name="ce90" office:value-type="percentage" office:value="0.0196712911356077">
            <text:p>1,967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666121079871602">
            <text:p>0,6661%</text:p>
          </table:table-cell>
          <table:table-cell table:style-name="ce90" office:value-type="percentage" office:value="0.00962016729268825">
            <text:p>0,9620%</text:p>
          </table:table-cell>
          <table:table-cell table:style-name="ce90" office:value-type="percentage" office:value="0.012400606511822">
            <text:p>1,2401%</text:p>
          </table:table-cell>
          <table:table-cell table:style-name="ce90" office:value-type="percentage" office:value="0.0147466342419543">
            <text:p>1,4747%</text:p>
          </table:table-cell>
          <table:table-cell table:style-name="ce90" office:value-type="percentage" office:value="0.0165470176115038">
            <text:p>1,6547%</text:p>
          </table:table-cell>
          <table:table-cell table:style-name="ce90" office:value-type="percentage" office:value="0.0180123581416701">
            <text:p>1,8012%</text:p>
          </table:table-cell>
          <table:table-cell table:style-name="ce90" office:value-type="percentage" office:value="0.0193687870859021">
            <text:p>1,9369%</text:p>
          </table:table-cell>
          <table:table-cell table:style-name="ce90" office:value-type="percentage" office:value="0.0203866146735146">
            <text:p>2,0387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53756420969215">
            <text:p>1,5376%</text:p>
          </table:table-cell>
          <table:table-cell table:style-name="ce90" office:value-type="percentage" office:value="0.0206918113549894">
            <text:p>2,0692%</text:p>
          </table:table-cell>
          <table:table-cell table:style-name="ce90" office:value-type="percentage" office:value="0.0253215512379742">
            <text:p>2,5322%</text:p>
          </table:table-cell>
          <table:table-cell table:style-name="ce90" office:value-type="percentage" office:value="0.0289865097836264">
            <text:p>2,8987%</text:p>
          </table:table-cell>
          <table:table-cell table:style-name="ce90" office:value-type="percentage" office:value="0.0316335336247312">
            <text:p>3,1634%</text:p>
          </table:table-cell>
          <table:table-cell table:style-name="ce90" office:value-type="percentage" office:value="0.0337472720372046">
            <text:p>3,3747%</text:p>
          </table:table-cell>
          <table:table-cell table:style-name="ce90" office:value-type="percentage" office:value="0.035765806668529">
            <text:p>3,5766%</text:p>
          </table:table-cell>
          <table:table-cell table:style-name="ce90" office:value-type="percentage" office:value="0.0372577826382198">
            <text:p>3,7258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137607584815924">
            <text:p>0,1376%</text:p>
          </table:table-cell>
          <table:table-cell table:style-name="ce90" office:value-type="percentage" office:value="0.00251339100188879">
            <text:p>0,2513%</text:p>
          </table:table-cell>
          <table:table-cell table:style-name="ce90" office:value-type="percentage" office:value="0.00384529901244836">
            <text:p>0,3845%</text:p>
          </table:table-cell>
          <table:table-cell table:style-name="ce90" office:value-type="percentage" office:value="0.00518134050416332">
            <text:p>0,5181%</text:p>
          </table:table-cell>
          <table:table-cell table:style-name="ce90" office:value-type="percentage" office:value="0.00636815662175147">
            <text:p>0,6368%</text:p>
          </table:table-cell>
          <table:table-cell table:style-name="ce90" office:value-type="percentage" office:value="0.00740727154307208">
            <text:p>0,7407%</text:p>
          </table:table-cell>
          <table:table-cell table:style-name="ce90" office:value-type="percentage" office:value="0.00835855946338939">
            <text:p>0,8359%</text:p>
          </table:table-cell>
          <table:table-cell table:style-name="ce90" office:value-type="percentage" office:value="0.00911143767999017">
            <text:p>0,911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786203233051735">
            <text:p>0,7862%</text:p>
          </table:table-cell>
          <table:table-cell table:style-name="ce90" office:value-type="percentage" office:value="0.0110567535683582">
            <text:p>1,1057%</text:p>
          </table:table-cell>
          <table:table-cell table:style-name="ce90" office:value-type="percentage" office:value="0.0139809383160912">
            <text:p>1,3981%</text:p>
          </table:table-cell>
          <table:table-cell table:style-name="ce90" office:value-type="percentage" office:value="0.0163959330733339">
            <text:p>1,6396%</text:p>
          </table:table-cell>
          <table:table-cell table:style-name="ce90" office:value-type="percentage" office:value="0.0182128446089744">
            <text:p>1,8213%</text:p>
          </table:table-cell>
          <table:table-cell table:style-name="ce90" office:value-type="percentage" office:value="0.019681152112839">
            <text:p>1,9681%</text:p>
          </table:table-cell>
          <table:table-cell table:style-name="ce90" office:value-type="percentage" office:value="0.02105141150389">
            <text:p>2,1051%</text:p>
          </table:table-cell>
          <table:table-cell table:style-name="ce90" office:value-type="percentage" office:value="0.022072939248671">
            <text:p>2,2073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960952602262547">
            <text:p>0,9610%</text:p>
          </table:table-cell>
          <table:table-cell table:style-name="ce90" office:value-type="percentage" office:value="0.0128384185734455">
            <text:p>1,2838%</text:p>
          </table:table-cell>
          <table:table-cell table:style-name="ce90" office:value-type="percentage" office:value="0.0156339812684339">
            <text:p>1,5634%</text:p>
          </table:table-cell>
          <table:table-cell table:style-name="ce90" office:value-type="percentage" office:value="0.0178356553924872">
            <text:p>1,7836%</text:p>
          </table:table-cell>
          <table:table-cell table:style-name="ce90" office:value-type="percentage" office:value="0.019416043495323">
            <text:p>1,9416%</text:p>
          </table:table-cell>
          <table:table-cell table:style-name="ce90" office:value-type="percentage" office:value="0.0206735421397899">
            <text:p>2,0674%</text:p>
          </table:table-cell>
          <table:table-cell table:style-name="ce90" office:value-type="percentage" office:value="0.0218748302676036">
            <text:p>2,1875%</text:p>
          </table:table-cell>
          <table:table-cell table:style-name="ce90" office:value-type="percentage" office:value="0.0227549713560014">
            <text:p>2,275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427149473165598">
            <text:p>0,4271%</text:p>
          </table:table-cell>
          <table:table-cell table:style-name="ce90" office:value-type="percentage" office:value="0.00689552653211635">
            <text:p>0,6896%</text:p>
          </table:table-cell>
          <table:table-cell table:style-name="ce90" office:value-type="percentage" office:value="0.00963804072055904">
            <text:p>0,9638%</text:p>
          </table:table-cell>
          <table:table-cell table:style-name="ce90" office:value-type="percentage" office:value="0.012156710693817">
            <text:p>1,2157%</text:p>
          </table:table-cell>
          <table:table-cell table:style-name="ce90" office:value-type="percentage" office:value="0.0142382458738387">
            <text:p>1,4238%</text:p>
          </table:table-cell>
          <table:table-cell table:style-name="ce90" office:value-type="percentage" office:value="0.0159904453562477">
            <text:p>1,5990%</text:p>
          </table:table-cell>
          <table:table-cell table:style-name="ce90" office:value-type="percentage" office:value="0.0175900999229295">
            <text:p>1,7590%</text:p>
          </table:table-cell>
          <table:table-cell table:style-name="ce90" office:value-type="percentage" office:value="0.0188240388690326">
            <text:p>1,8824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160809174647501">
            <text:p>0,1608%</text:p>
          </table:table-cell>
          <table:table-cell table:style-name="ce90" office:value-type="percentage" office:value="0.00309157450648713">
            <text:p>0,3092%</text:p>
          </table:table-cell>
          <table:table-cell table:style-name="ce90" office:value-type="percentage" office:value="0.00490817588599985">
            <text:p>0,4908%</text:p>
          </table:table-cell>
          <table:table-cell table:style-name="ce90" office:value-type="percentage" office:value="0.00679294134643539">
            <text:p>0,6793%</text:p>
          </table:table-cell>
          <table:table-cell table:style-name="ce90" office:value-type="percentage" office:value="0.00851255042241963">
            <text:p>0,8513%</text:p>
          </table:table-cell>
          <table:table-cell table:style-name="ce90" office:value-type="percentage" office:value="0.0100424329933483">
            <text:p>1,0042%</text:p>
          </table:table-cell>
          <table:table-cell table:style-name="ce90" office:value-type="percentage" office:value="0.0114497899522757">
            <text:p>1,1450%</text:p>
          </table:table-cell>
          <table:table-cell table:style-name="ce90" office:value-type="percentage" office:value="0.0125761594388376">
            <text:p>1,2576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350441242968719">
            <text:p>3,5044%</text:p>
          </table:table-cell>
          <table:table-cell table:style-name="ce90" office:value-type="percentage" office:value="0.0374691816057927">
            <text:p>3,7469%</text:p>
          </table:table-cell>
          <table:table-cell table:style-name="ce90" office:value-type="percentage" office:value="0.0387760733116171">
            <text:p>3,8776%</text:p>
          </table:table-cell>
          <table:table-cell table:style-name="ce90" office:value-type="percentage" office:value="0.039284382671937">
            <text:p>3,9284%</text:p>
          </table:table-cell>
          <table:table-cell table:style-name="ce90" office:value-type="percentage" office:value="0.0392194891631512">
            <text:p>3,9219%</text:p>
          </table:table-cell>
          <table:table-cell table:style-name="ce90" office:value-type="percentage" office:value="0.0392083985851207">
            <text:p>3,9208%</text:p>
          </table:table-cell>
          <table:table-cell table:style-name="ce90" office:value-type="percentage" office:value="0.0396269858614345">
            <text:p>3,9627%</text:p>
          </table:table-cell>
          <table:table-cell table:style-name="ce90" office:value-type="percentage" office:value="0.0398699876137404">
            <text:p>3,987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322952937906099">
            <text:p>3,2295%</text:p>
          </table:table-cell>
          <table:table-cell table:style-name="ce90" office:value-type="percentage" office:value="0.0348371202653762">
            <text:p>3,4837%</text:p>
          </table:table-cell>
          <table:table-cell table:style-name="ce90" office:value-type="percentage" office:value="0.0362875630265361">
            <text:p>3,6288%</text:p>
          </table:table-cell>
          <table:table-cell table:style-name="ce90" office:value-type="percentage" office:value="0.0369387577037373">
            <text:p>3,6939%</text:p>
          </table:table-cell>
          <table:table-cell table:style-name="ce90" office:value-type="percentage" office:value="0.0370059885939511">
            <text:p>3,7006%</text:p>
          </table:table-cell>
          <table:table-cell table:style-name="ce90" office:value-type="percentage" office:value="0.0370888053823389">
            <text:p>3,7089%</text:p>
          </table:table-cell>
          <table:table-cell table:style-name="ce90" office:value-type="percentage" office:value="0.0375528642479552">
            <text:p>3,7553%</text:p>
          </table:table-cell>
          <table:table-cell table:style-name="ce90" office:value-type="percentage" office:value="0.0378322690145685">
            <text:p>3,7832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261617440304728">
            <text:p>2,6162%</text:p>
          </table:table-cell>
          <table:table-cell table:style-name="ce90" office:value-type="percentage" office:value="0.0295865022465736">
            <text:p>2,9587%</text:p>
          </table:table-cell>
          <table:table-cell table:style-name="ce90" office:value-type="percentage" office:value="0.0319129994882788">
            <text:p>3,1913%</text:p>
          </table:table-cell>
          <table:table-cell table:style-name="ce90" office:value-type="percentage" office:value="0.0333309925940132">
            <text:p>3,3331%</text:p>
          </table:table-cell>
          <table:table-cell table:style-name="ce90" office:value-type="percentage" office:value="0.0340275965612474">
            <text:p>3,4028%</text:p>
          </table:table-cell>
          <table:table-cell table:style-name="ce90" office:value-type="percentage" office:value="0.0345791369899073">
            <text:p>3,4579%</text:p>
          </table:table-cell>
          <table:table-cell table:style-name="ce90" office:value-type="percentage" office:value="0.0353693931241949">
            <text:p>3,5369%</text:p>
          </table:table-cell>
          <table:table-cell table:style-name="ce90" office:value-type="percentage" office:value="0.0358996994928438">
            <text:p>3,590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77687056261065">
            <text:p>0,2777%</text:p>
          </table:table-cell>
          <table:table-cell table:style-name="ce90" office:value-type="percentage" office:value="0.00470677723614976">
            <text:p>0,4707%</text:p>
          </table:table-cell>
          <table:table-cell table:style-name="ce90" office:value-type="percentage" office:value="0.00681852192381504">
            <text:p>0,6819%</text:p>
          </table:table-cell>
          <table:table-cell table:style-name="ce90" office:value-type="percentage" office:value="0.00882880936465392">
            <text:p>0,8829%</text:p>
          </table:table-cell>
          <table:table-cell table:style-name="ce90" office:value-type="percentage" office:value="0.0105405485879169">
            <text:p>1,0541%</text:p>
          </table:table-cell>
          <table:table-cell table:style-name="ce90" office:value-type="percentage" office:value="0.0120042202728662">
            <text:p>1,2004%</text:p>
          </table:table-cell>
          <table:table-cell table:style-name="ce90" office:value-type="percentage" office:value="0.0133398847288456">
            <text:p>1,3340%</text:p>
          </table:table-cell>
          <table:table-cell table:style-name="ce90" office:value-type="percentage" office:value="0.0143811608659543">
            <text:p>1,438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293720688558712">
            <text:p>0,2937%</text:p>
          </table:table-cell>
          <table:table-cell table:style-name="ce90" office:value-type="percentage" office:value="0.00483472820380892">
            <text:p>0,4835%</text:p>
          </table:table-cell>
          <table:table-cell table:style-name="ce90" office:value-type="percentage" office:value="0.00685625847714214">
            <text:p>0,6856%</text:p>
          </table:table-cell>
          <table:table-cell table:style-name="ce90" office:value-type="percentage" office:value="0.00874121690359953">
            <text:p>0,8741%</text:p>
          </table:table-cell>
          <table:table-cell table:style-name="ce90" office:value-type="percentage" office:value="0.010318975247719">
            <text:p>1,0319%</text:p>
          </table:table-cell>
          <table:table-cell table:style-name="ce90" office:value-type="percentage" office:value="0.0116556845134637">
            <text:p>1,1656%</text:p>
          </table:table-cell>
          <table:table-cell table:style-name="ce90" office:value-type="percentage" office:value="0.012875014785811">
            <text:p>1,2875%</text:p>
          </table:table-cell>
          <table:table-cell table:style-name="ce90" office:value-type="percentage" office:value="0.0138190826155961">
            <text:p>1,3819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602784976521992">
            <text:p>0,6028%</text:p>
          </table:table-cell>
          <table:table-cell table:style-name="ce90" office:value-type="percentage" office:value="0.00911124560728627">
            <text:p>0,9111%</text:p>
          </table:table-cell>
          <table:table-cell table:style-name="ce90" office:value-type="percentage" office:value="0.0121410206324977">
            <text:p>1,2141%</text:p>
          </table:table-cell>
          <table:table-cell table:style-name="ce90" office:value-type="percentage" office:value="0.0147915478121345">
            <text:p>1,4792%</text:p>
          </table:table-cell>
          <table:table-cell table:style-name="ce90" office:value-type="percentage" office:value="0.0168929409685754">
            <text:p>1,6893%</text:p>
          </table:table-cell>
          <table:table-cell table:style-name="ce90" office:value-type="percentage" office:value="0.0186275235861586">
            <text:p>1,8628%</text:p>
          </table:table-cell>
          <table:table-cell table:style-name="ce90" office:value-type="percentage" office:value="0.0202202727028577">
            <text:p>2,0220%</text:p>
          </table:table-cell>
          <table:table-cell table:style-name="ce90" office:value-type="percentage" office:value="0.0214309061552663">
            <text:p>2,1431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587622160407802">
            <text:p>0,5876%</text:p>
          </table:table-cell>
          <table:table-cell table:style-name="ce90" office:value-type="percentage" office:value="0.0086969219877203">
            <text:p>0,8697%</text:p>
          </table:table-cell>
          <table:table-cell table:style-name="ce90" office:value-type="percentage" office:value="0.0114108255693411">
            <text:p>1,1411%</text:p>
          </table:table-cell>
          <table:table-cell table:style-name="ce90" office:value-type="percentage" office:value="0.013744642801651">
            <text:p>1,3745%</text:p>
          </table:table-cell>
          <table:table-cell table:style-name="ce90" office:value-type="percentage" office:value="0.015566493094818">
            <text:p>1,5566%</text:p>
          </table:table-cell>
          <table:table-cell table:style-name="ce90" office:value-type="percentage" office:value="0.017059235777735">
            <text:p>1,7059%</text:p>
          </table:table-cell>
          <table:table-cell table:style-name="ce90" office:value-type="percentage" office:value="0.0184332477092681">
            <text:p>1,8433%</text:p>
          </table:table-cell>
          <table:table-cell table:style-name="ce90" office:value-type="percentage" office:value="0.0194701129012088">
            <text:p>1,947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516137615845728">
            <text:p>0,5161%</text:p>
          </table:table-cell>
          <table:table-cell table:style-name="ce90" office:value-type="percentage" office:value="0.00757123857196586">
            <text:p>0,7571%</text:p>
          </table:table-cell>
          <table:table-cell table:style-name="ce90" office:value-type="percentage" office:value="0.00987143588509805">
            <text:p>0,9871%</text:p>
          </table:table-cell>
          <table:table-cell table:style-name="ce90" office:value-type="percentage" office:value="0.0118370862766071">
            <text:p>1,1837%</text:p>
          </table:table-cell>
          <table:table-cell table:style-name="ce90" office:value-type="percentage" office:value="0.0133628862894263">
            <text:p>1,3363%</text:p>
          </table:table-cell>
          <table:table-cell table:style-name="ce90" office:value-type="percentage" office:value="0.0146100444842644">
            <text:p>1,4610%</text:p>
          </table:table-cell>
          <table:table-cell table:style-name="ce90" office:value-type="percentage" office:value="0.0157595925433433">
            <text:p>1,5760%</text:p>
          </table:table-cell>
          <table:table-cell table:style-name="ce90" office:value-type="percentage" office:value="0.0166246738076988">
            <text:p>1,6625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44496720399328">
            <text:p>1,4450%</text:p>
          </table:table-cell>
          <table:table-cell table:style-name="ce90" office:value-type="percentage" office:value="0.0180775712674724">
            <text:p>1,8078%</text:p>
          </table:table-cell>
          <table:table-cell table:style-name="ce90" office:value-type="percentage" office:value="0.0209854496486956">
            <text:p>2,0985%</text:p>
          </table:table-cell>
          <table:table-cell table:style-name="ce90" office:value-type="percentage" office:value="0.0231209060150796">
            <text:p>2,3121%</text:p>
          </table:table-cell>
          <table:table-cell table:style-name="ce90" office:value-type="percentage" office:value="0.0245391797741928">
            <text:p>2,4539%</text:p>
          </table:table-cell>
          <table:table-cell table:style-name="ce90" office:value-type="percentage" office:value="0.0256507464609308">
            <text:p>2,5651%</text:p>
          </table:table-cell>
          <table:table-cell table:style-name="ce90" office:value-type="percentage" office:value="0.0267797162566515">
            <text:p>2,6780%</text:p>
          </table:table-cell>
          <table:table-cell table:style-name="ce90" office:value-type="percentage" office:value="0.0275873786753116">
            <text:p>2,7587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0376047752186843">
            <text:p>0,3760%</text:p>
          </table:table-cell>
          <table:table-cell table:style-name="ce90" office:value-type="percentage" office:value="0.0060973471510116">
            <text:p>0,6097%</text:p>
          </table:table-cell>
          <table:table-cell table:style-name="ce90" office:value-type="percentage" office:value="0.00855072571870632">
            <text:p>0,8551%</text:p>
          </table:table-cell>
          <table:table-cell table:style-name="ce90" office:value-type="percentage" office:value="0.0108118905258832">
            <text:p>1,0812%</text:p>
          </table:table-cell>
          <table:table-cell table:style-name="ce90" office:value-type="percentage" office:value="0.0126861200428891">
            <text:p>1,2686%</text:p>
          </table:table-cell>
          <table:table-cell table:style-name="ce90" office:value-type="percentage" office:value="0.0142659768745896">
            <text:p>1,4266%</text:p>
          </table:table-cell>
          <table:table-cell table:style-name="ce90" office:value-type="percentage" office:value="0.0157076542178014">
            <text:p>1,5708%</text:p>
          </table:table-cell>
          <table:table-cell table:style-name="ce90" office:value-type="percentage" office:value="0.0168202782904881">
            <text:p>1,6820%</text:p>
          </table:table-cell>
          <table:table-cell table:style-name="ce85" table:number-columns-repeated="247"/>
          <table:table-cell table:number-columns-repeated="767"/>
        </table:table-row>
        <table:table-row table:style-name="ro11">
          <table:table-cell table:style-name="ce85" table:number-columns-repeated="2"/>
          <table:table-cell table:style-name="ce90" office:value-type="percentage" office:value="0.0110624212630594">
            <text:p>1,1062%</text:p>
          </table:table-cell>
          <table:table-cell table:style-name="ce90" office:value-type="percentage" office:value="0.013973916396951">
            <text:p>1,3974%</text:p>
          </table:table-cell>
          <table:table-cell table:style-name="ce90" office:value-type="percentage" office:value="0.0163412593400529">
            <text:p>1,6341%</text:p>
          </table:table-cell>
          <table:table-cell table:style-name="ce90" office:value-type="percentage" office:value="0.0181038697606898">
            <text:p>1,8104%</text:p>
          </table:table-cell>
          <table:table-cell table:style-name="ce90" office:value-type="percentage" office:value="0.0192935134014325">
            <text:p>1,9294%</text:p>
          </table:table-cell>
          <table:table-cell table:style-name="ce90" office:value-type="percentage" office:value="0.0202284138169135">
            <text:p>2,0228%</text:p>
          </table:table-cell>
          <table:table-cell table:style-name="ce90" office:value-type="percentage" office:value="0.0211648746296474">
            <text:p>2,1165%</text:p>
          </table:table-cell>
          <table:table-cell table:style-name="ce90" office:value-type="percentage" office:value="0.0218371443616556">
            <text:p>2,1837%</text:p>
          </table:table-cell>
          <table:table-cell table:style-name="ce85" table:number-columns-repeated="247"/>
          <table:table-cell table:number-columns-repeated="767"/>
        </table:table-row>
        <table:table-row table:style-name="ro11" table:number-rows-repeated="65422">
          <table:table-cell table:style-name="ce85" table:number-columns-repeated="2"/>
          <table:table-cell table:style-name="ce90"/>
          <table:table-cell table:style-name="ce94" table:number-columns-repeated="3"/>
          <table:table-cell table:style-name="ce85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336P2" style:volatile="true">
      <number:fill-character> </number:fill-character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2" style:volatile="true">
      <number:text> € </number:text>
      <number:fill-character> </number:fill-character>
      <number:text>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34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8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3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3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3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360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60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4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36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64P2" style:volatile="true">
      <number:fill-character> </number:fill-character>
      <number:text>-   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8P0" style:volatile="true">
      <number:fill-character> </number:fill-character>
      <number:number number:decimal-places="0" number:min-integer-digits="1" number:grouping="true"/>
      <number:text> F </number:text>
    </number:number-style>
    <number:number-style style:name="N368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368P2" style:volatile="true">
      <number:fill-character> </number:fill-character>
      <number:text>- F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2P0" style:volatile="true">
      <number:fill-character> </number:fill-character>
      <number:number number:decimal-places="2" number:min-integer-digits="1" number:grouping="true"/>
      <number:text> F </number:text>
    </number:number-style>
    <number:number-style style:name="N372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372P2" style:volatile="true">
      <number:fill-character> </number:fill-character>
      <number:text>-</number:text>
      <number:number number:decimal-places="0" number:min-integer-digits="0"/>
      <number:text> F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6P0" style:volatile="true">
      <number:fill-character> </number:fill-character>
      <number:number number:decimal-places="0" number:min-integer-digits="1" number:grouping="true"/>
      <number:text>  </number:text>
    </number:number-style>
    <number:number-style style:name="N376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376P2" style:volatile="true">
      <number:fill-character> </number:fill-character>
      <number:text>- 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fill-character> </number:fill-character>
      <number:number number:decimal-places="2" number:min-integer-digits="1" number:grouping="true"/>
      <number:text> DM </number:text>
    </number:number-style>
    <number:number-style style:name="N380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380P2" style:volatile="true">
      <number:fill-character> </number:fill-character>
      <number:text>-</number:text>
      <number:number number:decimal-places="0" number:min-integer-digits="0"/>
      <number:text> DM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.00.0000</text:date>, <text:time style:data-style-name="N2" text:time-value="0000-00-00T21:41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23:18:39</dc:date>
    <meta:generator>LibreOffice/4.0.4.2$MacOSX_x86 LibreOffice_project/9e9821abd0ffdbc09cd8c52eaa574fa09eb08f2</meta:generator>
    <meta:editing-duration>P4DT6H43M41S</meta:editing-duration>
    <meta:editing-cycles>173</meta:editing-cycles>
    <meta:document-statistic meta:table-count="10" meta:cell-count="6802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566cm" xlink:href=".." xlink:type="simple" chart:class="chart:bar" chart:style-name="ch1">
        <chart:title svg:x="4.644cm" svg:y="0.335cm" chart:style-name="ch2">
          <text:p>Instantaneous Volatility</text:p>
        </chart:title>
        <chart:legend chart:legend-position="bottom" svg:x="1.267cm" svg:y="8.184cm" style:legend-expansion="wide" chart:style-name="ch3"/>
        <chart:plot-area chart:style-name="ch4" table:cell-range-address="Model.B10:Model.AO50" chart:data-source-has-labels="both" svg:x="-0.026cm" svg:y="0.954cm" svg:width="11.86cm" svg:height="6.903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1cm" svg:width="10.198cm" svg:height="6.616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10:Model.AO10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1:Model.AO11" chart:label-cell-address="Model.B11:Model.B11" chart:class="chart:bar">
            <chart:data-point chart:repeated="39"/>
          </chart:series>
          <chart:series chart:style-name="ch9" chart:values-cell-range-address="Model.C12:Model.AO12" chart:label-cell-address="Model.B12:Model.B12" chart:class="chart:bar">
            <chart:data-point chart:repeated="39"/>
          </chart:series>
          <chart:series chart:style-name="ch10" chart:values-cell-range-address="Model.C13:Model.AO13" chart:label-cell-address="Model.B13:Model.B13" chart:class="chart:bar">
            <chart:data-point chart:repeated="39"/>
          </chart:series>
          <chart:series chart:style-name="ch11" chart:values-cell-range-address="Model.C14:Model.AO14" chart:label-cell-address="Model.B14:Model.B14" chart:class="chart:bar">
            <chart:data-point chart:repeated="39"/>
          </chart:series>
          <chart:series chart:style-name="ch12" chart:values-cell-range-address="Model.C15:Model.AO15" chart:label-cell-address="Model.B15:Model.B15" chart:class="chart:bar">
            <chart:data-point chart:repeated="39"/>
          </chart:series>
          <chart:series chart:style-name="ch13" chart:values-cell-range-address="Model.C16:Model.AO16" chart:label-cell-address="Model.B16:Model.B16" chart:class="chart:bar">
            <chart:data-point chart:repeated="39"/>
          </chart:series>
          <chart:series chart:style-name="ch14" chart:values-cell-range-address="Model.C17:Model.AO17" chart:label-cell-address="Model.B17:Model.B17" chart:class="chart:bar">
            <chart:data-point chart:repeated="39"/>
          </chart:series>
          <chart:series chart:style-name="ch15" chart:values-cell-range-address="Model.C18:Model.AO18" chart:label-cell-address="Model.B18:Model.B18" chart:class="chart:bar">
            <chart:data-point chart:repeated="39"/>
          </chart:series>
          <chart:series chart:style-name="ch16" chart:values-cell-range-address="Model.C19:Model.AO19" chart:label-cell-address="Model.B19:Model.B19" chart:class="chart:bar">
            <chart:data-point chart:repeated="39"/>
          </chart:series>
          <chart:series chart:style-name="ch17" chart:values-cell-range-address="Model.C20:Model.AO20" chart:label-cell-address="Model.B20:Model.B20" chart:class="chart:bar">
            <chart:data-point chart:repeated="39"/>
          </chart:series>
          <chart:series chart:style-name="ch18" chart:values-cell-range-address="Model.C21:Model.AO21" chart:label-cell-address="Model.B21:Model.B21" chart:class="chart:bar">
            <chart:data-point chart:repeated="39"/>
          </chart:series>
          <chart:series chart:style-name="ch19" chart:values-cell-range-address="Model.C22:Model.AO22" chart:label-cell-address="Model.B22:Model.B22" chart:class="chart:bar">
            <chart:data-point chart:repeated="39"/>
          </chart:series>
          <chart:series chart:style-name="ch20" chart:values-cell-range-address="Model.C23:Model.AO23" chart:label-cell-address="Model.B23:Model.B23" chart:class="chart:bar">
            <chart:data-point chart:repeated="39"/>
          </chart:series>
          <chart:series chart:style-name="ch21" chart:values-cell-range-address="Model.C24:Model.AO24" chart:label-cell-address="Model.B24:Model.B24" chart:class="chart:bar">
            <chart:data-point chart:repeated="39"/>
          </chart:series>
          <chart:series chart:style-name="ch22" chart:values-cell-range-address="Model.C25:Model.AO25" chart:label-cell-address="Model.B25:Model.B25" chart:class="chart:bar">
            <chart:data-point chart:repeated="39"/>
          </chart:series>
          <chart:series chart:style-name="ch23" chart:values-cell-range-address="Model.C26:Model.AO26" chart:label-cell-address="Model.B26:Model.B26" chart:class="chart:bar">
            <chart:data-point chart:repeated="39"/>
          </chart:series>
          <chart:series chart:style-name="ch24" chart:values-cell-range-address="Model.C27:Model.AO27" chart:label-cell-address="Model.B27:Model.B27" chart:class="chart:bar">
            <chart:data-point chart:repeated="39"/>
          </chart:series>
          <chart:series chart:style-name="ch11" chart:values-cell-range-address="Model.C28:Model.AO28" chart:label-cell-address="Model.B28:Model.B28" chart:class="chart:bar">
            <chart:data-point chart:repeated="39"/>
          </chart:series>
          <chart:series chart:style-name="ch25" chart:values-cell-range-address="Model.C29:Model.AO29" chart:label-cell-address="Model.B29:Model.B29" chart:class="chart:bar">
            <chart:data-point chart:repeated="39"/>
          </chart:series>
          <chart:series chart:style-name="ch26" chart:values-cell-range-address="Model.C30:Model.AO30" chart:label-cell-address="Model.B30:Model.B30" chart:class="chart:bar">
            <chart:data-point chart:repeated="39"/>
          </chart:series>
          <chart:series chart:style-name="ch27" chart:values-cell-range-address="Model.C31:Model.AO31" chart:label-cell-address="Model.B31:Model.B31" chart:class="chart:bar">
            <chart:data-point chart:repeated="39"/>
          </chart:series>
          <chart:series chart:style-name="ch28" chart:values-cell-range-address="Model.C32:Model.AO32" chart:label-cell-address="Model.B32:Model.B32" chart:class="chart:bar">
            <chart:data-point chart:repeated="39"/>
          </chart:series>
          <chart:series chart:style-name="ch29" chart:values-cell-range-address="Model.C33:Model.AO33" chart:label-cell-address="Model.B33:Model.B33" chart:class="chart:bar">
            <chart:data-point chart:repeated="39"/>
          </chart:series>
          <chart:series chart:style-name="ch30" chart:values-cell-range-address="Model.C34:Model.AO34" chart:label-cell-address="Model.B34:Model.B34" chart:class="chart:bar">
            <chart:data-point chart:repeated="39"/>
          </chart:series>
          <chart:series chart:style-name="ch31" chart:values-cell-range-address="Model.C35:Model.AO35" chart:label-cell-address="Model.B35:Model.B35" chart:class="chart:bar">
            <chart:data-point chart:repeated="39"/>
          </chart:series>
          <chart:series chart:style-name="ch32" chart:values-cell-range-address="Model.C36:Model.AO36" chart:label-cell-address="Model.B36:Model.B36" chart:class="chart:bar">
            <chart:data-point chart:repeated="39"/>
          </chart:series>
          <chart:series chart:style-name="ch33" chart:values-cell-range-address="Model.C37:Model.AO37" chart:label-cell-address="Model.B37:Model.B37" chart:class="chart:bar">
            <chart:data-point chart:repeated="39"/>
          </chart:series>
          <chart:series chart:style-name="ch34" chart:values-cell-range-address="Model.C38:Model.AO38" chart:label-cell-address="Model.B38:Model.B38" chart:class="chart:bar">
            <chart:data-point chart:repeated="39"/>
          </chart:series>
          <chart:series chart:style-name="ch35" chart:values-cell-range-address="Model.C39:Model.AO39" chart:label-cell-address="Model.B39:Model.B39" chart:class="chart:bar">
            <chart:data-point chart:repeated="39"/>
          </chart:series>
          <chart:series chart:style-name="ch36" chart:values-cell-range-address="Model.C40:Model.AO40" chart:label-cell-address="Model.B40:Model.B40" chart:class="chart:bar">
            <chart:data-point chart:repeated="39"/>
          </chart:series>
          <chart:series chart:style-name="ch37" chart:values-cell-range-address="Model.C41:Model.AO41" chart:label-cell-address="Model.B41:Model.B41" chart:class="chart:bar">
            <chart:data-point chart:repeated="39"/>
          </chart:series>
          <chart:series chart:style-name="ch38" chart:values-cell-range-address="Model.C42:Model.AO42" chart:label-cell-address="Model.B42:Model.B42" chart:class="chart:bar">
            <chart:data-point chart:repeated="39"/>
          </chart:series>
          <chart:series chart:style-name="ch39" chart:values-cell-range-address="Model.C43:Model.AO43" chart:label-cell-address="Model.B43:Model.B43" chart:class="chart:bar">
            <chart:data-point chart:repeated="39"/>
          </chart:series>
          <chart:series chart:style-name="ch40" chart:values-cell-range-address="Model.C44:Model.AO44" chart:label-cell-address="Model.B44:Model.B44" chart:class="chart:bar">
            <chart:data-point chart:repeated="39"/>
          </chart:series>
          <chart:series chart:style-name="ch41" chart:values-cell-range-address="Model.C45:Model.AO45" chart:label-cell-address="Model.B45:Model.B45" chart:class="chart:bar">
            <chart:data-point chart:repeated="39"/>
          </chart:series>
          <chart:series chart:style-name="ch42" chart:values-cell-range-address="Model.C46:Model.AO46" chart:label-cell-address="Model.B46:Model.B46" chart:class="chart:bar">
            <chart:data-point chart:repeated="39"/>
          </chart:series>
          <chart:series chart:style-name="ch43" chart:values-cell-range-address="Model.C47:Model.AO47" chart:label-cell-address="Model.B47:Model.B47" chart:class="chart:bar">
            <chart:data-point chart:repeated="39"/>
          </chart:series>
          <chart:series chart:style-name="ch9" chart:values-cell-range-address="Model.C48:Model.AO48" chart:label-cell-address="Model.B48:Model.B48" chart:class="chart:bar">
            <chart:data-point chart:repeated="39"/>
          </chart:series>
          <chart:series chart:style-name="ch44" chart:values-cell-range-address="Model.C49:Model.AO49" chart:label-cell-address="Model.B49:Model.B49" chart:class="chart:bar">
            <chart:data-point chart:repeated="39"/>
          </chart:series>
          <chart:series chart:style-name="ch45" chart:values-cell-range-address="Model.C50:Model.AO50" chart:label-cell-address="Model.B50:Model.B50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10:Model.AO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1:Model.B11</svg:desc>
                </draw:g>
              </table:table-cell>
              <table:table-cell office:value-type="float" office:value="NaN">
                <text:p>NaN</text:p>
                <draw:g>
                  <svg:desc>Model.C11:Model.AO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12:Model.B12</svg:desc>
                </draw:g>
              </table:table-cell>
              <table:table-cell office:value-type="float" office:value="NaN">
                <text:p>NaN</text:p>
                <draw:g>
                  <svg:desc>Model.C12:Model.AO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13:Model.B13</svg:desc>
                </draw:g>
              </table:table-cell>
              <table:table-cell office:value-type="float" office:value="NaN">
                <text:p>NaN</text:p>
                <draw:g>
                  <svg:desc>Model.C13:Model.AO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14:Model.B14</svg:desc>
                </draw:g>
              </table:table-cell>
              <table:table-cell office:value-type="float" office:value="NaN">
                <text:p>NaN</text:p>
                <draw:g>
                  <svg:desc>Model.C14:Model.AO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15:Model.B15</svg:desc>
                </draw:g>
              </table:table-cell>
              <table:table-cell office:value-type="float" office:value="NaN">
                <text:p>NaN</text:p>
                <draw:g>
                  <svg:desc>Model.C15:Model.AO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16:Model.B16</svg:desc>
                </draw:g>
              </table:table-cell>
              <table:table-cell office:value-type="float" office:value="NaN">
                <text:p>NaN</text:p>
                <draw:g>
                  <svg:desc>Model.C16:Model.AO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17:Model.B17</svg:desc>
                </draw:g>
              </table:table-cell>
              <table:table-cell office:value-type="float" office:value="NaN">
                <text:p>NaN</text:p>
                <draw:g>
                  <svg:desc>Model.C17:Model.AO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18:Model.B18</svg:desc>
                </draw:g>
              </table:table-cell>
              <table:table-cell office:value-type="float" office:value="NaN">
                <text:p>NaN</text:p>
                <draw:g>
                  <svg:desc>Model.C18:Model.A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19:Model.B19</svg:desc>
                </draw:g>
              </table:table-cell>
              <table:table-cell office:value-type="float" office:value="NaN">
                <text:p>NaN</text:p>
                <draw:g>
                  <svg:desc>Model.C19:Model.AO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20:Model.B20</svg:desc>
                </draw:g>
              </table:table-cell>
              <table:table-cell office:value-type="float" office:value="NaN">
                <text:p>NaN</text:p>
                <draw:g>
                  <svg:desc>Model.C20:Model.AO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21:Model.B21</svg:desc>
                </draw:g>
              </table:table-cell>
              <table:table-cell office:value-type="float" office:value="NaN">
                <text:p>NaN</text:p>
                <draw:g>
                  <svg:desc>Model.C21:Model.AO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22:Model.B22</svg:desc>
                </draw:g>
              </table:table-cell>
              <table:table-cell office:value-type="float" office:value="NaN">
                <text:p>NaN</text:p>
                <draw:g>
                  <svg:desc>Model.C22:Model.AO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23:Model.B23</svg:desc>
                </draw:g>
              </table:table-cell>
              <table:table-cell office:value-type="float" office:value="NaN">
                <text:p>NaN</text:p>
                <draw:g>
                  <svg:desc>Model.C23:Model.AO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24:Model.B24</svg:desc>
                </draw:g>
              </table:table-cell>
              <table:table-cell office:value-type="float" office:value="NaN">
                <text:p>NaN</text:p>
                <draw:g>
                  <svg:desc>Model.C24:Model.AO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25:Model.B25</svg:desc>
                </draw:g>
              </table:table-cell>
              <table:table-cell office:value-type="float" office:value="NaN">
                <text:p>NaN</text:p>
                <draw:g>
                  <svg:desc>Model.C25:Model.AO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26:Model.B26</svg:desc>
                </draw:g>
              </table:table-cell>
              <table:table-cell office:value-type="float" office:value="NaN">
                <text:p>NaN</text:p>
                <draw:g>
                  <svg:desc>Model.C26:Model.AO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27:Model.B27</svg:desc>
                </draw:g>
              </table:table-cell>
              <table:table-cell office:value-type="float" office:value="NaN">
                <text:p>NaN</text:p>
                <draw:g>
                  <svg:desc>Model.C27:Model.AO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28:Model.B28</svg:desc>
                </draw:g>
              </table:table-cell>
              <table:table-cell office:value-type="float" office:value="NaN">
                <text:p>NaN</text:p>
                <draw:g>
                  <svg:desc>Model.C28:Model.AO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29:Model.B29</svg:desc>
                </draw:g>
              </table:table-cell>
              <table:table-cell office:value-type="float" office:value="NaN">
                <text:p>NaN</text:p>
                <draw:g>
                  <svg:desc>Model.C29:Model.A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30:Model.B30</svg:desc>
                </draw:g>
              </table:table-cell>
              <table:table-cell office:value-type="float" office:value="NaN">
                <text:p>NaN</text:p>
                <draw:g>
                  <svg:desc>Model.C30:Model.AO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31:Model.B31</svg:desc>
                </draw:g>
              </table:table-cell>
              <table:table-cell office:value-type="float" office:value="NaN">
                <text:p>NaN</text:p>
                <draw:g>
                  <svg:desc>Model.C31:Model.AO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32:Model.B32</svg:desc>
                </draw:g>
              </table:table-cell>
              <table:table-cell office:value-type="float" office:value="NaN">
                <text:p>NaN</text:p>
                <draw:g>
                  <svg:desc>Model.C32:Model.AO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33:Model.B33</svg:desc>
                </draw:g>
              </table:table-cell>
              <table:table-cell office:value-type="float" office:value="NaN">
                <text:p>NaN</text:p>
                <draw:g>
                  <svg:desc>Model.C33:Model.AO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34:Model.B34</svg:desc>
                </draw:g>
              </table:table-cell>
              <table:table-cell office:value-type="float" office:value="NaN">
                <text:p>NaN</text:p>
                <draw:g>
                  <svg:desc>Model.C34:Model.AO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35:Model.B35</svg:desc>
                </draw:g>
              </table:table-cell>
              <table:table-cell office:value-type="float" office:value="NaN">
                <text:p>NaN</text:p>
                <draw:g>
                  <svg:desc>Model.C35:Model.AO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36:Model.B36</svg:desc>
                </draw:g>
              </table:table-cell>
              <table:table-cell office:value-type="float" office:value="NaN">
                <text:p>NaN</text:p>
                <draw:g>
                  <svg:desc>Model.C36:Model.AO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37:Model.B37</svg:desc>
                </draw:g>
              </table:table-cell>
              <table:table-cell office:value-type="float" office:value="NaN">
                <text:p>NaN</text:p>
                <draw:g>
                  <svg:desc>Model.C37:Model.AO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38:Model.B38</svg:desc>
                </draw:g>
              </table:table-cell>
              <table:table-cell office:value-type="float" office:value="NaN">
                <text:p>NaN</text:p>
                <draw:g>
                  <svg:desc>Model.C38:Model.AO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39:Model.B39</svg:desc>
                </draw:g>
              </table:table-cell>
              <table:table-cell office:value-type="float" office:value="NaN">
                <text:p>NaN</text:p>
                <draw:g>
                  <svg:desc>Model.C39:Model.AO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40:Model.B40</svg:desc>
                </draw:g>
              </table:table-cell>
              <table:table-cell office:value-type="float" office:value="NaN">
                <text:p>NaN</text:p>
                <draw:g>
                  <svg:desc>Model.C40:Model.AO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41:Model.B41</svg:desc>
                </draw:g>
              </table:table-cell>
              <table:table-cell office:value-type="float" office:value="NaN">
                <text:p>NaN</text:p>
                <draw:g>
                  <svg:desc>Model.C41:Model.AO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42:Model.B42</svg:desc>
                </draw:g>
              </table:table-cell>
              <table:table-cell office:value-type="float" office:value="NaN">
                <text:p>NaN</text:p>
                <draw:g>
                  <svg:desc>Model.C42:Model.AO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43:Model.B43</svg:desc>
                </draw:g>
              </table:table-cell>
              <table:table-cell office:value-type="float" office:value="NaN">
                <text:p>NaN</text:p>
                <draw:g>
                  <svg:desc>Model.C43:Model.AO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44:Model.B44</svg:desc>
                </draw:g>
              </table:table-cell>
              <table:table-cell office:value-type="float" office:value="NaN">
                <text:p>NaN</text:p>
                <draw:g>
                  <svg:desc>Model.C44:Model.AO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45:Model.B45</svg:desc>
                </draw:g>
              </table:table-cell>
              <table:table-cell office:value-type="float" office:value="NaN">
                <text:p>NaN</text:p>
                <draw:g>
                  <svg:desc>Model.C45:Model.AO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46:Model.B46</svg:desc>
                </draw:g>
              </table:table-cell>
              <table:table-cell office:value-type="float" office:value="NaN">
                <text:p>NaN</text:p>
                <draw:g>
                  <svg:desc>Model.C46:Model.AO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47:Model.B47</svg:desc>
                </draw:g>
              </table:table-cell>
              <table:table-cell office:value-type="float" office:value="NaN">
                <text:p>NaN</text:p>
                <draw:g>
                  <svg:desc>Model.C47:Model.AO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48:Model.B48</svg:desc>
                </draw:g>
              </table:table-cell>
              <table:table-cell office:value-type="float" office:value="NaN">
                <text:p>NaN</text:p>
                <draw:g>
                  <svg:desc>Model.C48:Model.AO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49:Model.B49</svg:desc>
                </draw:g>
              </table:table-cell>
              <table:table-cell office:value-type="float" office:value="NaN">
                <text:p>NaN</text:p>
                <draw:g>
                  <svg:desc>Model.C49:Model.AO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50:Model.B50</svg:desc>
                </draw:g>
              </table:table-cell>
              <table:table-cell office:value-type="float" office:value="NaN">
                <text:p>NaN</text:p>
                <draw:g>
                  <svg:desc>Model.C50:Model.AO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327cm" svg:height="10.566cm" xlink:href=".." xlink:type="simple" chart:class="chart:bar" chart:style-name="ch1">
        <chart:title svg:x="4.43cm" svg:y="0.335cm" chart:style-name="ch2">
          <text:p>Instantaneous Correlation</text:p>
        </chart:title>
        <chart:legend chart:legend-position="bottom" svg:x="1.258cm" svg:y="8.184cm" style:legend-expansion="wide" chart:style-name="ch3"/>
        <chart:plot-area chart:style-name="ch4" table:cell-range-address="Model.B55:Model.AO95" chart:data-source-has-labels="both" svg:x="0.051cm" svg:y="0.98cm" svg:width="11.78cm" svg:height="6.853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13cm" svg:y="0.846cm" svg:width="10.118cm" svg:height="6.606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5:Model.AO55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6:Model.AO56" chart:label-cell-address="Model.B56:Model.B56" chart:class="chart:bar">
            <chart:data-point chart:repeated="39"/>
          </chart:series>
          <chart:series chart:style-name="ch9" chart:values-cell-range-address="Model.C57:Model.AO57" chart:label-cell-address="Model.B57:Model.B57" chart:class="chart:bar">
            <chart:data-point chart:repeated="39"/>
          </chart:series>
          <chart:series chart:style-name="ch10" chart:values-cell-range-address="Model.C58:Model.AO58" chart:label-cell-address="Model.B58:Model.B58" chart:class="chart:bar">
            <chart:data-point chart:repeated="39"/>
          </chart:series>
          <chart:series chart:style-name="ch11" chart:values-cell-range-address="Model.C59:Model.AO59" chart:label-cell-address="Model.B59:Model.B59" chart:class="chart:bar">
            <chart:data-point chart:repeated="39"/>
          </chart:series>
          <chart:series chart:style-name="ch12" chart:values-cell-range-address="Model.C60:Model.AO60" chart:label-cell-address="Model.B60:Model.B60" chart:class="chart:bar">
            <chart:data-point chart:repeated="39"/>
          </chart:series>
          <chart:series chart:style-name="ch13" chart:values-cell-range-address="Model.C61:Model.AO61" chart:label-cell-address="Model.B61:Model.B61" chart:class="chart:bar">
            <chart:data-point chart:repeated="39"/>
          </chart:series>
          <chart:series chart:style-name="ch14" chart:values-cell-range-address="Model.C62:Model.AO62" chart:label-cell-address="Model.B62:Model.B62" chart:class="chart:bar">
            <chart:data-point chart:repeated="39"/>
          </chart:series>
          <chart:series chart:style-name="ch15" chart:values-cell-range-address="Model.C63:Model.AO63" chart:label-cell-address="Model.B63:Model.B63" chart:class="chart:bar">
            <chart:data-point chart:repeated="39"/>
          </chart:series>
          <chart:series chart:style-name="ch16" chart:values-cell-range-address="Model.C64:Model.AO64" chart:label-cell-address="Model.B64:Model.B64" chart:class="chart:bar">
            <chart:data-point chart:repeated="39"/>
          </chart:series>
          <chart:series chart:style-name="ch17" chart:values-cell-range-address="Model.C65:Model.AO65" chart:label-cell-address="Model.B65:Model.B65" chart:class="chart:bar">
            <chart:data-point chart:repeated="39"/>
          </chart:series>
          <chart:series chart:style-name="ch18" chart:values-cell-range-address="Model.C66:Model.AO66" chart:label-cell-address="Model.B66:Model.B66" chart:class="chart:bar">
            <chart:data-point chart:repeated="39"/>
          </chart:series>
          <chart:series chart:style-name="ch19" chart:values-cell-range-address="Model.C67:Model.AO67" chart:label-cell-address="Model.B67:Model.B67" chart:class="chart:bar">
            <chart:data-point chart:repeated="39"/>
          </chart:series>
          <chart:series chart:style-name="ch20" chart:values-cell-range-address="Model.C68:Model.AO68" chart:label-cell-address="Model.B68:Model.B68" chart:class="chart:bar">
            <chart:data-point chart:repeated="39"/>
          </chart:series>
          <chart:series chart:style-name="ch21" chart:values-cell-range-address="Model.C69:Model.AO69" chart:label-cell-address="Model.B69:Model.B69" chart:class="chart:bar">
            <chart:data-point chart:repeated="39"/>
          </chart:series>
          <chart:series chart:style-name="ch22" chart:values-cell-range-address="Model.C70:Model.AO70" chart:label-cell-address="Model.B70:Model.B70" chart:class="chart:bar">
            <chart:data-point chart:repeated="39"/>
          </chart:series>
          <chart:series chart:style-name="ch23" chart:values-cell-range-address="Model.C71:Model.AO71" chart:label-cell-address="Model.B71:Model.B71" chart:class="chart:bar">
            <chart:data-point chart:repeated="39"/>
          </chart:series>
          <chart:series chart:style-name="ch24" chart:values-cell-range-address="Model.C72:Model.AO72" chart:label-cell-address="Model.B72:Model.B72" chart:class="chart:bar">
            <chart:data-point chart:repeated="39"/>
          </chart:series>
          <chart:series chart:style-name="ch11" chart:values-cell-range-address="Model.C73:Model.AO73" chart:label-cell-address="Model.B73:Model.B73" chart:class="chart:bar">
            <chart:data-point chart:repeated="39"/>
          </chart:series>
          <chart:series chart:style-name="ch25" chart:values-cell-range-address="Model.C74:Model.AO74" chart:label-cell-address="Model.B74:Model.B74" chart:class="chart:bar">
            <chart:data-point chart:repeated="39"/>
          </chart:series>
          <chart:series chart:style-name="ch26" chart:values-cell-range-address="Model.C75:Model.AO75" chart:label-cell-address="Model.B75:Model.B75" chart:class="chart:bar">
            <chart:data-point chart:repeated="39"/>
          </chart:series>
          <chart:series chart:style-name="ch27" chart:values-cell-range-address="Model.C76:Model.AO76" chart:label-cell-address="Model.B76:Model.B76" chart:class="chart:bar">
            <chart:data-point chart:repeated="39"/>
          </chart:series>
          <chart:series chart:style-name="ch28" chart:values-cell-range-address="Model.C77:Model.AO77" chart:label-cell-address="Model.B77:Model.B77" chart:class="chart:bar">
            <chart:data-point chart:repeated="39"/>
          </chart:series>
          <chart:series chart:style-name="ch29" chart:values-cell-range-address="Model.C78:Model.AO78" chart:label-cell-address="Model.B78:Model.B78" chart:class="chart:bar">
            <chart:data-point chart:repeated="39"/>
          </chart:series>
          <chart:series chart:style-name="ch30" chart:values-cell-range-address="Model.C79:Model.AO79" chart:label-cell-address="Model.B79:Model.B79" chart:class="chart:bar">
            <chart:data-point chart:repeated="39"/>
          </chart:series>
          <chart:series chart:style-name="ch31" chart:values-cell-range-address="Model.C80:Model.AO80" chart:label-cell-address="Model.B80:Model.B80" chart:class="chart:bar">
            <chart:data-point chart:repeated="39"/>
          </chart:series>
          <chart:series chart:style-name="ch32" chart:values-cell-range-address="Model.C81:Model.AO81" chart:label-cell-address="Model.B81:Model.B81" chart:class="chart:bar">
            <chart:data-point chart:repeated="39"/>
          </chart:series>
          <chart:series chart:style-name="ch33" chart:values-cell-range-address="Model.C82:Model.AO82" chart:label-cell-address="Model.B82:Model.B82" chart:class="chart:bar">
            <chart:data-point chart:repeated="39"/>
          </chart:series>
          <chart:series chart:style-name="ch34" chart:values-cell-range-address="Model.C83:Model.AO83" chart:label-cell-address="Model.B83:Model.B83" chart:class="chart:bar">
            <chart:data-point chart:repeated="39"/>
          </chart:series>
          <chart:series chart:style-name="ch35" chart:values-cell-range-address="Model.C84:Model.AO84" chart:label-cell-address="Model.B84:Model.B84" chart:class="chart:bar">
            <chart:data-point chart:repeated="39"/>
          </chart:series>
          <chart:series chart:style-name="ch36" chart:values-cell-range-address="Model.C85:Model.AO85" chart:label-cell-address="Model.B85:Model.B85" chart:class="chart:bar">
            <chart:data-point chart:repeated="39"/>
          </chart:series>
          <chart:series chart:style-name="ch37" chart:values-cell-range-address="Model.C86:Model.AO86" chart:label-cell-address="Model.B86:Model.B86" chart:class="chart:bar">
            <chart:data-point chart:repeated="39"/>
          </chart:series>
          <chart:series chart:style-name="ch38" chart:values-cell-range-address="Model.C87:Model.AO87" chart:label-cell-address="Model.B87:Model.B87" chart:class="chart:bar">
            <chart:data-point chart:repeated="39"/>
          </chart:series>
          <chart:series chart:style-name="ch39" chart:values-cell-range-address="Model.C88:Model.AO88" chart:label-cell-address="Model.B88:Model.B88" chart:class="chart:bar">
            <chart:data-point chart:repeated="39"/>
          </chart:series>
          <chart:series chart:style-name="ch40" chart:values-cell-range-address="Model.C89:Model.AO89" chart:label-cell-address="Model.B89:Model.B89" chart:class="chart:bar">
            <chart:data-point chart:repeated="39"/>
          </chart:series>
          <chart:series chart:style-name="ch41" chart:values-cell-range-address="Model.C90:Model.AO90" chart:label-cell-address="Model.B90:Model.B90" chart:class="chart:bar">
            <chart:data-point chart:repeated="39"/>
          </chart:series>
          <chart:series chart:style-name="ch42" chart:values-cell-range-address="Model.C91:Model.AO91" chart:label-cell-address="Model.B91:Model.B91" chart:class="chart:bar">
            <chart:data-point chart:repeated="39"/>
          </chart:series>
          <chart:series chart:style-name="ch43" chart:values-cell-range-address="Model.C92:Model.AO92" chart:label-cell-address="Model.B92:Model.B92" chart:class="chart:bar">
            <chart:data-point chart:repeated="39"/>
          </chart:series>
          <chart:series chart:style-name="ch9" chart:values-cell-range-address="Model.C93:Model.AO93" chart:label-cell-address="Model.B93:Model.B93" chart:class="chart:bar">
            <chart:data-point chart:repeated="39"/>
          </chart:series>
          <chart:series chart:style-name="ch44" chart:values-cell-range-address="Model.C94:Model.AO94" chart:label-cell-address="Model.B94:Model.B94" chart:class="chart:bar">
            <chart:data-point chart:repeated="39"/>
          </chart:series>
          <chart:series chart:style-name="ch45" chart:values-cell-range-address="Model.C95:Model.AO95" chart:label-cell-address="Model.B95:Model.B95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5:Model.AO55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6:Model.B56</svg:desc>
                </draw:g>
              </table:table-cell>
              <table:table-cell office:value-type="float" office:value="NaN">
                <text:p>NaN</text:p>
                <draw:g>
                  <svg:desc>Model.C56:Model.AO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Model.B57:Model.B57</svg:desc>
                </draw:g>
              </table:table-cell>
              <table:table-cell office:value-type="float" office:value="NaN">
                <text:p>NaN</text:p>
                <draw:g>
                  <svg:desc>Model.C57:Model.AO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Model.B58:Model.B58</svg:desc>
                </draw:g>
              </table:table-cell>
              <table:table-cell office:value-type="float" office:value="NaN">
                <text:p>NaN</text:p>
                <draw:g>
                  <svg:desc>Model.C58:Model.AO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Model.B59:Model.B59</svg:desc>
                </draw:g>
              </table:table-cell>
              <table:table-cell office:value-type="float" office:value="NaN">
                <text:p>NaN</text:p>
                <draw:g>
                  <svg:desc>Model.C59:Model.AO5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Model.B60:Model.B60</svg:desc>
                </draw:g>
              </table:table-cell>
              <table:table-cell office:value-type="float" office:value="NaN">
                <text:p>NaN</text:p>
                <draw:g>
                  <svg:desc>Model.C60:Model.AO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Model.B61:Model.B61</svg:desc>
                </draw:g>
              </table:table-cell>
              <table:table-cell office:value-type="float" office:value="NaN">
                <text:p>NaN</text:p>
                <draw:g>
                  <svg:desc>Model.C61:Model.AO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Model.B62:Model.B62</svg:desc>
                </draw:g>
              </table:table-cell>
              <table:table-cell office:value-type="float" office:value="NaN">
                <text:p>NaN</text:p>
                <draw:g>
                  <svg:desc>Model.C62:Model.AO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Model.B63:Model.B63</svg:desc>
                </draw:g>
              </table:table-cell>
              <table:table-cell office:value-type="float" office:value="NaN">
                <text:p>NaN</text:p>
                <draw:g>
                  <svg:desc>Model.C63:Model.AO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Model.B64:Model.B64</svg:desc>
                </draw:g>
              </table:table-cell>
              <table:table-cell office:value-type="float" office:value="NaN">
                <text:p>NaN</text:p>
                <draw:g>
                  <svg:desc>Model.C64:Model.AO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Model.B65:Model.B65</svg:desc>
                </draw:g>
              </table:table-cell>
              <table:table-cell office:value-type="float" office:value="NaN">
                <text:p>NaN</text:p>
                <draw:g>
                  <svg:desc>Model.C65:Model.AO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Model.B66:Model.B66</svg:desc>
                </draw:g>
              </table:table-cell>
              <table:table-cell office:value-type="float" office:value="NaN">
                <text:p>NaN</text:p>
                <draw:g>
                  <svg:desc>Model.C66:Model.AO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  <draw:g>
                  <svg:desc>Model.B67:Model.B67</svg:desc>
                </draw:g>
              </table:table-cell>
              <table:table-cell office:value-type="float" office:value="NaN">
                <text:p>NaN</text:p>
                <draw:g>
                  <svg:desc>Model.C67:Model.AO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Model.B68:Model.B68</svg:desc>
                </draw:g>
              </table:table-cell>
              <table:table-cell office:value-type="float" office:value="NaN">
                <text:p>NaN</text:p>
                <draw:g>
                  <svg:desc>Model.C68:Model.AO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  <draw:g>
                  <svg:desc>Model.B69:Model.B69</svg:desc>
                </draw:g>
              </table:table-cell>
              <table:table-cell office:value-type="float" office:value="NaN">
                <text:p>NaN</text:p>
                <draw:g>
                  <svg:desc>Model.C69:Model.AO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  <draw:g>
                  <svg:desc>Model.B70:Model.B70</svg:desc>
                </draw:g>
              </table:table-cell>
              <table:table-cell office:value-type="float" office:value="NaN">
                <text:p>NaN</text:p>
                <draw:g>
                  <svg:desc>Model.C70:Model.AO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  <draw:g>
                  <svg:desc>Model.B71:Model.B71</svg:desc>
                </draw:g>
              </table:table-cell>
              <table:table-cell office:value-type="float" office:value="NaN">
                <text:p>NaN</text:p>
                <draw:g>
                  <svg:desc>Model.C71:Model.AO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Model.B72:Model.B72</svg:desc>
                </draw:g>
              </table:table-cell>
              <table:table-cell office:value-type="float" office:value="NaN">
                <text:p>NaN</text:p>
                <draw:g>
                  <svg:desc>Model.C72:Model.AO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  <draw:g>
                  <svg:desc>Model.B73:Model.B73</svg:desc>
                </draw:g>
              </table:table-cell>
              <table:table-cell office:value-type="float" office:value="NaN">
                <text:p>NaN</text:p>
                <draw:g>
                  <svg:desc>Model.C73:Model.AO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  <draw:g>
                  <svg:desc>Model.B74:Model.B74</svg:desc>
                </draw:g>
              </table:table-cell>
              <table:table-cell office:value-type="float" office:value="NaN">
                <text:p>NaN</text:p>
                <draw:g>
                  <svg:desc>Model.C74:Model.AO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  <draw:g>
                  <svg:desc>Model.B75:Model.B75</svg:desc>
                </draw:g>
              </table:table-cell>
              <table:table-cell office:value-type="float" office:value="NaN">
                <text:p>NaN</text:p>
                <draw:g>
                  <svg:desc>Model.C75:Model.AO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Model.B76:Model.B76</svg:desc>
                </draw:g>
              </table:table-cell>
              <table:table-cell office:value-type="float" office:value="NaN">
                <text:p>NaN</text:p>
                <draw:g>
                  <svg:desc>Model.C76:Model.AO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  <draw:g>
                  <svg:desc>Model.B77:Model.B77</svg:desc>
                </draw:g>
              </table:table-cell>
              <table:table-cell office:value-type="float" office:value="NaN">
                <text:p>NaN</text:p>
                <draw:g>
                  <svg:desc>Model.C77:Model.AO7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  <draw:g>
                  <svg:desc>Model.B78:Model.B78</svg:desc>
                </draw:g>
              </table:table-cell>
              <table:table-cell office:value-type="float" office:value="NaN">
                <text:p>NaN</text:p>
                <draw:g>
                  <svg:desc>Model.C78:Model.AO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  <draw:g>
                  <svg:desc>Model.B79:Model.B79</svg:desc>
                </draw:g>
              </table:table-cell>
              <table:table-cell office:value-type="float" office:value="NaN">
                <text:p>NaN</text:p>
                <draw:g>
                  <svg:desc>Model.C79:Model.AO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  <draw:g>
                  <svg:desc>Model.B80:Model.B80</svg:desc>
                </draw:g>
              </table:table-cell>
              <table:table-cell office:value-type="float" office:value="NaN">
                <text:p>NaN</text:p>
                <draw:g>
                  <svg:desc>Model.C80:Model.AO8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  <draw:g>
                  <svg:desc>Model.B81:Model.B81</svg:desc>
                </draw:g>
              </table:table-cell>
              <table:table-cell office:value-type="float" office:value="NaN">
                <text:p>NaN</text:p>
                <draw:g>
                  <svg:desc>Model.C81:Model.AO8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  <draw:g>
                  <svg:desc>Model.B82:Model.B82</svg:desc>
                </draw:g>
              </table:table-cell>
              <table:table-cell office:value-type="float" office:value="NaN">
                <text:p>NaN</text:p>
                <draw:g>
                  <svg:desc>Model.C82:Model.AO8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  <draw:g>
                  <svg:desc>Model.B83:Model.B83</svg:desc>
                </draw:g>
              </table:table-cell>
              <table:table-cell office:value-type="float" office:value="NaN">
                <text:p>NaN</text:p>
                <draw:g>
                  <svg:desc>Model.C83:Model.AO8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  <draw:g>
                  <svg:desc>Model.B84:Model.B84</svg:desc>
                </draw:g>
              </table:table-cell>
              <table:table-cell office:value-type="float" office:value="NaN">
                <text:p>NaN</text:p>
                <draw:g>
                  <svg:desc>Model.C84:Model.AO8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  <draw:g>
                  <svg:desc>Model.B85:Model.B85</svg:desc>
                </draw:g>
              </table:table-cell>
              <table:table-cell office:value-type="float" office:value="NaN">
                <text:p>NaN</text:p>
                <draw:g>
                  <svg:desc>Model.C85:Model.AO8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Model.B86:Model.B86</svg:desc>
                </draw:g>
              </table:table-cell>
              <table:table-cell office:value-type="float" office:value="NaN">
                <text:p>NaN</text:p>
                <draw:g>
                  <svg:desc>Model.C86:Model.AO8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  <draw:g>
                  <svg:desc>Model.B87:Model.B87</svg:desc>
                </draw:g>
              </table:table-cell>
              <table:table-cell office:value-type="float" office:value="NaN">
                <text:p>NaN</text:p>
                <draw:g>
                  <svg:desc>Model.C87:Model.AO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Model.B88:Model.B88</svg:desc>
                </draw:g>
              </table:table-cell>
              <table:table-cell office:value-type="float" office:value="NaN">
                <text:p>NaN</text:p>
                <draw:g>
                  <svg:desc>Model.C88:Model.AO8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  <draw:g>
                  <svg:desc>Model.B89:Model.B89</svg:desc>
                </draw:g>
              </table:table-cell>
              <table:table-cell office:value-type="float" office:value="NaN">
                <text:p>NaN</text:p>
                <draw:g>
                  <svg:desc>Model.C89:Model.AO8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  <draw:g>
                  <svg:desc>Model.B90:Model.B90</svg:desc>
                </draw:g>
              </table:table-cell>
              <table:table-cell office:value-type="float" office:value="NaN">
                <text:p>NaN</text:p>
                <draw:g>
                  <svg:desc>Model.C90:Model.AO9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  <draw:g>
                  <svg:desc>Model.B91:Model.B91</svg:desc>
                </draw:g>
              </table:table-cell>
              <table:table-cell office:value-type="float" office:value="NaN">
                <text:p>NaN</text:p>
                <draw:g>
                  <svg:desc>Model.C91:Model.AO9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  <draw:g>
                  <svg:desc>Model.B92:Model.B92</svg:desc>
                </draw:g>
              </table:table-cell>
              <table:table-cell office:value-type="float" office:value="NaN">
                <text:p>NaN</text:p>
                <draw:g>
                  <svg:desc>Model.C92:Model.AO9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  <draw:g>
                  <svg:desc>Model.B93:Model.B93</svg:desc>
                </draw:g>
              </table:table-cell>
              <table:table-cell office:value-type="float" office:value="NaN">
                <text:p>NaN</text:p>
                <draw:g>
                  <svg:desc>Model.C93:Model.AO9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  <draw:g>
                  <svg:desc>Model.B94:Model.B94</svg:desc>
                </draw:g>
              </table:table-cell>
              <table:table-cell office:value-type="float" office:value="NaN">
                <text:p>NaN</text:p>
                <draw:g>
                  <svg:desc>Model.C94:Model.AO9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  <draw:g>
                  <svg:desc>Model.B95:Model.B95</svg:desc>
                </draw:g>
              </table:table-cell>
              <table:table-cell office:value-type="float" office:value="NaN">
                <text:p>NaN</text:p>
                <draw:g>
                  <svg:desc>Model.C95:Model.AO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712cm" svg:y="0.224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3cm" svg:y="0.662cm" svg:width="10.649cm" svg:height="5.657cm">
          <chartooo:coordinate-region svg:x="2.271cm" svg:y="0.836cm" svg:width="9.53cm" svg:height="4.887cm"/>
          <chart:axis chart:dimension="x" chart:name="primary-x" chart:style-name="ch4" chartooo:axis-type="text">
            <chart:title svg:x="5.953cm" svg:y="6.694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8cm" svg:y="3.903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631068144240589">
                <text:p>0.00631068144240589</text:p>
                <draw:g>
                  <svg:desc>Simulation.C15:Simulation.J15</svg:desc>
                </draw:g>
              </table:table-cell>
              <table:table-cell office:value-type="float" office:value="0.00892258141684743">
                <text:p>0.00892258141684743</text:p>
              </table:table-cell>
              <table:table-cell office:value-type="float" office:value="0.0113268583666165">
                <text:p>0.0113268583666165</text:p>
              </table:table-cell>
              <table:table-cell office:value-type="float" office:value="0.0133217034622383">
                <text:p>0.0133217034622383</text:p>
              </table:table-cell>
              <table:table-cell office:value-type="float" office:value="0.0148288187365529">
                <text:p>0.0148288187365529</text:p>
              </table:table-cell>
              <table:table-cell office:value-type="float" office:value="0.0160480721079237">
                <text:p>0.0160480721079237</text:p>
              </table:table-cell>
              <table:table-cell office:value-type="float" office:value="0.0171829588160607">
                <text:p>0.0171829588160607</text:p>
              </table:table-cell>
              <table:table-cell office:value-type="float" office:value="0.018029031474227">
                <text:p>0.018029031474227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939380116579472">
                <text:p>0.00939380116579472</text:p>
                <draw:g>
                  <svg:desc>Simulation.C16:Simulation.J16</svg:desc>
                </draw:g>
              </table:table-cell>
              <table:table-cell office:value-type="float" office:value="0.013591977486516">
                <text:p>0.013591977486516</text:p>
              </table:table-cell>
              <table:table-cell office:value-type="float" office:value="0.0175383515389171">
                <text:p>0.0175383515389171</text:p>
              </table:table-cell>
              <table:table-cell office:value-type="float" office:value="0.0208686692296429">
                <text:p>0.0208686692296429</text:p>
              </table:table-cell>
              <table:table-cell office:value-type="float" office:value="0.0234254981968933">
                <text:p>0.0234254981968933</text:p>
              </table:table-cell>
              <table:table-cell office:value-type="float" office:value="0.0255081980929947">
                <text:p>0.0255081980929947</text:p>
              </table:table-cell>
              <table:table-cell office:value-type="float" office:value="0.0274384358450954">
                <text:p>0.0274384358450954</text:p>
              </table:table-cell>
              <table:table-cell office:value-type="float" office:value="0.0288913426001164">
                <text:p>0.0288913426001164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305247672372467">
                <text:p>0.0305247672372467</text:p>
                <draw:g>
                  <svg:desc>Simulation.C17:Simulation.J17</svg:desc>
                </draw:g>
              </table:table-cell>
              <table:table-cell office:value-type="float" office:value="0.0330320040094273">
                <text:p>0.0330320040094273</text:p>
              </table:table-cell>
              <table:table-cell office:value-type="float" office:value="0.0345024406339173">
                <text:p>0.0345024406339173</text:p>
              </table:table-cell>
              <table:table-cell office:value-type="float" office:value="0.035200778922698">
                <text:p>0.035200778922698</text:p>
              </table:table-cell>
              <table:table-cell office:value-type="float" office:value="0.0353273785422828">
                <text:p>0.0353273785422828</text:p>
              </table:table-cell>
              <table:table-cell office:value-type="float" office:value="0.0354547491073161">
                <text:p>0.0354547491073161</text:p>
              </table:table-cell>
              <table:table-cell office:value-type="float" office:value="0.0359355848559734">
                <text:p>0.0359355848559734</text:p>
              </table:table-cell>
              <table:table-cell office:value-type="float" office:value="0.0362313412057304">
                <text:p>0.0362313412057304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840296244666673">
                <text:p>0.00840296244666673</text:p>
                <draw:g>
                  <svg:desc>Simulation.C18:Simulation.J18</svg:desc>
                </draw:g>
              </table:table-cell>
              <table:table-cell office:value-type="float" office:value="0.0109927026082518">
                <text:p>0.0109927026082518</text:p>
              </table:table-cell>
              <table:table-cell office:value-type="float" office:value="0.0131880188892163">
                <text:p>0.0131880188892163</text:p>
              </table:table-cell>
              <table:table-cell office:value-type="float" office:value="0.0148858357903217">
                <text:p>0.0148858357903217</text:p>
              </table:table-cell>
              <table:table-cell office:value-type="float" office:value="0.0160814376051962">
                <text:p>0.0160814376051962</text:p>
              </table:table-cell>
              <table:table-cell office:value-type="float" office:value="0.0170286243391608">
                <text:p>0.0170286243391608</text:p>
              </table:table-cell>
              <table:table-cell office:value-type="float" office:value="0.0179457327509677">
                <text:p>0.0179457327509677</text:p>
              </table:table-cell>
              <table:table-cell office:value-type="float" office:value="0.0186127181480726">
                <text:p>0.0186127181480726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679875877636657">
                <text:p>0.00679875877636657</text:p>
                <draw:g>
                  <svg:desc>Simulation.C19:Simulation.J19</svg:desc>
                </draw:g>
              </table:table-cell>
              <table:table-cell office:value-type="float" office:value="0.00954808122703557">
                <text:p>0.00954808122703557</text:p>
              </table:table-cell>
              <table:table-cell office:value-type="float" office:value="0.0120620818790454">
                <text:p>0.0120620818790454</text:p>
              </table:table-cell>
              <table:table-cell office:value-type="float" office:value="0.0141366769091355">
                <text:p>0.0141366769091355</text:p>
              </table:table-cell>
              <table:table-cell office:value-type="float" office:value="0.0156961670192165">
                <text:p>0.0156961670192165</text:p>
              </table:table-cell>
              <table:table-cell office:value-type="float" office:value="0.0169557807720434">
                <text:p>0.0169557807720434</text:p>
              </table:table-cell>
              <table:table-cell office:value-type="float" office:value="0.018131161018755">
                <text:p>0.018131161018755</text:p>
              </table:table-cell>
              <table:table-cell office:value-type="float" office:value="0.0190062551155948">
                <text:p>0.0190062551155948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114582986090232">
                <text:p>0.0114582986090232</text:p>
                <draw:g>
                  <svg:desc>Simulation.C20:Simulation.J20</svg:desc>
                </draw:g>
              </table:table-cell>
              <table:table-cell office:value-type="float" office:value="0.0152467558249145">
                <text:p>0.0152467558249145</text:p>
              </table:table-cell>
              <table:table-cell office:value-type="float" office:value="0.018499438660849">
                <text:p>0.018499438660849</text:p>
              </table:table-cell>
              <table:table-cell office:value-type="float" office:value="0.0210416718032687">
                <text:p>0.0210416718032687</text:p>
              </table:table-cell>
              <table:table-cell office:value-type="float" office:value="0.0228525815901306">
                <text:p>0.0228525815901306</text:p>
              </table:table-cell>
              <table:table-cell office:value-type="float" office:value="0.024289608135028">
                <text:p>0.024289608135028</text:p>
              </table:table-cell>
              <table:table-cell office:value-type="float" office:value="0.025667619300615">
                <text:p>0.025667619300615</text:p>
              </table:table-cell>
              <table:table-cell office:value-type="float" office:value="0.0266754723563622">
                <text:p>0.0266754723563622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756083302125376">
                <text:p>0.00756083302125376</text:p>
                <draw:g>
                  <svg:desc>Simulation.C21:Simulation.J21</svg:desc>
                </draw:g>
              </table:table-cell>
              <table:table-cell office:value-type="float" office:value="0.0102270559327933">
                <text:p>0.0102270559327933</text:p>
              </table:table-cell>
              <table:table-cell office:value-type="float" office:value="0.0125703157867743">
                <text:p>0.0125703157867743</text:p>
              </table:table-cell>
              <table:table-cell office:value-type="float" office:value="0.0144402330885319">
                <text:p>0.0144402330885319</text:p>
              </table:table-cell>
              <table:table-cell office:value-type="float" office:value="0.0158004692262125">
                <text:p>0.0158004692262125</text:p>
              </table:table-cell>
              <table:table-cell office:value-type="float" office:value="0.0168870626144453">
                <text:p>0.0168870626144453</text:p>
              </table:table-cell>
              <table:table-cell office:value-type="float" office:value="0.0179170589790035">
                <text:p>0.0179170589790035</text:p>
              </table:table-cell>
              <table:table-cell office:value-type="float" office:value="0.0186744884473112">
                <text:p>0.018674488447311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734091726213712">
                <text:p>0.00734091726213712</text:p>
                <draw:g>
                  <svg:desc>Simulation.C22:Simulation.J22</svg:desc>
                </draw:g>
              </table:table-cell>
              <table:table-cell office:value-type="float" office:value="0.00999191532523108">
                <text:p>0.00999191532523108</text:p>
              </table:table-cell>
              <table:table-cell office:value-type="float" office:value="0.0123387390345092">
                <text:p>0.0123387390345092</text:p>
              </table:table-cell>
              <table:table-cell office:value-type="float" office:value="0.0142233882765419">
                <text:p>0.0142233882765419</text:p>
              </table:table-cell>
              <table:table-cell office:value-type="float" office:value="0.0156031189887677">
                <text:p>0.0156031189887677</text:p>
              </table:table-cell>
              <table:table-cell office:value-type="float" office:value="0.0167076984639738">
                <text:p>0.0167076984639738</text:p>
              </table:table-cell>
              <table:table-cell office:value-type="float" office:value="0.0177514985875325">
                <text:p>0.0177514985875325</text:p>
              </table:table-cell>
              <table:table-cell office:value-type="float" office:value="0.0185210026035566">
                <text:p>0.0185210026035566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34743985936161">
                <text:p>0.0134743985936161</text:p>
                <draw:g>
                  <svg:desc>Simulation.C23:Simulation.J23</svg:desc>
                </draw:g>
              </table:table-cell>
              <table:table-cell office:value-type="float" office:value="0.0173222592963652">
                <text:p>0.0173222592963652</text:p>
              </table:table-cell>
              <table:table-cell office:value-type="float" office:value="0.020501625032688">
                <text:p>0.020501625032688</text:p>
              </table:table-cell>
              <table:table-cell office:value-type="float" office:value="0.022903076750256">
                <text:p>0.022903076750256</text:p>
              </table:table-cell>
              <table:table-cell office:value-type="float" office:value="0.0245516235577938">
                <text:p>0.0245516235577938</text:p>
              </table:table-cell>
              <table:table-cell office:value-type="float" office:value="0.025849358316828">
                <text:p>0.025849358316828</text:p>
              </table:table-cell>
              <table:table-cell office:value-type="float" office:value="0.0271284525249575">
                <text:p>0.0271284525249575</text:p>
              </table:table-cell>
              <table:table-cell office:value-type="float" office:value="0.0280529956354978">
                <text:p>0.0280529956354978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616812679078956">
                <text:p>0.0616812679078956</text:p>
                <draw:g>
                  <svg:desc>Simulation.C24:Simulation.J24</svg:desc>
                </draw:g>
              </table:table-cell>
              <table:table-cell office:value-type="float" office:value="0.0610718720405854">
                <text:p>0.0610718720405854</text:p>
              </table:table-cell>
              <table:table-cell office:value-type="float" office:value="0.0596745258547599">
                <text:p>0.0596745258547599</text:p>
              </table:table-cell>
              <table:table-cell office:value-type="float" office:value="0.0579408708053529">
                <text:p>0.0579408708053529</text:p>
              </table:table-cell>
              <table:table-cell office:value-type="float" office:value="0.0560645986344469">
                <text:p>0.0560645986344469</text:p>
              </table:table-cell>
              <table:table-cell office:value-type="float" office:value="0.0547803887974915">
                <text:p>0.0547803887974915</text:p>
              </table:table-cell>
              <table:table-cell office:value-type="float" office:value="0.0544487921452036">
                <text:p>0.0544487921452036</text:p>
              </table:table-cell>
              <table:table-cell office:value-type="float" office:value="0.0541220312667422">
                <text:p>0.054122031266742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991521618850887">
                <text:p>0.0991521618850887</text:p>
                <draw:g>
                  <svg:desc>Simulation.C25:Simulation.J25</svg:desc>
                </draw:g>
              </table:table-cell>
              <table:table-cell office:value-type="float" office:value="0.0894704350336781">
                <text:p>0.0894704350336781</text:p>
              </table:table-cell>
              <table:table-cell office:value-type="float" office:value="0.0817153776090019">
                <text:p>0.0817153776090019</text:p>
              </table:table-cell>
              <table:table-cell office:value-type="float" office:value="0.0755367675882371">
                <text:p>0.0755367675882371</text:p>
              </table:table-cell>
              <table:table-cell office:value-type="float" office:value="0.0705224696030386">
                <text:p>0.0705224696030386</text:p>
              </table:table-cell>
              <table:table-cell office:value-type="float" office:value="0.0671362084027691">
                <text:p>0.0671362084027691</text:p>
              </table:table-cell>
              <table:table-cell office:value-type="float" office:value="0.0654774250082625">
                <text:p>0.0654774250082625</text:p>
              </table:table-cell>
              <table:table-cell office:value-type="float" office:value="0.0641934905898472">
                <text:p>0.0641934905898472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115442891918945">
                <text:p>0.0115442891918945</text:p>
                <draw:g>
                  <svg:desc>Simulation.C26:Simulation.J26</svg:desc>
                </draw:g>
              </table:table-cell>
              <table:table-cell office:value-type="float" office:value="0.01500393527109">
                <text:p>0.01500393527109</text:p>
              </table:table-cell>
              <table:table-cell office:value-type="float" office:value="0.0179092139447657">
                <text:p>0.0179092139447657</text:p>
              </table:table-cell>
              <table:table-cell office:value-type="float" office:value="0.0201367965911707">
                <text:p>0.0201367965911707</text:p>
              </table:table-cell>
              <table:table-cell office:value-type="float" office:value="0.0216912912269561">
                <text:p>0.0216912912269561</text:p>
              </table:table-cell>
              <table:table-cell office:value-type="float" office:value="0.0229203230729403">
                <text:p>0.0229203230729403</text:p>
              </table:table-cell>
              <table:table-cell office:value-type="float" office:value="0.0241183808672237">
                <text:p>0.0241183808672237</text:p>
              </table:table-cell>
              <table:table-cell office:value-type="float" office:value="0.0249887614508542">
                <text:p>0.0249887614508542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130008540896841">
                <text:p>0.00130008540896841</text:p>
                <draw:g>
                  <svg:desc>Simulation.C27:Simulation.J27</svg:desc>
                </draw:g>
              </table:table-cell>
              <table:table-cell office:value-type="float" office:value="0.00241091507543818">
                <text:p>0.00241091507543818</text:p>
              </table:table-cell>
              <table:table-cell office:value-type="float" office:value="0.00372932766732134">
                <text:p>0.00372932766732134</text:p>
              </table:table-cell>
              <table:table-cell office:value-type="float" office:value="0.00506529381742539">
                <text:p>0.00506529381742539</text:p>
              </table:table-cell>
              <table:table-cell office:value-type="float" office:value="0.00626157641604985">
                <text:p>0.00626157641604985</text:p>
              </table:table-cell>
              <table:table-cell office:value-type="float" office:value="0.00731380340677241">
                <text:p>0.00731380340677241</text:p>
              </table:table-cell>
              <table:table-cell office:value-type="float" office:value="0.00827806524302553">
                <text:p>0.00827806524302553</text:p>
              </table:table-cell>
              <table:table-cell office:value-type="float" office:value="0.00904339790334453">
                <text:p>0.00904339790334453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417152800528647">
                <text:p>0.00417152800528647</text:p>
                <draw:g>
                  <svg:desc>Simulation.C28:Simulation.J28</svg:desc>
                </draw:g>
              </table:table-cell>
              <table:table-cell office:value-type="float" office:value="0.00622056834141912">
                <text:p>0.00622056834141912</text:p>
              </table:table-cell>
              <table:table-cell office:value-type="float" office:value="0.00821001995361532">
                <text:p>0.00821001995361532</text:p>
              </table:table-cell>
              <table:table-cell office:value-type="float" office:value="0.00993412261843682">
                <text:p>0.00993412261843682</text:p>
              </table:table-cell>
              <table:table-cell office:value-type="float" office:value="0.0112894280422873">
                <text:p>0.0112894280422873</text:p>
              </table:table-cell>
              <table:table-cell office:value-type="float" office:value="0.0124033382116962">
                <text:p>0.0124033382116962</text:p>
              </table:table-cell>
              <table:table-cell office:value-type="float" office:value="0.0134268500779496">
                <text:p>0.0134268500779496</text:p>
              </table:table-cell>
              <table:table-cell office:value-type="float" office:value="0.0142004301939253">
                <text:p>0.0142004301939253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128885074525816">
                <text:p>0.00128885074525816</text:p>
                <draw:g>
                  <svg:desc>Simulation.C29:Simulation.J29</svg:desc>
                </draw:g>
              </table:table-cell>
              <table:table-cell office:value-type="float" office:value="0.00248615893614274">
                <text:p>0.00248615893614274</text:p>
              </table:table-cell>
              <table:table-cell office:value-type="float" office:value="0.00395763584477221">
                <text:p>0.00395763584477221</text:p>
              </table:table-cell>
              <table:table-cell office:value-type="float" office:value="0.00548888147599402">
                <text:p>0.00548888147599402</text:p>
              </table:table-cell>
              <table:table-cell office:value-type="float" office:value="0.00688935881209924">
                <text:p>0.00688935881209924</text:p>
              </table:table-cell>
              <table:table-cell office:value-type="float" office:value="0.00813713186005892">
                <text:p>0.00813713186005892</text:p>
              </table:table-cell>
              <table:table-cell office:value-type="float" office:value="0.00928534174087187">
                <text:p>0.00928534174087187</text:p>
              </table:table-cell>
              <table:table-cell office:value-type="float" office:value="0.0102047806390169">
                <text:p>0.0102047806390169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67836085515893">
                <text:p>0.0167836085515893</text:p>
                <draw:g>
                  <svg:desc>Simulation.C30:Simulation.J30</svg:desc>
                </draw:g>
              </table:table-cell>
              <table:table-cell office:value-type="float" office:value="0.0199736184827252">
                <text:p>0.0199736184827252</text:p>
              </table:table-cell>
              <table:table-cell office:value-type="float" office:value="0.0223568087390007">
                <text:p>0.0223568087390007</text:p>
              </table:table-cell>
              <table:table-cell office:value-type="float" office:value="0.0239865352526331">
                <text:p>0.0239865352526331</text:p>
              </table:table-cell>
              <table:table-cell office:value-type="float" office:value="0.0249703687763098">
                <text:p>0.0249703687763098</text:p>
              </table:table-cell>
              <table:table-cell office:value-type="float" office:value="0.0257362628056472">
                <text:p>0.0257362628056472</text:p>
              </table:table-cell>
              <table:table-cell office:value-type="float" office:value="0.0265942706423834">
                <text:p>0.0265942706423834</text:p>
              </table:table-cell>
              <table:table-cell office:value-type="float" office:value="0.0271915245911762">
                <text:p>0.0271915245911762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451564169570777">
                <text:p>0.00451564169570777</text:p>
                <draw:g>
                  <svg:desc>Simulation.C31:Simulation.J31</svg:desc>
                </draw:g>
              </table:table-cell>
              <table:table-cell office:value-type="float" office:value="0.00733735715262533">
                <text:p>0.00733735715262533</text:p>
              </table:table-cell>
              <table:table-cell office:value-type="float" office:value="0.0103027871799745">
                <text:p>0.0103027871799745</text:p>
              </table:table-cell>
              <table:table-cell office:value-type="float" office:value="0.0130374794015756">
                <text:p>0.0130374794015756</text:p>
              </table:table-cell>
              <table:table-cell office:value-type="float" office:value="0.0153052838687378">
                <text:p>0.0153052838687378</text:p>
              </table:table-cell>
              <table:table-cell office:value-type="float" office:value="0.0172175734896507">
                <text:p>0.0172175734896507</text:p>
              </table:table-cell>
              <table:table-cell office:value-type="float" office:value="0.0189631434005212">
                <text:p>0.0189631434005212</text:p>
              </table:table-cell>
              <table:table-cell office:value-type="float" office:value="0.0203117348435505">
                <text:p>0.0203117348435505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457415227535694">
                <text:p>0.0457415227535694</text:p>
                <draw:g>
                  <svg:desc>Simulation.C32:Simulation.J32</svg:desc>
                </draw:g>
              </table:table-cell>
              <table:table-cell office:value-type="float" office:value="0.0490811854181484">
                <text:p>0.0490811854181484</text:p>
              </table:table-cell>
              <table:table-cell office:value-type="float" office:value="0.0508257122077055">
                <text:p>0.0508257122077055</text:p>
              </table:table-cell>
              <table:table-cell office:value-type="float" office:value="0.0514682508360702">
                <text:p>0.0514682508360702</text:p>
              </table:table-cell>
              <table:table-cell office:value-type="float" office:value="0.0513437088622243">
                <text:p>0.0513437088622243</text:p>
              </table:table-cell>
              <table:table-cell office:value-type="float" office:value="0.0512915882413901">
                <text:p>0.0512915882413901</text:p>
              </table:table-cell>
              <table:table-cell office:value-type="float" office:value="0.0518098772299838">
                <text:p>0.0518098772299838</text:p>
              </table:table-cell>
              <table:table-cell office:value-type="float" office:value="0.0521078226365474">
                <text:p>0.0521078226365474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0826178820003252">
                <text:p>0.00826178820003252</text:p>
                <draw:g>
                  <svg:desc>Simulation.C33:Simulation.J33</svg:desc>
                </draw:g>
              </table:table-cell>
              <table:table-cell office:value-type="float" office:value="0.0115142880667217">
                <text:p>0.0115142880667217</text:p>
              </table:table-cell>
              <table:table-cell office:value-type="float" office:value="0.0144634010595232">
                <text:p>0.0144634010595232</text:p>
              </table:table-cell>
              <table:table-cell office:value-type="float" office:value="0.0168798319453081">
                <text:p>0.0168798319453081</text:p>
              </table:table-cell>
              <table:table-cell office:value-type="float" office:value="0.0186842178161163">
                <text:p>0.0186842178161163</text:p>
              </table:table-cell>
              <table:table-cell office:value-type="float" office:value="0.0201385704407343">
                <text:p>0.0201385704407343</text:p>
              </table:table-cell>
              <table:table-cell office:value-type="float" office:value="0.0215003079564919">
                <text:p>0.0215003079564919</text:p>
              </table:table-cell>
              <table:table-cell office:value-type="float" office:value="0.0225128941833842">
                <text:p>0.0225128941833842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353735473016057">
                <text:p>0.00353735473016057</text:p>
                <draw:g>
                  <svg:desc>Simulation.C34:Simulation.J34</svg:desc>
                </draw:g>
              </table:table-cell>
              <table:table-cell office:value-type="float" office:value="0.00577140021660786">
                <text:p>0.00577140021660786</text:p>
              </table:table-cell>
              <table:table-cell office:value-type="float" office:value="0.00813086674485798">
                <text:p>0.00813086674485798</text:p>
              </table:table-cell>
              <table:table-cell office:value-type="float" office:value="0.0103157704585742">
                <text:p>0.0103157704585742</text:p>
              </table:table-cell>
              <table:table-cell office:value-type="float" office:value="0.0121340326754246">
                <text:p>0.0121340326754246</text:p>
              </table:table-cell>
              <table:table-cell office:value-type="float" office:value="0.013669937257206">
                <text:p>0.013669937257206</text:p>
              </table:table-cell>
              <table:table-cell office:value-type="float" office:value="0.0150713865932181">
                <text:p>0.0150713865932181</text:p>
              </table:table-cell>
              <table:table-cell office:value-type="float" office:value="0.0161546128002869">
                <text:p>0.0161546128002869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0389920520457842">
                <text:p>0.00389920520457842</text:p>
                <draw:g>
                  <svg:desc>Simulation.C35:Simulation.J35</svg:desc>
                </draw:g>
              </table:table-cell>
              <table:table-cell office:value-type="float" office:value="0.00579864861362005">
                <text:p>0.00579864861362005</text:p>
              </table:table-cell>
              <table:table-cell office:value-type="float" office:value="0.00763706360988682">
                <text:p>0.00763706360988682</text:p>
              </table:table-cell>
              <table:table-cell office:value-type="float" office:value="0.00922593575857037">
                <text:p>0.00922593575857037</text:p>
              </table:table-cell>
              <table:table-cell office:value-type="float" office:value="0.010471691414383">
                <text:p>0.010471691414383</text:p>
              </table:table-cell>
              <table:table-cell office:value-type="float" office:value="0.0114940268372033">
                <text:p>0.0114940268372033</text:p>
              </table:table-cell>
              <table:table-cell office:value-type="float" office:value="0.0124333550248999">
                <text:p>0.0124333550248999</text:p>
              </table:table-cell>
              <table:table-cell office:value-type="float" office:value="0.0131420744958465">
                <text:p>0.0131420744958465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139873927589311">
                <text:p>0.0139873927589311</text:p>
                <draw:g>
                  <svg:desc>Simulation.C36:Simulation.J36</svg:desc>
                </draw:g>
              </table:table-cell>
              <table:table-cell office:value-type="float" office:value="0.0180342001213052">
                <text:p>0.0180342001213052</text:p>
              </table:table-cell>
              <table:table-cell office:value-type="float" office:value="0.0214029847364139">
                <text:p>0.0214029847364139</text:p>
              </table:table-cell>
              <table:table-cell office:value-type="float" office:value="0.0239663294161916">
                <text:p>0.0239663294161916</text:p>
              </table:table-cell>
              <table:table-cell office:value-type="float" office:value="0.0257408392574198">
                <text:p>0.0257408392574198</text:p>
              </table:table-cell>
              <table:table-cell office:value-type="float" office:value="0.0271432051357251">
                <text:p>0.0271432051357251</text:p>
              </table:table-cell>
              <table:table-cell office:value-type="float" office:value="0.0285214564447942">
                <text:p>0.0285214564447942</text:p>
              </table:table-cell>
              <table:table-cell office:value-type="float" office:value="0.0295228012668453">
                <text:p>0.0295228012668453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145479833400015">
                <text:p>0.00145479833400015</text:p>
                <draw:g>
                  <svg:desc>Simulation.C37:Simulation.J37</svg:desc>
                </draw:g>
              </table:table-cell>
              <table:table-cell office:value-type="float" office:value="0.00285290580181749">
                <text:p>0.00285290580181749</text:p>
              </table:table-cell>
              <table:table-cell office:value-type="float" office:value="0.0045961174884429">
                <text:p>0.0045961174884429</text:p>
              </table:table-cell>
              <table:table-cell office:value-type="float" office:value="0.00643017237704168">
                <text:p>0.00643017237704168</text:p>
              </table:table-cell>
              <table:table-cell office:value-type="float" office:value="0.00812237685786537">
                <text:p>0.00812237685786537</text:p>
              </table:table-cell>
              <table:table-cell office:value-type="float" office:value="0.00963852814497082">
                <text:p>0.00963852814497082</text:p>
              </table:table-cell>
              <table:table-cell office:value-type="float" office:value="0.0110369623290851">
                <text:p>0.0110369623290851</text:p>
              </table:table-cell>
              <table:table-cell office:value-type="float" office:value="0.0121616073380614">
                <text:p>0.0121616073380614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183311753995419">
                <text:p>0.0183311753995419</text:p>
                <draw:g>
                  <svg:desc>Simulation.C38:Simulation.J38</svg:desc>
                </draw:g>
              </table:table-cell>
              <table:table-cell office:value-type="float" office:value="0.0225228277577207">
                <text:p>0.0225228277577207</text:p>
              </table:table-cell>
              <table:table-cell office:value-type="float" office:value="0.025797674401151">
                <text:p>0.025797674401151</text:p>
              </table:table-cell>
              <table:table-cell office:value-type="float" office:value="0.028143529119679">
                <text:p>0.028143529119679</text:p>
              </table:table-cell>
              <table:table-cell office:value-type="float" office:value="0.0296546959127575">
                <text:p>0.0296546959127575</text:p>
              </table:table-cell>
              <table:table-cell office:value-type="float" office:value="0.030835503062982">
                <text:p>0.030835503062982</text:p>
              </table:table-cell>
              <table:table-cell office:value-type="float" office:value="0.0320710795287341">
                <text:p>0.0320710795287341</text:p>
              </table:table-cell>
              <table:table-cell office:value-type="float" office:value="0.0329493107669708">
                <text:p>0.0329493107669708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967612404455951">
                <text:p>0.00967612404455951</text:p>
                <draw:g>
                  <svg:desc>Simulation.C39:Simulation.J39</svg:desc>
                </draw:g>
              </table:table-cell>
              <table:table-cell office:value-type="float" office:value="0.0127316018725172">
                <text:p>0.0127316018725172</text:p>
              </table:table-cell>
              <table:table-cell office:value-type="float" office:value="0.0153377108088853">
                <text:p>0.0153377108088853</text:p>
              </table:table-cell>
              <table:table-cell office:value-type="float" office:value="0.0173642847704491">
                <text:p>0.0173642847704491</text:p>
              </table:table-cell>
              <table:table-cell office:value-type="float" office:value="0.0188000454521924">
                <text:p>0.0188000454521924</text:p>
              </table:table-cell>
              <table:table-cell office:value-type="float" office:value="0.0199396473526938">
                <text:p>0.0199396473526938</text:p>
              </table:table-cell>
              <table:table-cell office:value-type="float" office:value="0.0210393147226765">
                <text:p>0.0210393147226765</text:p>
              </table:table-cell>
              <table:table-cell office:value-type="float" office:value="0.0218419540819651">
                <text:p>0.0218419540819651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225467919784817">
                <text:p>0.0225467919784817</text:p>
                <draw:g>
                  <svg:desc>Simulation.C40:Simulation.J40</svg:desc>
                </draw:g>
              </table:table-cell>
              <table:table-cell office:value-type="float" office:value="0.0262950387058429">
                <text:p>0.0262950387058429</text:p>
              </table:table-cell>
              <table:table-cell office:value-type="float" office:value="0.028989697983521">
                <text:p>0.028989697983521</text:p>
              </table:table-cell>
              <table:table-cell office:value-type="float" office:value="0.0307551647633892">
                <text:p>0.0307551647633892</text:p>
              </table:table-cell>
              <table:table-cell office:value-type="float" office:value="0.0317528688042174">
                <text:p>0.0317528688042174</text:p>
              </table:table-cell>
              <table:table-cell office:value-type="float" office:value="0.0325299178215312">
                <text:p>0.0325299178215312</text:p>
              </table:table-cell>
              <table:table-cell office:value-type="float" office:value="0.0334682146170261">
                <text:p>0.0334682146170261</text:p>
              </table:table-cell>
              <table:table-cell office:value-type="float" office:value="0.034113292930571">
                <text:p>0.034113292930571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32332436754241">
                <text:p>0.0132332436754241</text:p>
                <draw:g>
                  <svg:desc>Simulation.C41:Simulation.J41</svg:desc>
                </draw:g>
              </table:table-cell>
              <table:table-cell office:value-type="float" office:value="0.0164485488614715">
                <text:p>0.0164485488614715</text:p>
              </table:table-cell>
              <table:table-cell office:value-type="float" office:value="0.0190043754094654">
                <text:p>0.0190043754094654</text:p>
              </table:table-cell>
              <table:table-cell office:value-type="float" office:value="0.020866525484755">
                <text:p>0.020866525484755</text:p>
              </table:table-cell>
              <table:table-cell office:value-type="float" office:value="0.0220913463603145">
                <text:p>0.0220913463603145</text:p>
              </table:table-cell>
              <table:table-cell office:value-type="float" office:value="0.0230499611522084">
                <text:p>0.0230499611522084</text:p>
              </table:table-cell>
              <table:table-cell office:value-type="float" office:value="0.0240320705039752">
                <text:p>0.0240320705039752</text:p>
              </table:table-cell>
              <table:table-cell office:value-type="float" office:value="0.0247319830239914">
                <text:p>0.024731983023991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81262026983774">
                <text:p>0.0081262026983774</text:p>
                <draw:g>
                  <svg:desc>Simulation.C42:Simulation.J42</svg:desc>
                </draw:g>
              </table:table-cell>
              <table:table-cell office:value-type="float" office:value="0.0114321096772406">
                <text:p>0.0114321096772406</text:p>
              </table:table-cell>
              <table:table-cell office:value-type="float" office:value="0.0144544161787906">
                <text:p>0.0144544161787906</text:p>
              </table:table-cell>
              <table:table-cell office:value-type="float" office:value="0.0169472501658794">
                <text:p>0.0169472501658794</text:p>
              </table:table-cell>
              <table:table-cell office:value-type="float" office:value="0.0188203754486974">
                <text:p>0.0188203754486974</text:p>
              </table:table-cell>
              <table:table-cell office:value-type="float" office:value="0.0203329723300375">
                <text:p>0.0203329723300375</text:p>
              </table:table-cell>
              <table:table-cell office:value-type="float" office:value="0.0217446088383295">
                <text:p>0.0217446088383295</text:p>
              </table:table-cell>
              <table:table-cell office:value-type="float" office:value="0.022796622412357">
                <text:p>0.022796622412357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177710741860096">
                <text:p>0.0177710741860096</text:p>
                <draw:g>
                  <svg:desc>Simulation.C43:Simulation.J43</svg:desc>
                </draw:g>
              </table:table-cell>
              <table:table-cell office:value-type="float" office:value="0.021299023310715">
                <text:p>0.021299023310715</text:p>
              </table:table-cell>
              <table:table-cell office:value-type="float" office:value="0.0239645053651371">
                <text:p>0.0239645053651371</text:p>
              </table:table-cell>
              <table:table-cell office:value-type="float" office:value="0.0258094224423485">
                <text:p>0.0258094224423485</text:p>
              </table:table-cell>
              <table:table-cell office:value-type="float" office:value="0.0269430769140384">
                <text:p>0.0269430769140384</text:p>
              </table:table-cell>
              <table:table-cell office:value-type="float" office:value="0.0278266278893803">
                <text:p>0.0278266278893803</text:p>
              </table:table-cell>
              <table:table-cell office:value-type="float" office:value="0.0287983239877141">
                <text:p>0.0287983239877141</text:p>
              </table:table-cell>
              <table:table-cell office:value-type="float" office:value="0.0294789161936371">
                <text:p>0.029478916193637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30106611751918">
                <text:p>0.030106611751918</text:p>
                <draw:g>
                  <svg:desc>Simulation.C44:Simulation.J44</svg:desc>
                </draw:g>
              </table:table-cell>
              <table:table-cell office:value-type="float" office:value="0.0309217888803282">
                <text:p>0.0309217888803282</text:p>
              </table:table-cell>
              <table:table-cell office:value-type="float" office:value="0.0311015939729315">
                <text:p>0.0311015939729315</text:p>
              </table:table-cell>
              <table:table-cell office:value-type="float" office:value="0.0308748392950602">
                <text:p>0.0308748392950602</text:p>
              </table:table-cell>
              <table:table-cell office:value-type="float" office:value="0.030376281347195">
                <text:p>0.030376281347195</text:p>
              </table:table-cell>
              <table:table-cell office:value-type="float" office:value="0.0300475208902178">
                <text:p>0.0300475208902178</text:p>
              </table:table-cell>
              <table:table-cell office:value-type="float" office:value="0.030133880628402">
                <text:p>0.030133880628402</text:p>
              </table:table-cell>
              <table:table-cell office:value-type="float" office:value="0.0301459581827691">
                <text:p>0.0301459581827691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682600562631141">
                <text:p>0.00682600562631141</text:p>
                <draw:g>
                  <svg:desc>Simulation.C45:Simulation.J45</svg:desc>
                </draw:g>
              </table:table-cell>
              <table:table-cell office:value-type="float" office:value="0.0099536084516814">
                <text:p>0.0099536084516814</text:p>
              </table:table-cell>
              <table:table-cell office:value-type="float" office:value="0.0129241910814258">
                <text:p>0.0129241910814258</text:p>
              </table:table-cell>
              <table:table-cell office:value-type="float" office:value="0.0154539463978132">
                <text:p>0.0154539463978132</text:p>
              </table:table-cell>
              <table:table-cell office:value-type="float" office:value="0.0174126403714793">
                <text:p>0.0174126403714793</text:p>
              </table:table-cell>
              <table:table-cell office:value-type="float" office:value="0.0190140495297794">
                <text:p>0.0190140495297794</text:p>
              </table:table-cell>
              <table:table-cell office:value-type="float" office:value="0.0204947173627695">
                <text:p>0.0204947173627695</text:p>
              </table:table-cell>
              <table:table-cell office:value-type="float" office:value="0.021611342316796">
                <text:p>0.021611342316796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126711829142232">
                <text:p>0.0126711829142232</text:p>
                <draw:g>
                  <svg:desc>Simulation.C46:Simulation.J46</svg:desc>
                </draw:g>
              </table:table-cell>
              <table:table-cell office:value-type="float" office:value="0.0166039426940073">
                <text:p>0.0166039426940073</text:p>
              </table:table-cell>
              <table:table-cell office:value-type="float" office:value="0.0199257162551713">
                <text:p>0.0199257162551713</text:p>
              </table:table-cell>
              <table:table-cell office:value-type="float" office:value="0.0224848645468803">
                <text:p>0.0224848645468803</text:p>
              </table:table-cell>
              <table:table-cell office:value-type="float" office:value="0.0242803164738071">
                <text:p>0.0242803164738071</text:p>
              </table:table-cell>
              <table:table-cell office:value-type="float" office:value="0.0257002549556158">
                <text:p>0.0257002549556158</text:p>
              </table:table-cell>
              <table:table-cell office:value-type="float" office:value="0.02707696959846">
                <text:p>0.02707696959846</text:p>
              </table:table-cell>
              <table:table-cell office:value-type="float" office:value="0.0280793558942256">
                <text:p>0.0280793558942256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206547625851844">
                <text:p>0.00206547625851844</text:p>
                <draw:g>
                  <svg:desc>Simulation.C47:Simulation.J47</svg:desc>
                </draw:g>
              </table:table-cell>
              <table:table-cell office:value-type="float" office:value="0.00382498220245828">
                <text:p>0.00382498220245828</text:p>
              </table:table-cell>
              <table:table-cell office:value-type="float" office:value="0.0059101805508716">
                <text:p>0.0059101805508716</text:p>
              </table:table-cell>
              <table:table-cell office:value-type="float" office:value="0.00802081401237614">
                <text:p>0.00802081401237614</text:p>
              </table:table-cell>
              <table:table-cell office:value-type="float" office:value="0.00990953520136579">
                <text:p>0.00990953520136579</text:p>
              </table:table-cell>
              <table:table-cell office:value-type="float" office:value="0.0115710656127869">
                <text:p>0.0115710656127869</text:p>
              </table:table-cell>
              <table:table-cell office:value-type="float" office:value="0.0130952903357164">
                <text:p>0.0130952903357164</text:p>
              </table:table-cell>
              <table:table-cell office:value-type="float" office:value="0.0143071251106215">
                <text:p>0.0143071251106215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335623259571789">
                <text:p>0.0335623259571789</text:p>
                <draw:g>
                  <svg:desc>Simulation.C48:Simulation.J48</svg:desc>
                </draw:g>
              </table:table-cell>
              <table:table-cell office:value-type="float" office:value="0.0374986451414113">
                <text:p>0.0374986451414113</text:p>
              </table:table-cell>
              <table:table-cell office:value-type="float" office:value="0.0400560895767052">
                <text:p>0.0400560895767052</text:p>
              </table:table-cell>
              <table:table-cell office:value-type="float" office:value="0.0415215547381319">
                <text:p>0.0415215547381319</text:p>
              </table:table-cell>
              <table:table-cell office:value-type="float" office:value="0.0421473449978574">
                <text:p>0.0421473449978574</text:p>
              </table:table-cell>
              <table:table-cell office:value-type="float" office:value="0.0426480432665001">
                <text:p>0.0426480432665001</text:p>
              </table:table-cell>
              <table:table-cell office:value-type="float" office:value="0.0434862389269932">
                <text:p>0.0434862389269932</text:p>
              </table:table-cell>
              <table:table-cell office:value-type="float" office:value="0.0440381268095105">
                <text:p>0.044038126809510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104826181560503">
                <text:p>0.0104826181560503</text:p>
                <draw:g>
                  <svg:desc>Simulation.C49:Simulation.J49</svg:desc>
                </draw:g>
              </table:table-cell>
              <table:table-cell office:value-type="float" office:value="0.0147792759647717">
                <text:p>0.0147792759647717</text:p>
              </table:table-cell>
              <table:table-cell office:value-type="float" office:value="0.0187059198647527">
                <text:p>0.0187059198647527</text:p>
              </table:table-cell>
              <table:table-cell office:value-type="float" office:value="0.0219423497560804">
                <text:p>0.0219423497560804</text:p>
              </table:table-cell>
              <table:table-cell office:value-type="float" office:value="0.0243727528617436">
                <text:p>0.0243727528617436</text:p>
              </table:table-cell>
              <table:table-cell office:value-type="float" office:value="0.0263348316702819">
                <text:p>0.0263348316702819</text:p>
              </table:table-cell>
              <table:table-cell office:value-type="float" office:value="0.0281665661532643">
                <text:p>0.0281665661532643</text:p>
              </table:table-cell>
              <table:table-cell office:value-type="float" office:value="0.0295336957169541">
                <text:p>0.0295336957169541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110199846756191">
                <text:p>0.0110199846756191</text:p>
                <draw:g>
                  <svg:desc>Simulation.C50:Simulation.J50</svg:desc>
                </draw:g>
              </table:table-cell>
              <table:table-cell office:value-type="float" office:value="0.0139634735873558">
                <text:p>0.0139634735873558</text:p>
              </table:table-cell>
              <table:table-cell office:value-type="float" office:value="0.0163662655933541">
                <text:p>0.0163662655933541</text:p>
              </table:table-cell>
              <table:table-cell office:value-type="float" office:value="0.0181618455405804">
                <text:p>0.0181618455405804</text:p>
              </table:table-cell>
              <table:table-cell office:value-type="float" office:value="0.0193788965706364">
                <text:p>0.0193788965706364</text:p>
              </table:table-cell>
              <table:table-cell office:value-type="float" office:value="0.0203359795594025">
                <text:p>0.0203359795594025</text:p>
              </table:table-cell>
              <table:table-cell office:value-type="float" office:value="0.0212911612650508">
                <text:p>0.0212911612650508</text:p>
              </table:table-cell>
              <table:table-cell office:value-type="float" office:value="0.0219777418102037">
                <text:p>0.0219777418102037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531285638556656">
                <text:p>0.0531285638556656</text:p>
                <draw:g>
                  <svg:desc>Simulation.C51:Simulation.J51</svg:desc>
                </draw:g>
              </table:table-cell>
              <table:table-cell office:value-type="float" office:value="0.0544419611185334">
                <text:p>0.0544419611185334</text:p>
              </table:table-cell>
              <table:table-cell office:value-type="float" office:value="0.0546283001616894">
                <text:p>0.0546283001616894</text:p>
              </table:table-cell>
              <table:table-cell office:value-type="float" office:value="0.0541170810155778">
                <text:p>0.0541170810155778</text:p>
              </table:table-cell>
              <table:table-cell office:value-type="float" office:value="0.0531556950572744">
                <text:p>0.0531556950572744</text:p>
              </table:table-cell>
              <table:table-cell office:value-type="float" office:value="0.0525190584686926">
                <text:p>0.0525190584686926</text:p>
              </table:table-cell>
              <table:table-cell office:value-type="float" office:value="0.052632601954557">
                <text:p>0.052632601954557</text:p>
              </table:table-cell>
              <table:table-cell office:value-type="float" office:value="0.0526364279890002">
                <text:p>0.052636427989000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14247633743553">
                <text:p>0.014247633743553</text:p>
                <draw:g>
                  <svg:desc>Simulation.C52:Simulation.J52</svg:desc>
                </draw:g>
              </table:table-cell>
              <table:table-cell office:value-type="float" office:value="0.0184161042051042">
                <text:p>0.0184161042051042</text:p>
              </table:table-cell>
              <table:table-cell office:value-type="float" office:value="0.021893348328402">
                <text:p>0.021893348328402</text:p>
              </table:table-cell>
              <table:table-cell office:value-type="float" office:value="0.0245437619556729">
                <text:p>0.0245437619556729</text:p>
              </table:table-cell>
              <table:table-cell office:value-type="float" office:value="0.0263819752069533">
                <text:p>0.0263819752069533</text:p>
              </table:table-cell>
              <table:table-cell office:value-type="float" office:value="0.0278346167522234">
                <text:p>0.0278346167522234</text:p>
              </table:table-cell>
              <table:table-cell office:value-type="float" office:value="0.029259266765408">
                <text:p>0.029259266765408</text:p>
              </table:table-cell>
              <table:table-cell office:value-type="float" office:value="0.030294724755416">
                <text:p>0.030294724755416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171154803988294">
                <text:p>0.00171154803988294</text:p>
                <draw:g>
                  <svg:desc>Simulation.C53:Simulation.J53</svg:desc>
                </draw:g>
              </table:table-cell>
              <table:table-cell office:value-type="float" office:value="0.00312972680832944">
                <text:p>0.00312972680832944</text:p>
              </table:table-cell>
              <table:table-cell office:value-type="float" office:value="0.00479183025496431">
                <text:p>0.00479183025496431</text:p>
              </table:table-cell>
              <table:table-cell office:value-type="float" office:value="0.00645994729621404">
                <text:p>0.00645994729621404</text:p>
              </table:table-cell>
              <table:table-cell office:value-type="float" office:value="0.0079423682781094">
                <text:p>0.0079423682781094</text:p>
              </table:table-cell>
              <table:table-cell office:value-type="float" office:value="0.00924075355827214">
                <text:p>0.00924075355827214</text:p>
              </table:table-cell>
              <table:table-cell office:value-type="float" office:value="0.0104297908202189">
                <text:p>0.0104297908202189</text:p>
              </table:table-cell>
              <table:table-cell office:value-type="float" office:value="0.0113714876475739">
                <text:p>0.0113714876475739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802513872282289">
                <text:p>0.00802513872282289</text:p>
                <draw:g>
                  <svg:desc>Simulation.C54:Simulation.J54</svg:desc>
                </draw:g>
              </table:table-cell>
              <table:table-cell office:value-type="float" office:value="0.0109612695242431">
                <text:p>0.0109612695242431</text:p>
              </table:table-cell>
              <table:table-cell office:value-type="float" office:value="0.0135680517972801">
                <text:p>0.0135680517972801</text:p>
              </table:table-cell>
              <table:table-cell office:value-type="float" office:value="0.0156663054947316">
                <text:p>0.0156663054947316</text:p>
              </table:table-cell>
              <table:table-cell office:value-type="float" office:value="0.0172059620592714">
                <text:p>0.0172059620592714</text:p>
              </table:table-cell>
              <table:table-cell office:value-type="float" office:value="0.0184393632116076">
                <text:p>0.0184393632116076</text:p>
              </table:table-cell>
              <table:table-cell office:value-type="float" office:value="0.019603367120812">
                <text:p>0.019603367120812</text:p>
              </table:table-cell>
              <table:table-cell office:value-type="float" office:value="0.0204626060456265">
                <text:p>0.0204626060456265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890841770821199">
                <text:p>0.00890841770821199</text:p>
                <draw:g>
                  <svg:desc>Simulation.C55:Simulation.J55</svg:desc>
                </draw:g>
              </table:table-cell>
              <table:table-cell office:value-type="float" office:value="0.0117875505732387">
                <text:p>0.0117875505732387</text:p>
              </table:table-cell>
              <table:table-cell office:value-type="float" office:value="0.0142595389967237">
                <text:p>0.0142595389967237</text:p>
              </table:table-cell>
              <table:table-cell office:value-type="float" office:value="0.0161930696829057">
                <text:p>0.0161930696829057</text:p>
              </table:table-cell>
              <table:table-cell office:value-type="float" office:value="0.0175712322407409">
                <text:p>0.0175712322407409</text:p>
              </table:table-cell>
              <table:table-cell office:value-type="float" office:value="0.0186666359862283">
                <text:p>0.0186666359862283</text:p>
              </table:table-cell>
              <table:table-cell office:value-type="float" office:value="0.0197191247469946">
                <text:p>0.0197191247469946</text:p>
              </table:table-cell>
              <table:table-cell office:value-type="float" office:value="0.0204884458756916">
                <text:p>0.0204884458756916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734137700284302">
                <text:p>0.00734137700284302</text:p>
                <draw:g>
                  <svg:desc>Simulation.C56:Simulation.J56</svg:desc>
                </draw:g>
              </table:table-cell>
              <table:table-cell office:value-type="float" office:value="0.0103500602835647">
                <text:p>0.0103500602835647</text:p>
              </table:table-cell>
              <table:table-cell office:value-type="float" office:value="0.0131103143078826">
                <text:p>0.0131103143078826</text:p>
              </table:table-cell>
              <table:table-cell office:value-type="float" office:value="0.0153940683757476">
                <text:p>0.0153940683757476</text:p>
              </table:table-cell>
              <table:table-cell office:value-type="float" office:value="0.0171150375930765">
                <text:p>0.0171150375930765</text:p>
              </table:table-cell>
              <table:table-cell office:value-type="float" office:value="0.0185062826359116">
                <text:p>0.0185062826359116</text:p>
              </table:table-cell>
              <table:table-cell office:value-type="float" office:value="0.0198031618510241">
                <text:p>0.0198031618510241</text:p>
              </table:table-cell>
              <table:table-cell office:value-type="float" office:value="0.0207700131786993">
                <text:p>0.0207700131786993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189964654840668">
                <text:p>0.0189964654840668</text:p>
                <draw:g>
                  <svg:desc>Simulation.C57:Simulation.J57</svg:desc>
                </draw:g>
              </table:table-cell>
              <table:table-cell office:value-type="float" office:value="0.0232735376882758">
                <text:p>0.0232735376882758</text:p>
              </table:table-cell>
              <table:table-cell office:value-type="float" office:value="0.0266007457091573">
                <text:p>0.0266007457091573</text:p>
              </table:table-cell>
              <table:table-cell office:value-type="float" office:value="0.0289739959144618">
                <text:p>0.0289739959144618</text:p>
              </table:table-cell>
              <table:table-cell office:value-type="float" office:value="0.0304946184025614">
                <text:p>0.0304946184025614</text:p>
              </table:table-cell>
              <table:table-cell office:value-type="float" office:value="0.0316824034657811">
                <text:p>0.0316824034657811</text:p>
              </table:table-cell>
              <table:table-cell office:value-type="float" office:value="0.0329321933440491">
                <text:p>0.0329321933440491</text:p>
              </table:table-cell>
              <table:table-cell office:value-type="float" office:value="0.0338196608957584">
                <text:p>0.0338196608957584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0234388014357404">
                <text:p>0.0234388014357404</text:p>
                <draw:g>
                  <svg:desc>Simulation.C58:Simulation.J58</svg:desc>
                </draw:g>
              </table:table-cell>
              <table:table-cell office:value-type="float" office:value="0.0266533996031076">
                <text:p>0.0266533996031076</text:p>
              </table:table-cell>
              <table:table-cell office:value-type="float" office:value="0.0288492218224622">
                <text:p>0.0288492218224622</text:p>
              </table:table-cell>
              <table:table-cell office:value-type="float" office:value="0.0301987330311582">
                <text:p>0.0301987330311582</text:p>
              </table:table-cell>
              <table:table-cell office:value-type="float" office:value="0.0308751262584749">
                <text:p>0.0308751262584749</text:p>
              </table:table-cell>
              <table:table-cell office:value-type="float" office:value="0.0314054964986026">
                <text:p>0.0314054964986026</text:p>
              </table:table-cell>
              <table:table-cell office:value-type="float" office:value="0.0321424516212038">
                <text:p>0.0321424516212038</text:p>
              </table:table-cell>
              <table:table-cell office:value-type="float" office:value="0.0326357726842421">
                <text:p>0.032635772684242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117784753997683">
                <text:p>0.0117784753997683</text:p>
                <draw:g>
                  <svg:desc>Simulation.C59:Simulation.J59</svg:desc>
                </draw:g>
              </table:table-cell>
              <table:table-cell office:value-type="float" office:value="0.0146774393904957">
                <text:p>0.0146774393904957</text:p>
              </table:table-cell>
              <table:table-cell office:value-type="float" office:value="0.0169928521357276">
                <text:p>0.0169928521357276</text:p>
              </table:table-cell>
              <table:table-cell office:value-type="float" office:value="0.0186875545378613">
                <text:p>0.0186875545378613</text:p>
              </table:table-cell>
              <table:table-cell office:value-type="float" office:value="0.0198080663700876">
                <text:p>0.0198080663700876</text:p>
              </table:table-cell>
              <table:table-cell office:value-type="float" office:value="0.0206855187274731">
                <text:p>0.0206855187274731</text:p>
              </table:table-cell>
              <table:table-cell office:value-type="float" office:value="0.0215799809744192">
                <text:p>0.0215799809744192</text:p>
              </table:table-cell>
              <table:table-cell office:value-type="float" office:value="0.0222175431295923">
                <text:p>0.0222175431295923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297678117004057">
                <text:p>0.0297678117004057</text:p>
                <draw:g>
                  <svg:desc>Simulation.C60:Simulation.J60</svg:desc>
                </draw:g>
              </table:table-cell>
              <table:table-cell office:value-type="float" office:value="0.0329388914777811">
                <text:p>0.0329388914777811</text:p>
              </table:table-cell>
              <table:table-cell office:value-type="float" office:value="0.03493452454235">
                <text:p>0.03493452454235</text:p>
              </table:table-cell>
              <table:table-cell office:value-type="float" office:value="0.0360225594839713">
                <text:p>0.0360225594839713</text:p>
              </table:table-cell>
              <table:table-cell office:value-type="float" office:value="0.0364239573487902">
                <text:p>0.0364239573487902</text:p>
              </table:table-cell>
              <table:table-cell office:value-type="float" office:value="0.0367505130266711">
                <text:p>0.0367505130266711</text:p>
              </table:table-cell>
              <table:table-cell office:value-type="float" office:value="0.0373911898655504">
                <text:p>0.0373911898655504</text:p>
              </table:table-cell>
              <table:table-cell office:value-type="float" office:value="0.0378023008102792">
                <text:p>0.0378023008102792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0666970744121245">
                <text:p>0.00666970744121245</text:p>
                <draw:g>
                  <svg:desc>Simulation.C61:Simulation.J61</svg:desc>
                </draw:g>
              </table:table-cell>
              <table:table-cell office:value-type="float" office:value="0.00884513147168724">
                <text:p>0.00884513147168724</text:p>
              </table:table-cell>
              <table:table-cell office:value-type="float" office:value="0.0107191363972388">
                <text:p>0.0107191363972388</text:p>
              </table:table-cell>
              <table:table-cell office:value-type="float" office:value="0.0121893670306525">
                <text:p>0.0121893670306525</text:p>
              </table:table-cell>
              <table:table-cell office:value-type="float" office:value="0.0132404127615131">
                <text:p>0.0132404127615131</text:p>
              </table:table-cell>
              <table:table-cell office:value-type="float" office:value="0.0140761955069965">
                <text:p>0.0140761955069965</text:p>
              </table:table-cell>
              <table:table-cell office:value-type="float" office:value="0.0148771825470649">
                <text:p>0.0148771825470649</text:p>
              </table:table-cell>
              <table:table-cell office:value-type="float" office:value="0.015462242144261">
                <text:p>0.015462242144261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270825030468419">
                <text:p>0.0270825030468419</text:p>
                <draw:g>
                  <svg:desc>Simulation.C62:Simulation.J62</svg:desc>
                </draw:g>
              </table:table-cell>
              <table:table-cell office:value-type="float" office:value="0.0322175716384522">
                <text:p>0.0322175716384522</text:p>
              </table:table-cell>
              <table:table-cell office:value-type="float" office:value="0.0360223978924998">
                <text:p>0.0360223978924998</text:p>
              </table:table-cell>
              <table:table-cell office:value-type="float" office:value="0.038602138396835">
                <text:p>0.038602138396835</text:p>
              </table:table-cell>
              <table:table-cell office:value-type="float" office:value="0.0401439149773191">
                <text:p>0.0401439149773191</text:p>
              </table:table-cell>
              <table:table-cell office:value-type="float" office:value="0.0413439104897477">
                <text:p>0.0413439104897477</text:p>
              </table:table-cell>
              <table:table-cell office:value-type="float" office:value="0.0427031197744138">
                <text:p>0.0427031197744138</text:p>
              </table:table-cell>
              <table:table-cell office:value-type="float" office:value="0.0436545548272841">
                <text:p>0.0436545548272841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958040096388775">
                <text:p>0.00958040096388775</text:p>
                <draw:g>
                  <svg:desc>Simulation.C63:Simulation.J63</svg:desc>
                </draw:g>
              </table:table-cell>
              <table:table-cell office:value-type="float" office:value="0.0131263774723027">
                <text:p>0.0131263774723027</text:p>
              </table:table-cell>
              <table:table-cell office:value-type="float" office:value="0.0162824765716217">
                <text:p>0.0162824765716217</text:p>
              </table:table-cell>
              <table:table-cell office:value-type="float" office:value="0.0188281489766079">
                <text:p>0.0188281489766079</text:p>
              </table:table-cell>
              <table:table-cell office:value-type="float" office:value="0.0207003162601838">
                <text:p>0.0207003162601838</text:p>
              </table:table-cell>
              <table:table-cell office:value-type="float" office:value="0.0222017301784724">
                <text:p>0.0222017301784724</text:p>
              </table:table-cell>
              <table:table-cell office:value-type="float" office:value="0.0236180643982914">
                <text:p>0.0236180643982914</text:p>
              </table:table-cell>
              <table:table-cell office:value-type="float" office:value="0.0246661888100518">
                <text:p>0.0246661888100518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253670931706773">
                <text:p>0.0253670931706773</text:p>
                <draw:g>
                  <svg:desc>Simulation.C64:Simulation.J64</svg:desc>
                </draw:g>
              </table:table-cell>
              <table:table-cell office:value-type="float" office:value="0.0301607198455674">
                <text:p>0.0301607198455674</text:p>
              </table:table-cell>
              <table:table-cell office:value-type="float" office:value="0.0337059245971825">
                <text:p>0.0337059245971825</text:p>
              </table:table-cell>
              <table:table-cell office:value-type="float" office:value="0.0361045291281185">
                <text:p>0.0361045291281185</text:p>
              </table:table-cell>
              <table:table-cell office:value-type="float" office:value="0.0375334241727352">
                <text:p>0.0375334241727352</text:p>
              </table:table-cell>
              <table:table-cell office:value-type="float" office:value="0.0386439949320949">
                <text:p>0.0386439949320949</text:p>
              </table:table-cell>
              <table:table-cell office:value-type="float" office:value="0.0399040881916238">
                <text:p>0.0399040881916238</text:p>
              </table:table-cell>
              <table:table-cell office:value-type="float" office:value="0.0407835459147449">
                <text:p>0.0407835459147449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708162966063111">
                <text:p>0.00708162966063111</text:p>
                <draw:g>
                  <svg:desc>Simulation.C65:Simulation.J65</svg:desc>
                </draw:g>
              </table:table-cell>
              <table:table-cell office:value-type="float" office:value="0.010119109445073">
                <text:p>0.010119109445073</text:p>
              </table:table-cell>
              <table:table-cell office:value-type="float" office:value="0.0129415356064079">
                <text:p>0.0129415356064079</text:p>
              </table:table-cell>
              <table:table-cell office:value-type="float" office:value="0.0153008990792841">
                <text:p>0.0153008990792841</text:p>
              </table:table-cell>
              <table:table-cell office:value-type="float" office:value="0.0170958578365387">
                <text:p>0.0170958578365387</text:p>
              </table:table-cell>
              <table:table-cell office:value-type="float" office:value="0.018551559863534">
                <text:p>0.018551559863534</text:p>
              </table:table-cell>
              <table:table-cell office:value-type="float" office:value="0.0199027097250277">
                <text:p>0.0199027097250277</text:p>
              </table:table-cell>
              <table:table-cell office:value-type="float" office:value="0.0209131531285151">
                <text:p>0.0209131531285151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907994816733811">
                <text:p>0.00907994816733811</text:p>
                <draw:g>
                  <svg:desc>Simulation.C66:Simulation.J66</svg:desc>
                </draw:g>
              </table:table-cell>
              <table:table-cell office:value-type="float" office:value="0.0117175306241522">
                <text:p>0.0117175306241522</text:p>
              </table:table-cell>
              <table:table-cell office:value-type="float" office:value="0.0139165511758682">
                <text:p>0.0139165511758682</text:p>
              </table:table-cell>
              <table:table-cell office:value-type="float" office:value="0.0155917318819966">
                <text:p>0.0155917318819966</text:p>
              </table:table-cell>
              <table:table-cell office:value-type="float" office:value="0.0167520320513507">
                <text:p>0.0167520320513507</text:p>
              </table:table-cell>
              <table:table-cell office:value-type="float" office:value="0.0176674261133728">
                <text:p>0.0176674261133728</text:p>
              </table:table-cell>
              <table:table-cell office:value-type="float" office:value="0.0185638857459065">
                <text:p>0.0185638857459065</text:p>
              </table:table-cell>
              <table:table-cell office:value-type="float" office:value="0.0192119200657379">
                <text:p>0.0192119200657379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0435765969314365">
                <text:p>0.00435765969314365</text:p>
                <draw:g>
                  <svg:desc>Simulation.C67:Simulation.J67</svg:desc>
                </draw:g>
              </table:table-cell>
              <table:table-cell office:value-type="float" office:value="0.00703562616741414">
                <text:p>0.00703562616741414</text:p>
              </table:table-cell>
              <table:table-cell office:value-type="float" office:value="0.00983602545888463">
                <text:p>0.00983602545888463</text:p>
              </table:table-cell>
              <table:table-cell office:value-type="float" office:value="0.0124092245739155">
                <text:p>0.0124092245739155</text:p>
              </table:table-cell>
              <table:table-cell office:value-type="float" office:value="0.0145369635491542">
                <text:p>0.0145369635491542</text:p>
              </table:table-cell>
              <table:table-cell office:value-type="float" office:value="0.0163288307982052">
                <text:p>0.0163288307982052</text:p>
              </table:table-cell>
              <table:table-cell office:value-type="float" office:value="0.0179651189858883">
                <text:p>0.0179651189858883</text:p>
              </table:table-cell>
              <table:table-cell office:value-type="float" office:value="0.0192279775667423">
                <text:p>0.019227977566742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283588692582874">
                <text:p>0.00283588692582874</text:p>
                <draw:g>
                  <svg:desc>Simulation.C68:Simulation.J68</svg:desc>
                </draw:g>
              </table:table-cell>
              <table:table-cell office:value-type="float" office:value="0.00465917569874088">
                <text:p>0.00465917569874088</text:p>
              </table:table-cell>
              <table:table-cell office:value-type="float" office:value="0.00659791095050843">
                <text:p>0.00659791095050843</text:p>
              </table:table-cell>
              <table:table-cell office:value-type="float" office:value="0.0084027762784644">
                <text:p>0.0084027762784644</text:p>
              </table:table-cell>
              <table:table-cell office:value-type="float" office:value="0.00991129919068614">
                <text:p>0.00991129919068614</text:p>
              </table:table-cell>
              <table:table-cell office:value-type="float" office:value="0.0111881116244882">
                <text:p>0.0111881116244882</text:p>
              </table:table-cell>
              <table:table-cell office:value-type="float" office:value="0.0123523839842897">
                <text:p>0.0123523839842897</text:p>
              </table:table-cell>
              <table:table-cell office:value-type="float" office:value="0.0132528502859854">
                <text:p>0.0132528502859854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253777803951881">
                <text:p>0.0253777803951881</text:p>
                <draw:g>
                  <svg:desc>Simulation.C69:Simulation.J69</svg:desc>
                </draw:g>
              </table:table-cell>
              <table:table-cell office:value-type="float" office:value="0.0294222268609681">
                <text:p>0.0294222268609681</text:p>
              </table:table-cell>
              <table:table-cell office:value-type="float" office:value="0.0323094632214026">
                <text:p>0.0323094632214026</text:p>
              </table:table-cell>
              <table:table-cell office:value-type="float" office:value="0.0341846587687528">
                <text:p>0.0341846587687528</text:p>
              </table:table-cell>
              <table:table-cell office:value-type="float" office:value="0.0352277400334335">
                <text:p>0.0352277400334335</text:p>
              </table:table-cell>
              <table:table-cell office:value-type="float" office:value="0.0360432492706409">
                <text:p>0.0360432492706409</text:p>
              </table:table-cell>
              <table:table-cell office:value-type="float" office:value="0.037050311712218">
                <text:p>0.037050311712218</text:p>
              </table:table-cell>
              <table:table-cell office:value-type="float" office:value="0.0377424660645594">
                <text:p>0.0377424660645594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748186058856006">
                <text:p>0.00748186058856006</text:p>
                <draw:g>
                  <svg:desc>Simulation.C70:Simulation.J70</svg:desc>
                </draw:g>
              </table:table-cell>
              <table:table-cell office:value-type="float" office:value="0.0101705832823647">
                <text:p>0.0101705832823647</text:p>
              </table:table-cell>
              <table:table-cell office:value-type="float" office:value="0.0125473187862903">
                <text:p>0.0125473187862903</text:p>
              </table:table-cell>
              <table:table-cell office:value-type="float" office:value="0.0144535965155777">
                <text:p>0.0144535965155777</text:p>
              </table:table-cell>
              <table:table-cell office:value-type="float" office:value="0.0158474653221711">
                <text:p>0.0158474653221711</text:p>
              </table:table-cell>
              <table:table-cell office:value-type="float" office:value="0.0169630102873792">
                <text:p>0.0169630102873792</text:p>
              </table:table-cell>
              <table:table-cell office:value-type="float" office:value="0.018017976267672">
                <text:p>0.018017976267672</text:p>
              </table:table-cell>
              <table:table-cell office:value-type="float" office:value="0.0187955415484812">
                <text:p>0.0187955415484812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210545756597177">
                <text:p>0.0210545756597177</text:p>
                <draw:g>
                  <svg:desc>Simulation.C71:Simulation.J71</svg:desc>
                </draw:g>
              </table:table-cell>
              <table:table-cell office:value-type="float" office:value="0.0238596110250737">
                <text:p>0.0238596110250737</text:p>
              </table:table-cell>
              <table:table-cell office:value-type="float" office:value="0.0257771130955718">
                <text:p>0.0257771130955718</text:p>
              </table:table-cell>
              <table:table-cell office:value-type="float" office:value="0.0269555900625375">
                <text:p>0.0269555900625375</text:p>
              </table:table-cell>
              <table:table-cell office:value-type="float" office:value="0.0275441037473921">
                <text:p>0.0275441037473921</text:p>
              </table:table-cell>
              <table:table-cell office:value-type="float" office:value="0.0280086431305624">
                <text:p>0.0280086431305624</text:p>
              </table:table-cell>
              <table:table-cell office:value-type="float" office:value="0.0286608231460399">
                <text:p>0.0286608231460399</text:p>
              </table:table-cell>
              <table:table-cell office:value-type="float" office:value="0.0290976645349033">
                <text:p>0.0290976645349033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171417837387223">
                <text:p>0.0171417837387223</text:p>
                <draw:g>
                  <svg:desc>Simulation.C72:Simulation.J72</svg:desc>
                </draw:g>
              </table:table-cell>
              <table:table-cell office:value-type="float" office:value="0.0215248654834183">
                <text:p>0.0215248654834183</text:p>
              </table:table-cell>
              <table:table-cell office:value-type="float" office:value="0.0250550870471659">
                <text:p>0.0250550870471659</text:p>
              </table:table-cell>
              <table:table-cell office:value-type="float" office:value="0.0276601457915221">
                <text:p>0.0276601457915221</text:p>
              </table:table-cell>
              <table:table-cell office:value-type="float" office:value="0.0294012584515517">
                <text:p>0.0294012584515517</text:p>
              </table:table-cell>
              <table:table-cell office:value-type="float" office:value="0.0307690909798491">
                <text:p>0.0307690909798491</text:p>
              </table:table-cell>
              <table:table-cell office:value-type="float" office:value="0.0321537569723097">
                <text:p>0.0321537569723097</text:p>
              </table:table-cell>
              <table:table-cell office:value-type="float" office:value="0.0331497509798563">
                <text:p>0.0331497509798563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256560355661194">
                <text:p>0.00256560355661194</text:p>
                <draw:g>
                  <svg:desc>Simulation.C73:Simulation.J73</svg:desc>
                </draw:g>
              </table:table-cell>
              <table:table-cell office:value-type="float" office:value="0.00434998056209713">
                <text:p>0.00434998056209713</text:p>
              </table:table-cell>
              <table:table-cell office:value-type="float" office:value="0.00630320958174194">
                <text:p>0.00630320958174194</text:p>
              </table:table-cell>
              <table:table-cell office:value-type="float" office:value="0.00816313236613219">
                <text:p>0.00816313236613219</text:p>
              </table:table-cell>
              <table:table-cell office:value-type="float" office:value="0.00974712327834618">
                <text:p>0.00974712327834618</text:p>
              </table:table-cell>
              <table:table-cell office:value-type="float" office:value="0.0111015122915618">
                <text:p>0.0111015122915618</text:p>
              </table:table-cell>
              <table:table-cell office:value-type="float" office:value="0.0123371148108226">
                <text:p>0.0123371148108226</text:p>
              </table:table-cell>
              <table:table-cell office:value-type="float" office:value="0.0132999851643596">
                <text:p>0.0132999851643596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399192521095316">
                <text:p>0.00399192521095316</text:p>
                <draw:g>
                  <svg:desc>Simulation.C74:Simulation.J74</svg:desc>
                </draw:g>
              </table:table-cell>
              <table:table-cell office:value-type="float" office:value="0.00613334009629882">
                <text:p>0.00613334009629882</text:p>
              </table:table-cell>
              <table:table-cell office:value-type="float" office:value="0.0082723025661053">
                <text:p>0.0082723025661053</text:p>
              </table:table-cell>
              <table:table-cell office:value-type="float" office:value="0.0101682863701654">
                <text:p>0.0101682863701654</text:p>
              </table:table-cell>
              <table:table-cell office:value-type="float" office:value="0.0116885228770221">
                <text:p>0.0116885228770221</text:p>
              </table:table-cell>
              <table:table-cell office:value-type="float" office:value="0.0129492627034617">
                <text:p>0.0129492627034617</text:p>
              </table:table-cell>
              <table:table-cell office:value-type="float" office:value="0.01410333589323">
                <text:p>0.01410333589323</text:p>
              </table:table-cell>
              <table:table-cell office:value-type="float" office:value="0.0149824049277691">
                <text:p>0.0149824049277691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293646027053589">
                <text:p>0.00293646027053589</text:p>
                <draw:g>
                  <svg:desc>Simulation.C75:Simulation.J75</svg:desc>
                </draw:g>
              </table:table-cell>
              <table:table-cell office:value-type="float" office:value="0.00458401587627665">
                <text:p>0.00458401587627665</text:p>
              </table:table-cell>
              <table:table-cell office:value-type="float" office:value="0.00625574870578841">
                <text:p>0.00625574870578841</text:p>
              </table:table-cell>
              <table:table-cell office:value-type="float" office:value="0.00775643235140522">
                <text:p>0.00775643235140522</text:p>
              </table:table-cell>
              <table:table-cell office:value-type="float" office:value="0.00897296297834426">
                <text:p>0.00897296297834426</text:p>
              </table:table-cell>
              <table:table-cell office:value-type="float" office:value="0.00998708956285557">
                <text:p>0.00998708956285557</text:p>
              </table:table-cell>
              <table:table-cell office:value-type="float" office:value="0.0109138969491428">
                <text:p>0.0109138969491428</text:p>
              </table:table-cell>
              <table:table-cell office:value-type="float" office:value="0.0116223777895203">
                <text:p>0.0116223777895203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616486564462931">
                <text:p>0.00616486564462931</text:p>
                <draw:g>
                  <svg:desc>Simulation.C76:Simulation.J76</svg:desc>
                </draw:g>
              </table:table-cell>
              <table:table-cell office:value-type="float" office:value="0.00896053089878495">
                <text:p>0.00896053089878495</text:p>
              </table:table-cell>
              <table:table-cell office:value-type="float" office:value="0.0116043741728731">
                <text:p>0.0116043741728731</text:p>
              </table:table-cell>
              <table:table-cell office:value-type="float" office:value="0.0138467823981655">
                <text:p>0.0138467823981655</text:p>
              </table:table-cell>
              <table:table-cell office:value-type="float" office:value="0.0155757823018411">
                <text:p>0.0155757823018411</text:p>
              </table:table-cell>
              <table:table-cell office:value-type="float" office:value="0.0169855327709623">
                <text:p>0.0169855327709623</text:p>
              </table:table-cell>
              <table:table-cell office:value-type="float" office:value="0.0182882491026879">
                <text:p>0.0182882491026879</text:p>
              </table:table-cell>
              <table:table-cell office:value-type="float" office:value="0.0192671181260777">
                <text:p>0.0192671181260777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0307708828244249">
                <text:p>0.00307708828244249</text:p>
                <draw:g>
                  <svg:desc>Simulation.C77:Simulation.J77</svg:desc>
                </draw:g>
              </table:table-cell>
              <table:table-cell office:value-type="float" office:value="0.00483927152201755">
                <text:p>0.00483927152201755</text:p>
              </table:table-cell>
              <table:table-cell office:value-type="float" office:value="0.00663937012272159">
                <text:p>0.00663937012272159</text:p>
              </table:table-cell>
              <table:table-cell office:value-type="float" office:value="0.00826369361064183">
                <text:p>0.00826369361064183</text:p>
              </table:table-cell>
              <table:table-cell office:value-type="float" office:value="0.00958623267086002">
                <text:p>0.00958623267086002</text:p>
              </table:table-cell>
              <table:table-cell office:value-type="float" office:value="0.0106910086259574">
                <text:p>0.0106910086259574</text:p>
              </table:table-cell>
              <table:table-cell office:value-type="float" office:value="0.0117000968693006">
                <text:p>0.0117000968693006</text:p>
              </table:table-cell>
              <table:table-cell office:value-type="float" office:value="0.0124727853869743">
                <text:p>0.0124727853869743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460663492187264">
                <text:p>0.00460663492187264</text:p>
                <draw:g>
                  <svg:desc>Simulation.C78:Simulation.J78</svg:desc>
                </draw:g>
              </table:table-cell>
              <table:table-cell office:value-type="float" office:value="0.0077670553583095">
                <text:p>0.0077670553583095</text:p>
              </table:table-cell>
              <table:table-cell office:value-type="float" office:value="0.0112037015419357">
                <text:p>0.0112037015419357</text:p>
              </table:table-cell>
              <table:table-cell office:value-type="float" office:value="0.0144586796841294">
                <text:p>0.0144586796841294</text:p>
              </table:table-cell>
              <table:table-cell office:value-type="float" office:value="0.0172191613412475">
                <text:p>0.0172191613412475</text:p>
              </table:table-cell>
              <table:table-cell office:value-type="float" office:value="0.0195758397299109">
                <text:p>0.0195758397299109</text:p>
              </table:table-cell>
              <table:table-cell office:value-type="float" office:value="0.0217290667782122">
                <text:p>0.0217290667782122</text:p>
              </table:table-cell>
              <table:table-cell office:value-type="float" office:value="0.0234096192382183">
                <text:p>0.0234096192382183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846750957919169">
                <text:p>0.00846750957919169</text:p>
                <draw:g>
                  <svg:desc>Simulation.C79:Simulation.J79</svg:desc>
                </draw:g>
              </table:table-cell>
              <table:table-cell office:value-type="float" office:value="0.0116599785296016">
                <text:p>0.0116599785296016</text:p>
              </table:table-cell>
              <table:table-cell office:value-type="float" office:value="0.0145183323121276">
                <text:p>0.0145183323121276</text:p>
              </table:table-cell>
              <table:table-cell office:value-type="float" office:value="0.0168356525990293">
                <text:p>0.0168356525990293</text:p>
              </table:table-cell>
              <table:table-cell office:value-type="float" office:value="0.0185483352031431">
                <text:p>0.0185483352031431</text:p>
              </table:table-cell>
              <table:table-cell office:value-type="float" office:value="0.0199239531424696">
                <text:p>0.0199239531424696</text:p>
              </table:table-cell>
              <table:table-cell office:value-type="float" office:value="0.0212181545433078">
                <text:p>0.0212181545433078</text:p>
              </table:table-cell>
              <table:table-cell office:value-type="float" office:value="0.0221768993428764">
                <text:p>0.0221768993428764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608111277562287">
                <text:p>0.0608111277562287</text:p>
                <draw:g>
                  <svg:desc>Simulation.C80:Simulation.J80</svg:desc>
                </draw:g>
              </table:table-cell>
              <table:table-cell office:value-type="float" office:value="0.0584041065786082">
                <text:p>0.0584041065786082</text:p>
              </table:table-cell>
              <table:table-cell office:value-type="float" office:value="0.0558853553932737">
                <text:p>0.0558853553932737</text:p>
              </table:table-cell>
              <table:table-cell office:value-type="float" office:value="0.0534716308616793">
                <text:p>0.0534716308616793</text:p>
              </table:table-cell>
              <table:table-cell office:value-type="float" office:value="0.0512039383842684">
                <text:p>0.0512039383842684</text:p>
              </table:table-cell>
              <table:table-cell office:value-type="float" office:value="0.0496582246320031">
                <text:p>0.0496582246320031</text:p>
              </table:table-cell>
              <table:table-cell office:value-type="float" office:value="0.0490905132055972">
                <text:p>0.0490905132055972</text:p>
              </table:table-cell>
              <table:table-cell office:value-type="float" office:value="0.0486025880475471">
                <text:p>0.0486025880475471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223894443955181">
                <text:p>0.0223894443955181</text:p>
                <draw:g>
                  <svg:desc>Simulation.C81:Simulation.J81</svg:desc>
                </draw:g>
              </table:table-cell>
              <table:table-cell office:value-type="float" office:value="0.0272965905298607">
                <text:p>0.0272965905298607</text:p>
              </table:table-cell>
              <table:table-cell office:value-type="float" office:value="0.031077838923638">
                <text:p>0.031077838923638</text:p>
              </table:table-cell>
              <table:table-cell office:value-type="float" office:value="0.0337493738627352">
                <text:p>0.0337493738627352</text:p>
              </table:table-cell>
              <table:table-cell office:value-type="float" office:value="0.0354409767432071">
                <text:p>0.0354409767432071</text:p>
              </table:table-cell>
              <table:table-cell office:value-type="float" office:value="0.036761110683084">
                <text:p>0.036761110683084</text:p>
              </table:table-cell>
              <table:table-cell office:value-type="float" office:value="0.0381669452686924">
                <text:p>0.0381669452686924</text:p>
              </table:table-cell>
              <table:table-cell office:value-type="float" office:value="0.0391644037875062">
                <text:p>0.0391644037875062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0751174566513645">
                <text:p>0.00751174566513645</text:p>
                <draw:g>
                  <svg:desc>Simulation.C82:Simulation.J82</svg:desc>
                </draw:g>
              </table:table-cell>
              <table:table-cell office:value-type="float" office:value="0.0104750260129228">
                <text:p>0.0104750260129228</text:p>
              </table:table-cell>
              <table:table-cell office:value-type="float" office:value="0.0131645151455731">
                <text:p>0.0131645151455731</text:p>
              </table:table-cell>
              <table:table-cell office:value-type="float" office:value="0.0153701557314219">
                <text:p>0.0153701557314219</text:p>
              </table:table-cell>
              <table:table-cell office:value-type="float" office:value="0.0170184464070523">
                <text:p>0.0170184464070523</text:p>
              </table:table-cell>
              <table:table-cell office:value-type="float" office:value="0.0183472089812063">
                <text:p>0.0183472089812063</text:p>
              </table:table-cell>
              <table:table-cell office:value-type="float" office:value="0.0195906190413914">
                <text:p>0.0195906190413914</text:p>
              </table:table-cell>
              <table:table-cell office:value-type="float" office:value="0.0205148837663371">
                <text:p>0.0205148837663371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369369844397071">
                <text:p>0.00369369844397071</text:p>
                <draw:g>
                  <svg:desc>Simulation.C83:Simulation.J83</svg:desc>
                </draw:g>
              </table:table-cell>
              <table:table-cell office:value-type="float" office:value="0.00601886978001469">
                <text:p>0.00601886978001469</text:p>
              </table:table-cell>
              <table:table-cell office:value-type="float" office:value="0.00847276601907883">
                <text:p>0.00847276601907883</text:p>
              </table:table-cell>
              <table:table-cell office:value-type="float" office:value="0.0107442226540041">
                <text:p>0.0107442226540041</text:p>
              </table:table-cell>
              <table:table-cell office:value-type="float" office:value="0.0126342086973171">
                <text:p>0.0126342086973171</text:p>
              </table:table-cell>
              <table:table-cell office:value-type="float" office:value="0.0142310138603556">
                <text:p>0.0142310138603556</text:p>
              </table:table-cell>
              <table:table-cell office:value-type="float" office:value="0.0156887740511304">
                <text:p>0.0156887740511304</text:p>
              </table:table-cell>
              <table:table-cell office:value-type="float" office:value="0.0168161676826009">
                <text:p>0.0168161676826009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0304509390428331">
                <text:p>0.00304509390428331</text:p>
                <draw:g>
                  <svg:desc>Simulation.C84:Simulation.J84</svg:desc>
                </draw:g>
              </table:table-cell>
              <table:table-cell office:value-type="float" office:value="0.00465832429828454">
                <text:p>0.00465832429828454</text:p>
              </table:table-cell>
              <table:table-cell office:value-type="float" office:value="0.0062633279764015">
                <text:p>0.0062633279764015</text:p>
              </table:table-cell>
              <table:table-cell office:value-type="float" office:value="0.00768145427223009">
                <text:p>0.00768145427223009</text:p>
              </table:table-cell>
              <table:table-cell office:value-type="float" office:value="0.00881514692116915">
                <text:p>0.00881514692116915</text:p>
              </table:table-cell>
              <table:table-cell office:value-type="float" office:value="0.00975358813899587">
                <text:p>0.00975358813899587</text:p>
              </table:table-cell>
              <table:table-cell office:value-type="float" office:value="0.0106122593226049">
                <text:p>0.0106122593226049</text:p>
              </table:table-cell>
              <table:table-cell office:value-type="float" office:value="0.0112645792843976">
                <text:p>0.0112645792843976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077033425458671">
                <text:p>0.0077033425458671</text:p>
                <draw:g>
                  <svg:desc>Simulation.C85:Simulation.J85</svg:desc>
                </draw:g>
              </table:table-cell>
              <table:table-cell office:value-type="float" office:value="0.0106598433470274">
                <text:p>0.0106598433470274</text:p>
              </table:table-cell>
              <table:table-cell office:value-type="float" office:value="0.013319328204596">
                <text:p>0.013319328204596</text:p>
              </table:table-cell>
              <table:table-cell office:value-type="float" office:value="0.0154834887740461">
                <text:p>0.0154834887740461</text:p>
              </table:table-cell>
              <table:table-cell office:value-type="float" office:value="0.0170884006887793">
                <text:p>0.0170884006887793</text:p>
              </table:table-cell>
              <table:table-cell office:value-type="float" office:value="0.0183780752869169">
                <text:p>0.0183780752869169</text:p>
              </table:table-cell>
              <table:table-cell office:value-type="float" office:value="0.0195880565431924">
                <text:p>0.0195880565431924</text:p>
              </table:table-cell>
              <table:table-cell office:value-type="float" office:value="0.020484269292012">
                <text:p>0.020484269292012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986761854567922">
                <text:p>0.00986761854567922</text:p>
                <draw:g>
                  <svg:desc>Simulation.C86:Simulation.J86</svg:desc>
                </draw:g>
              </table:table-cell>
              <table:table-cell office:value-type="float" office:value="0.0135883667229575">
                <text:p>0.0135883667229575</text:p>
              </table:table-cell>
              <table:table-cell office:value-type="float" office:value="0.0169161812788925">
                <text:p>0.0169161812788925</text:p>
              </table:table-cell>
              <table:table-cell office:value-type="float" office:value="0.0196113953496884">
                <text:p>0.0196113953496884</text:p>
              </table:table-cell>
              <table:table-cell office:value-type="float" office:value="0.0216017220150772">
                <text:p>0.0216017220150772</text:p>
              </table:table-cell>
              <table:table-cell office:value-type="float" office:value="0.0232002245902288">
                <text:p>0.0232002245902288</text:p>
              </table:table-cell>
              <table:table-cell office:value-type="float" office:value="0.0247053698958524">
                <text:p>0.0247053698958524</text:p>
              </table:table-cell>
              <table:table-cell office:value-type="float" office:value="0.0258215486681546">
                <text:p>0.0258215486681546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433163385195289">
                <text:p>0.00433163385195289</text:p>
                <draw:g>
                  <svg:desc>Simulation.C87:Simulation.J87</svg:desc>
                </draw:g>
              </table:table-cell>
              <table:table-cell office:value-type="float" office:value="0.00676881892270022">
                <text:p>0.00676881892270022</text:p>
              </table:table-cell>
              <table:table-cell office:value-type="float" office:value="0.0092433477455757">
                <text:p>0.0092433477455757</text:p>
              </table:table-cell>
              <table:table-cell office:value-type="float" office:value="0.0114658604884353">
                <text:p>0.0114658604884353</text:p>
              </table:table-cell>
              <table:table-cell office:value-type="float" office:value="0.0132687691644668">
                <text:p>0.0132687691644668</text:p>
              </table:table-cell>
              <table:table-cell office:value-type="float" office:value="0.0147730543561191">
                <text:p>0.0147730543561191</text:p>
              </table:table-cell>
              <table:table-cell office:value-type="float" office:value="0.0161493041442395">
                <text:p>0.0161493041442395</text:p>
              </table:table-cell>
              <table:table-cell office:value-type="float" office:value="0.0172037447802383">
                <text:p>0.0172037447802383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218596203982278">
                <text:p>0.0218596203982278</text:p>
                <draw:g>
                  <svg:desc>Simulation.C88:Simulation.J88</svg:desc>
                </draw:g>
              </table:table-cell>
              <table:table-cell office:value-type="float" office:value="0.0251066416051826">
                <text:p>0.0251066416051826</text:p>
              </table:table-cell>
              <table:table-cell office:value-type="float" office:value="0.0273894287258208">
                <text:p>0.0273894287258208</text:p>
              </table:table-cell>
              <table:table-cell office:value-type="float" office:value="0.0288440428805808">
                <text:p>0.0288440428805808</text:p>
              </table:table-cell>
              <table:table-cell office:value-type="float" office:value="0.0296246081868038">
                <text:p>0.0296246081868038</text:p>
              </table:table-cell>
              <table:table-cell office:value-type="float" office:value="0.0302361381640738">
                <text:p>0.0302361381640738</text:p>
              </table:table-cell>
              <table:table-cell office:value-type="float" office:value="0.0310239446973934">
                <text:p>0.0310239446973934</text:p>
              </table:table-cell>
              <table:table-cell office:value-type="float" office:value="0.0315591807279037">
                <text:p>0.0315591807279037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0076576475100914">
                <text:p>0.0076576475100914</text:p>
                <draw:g>
                  <svg:desc>Simulation.C89:Simulation.J89</svg:desc>
                </draw:g>
              </table:table-cell>
              <table:table-cell office:value-type="float" office:value="0.00958267492803018">
                <text:p>0.00958267492803018</text:p>
              </table:table-cell>
              <table:table-cell office:value-type="float" office:value="0.0111319229905429">
                <text:p>0.0111319229905429</text:p>
              </table:table-cell>
              <table:table-cell office:value-type="float" office:value="0.0122744070577507">
                <text:p>0.0122744070577507</text:p>
              </table:table-cell>
              <table:table-cell office:value-type="float" office:value="0.0130364298226193">
                <text:p>0.0130364298226193</text:p>
              </table:table-cell>
              <table:table-cell office:value-type="float" office:value="0.0136339452660312">
                <text:p>0.0136339452660312</text:p>
              </table:table-cell>
              <table:table-cell office:value-type="float" office:value="0.0142382647775904">
                <text:p>0.0142382647775904</text:p>
              </table:table-cell>
              <table:table-cell office:value-type="float" office:value="0.0146692102375665">
                <text:p>0.0146692102375665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199781010882784">
                <text:p>0.0199781010882784</text:p>
                <draw:g>
                  <svg:desc>Simulation.C90:Simulation.J90</svg:desc>
                </draw:g>
              </table:table-cell>
              <table:table-cell office:value-type="float" office:value="0.0250515058703207">
                <text:p>0.0250515058703207</text:p>
              </table:table-cell>
              <table:table-cell office:value-type="float" office:value="0.0291013020197993">
                <text:p>0.0291013020197993</text:p>
              </table:table-cell>
              <table:table-cell office:value-type="float" office:value="0.0320628799127984">
                <text:p>0.0320628799127984</text:p>
              </table:table-cell>
              <table:table-cell office:value-type="float" office:value="0.0340221842991906">
                <text:p>0.0340221842991906</text:p>
              </table:table-cell>
              <table:table-cell office:value-type="float" office:value="0.0355554307636136">
                <text:p>0.0355554307636136</text:p>
              </table:table-cell>
              <table:table-cell office:value-type="float" office:value="0.0371157950775562">
                <text:p>0.0371157950775562</text:p>
              </table:table-cell>
              <table:table-cell office:value-type="float" office:value="0.0382350408267375">
                <text:p>0.0382350408267375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21239988317504">
                <text:p>0.0021239988317504</text:p>
                <draw:g>
                  <svg:desc>Simulation.C91:Simulation.J91</svg:desc>
                </draw:g>
              </table:table-cell>
              <table:table-cell office:value-type="float" office:value="0.00380611897775791">
                <text:p>0.00380611897775791</text:p>
              </table:table-cell>
              <table:table-cell office:value-type="float" office:value="0.00574204633301125">
                <text:p>0.00574204633301125</text:p>
              </table:table-cell>
              <table:table-cell office:value-type="float" office:value="0.00765811746296617">
                <text:p>0.00765811746296617</text:p>
              </table:table-cell>
              <table:table-cell office:value-type="float" office:value="0.0093420712295274">
                <text:p>0.0093420712295274</text:p>
              </table:table-cell>
              <table:table-cell office:value-type="float" office:value="0.0108077061608017">
                <text:p>0.0108077061608017</text:p>
              </table:table-cell>
              <table:table-cell office:value-type="float" office:value="0.0121484082321967">
                <text:p>0.0121484082321967</text:p>
              </table:table-cell>
              <table:table-cell office:value-type="float" office:value="0.013206253134375">
                <text:p>0.013206253134375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310800021537357">
                <text:p>0.0310800021537357</text:p>
                <draw:g>
                  <svg:desc>Simulation.C92:Simulation.J92</svg:desc>
                </draw:g>
              </table:table-cell>
              <table:table-cell office:value-type="float" office:value="0.0344289569006578">
                <text:p>0.0344289569006578</text:p>
              </table:table-cell>
              <table:table-cell office:value-type="float" office:value="0.0365325546761798">
                <text:p>0.0365325546761798</text:p>
              </table:table-cell>
              <table:table-cell office:value-type="float" office:value="0.0376789898816375">
                <text:p>0.0376789898816375</text:p>
              </table:table-cell>
              <table:table-cell office:value-type="float" office:value="0.0381036693995915">
                <text:p>0.0381036693995915</text:p>
              </table:table-cell>
              <table:table-cell office:value-type="float" office:value="0.0384487982372956">
                <text:p>0.0384487982372956</text:p>
              </table:table-cell>
              <table:table-cell office:value-type="float" office:value="0.0391224474972662">
                <text:p>0.0391224474972662</text:p>
              </table:table-cell>
              <table:table-cell office:value-type="float" office:value="0.0395561773237495">
                <text:p>0.0395561773237495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237558931603899">
                <text:p>0.0237558931603899</text:p>
                <draw:g>
                  <svg:desc>Simulation.C93:Simulation.J93</svg:desc>
                </draw:g>
              </table:table-cell>
              <table:table-cell office:value-type="float" office:value="0.0283525251964481">
                <text:p>0.0283525251964481</text:p>
              </table:table-cell>
              <table:table-cell office:value-type="float" office:value="0.0317715509302101">
                <text:p>0.0317715509302101</text:p>
              </table:table-cell>
              <table:table-cell office:value-type="float" office:value="0.0340994356000197">
                <text:p>0.0340994356000197</text:p>
              </table:table-cell>
              <table:table-cell office:value-type="float" office:value="0.0354993083846564">
                <text:p>0.0354993083846564</text:p>
              </table:table-cell>
              <table:table-cell office:value-type="float" office:value="0.0365869069751958">
                <text:p>0.0365869069751958</text:p>
              </table:table-cell>
              <table:table-cell office:value-type="float" office:value="0.0378071295914773">
                <text:p>0.0378071295914773</text:p>
              </table:table-cell>
              <table:table-cell office:value-type="float" office:value="0.0386597098916255">
                <text:p>0.0386597098916255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485302469391456">
                <text:p>0.00485302469391456</text:p>
                <draw:g>
                  <svg:desc>Simulation.C94:Simulation.J94</svg:desc>
                </draw:g>
              </table:table-cell>
              <table:table-cell office:value-type="float" office:value="0.00722448031612334">
                <text:p>0.00722448031612334</text:p>
              </table:table-cell>
              <table:table-cell office:value-type="float" office:value="0.00952206853599835">
                <text:p>0.00952206853599835</text:p>
              </table:table-cell>
              <table:table-cell office:value-type="float" office:value="0.0115096073872521">
                <text:p>0.0115096073872521</text:p>
              </table:table-cell>
              <table:table-cell office:value-type="float" office:value="0.0130695357118693">
                <text:p>0.0130695357118693</text:p>
              </table:table-cell>
              <table:table-cell office:value-type="float" office:value="0.0143508812064091">
                <text:p>0.0143508812064091</text:p>
              </table:table-cell>
              <table:table-cell office:value-type="float" office:value="0.0155289863019544">
                <text:p>0.0155289863019544</text:p>
              </table:table-cell>
              <table:table-cell office:value-type="float" office:value="0.0164194862285976">
                <text:p>0.0164194862285976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926542841219372">
                <text:p>0.0926542841219372</text:p>
                <draw:g>
                  <svg:desc>Simulation.C95:Simulation.J95</svg:desc>
                </draw:g>
              </table:table-cell>
              <table:table-cell office:value-type="float" office:value="0.0837653454505643">
                <text:p>0.0837653454505643</text:p>
              </table:table-cell>
              <table:table-cell office:value-type="float" office:value="0.0766547251260855">
                <text:p>0.0766547251260855</text:p>
              </table:table-cell>
              <table:table-cell office:value-type="float" office:value="0.070978484425417">
                <text:p>0.070978484425417</text:p>
              </table:table-cell>
              <table:table-cell office:value-type="float" office:value="0.0663561144521453">
                <text:p>0.0663561144521453</text:p>
              </table:table-cell>
              <table:table-cell office:value-type="float" office:value="0.0632348489408892">
                <text:p>0.0632348489408892</text:p>
              </table:table-cell>
              <table:table-cell office:value-type="float" office:value="0.0617192395873618">
                <text:p>0.0617192395873618</text:p>
              </table:table-cell>
              <table:table-cell office:value-type="float" office:value="0.0605420403969908">
                <text:p>0.0605420403969908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0833800008293824">
                <text:p>0.00833800008293824</text:p>
                <draw:g>
                  <svg:desc>Simulation.C96:Simulation.J96</svg:desc>
                </draw:g>
              </table:table-cell>
              <table:table-cell office:value-type="float" office:value="0.011119032485456">
                <text:p>0.011119032485456</text:p>
              </table:table-cell>
              <table:table-cell office:value-type="float" office:value="0.0135272289376506">
                <text:p>0.0135272289376506</text:p>
              </table:table-cell>
              <table:table-cell office:value-type="float" office:value="0.0154248883395574">
                <text:p>0.0154248883395574</text:p>
              </table:table-cell>
              <table:table-cell office:value-type="float" office:value="0.0167879098240816">
                <text:p>0.0167879098240816</text:p>
              </table:table-cell>
              <table:table-cell office:value-type="float" office:value="0.0178733673596114">
                <text:p>0.0178733673596114</text:p>
              </table:table-cell>
              <table:table-cell office:value-type="float" office:value="0.0189109931056015">
                <text:p>0.0189109931056015</text:p>
              </table:table-cell>
              <table:table-cell office:value-type="float" office:value="0.0196712911356077">
                <text:p>0.0196712911356077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666121079871602">
                <text:p>0.00666121079871602</text:p>
                <draw:g>
                  <svg:desc>Simulation.C97:Simulation.J97</svg:desc>
                </draw:g>
              </table:table-cell>
              <table:table-cell office:value-type="float" office:value="0.00962016729268825">
                <text:p>0.00962016729268825</text:p>
              </table:table-cell>
              <table:table-cell office:value-type="float" office:value="0.012400606511822">
                <text:p>0.012400606511822</text:p>
              </table:table-cell>
              <table:table-cell office:value-type="float" office:value="0.0147466342419543">
                <text:p>0.0147466342419543</text:p>
              </table:table-cell>
              <table:table-cell office:value-type="float" office:value="0.0165470176115038">
                <text:p>0.0165470176115038</text:p>
              </table:table-cell>
              <table:table-cell office:value-type="float" office:value="0.0180123581416701">
                <text:p>0.0180123581416701</text:p>
              </table:table-cell>
              <table:table-cell office:value-type="float" office:value="0.0193687870859021">
                <text:p>0.0193687870859021</text:p>
              </table:table-cell>
              <table:table-cell office:value-type="float" office:value="0.0203866146735146">
                <text:p>0.0203866146735146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153756420969215">
                <text:p>0.0153756420969215</text:p>
                <draw:g>
                  <svg:desc>Simulation.C98:Simulation.J98</svg:desc>
                </draw:g>
              </table:table-cell>
              <table:table-cell office:value-type="float" office:value="0.0206918113549894">
                <text:p>0.0206918113549894</text:p>
              </table:table-cell>
              <table:table-cell office:value-type="float" office:value="0.0253215512379742">
                <text:p>0.0253215512379742</text:p>
              </table:table-cell>
              <table:table-cell office:value-type="float" office:value="0.0289865097836264">
                <text:p>0.0289865097836264</text:p>
              </table:table-cell>
              <table:table-cell office:value-type="float" office:value="0.0316335336247312">
                <text:p>0.0316335336247312</text:p>
              </table:table-cell>
              <table:table-cell office:value-type="float" office:value="0.0337472720372046">
                <text:p>0.0337472720372046</text:p>
              </table:table-cell>
              <table:table-cell office:value-type="float" office:value="0.035765806668529">
                <text:p>0.035765806668529</text:p>
              </table:table-cell>
              <table:table-cell office:value-type="float" office:value="0.0372577826382198">
                <text:p>0.0372577826382198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0137607584815924">
                <text:p>0.00137607584815924</text:p>
                <draw:g>
                  <svg:desc>Simulation.C99:Simulation.J99</svg:desc>
                </draw:g>
              </table:table-cell>
              <table:table-cell office:value-type="float" office:value="0.00251339100188879">
                <text:p>0.00251339100188879</text:p>
              </table:table-cell>
              <table:table-cell office:value-type="float" office:value="0.00384529901244836">
                <text:p>0.00384529901244836</text:p>
              </table:table-cell>
              <table:table-cell office:value-type="float" office:value="0.00518134050416332">
                <text:p>0.00518134050416332</text:p>
              </table:table-cell>
              <table:table-cell office:value-type="float" office:value="0.00636815662175147">
                <text:p>0.00636815662175147</text:p>
              </table:table-cell>
              <table:table-cell office:value-type="float" office:value="0.00740727154307208">
                <text:p>0.00740727154307208</text:p>
              </table:table-cell>
              <table:table-cell office:value-type="float" office:value="0.00835855946338939">
                <text:p>0.00835855946338939</text:p>
              </table:table-cell>
              <table:table-cell office:value-type="float" office:value="0.00911143767999017">
                <text:p>0.00911143767999017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786203233051735">
                <text:p>0.00786203233051735</text:p>
                <draw:g>
                  <svg:desc>Simulation.C100:Simulation.J100</svg:desc>
                </draw:g>
              </table:table-cell>
              <table:table-cell office:value-type="float" office:value="0.0110567535683582">
                <text:p>0.0110567535683582</text:p>
              </table:table-cell>
              <table:table-cell office:value-type="float" office:value="0.0139809383160912">
                <text:p>0.0139809383160912</text:p>
              </table:table-cell>
              <table:table-cell office:value-type="float" office:value="0.0163959330733339">
                <text:p>0.0163959330733339</text:p>
              </table:table-cell>
              <table:table-cell office:value-type="float" office:value="0.0182128446089744">
                <text:p>0.0182128446089744</text:p>
              </table:table-cell>
              <table:table-cell office:value-type="float" office:value="0.019681152112839">
                <text:p>0.019681152112839</text:p>
              </table:table-cell>
              <table:table-cell office:value-type="float" office:value="0.02105141150389">
                <text:p>0.02105141150389</text:p>
              </table:table-cell>
              <table:table-cell office:value-type="float" office:value="0.022072939248671">
                <text:p>0.022072939248671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960952602262547">
                <text:p>0.00960952602262547</text:p>
                <draw:g>
                  <svg:desc>Simulation.C101:Simulation.J101</svg:desc>
                </draw:g>
              </table:table-cell>
              <table:table-cell office:value-type="float" office:value="0.0128384185734455">
                <text:p>0.0128384185734455</text:p>
              </table:table-cell>
              <table:table-cell office:value-type="float" office:value="0.0156339812684339">
                <text:p>0.0156339812684339</text:p>
              </table:table-cell>
              <table:table-cell office:value-type="float" office:value="0.0178356553924872">
                <text:p>0.0178356553924872</text:p>
              </table:table-cell>
              <table:table-cell office:value-type="float" office:value="0.019416043495323">
                <text:p>0.019416043495323</text:p>
              </table:table-cell>
              <table:table-cell office:value-type="float" office:value="0.0206735421397899">
                <text:p>0.0206735421397899</text:p>
              </table:table-cell>
              <table:table-cell office:value-type="float" office:value="0.0218748302676036">
                <text:p>0.0218748302676036</text:p>
              </table:table-cell>
              <table:table-cell office:value-type="float" office:value="0.0227549713560014">
                <text:p>0.0227549713560014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0427149473165598">
                <text:p>0.00427149473165598</text:p>
                <draw:g>
                  <svg:desc>Simulation.C102:Simulation.J102</svg:desc>
                </draw:g>
              </table:table-cell>
              <table:table-cell office:value-type="float" office:value="0.00689552653211635">
                <text:p>0.00689552653211635</text:p>
              </table:table-cell>
              <table:table-cell office:value-type="float" office:value="0.00963804072055904">
                <text:p>0.00963804072055904</text:p>
              </table:table-cell>
              <table:table-cell office:value-type="float" office:value="0.012156710693817">
                <text:p>0.012156710693817</text:p>
              </table:table-cell>
              <table:table-cell office:value-type="float" office:value="0.0142382458738387">
                <text:p>0.0142382458738387</text:p>
              </table:table-cell>
              <table:table-cell office:value-type="float" office:value="0.0159904453562477">
                <text:p>0.0159904453562477</text:p>
              </table:table-cell>
              <table:table-cell office:value-type="float" office:value="0.0175900999229295">
                <text:p>0.0175900999229295</text:p>
              </table:table-cell>
              <table:table-cell office:value-type="float" office:value="0.0188240388690326">
                <text:p>0.0188240388690326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160809174647501">
                <text:p>0.00160809174647501</text:p>
                <draw:g>
                  <svg:desc>Simulation.C103:Simulation.J103</svg:desc>
                </draw:g>
              </table:table-cell>
              <table:table-cell office:value-type="float" office:value="0.00309157450648713">
                <text:p>0.00309157450648713</text:p>
              </table:table-cell>
              <table:table-cell office:value-type="float" office:value="0.00490817588599985">
                <text:p>0.00490817588599985</text:p>
              </table:table-cell>
              <table:table-cell office:value-type="float" office:value="0.00679294134643539">
                <text:p>0.00679294134643539</text:p>
              </table:table-cell>
              <table:table-cell office:value-type="float" office:value="0.00851255042241963">
                <text:p>0.00851255042241963</text:p>
              </table:table-cell>
              <table:table-cell office:value-type="float" office:value="0.0100424329933483">
                <text:p>0.0100424329933483</text:p>
              </table:table-cell>
              <table:table-cell office:value-type="float" office:value="0.0114497899522757">
                <text:p>0.0114497899522757</text:p>
              </table:table-cell>
              <table:table-cell office:value-type="float" office:value="0.0125761594388376">
                <text:p>0.0125761594388376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350441242968719">
                <text:p>0.0350441242968719</text:p>
                <draw:g>
                  <svg:desc>Simulation.C104:Simulation.J104</svg:desc>
                </draw:g>
              </table:table-cell>
              <table:table-cell office:value-type="float" office:value="0.0374691816057927">
                <text:p>0.0374691816057927</text:p>
              </table:table-cell>
              <table:table-cell office:value-type="float" office:value="0.0387760733116171">
                <text:p>0.0387760733116171</text:p>
              </table:table-cell>
              <table:table-cell office:value-type="float" office:value="0.039284382671937">
                <text:p>0.039284382671937</text:p>
              </table:table-cell>
              <table:table-cell office:value-type="float" office:value="0.0392194891631512">
                <text:p>0.0392194891631512</text:p>
              </table:table-cell>
              <table:table-cell office:value-type="float" office:value="0.0392083985851207">
                <text:p>0.0392083985851207</text:p>
              </table:table-cell>
              <table:table-cell office:value-type="float" office:value="0.0396269858614345">
                <text:p>0.0396269858614345</text:p>
              </table:table-cell>
              <table:table-cell office:value-type="float" office:value="0.0398699876137404">
                <text:p>0.0398699876137404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322952937906099">
                <text:p>0.0322952937906099</text:p>
                <draw:g>
                  <svg:desc>Simulation.C105:Simulation.J105</svg:desc>
                </draw:g>
              </table:table-cell>
              <table:table-cell office:value-type="float" office:value="0.0348371202653762">
                <text:p>0.0348371202653762</text:p>
              </table:table-cell>
              <table:table-cell office:value-type="float" office:value="0.0362875630265361">
                <text:p>0.0362875630265361</text:p>
              </table:table-cell>
              <table:table-cell office:value-type="float" office:value="0.0369387577037373">
                <text:p>0.0369387577037373</text:p>
              </table:table-cell>
              <table:table-cell office:value-type="float" office:value="0.0370059885939511">
                <text:p>0.0370059885939511</text:p>
              </table:table-cell>
              <table:table-cell office:value-type="float" office:value="0.0370888053823389">
                <text:p>0.0370888053823389</text:p>
              </table:table-cell>
              <table:table-cell office:value-type="float" office:value="0.0375528642479552">
                <text:p>0.0375528642479552</text:p>
              </table:table-cell>
              <table:table-cell office:value-type="float" office:value="0.0378322690145685">
                <text:p>0.0378322690145685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261617440304728">
                <text:p>0.0261617440304728</text:p>
                <draw:g>
                  <svg:desc>Simulation.C106:Simulation.J106</svg:desc>
                </draw:g>
              </table:table-cell>
              <table:table-cell office:value-type="float" office:value="0.0295865022465736">
                <text:p>0.0295865022465736</text:p>
              </table:table-cell>
              <table:table-cell office:value-type="float" office:value="0.0319129994882788">
                <text:p>0.0319129994882788</text:p>
              </table:table-cell>
              <table:table-cell office:value-type="float" office:value="0.0333309925940132">
                <text:p>0.0333309925940132</text:p>
              </table:table-cell>
              <table:table-cell office:value-type="float" office:value="0.0340275965612474">
                <text:p>0.0340275965612474</text:p>
              </table:table-cell>
              <table:table-cell office:value-type="float" office:value="0.0345791369899073">
                <text:p>0.0345791369899073</text:p>
              </table:table-cell>
              <table:table-cell office:value-type="float" office:value="0.0353693931241949">
                <text:p>0.0353693931241949</text:p>
              </table:table-cell>
              <table:table-cell office:value-type="float" office:value="0.0358996994928438">
                <text:p>0.0358996994928438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277687056261065">
                <text:p>0.00277687056261065</text:p>
                <draw:g>
                  <svg:desc>Simulation.C107:Simulation.J107</svg:desc>
                </draw:g>
              </table:table-cell>
              <table:table-cell office:value-type="float" office:value="0.00470677723614976">
                <text:p>0.00470677723614976</text:p>
              </table:table-cell>
              <table:table-cell office:value-type="float" office:value="0.00681852192381504">
                <text:p>0.00681852192381504</text:p>
              </table:table-cell>
              <table:table-cell office:value-type="float" office:value="0.00882880936465392">
                <text:p>0.00882880936465392</text:p>
              </table:table-cell>
              <table:table-cell office:value-type="float" office:value="0.0105405485879169">
                <text:p>0.0105405485879169</text:p>
              </table:table-cell>
              <table:table-cell office:value-type="float" office:value="0.0120042202728662">
                <text:p>0.0120042202728662</text:p>
              </table:table-cell>
              <table:table-cell office:value-type="float" office:value="0.0133398847288456">
                <text:p>0.0133398847288456</text:p>
              </table:table-cell>
              <table:table-cell office:value-type="float" office:value="0.0143811608659543">
                <text:p>0.0143811608659543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293720688558712">
                <text:p>0.00293720688558712</text:p>
                <draw:g>
                  <svg:desc>Simulation.C108:Simulation.J108</svg:desc>
                </draw:g>
              </table:table-cell>
              <table:table-cell office:value-type="float" office:value="0.00483472820380892">
                <text:p>0.00483472820380892</text:p>
              </table:table-cell>
              <table:table-cell office:value-type="float" office:value="0.00685625847714214">
                <text:p>0.00685625847714214</text:p>
              </table:table-cell>
              <table:table-cell office:value-type="float" office:value="0.00874121690359953">
                <text:p>0.00874121690359953</text:p>
              </table:table-cell>
              <table:table-cell office:value-type="float" office:value="0.010318975247719">
                <text:p>0.010318975247719</text:p>
              </table:table-cell>
              <table:table-cell office:value-type="float" office:value="0.0116556845134637">
                <text:p>0.0116556845134637</text:p>
              </table:table-cell>
              <table:table-cell office:value-type="float" office:value="0.012875014785811">
                <text:p>0.012875014785811</text:p>
              </table:table-cell>
              <table:table-cell office:value-type="float" office:value="0.0138190826155961">
                <text:p>0.0138190826155961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0602784976521992">
                <text:p>0.00602784976521992</text:p>
                <draw:g>
                  <svg:desc>Simulation.C109:Simulation.J109</svg:desc>
                </draw:g>
              </table:table-cell>
              <table:table-cell office:value-type="float" office:value="0.00911124560728627">
                <text:p>0.00911124560728627</text:p>
              </table:table-cell>
              <table:table-cell office:value-type="float" office:value="0.0121410206324977">
                <text:p>0.0121410206324977</text:p>
              </table:table-cell>
              <table:table-cell office:value-type="float" office:value="0.0147915478121345">
                <text:p>0.0147915478121345</text:p>
              </table:table-cell>
              <table:table-cell office:value-type="float" office:value="0.0168929409685754">
                <text:p>0.0168929409685754</text:p>
              </table:table-cell>
              <table:table-cell office:value-type="float" office:value="0.0186275235861586">
                <text:p>0.0186275235861586</text:p>
              </table:table-cell>
              <table:table-cell office:value-type="float" office:value="0.0202202727028577">
                <text:p>0.0202202727028577</text:p>
              </table:table-cell>
              <table:table-cell office:value-type="float" office:value="0.0214309061552663">
                <text:p>0.0214309061552663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587622160407802">
                <text:p>0.00587622160407802</text:p>
                <draw:g>
                  <svg:desc>Simulation.C110:Simulation.J110</svg:desc>
                </draw:g>
              </table:table-cell>
              <table:table-cell office:value-type="float" office:value="0.0086969219877203">
                <text:p>0.0086969219877203</text:p>
              </table:table-cell>
              <table:table-cell office:value-type="float" office:value="0.0114108255693411">
                <text:p>0.0114108255693411</text:p>
              </table:table-cell>
              <table:table-cell office:value-type="float" office:value="0.013744642801651">
                <text:p>0.013744642801651</text:p>
              </table:table-cell>
              <table:table-cell office:value-type="float" office:value="0.015566493094818">
                <text:p>0.015566493094818</text:p>
              </table:table-cell>
              <table:table-cell office:value-type="float" office:value="0.017059235777735">
                <text:p>0.017059235777735</text:p>
              </table:table-cell>
              <table:table-cell office:value-type="float" office:value="0.0184332477092681">
                <text:p>0.0184332477092681</text:p>
              </table:table-cell>
              <table:table-cell office:value-type="float" office:value="0.0194701129012088">
                <text:p>0.0194701129012088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516137615845728">
                <text:p>0.00516137615845728</text:p>
                <draw:g>
                  <svg:desc>Simulation.C111:Simulation.J111</svg:desc>
                </draw:g>
              </table:table-cell>
              <table:table-cell office:value-type="float" office:value="0.00757123857196586">
                <text:p>0.00757123857196586</text:p>
              </table:table-cell>
              <table:table-cell office:value-type="float" office:value="0.00987143588509805">
                <text:p>0.00987143588509805</text:p>
              </table:table-cell>
              <table:table-cell office:value-type="float" office:value="0.0118370862766071">
                <text:p>0.0118370862766071</text:p>
              </table:table-cell>
              <table:table-cell office:value-type="float" office:value="0.0133628862894263">
                <text:p>0.0133628862894263</text:p>
              </table:table-cell>
              <table:table-cell office:value-type="float" office:value="0.0146100444842644">
                <text:p>0.0146100444842644</text:p>
              </table:table-cell>
              <table:table-cell office:value-type="float" office:value="0.0157595925433433">
                <text:p>0.0157595925433433</text:p>
              </table:table-cell>
              <table:table-cell office:value-type="float" office:value="0.0166246738076988">
                <text:p>0.0166246738076988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144496720399328">
                <text:p>0.0144496720399328</text:p>
                <draw:g>
                  <svg:desc>Simulation.C112:Simulation.J112</svg:desc>
                </draw:g>
              </table:table-cell>
              <table:table-cell office:value-type="float" office:value="0.0180775712674724">
                <text:p>0.0180775712674724</text:p>
              </table:table-cell>
              <table:table-cell office:value-type="float" office:value="0.0209854496486956">
                <text:p>0.0209854496486956</text:p>
              </table:table-cell>
              <table:table-cell office:value-type="float" office:value="0.0231209060150796">
                <text:p>0.0231209060150796</text:p>
              </table:table-cell>
              <table:table-cell office:value-type="float" office:value="0.0245391797741928">
                <text:p>0.0245391797741928</text:p>
              </table:table-cell>
              <table:table-cell office:value-type="float" office:value="0.0256507464609308">
                <text:p>0.0256507464609308</text:p>
              </table:table-cell>
              <table:table-cell office:value-type="float" office:value="0.0267797162566515">
                <text:p>0.0267797162566515</text:p>
              </table:table-cell>
              <table:table-cell office:value-type="float" office:value="0.0275873786753116">
                <text:p>0.0275873786753116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0376047752186843">
                <text:p>0.00376047752186843</text:p>
                <draw:g>
                  <svg:desc>Simulation.C113:Simulation.J113</svg:desc>
                </draw:g>
              </table:table-cell>
              <table:table-cell office:value-type="float" office:value="0.0060973471510116">
                <text:p>0.0060973471510116</text:p>
              </table:table-cell>
              <table:table-cell office:value-type="float" office:value="0.00855072571870632">
                <text:p>0.00855072571870632</text:p>
              </table:table-cell>
              <table:table-cell office:value-type="float" office:value="0.0108118905258832">
                <text:p>0.0108118905258832</text:p>
              </table:table-cell>
              <table:table-cell office:value-type="float" office:value="0.0126861200428891">
                <text:p>0.0126861200428891</text:p>
              </table:table-cell>
              <table:table-cell office:value-type="float" office:value="0.0142659768745896">
                <text:p>0.0142659768745896</text:p>
              </table:table-cell>
              <table:table-cell office:value-type="float" office:value="0.0157076542178014">
                <text:p>0.0157076542178014</text:p>
              </table:table-cell>
              <table:table-cell office:value-type="float" office:value="0.0168202782904881">
                <text:p>0.0168202782904881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110624212630594">
                <text:p>0.0110624212630594</text:p>
                <draw:g>
                  <svg:desc>Simulation.C114:Simulation.J114</svg:desc>
                </draw:g>
              </table:table-cell>
              <table:table-cell office:value-type="float" office:value="0.013973916396951">
                <text:p>0.013973916396951</text:p>
              </table:table-cell>
              <table:table-cell office:value-type="float" office:value="0.0163412593400529">
                <text:p>0.0163412593400529</text:p>
              </table:table-cell>
              <table:table-cell office:value-type="float" office:value="0.0181038697606898">
                <text:p>0.0181038697606898</text:p>
              </table:table-cell>
              <table:table-cell office:value-type="float" office:value="0.0192935134014325">
                <text:p>0.0192935134014325</text:p>
              </table:table-cell>
              <table:table-cell office:value-type="float" office:value="0.0202284138169135">
                <text:p>0.0202284138169135</text:p>
              </table:table-cell>
              <table:table-cell office:value-type="float" office:value="0.0211648746296474">
                <text:p>0.0211648746296474</text:p>
              </table:table-cell>
              <table:table-cell office:value-type="float" office:value="0.0218371443616556">
                <text:p>0.0218371443616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6.544cm" svg:y="1.281cm" chart:style-name="ch3">
          <text:p>Implied Volatility</text:p>
        </chart:subtitle>
        <chart:legend chart:legend-position="bottom" svg:x="5.446cm" svg:y="8.221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07cm" svg:y="2.312cm" svg:width="14.053cm" svg:height="4.772cm">
          <chartooo:coordinate-region svg:x="2.043cm" svg:y="2.509cm" svg:width="13.12cm" svg:height="3.538cm"/>
          <chart:axis chart:dimension="x" chart:name="primary-x" chart:style-name="ch6">
            <chart:title svg:x="7.618cm" svg:y="7.264cm" chart:style-name="ch7">
              <text:p>Swaption</text:p>
            </chart:title>
          </chart:axis>
          <chart:axis chart:dimension="y" chart:name="primary-y" chart:style-name="ch6">
            <chart:title svg:x="0.451cm" svg:y="5.898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348326874954186">
                <text:p>0.348326874954186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21424614831398">
                <text:p>0.321424614831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07540601797831">
                <text:p>0.307540601797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1">
                <text:p>0.381</text:p>
              </table:table-cell>
              <table:table-cell office:value-type="float" office:value="0.294213091580591">
                <text:p>0.294213091580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8461243260058">
                <text:p>0.288461243260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2">
                <text:p>0.332</text:p>
              </table:table-cell>
              <table:table-cell office:value-type="float" office:value="0.281402571547123">
                <text:p>0.281402571547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76646683610135">
                <text:p>0.276646683610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2">
                <text:p>0.292</text:p>
              </table:table-cell>
              <table:table-cell office:value-type="float" office:value="0.276355062872821">
                <text:p>0.276355062872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70883348095929">
                <text:p>0.270883348095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">
                <text:p>0.262</text:p>
              </table:table-cell>
              <table:table-cell office:value-type="float" office:value="0.26838203866812">
                <text:p>0.26838203866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64213714619372">
                <text:p>0.264213714619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5570760611991">
                <text:p>0.25570760611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51153100640513">
                <text:p>0.251153100640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">
                <text:p>0.215</text:p>
              </table:table-cell>
              <table:table-cell office:value-type="float" office:value="0.247028533808589">
                <text:p>0.247028533808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44513906066976">
                <text:p>0.244513906066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46150307780761">
                <text:p>0.246150307780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41805672338354">
                <text:p>0.241805672338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41565183918557">
                <text:p>0.241565183918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41337680459647">
                <text:p>0.241337680459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3">
                <text:p>0.183</text:p>
              </table:table-cell>
              <table:table-cell office:value-type="float" office:value="0.242072568804719">
                <text:p>0.2420725688047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40808942545376">
                <text:p>0.240808942545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39566657591257">
                <text:p>0.239566657591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3974167600095">
                <text:p>0.23974167600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5982885928448">
                <text:p>0.235982885928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34041492647674">
                <text:p>0.234041492647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30258260933355">
                <text:p>0.230258260933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29044460990259">
                <text:p>0.229044460990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2591427205">
                <text:p>0.22591427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2593145690522">
                <text:p>0.22593145690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6">
                <text:p>0.216</text:p>
              </table:table-cell>
              <table:table-cell office:value-type="float" office:value="0.225184841010475">
                <text:p>0.225184841010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223606481066291">
                <text:p>0.223606481066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222699813760765">
                <text:p>0.222699813760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223019251700541">
                <text:p>0.223019251700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223566397953534">
                <text:p>0.223566397953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225573561352694">
                <text:p>0.225573561352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2224274376126">
                <text:p>0.2224274376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220429956789981">
                <text:p>0.220429956789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220469262402148">
                <text:p>0.220469262402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219193557801502">
                <text:p>0.219193557801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7.445cm" svg:y="1.281cm" chart:style-name="ch3">
          <text:p>Value</text:p>
        </chart:subtitle>
        <chart:legend chart:legend-position="bottom" svg:x="5.446cm" svg:y="8.221cm" style:legend-expansion="wide" chart:style-name="ch4"/>
        <chart:plot-area chart:style-name="ch5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307cm" svg:y="2.312cm" svg:width="14.053cm" svg:height="4.772cm">
          <chartooo:coordinate-region svg:x="2.759cm" svg:y="2.509cm" svg:width="12.405cm" svg:height="3.517cm"/>
          <chart:axis chart:dimension="x" chart:name="primary-x" chart:style-name="ch6" chartooo:axis-type="text">
            <chart:title svg:x="7.156cm" svg:y="7.264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148cm" chart:style-name="ch9">
              <text:p>Value</text:p>
            </chart:title>
            <chart:grid chart:style-name="ch10" chart:class="major"/>
          </chart:axis>
          <chart:series chart:style-name="ch11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2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00378447058719">
                <text:p>0.100378447058719</text:p>
                <draw:g>
                  <svg:desc>'Swaption Smile'.P14:'Swaption Smile'.P52</svg:desc>
                </draw:g>
              </table:table-cell>
              <table:table-cell office:value-type="float" office:value="0.0914535832736016">
                <text:p>0.0914535832736016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53172344743716">
                <text:p>0.0853172344743716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95166119562144">
                <text:p>0.0795166119562144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327704593404">
                <text:p>0.0740327704593404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8864492203156">
                <text:p>0.068864492203156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0705197865637078">
                <text:p>0.0705197865637078</text:p>
              </table:table-cell>
              <table:table-cell office:value-type="float" office:value="0.0640188462877728">
                <text:p>0.0640188462877728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94929263547886">
                <text:p>0.0594929263547886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526794463645">
                <text:p>0.05526794463645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13281780333159">
                <text:p>0.051328178033315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76620946654287">
                <text:p>0.0476620946654287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0466778023206527">
                <text:p>0.0466778023206527</text:p>
              </table:table-cell>
              <table:table-cell office:value-type="float" office:value="0.0442578313506493">
                <text:p>0.0442578313506493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10910545990729">
                <text:p>0.0410910545990729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1462342464058">
                <text:p>0.0381462342464058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4223404240685">
                <text:p>0.0354223404240685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903896521985">
                <text:p>0.032903896521985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0293843042690193">
                <text:p>0.0293843042690193</text:p>
              </table:table-cell>
              <table:table-cell office:value-type="float" office:value="0.0305737942869833">
                <text:p>0.0305737942869833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4122428732403">
                <text:p>0.0284122428732403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64129506455615">
                <text:p>0.0264129506455615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5673985105876">
                <text:p>0.0245673985105876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28606488728886">
                <text:p>0.0228606488728886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212882280830533">
                <text:p>0.0212882280830533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8354291017916">
                <text:p>0.0198354291017916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4924542333537">
                <text:p>0.0184924542333537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72513811840351">
                <text:p>0.0172513811840351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60980689168883">
                <text:p>0.0160980689168883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0292175558264">
                <text:p>0.0150292175558264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0337150270173">
                <text:p>0.0140337150270173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1064346091116">
                <text:p>0.0131064346091116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253397953064">
                <text:p>0.012253397953064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4604165548511">
                <text:p>0.0114604165548511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00654834058534689">
                <text:p>0.00654834058534689</text:p>
              </table:table-cell>
              <table:table-cell office:value-type="float" office:value="0.0107227694881628">
                <text:p>0.0107227694881628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00381980298888">
                <text:p>0.0100381980298888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4077789550248">
                <text:p>0.0094077789550248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8240735454729">
                <text:p>0.0088240735454729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28236986017095">
                <text:p>0.00828236986017095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78016213780212">
                <text:p>0.00778016213780212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30953084448555">
                <text:p>0.00730953084448555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87385111143987">
                <text:p>0.00687385111143987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46672507435712">
                <text:p>0.006466725074357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6.544cm" svg:y="1.281cm" chart:style-name="ch3">
          <text:p>Implied Volatility</text:p>
        </chart:subtitle>
        <chart:legend chart:legend-position="bottom" svg:x="5.446cm" svg:y="8.221cm" style:legend-expansion="wide" chart:style-name="ch4"/>
        <chart:plot-area chart:style-name="ch5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307cm" svg:y="2.312cm" svg:width="14.053cm" svg:height="4.772cm">
          <chartooo:coordinate-region svg:x="2.759cm" svg:y="2.509cm" svg:width="12.405cm" svg:height="3.517cm"/>
          <chart:axis chart:dimension="x" chart:name="primary-x" chart:style-name="ch6" chartooo:axis-type="text">
            <chart:title svg:x="7.156cm" svg:y="7.264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898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2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3101">
                <text:p>0.3101</text:p>
                <draw:g>
                  <svg:desc>'Swaption Smile'.O14:'Swaption Smile'.O52</svg:desc>
                </draw:g>
              </table:table-cell>
              <table:table-cell office:value-type="float" office:value="0.226436037956653">
                <text:p>0.226436037956653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52803279672">
                <text:p>0.22652803279672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712289347443">
                <text:p>0.226712289347443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821229962998">
                <text:p>0.226821229962998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6889739473343">
                <text:p>0.226889739473343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227013072943695">
                <text:p>0.227013072943695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218399872257">
                <text:p>0.227218399872257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449597541733">
                <text:p>0.227449597541733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686735585875">
                <text:p>0.227686735585875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794075100643">
                <text:p>0.22794075100643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28222938671636">
                <text:p>0.228222938671636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80964081013">
                <text:p>0.228480964081013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10595567128">
                <text:p>0.228710595567128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979827996323">
                <text:p>0.228979827996323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280037594548">
                <text:p>0.229280037594548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2235">
                <text:p>0.2235</text:p>
              </table:table-cell>
              <table:table-cell office:value-type="float" office:value="0.229592647792754">
                <text:p>0.229592647792754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882479239792">
                <text:p>0.229882479239792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180143465427">
                <text:p>0.230180143465427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502197418554">
                <text:p>0.230502197418554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828372672118">
                <text:p>0.230828372672118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31190617427478">
                <text:p>0.231190617427478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562856818486">
                <text:p>0.231562856818486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941235328193">
                <text:p>0.231941235328193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328821301214">
                <text:p>0.232328821301214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688303824672">
                <text:p>0.23268830382467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041299908352">
                <text:p>0.233041299908352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359131234334">
                <text:p>0.233359131234334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64525617446">
                <text:p>0.23364525617446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974839279512">
                <text:p>0.233974839279512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290199460233">
                <text:p>0.234290199460233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2022">
                <text:p>0.2022</text:p>
              </table:table-cell>
              <table:table-cell office:value-type="float" office:value="0.234590643718315">
                <text:p>0.234590643718315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890717879866">
                <text:p>0.234890717879866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5229641834494">
                <text:p>0.235229641834494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5582574014188">
                <text:p>0.235582574014188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59408020749">
                <text:p>0.2359408020749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6310550868549">
                <text:p>0.236310550868549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6649547396134">
                <text:p>0.236649547396134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7009131476608">
                <text:p>0.237009131476608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735491077487">
                <text:p>0.237354910774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